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3.059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11" table:default-cell-style-name="Default"/>
        <table:table-column table:style-name="co11" table:default-cell-style-name="Default"/>
        <table:table-column table:style-name="co6" table:number-columns-repeated="41" table:default-cell-style-name="Default"/>
        <table:table-column table:style-name="co12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11" table:default-cell-style-name="Default"/>
        <table:table-column table:style-name="co13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2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36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7" table:number-columns-repeated="2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14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number-columns-repeated="20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6" table:number-columns-repeated="1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9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3" table:default-cell-style-name="Default"/>
        <table:table-column table:style-name="co6" table:number-columns-repeated="18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13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number-columns-repeated="3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6" table:default-cell-style-name="Default"/>
        <table:table-column table:style-name="co13" table:default-cell-style-name="Default"/>
        <table:table-column table:style-name="co6" table:number-columns-repeated="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6" table:number-columns-repeated="1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1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number-columns-repeated="2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number-columns-repeated="2000"/>
        </table:table-row>
        <table:table-row table:style-name="ro1">
          <table:table-cell office:value-type="float" office:value="0.844579696655273" calcext:value-type="float">
            <text:p>0,844579696655273</text:p>
          </table:table-cell>
          <table:table-cell office:value-type="float" office:value="0.846573114395142" calcext:value-type="float">
            <text:p>0,846573114395142</text:p>
          </table:table-cell>
          <table:table-cell office:value-type="float" office:value="0.84196949005127" calcext:value-type="float">
            <text:p>0,84196949005127</text:p>
          </table:table-cell>
          <table:table-cell office:value-type="float" office:value="0.84423828125" calcext:value-type="float">
            <text:p>0,84423828125</text:p>
          </table:table-cell>
          <table:table-cell office:value-type="float" office:value="0.844036102294922" calcext:value-type="float">
            <text:p>0,844036102294922</text:p>
          </table:table-cell>
          <table:table-cell office:value-type="float" office:value="0.844717502593994" calcext:value-type="float">
            <text:p>0,844717502593994</text:p>
          </table:table-cell>
          <table:table-cell office:value-type="float" office:value="0.842381000518799" calcext:value-type="float">
            <text:p>0,842381000518799</text:p>
          </table:table-cell>
          <table:table-cell office:value-type="float" office:value="0.846371173858643" calcext:value-type="float">
            <text:p>0,846371173858643</text:p>
          </table:table-cell>
          <table:table-cell office:value-type="float" office:value="0.855022430419922" calcext:value-type="float">
            <text:p>0,855022430419922</text:p>
          </table:table-cell>
          <table:table-cell office:value-type="float" office:value="0.842344522476196" calcext:value-type="float">
            <text:p>0,842344522476196</text:p>
          </table:table-cell>
          <table:table-cell office:value-type="float" office:value="0.845910310745239" calcext:value-type="float">
            <text:p>0,845910310745239</text:p>
          </table:table-cell>
          <table:table-cell office:value-type="float" office:value="0.84358811378479" calcext:value-type="float">
            <text:p>0,84358811378479</text:p>
          </table:table-cell>
          <table:table-cell office:value-type="float" office:value="0.846159934997559" calcext:value-type="float">
            <text:p>0,846159934997559</text:p>
          </table:table-cell>
          <table:table-cell office:value-type="float" office:value="0.843586683273315" calcext:value-type="float">
            <text:p>0,843586683273315</text:p>
          </table:table-cell>
          <table:table-cell office:value-type="float" office:value="0.839172840118408" calcext:value-type="float">
            <text:p>0,839172840118408</text:p>
          </table:table-cell>
          <table:table-cell office:value-type="float" office:value="0.832155466079712" calcext:value-type="float">
            <text:p>0,832155466079712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3841314315796" calcext:value-type="float">
            <text:p>0,843841314315796</text:p>
          </table:table-cell>
          <table:table-cell office:value-type="float" office:value="0.844119071960449" calcext:value-type="float">
            <text:p>0,844119071960449</text:p>
          </table:table-cell>
          <table:table-cell office:value-type="float" office:value="0.859147310256958" calcext:value-type="float">
            <text:p>0,859147310256958</text:p>
          </table:table-cell>
          <table:table-cell office:value-type="float" office:value="0.84353518486023" calcext:value-type="float">
            <text:p>0,84353518486023</text:p>
          </table:table-cell>
          <table:table-cell office:value-type="float" office:value="0.84490966796875" calcext:value-type="float">
            <text:p>0,84490966796875</text:p>
          </table:table-cell>
          <table:table-cell office:value-type="float" office:value="0.844330549240112" calcext:value-type="float">
            <text:p>0,844330549240112</text:p>
          </table:table-cell>
          <table:table-cell office:value-type="float" office:value="0.856584787368774" calcext:value-type="float">
            <text:p>0,856584787368774</text:p>
          </table:table-cell>
          <table:table-cell office:value-type="float" office:value="0.847545146942139" calcext:value-type="float">
            <text:p>0,847545146942139</text:p>
          </table:table-cell>
          <table:table-cell office:value-type="float" office:value="0.842360734939575" calcext:value-type="float">
            <text:p>0,842360734939575</text:p>
          </table:table-cell>
          <table:table-cell office:value-type="float" office:value="0.842902183532715" calcext:value-type="float">
            <text:p>0,842902183532715</text:p>
          </table:table-cell>
          <table:table-cell office:value-type="float" office:value="0.843856334686279" calcext:value-type="float">
            <text:p>0,843856334686279</text:p>
          </table:table-cell>
          <table:table-cell office:value-type="float" office:value="0.842355251312256" calcext:value-type="float">
            <text:p>0,842355251312256</text:p>
          </table:table-cell>
          <table:table-cell office:value-type="float" office:value="0.831209421157837" calcext:value-type="float">
            <text:p>0,831209421157837</text:p>
          </table:table-cell>
          <table:table-cell office:value-type="float" office:value="0.860038757324219" calcext:value-type="float">
            <text:p>0,860038757324219</text:p>
          </table:table-cell>
          <table:table-cell office:value-type="float" office:value="0.84422755241394" calcext:value-type="float">
            <text:p>0,84422755241394</text:p>
          </table:table-cell>
          <table:table-cell office:value-type="float" office:value="0.842752933502197" calcext:value-type="float">
            <text:p>0,842752933502197</text:p>
          </table:table-cell>
          <table:table-cell office:value-type="float" office:value="0.844752788543701" calcext:value-type="float">
            <text:p>0,844752788543701</text:p>
          </table:table-cell>
          <table:table-cell office:value-type="float" office:value="0.845311880111694" calcext:value-type="float">
            <text:p>0,845311880111694</text:p>
          </table:table-cell>
          <table:table-cell office:value-type="float" office:value="0.860300779342651" calcext:value-type="float">
            <text:p>0,860300779342651</text:p>
          </table:table-cell>
          <table:table-cell office:value-type="float" office:value="0.843461275100708" calcext:value-type="float">
            <text:p>0,843461275100708</text:p>
          </table:table-cell>
          <table:table-cell office:value-type="float" office:value="0.842912673950195" calcext:value-type="float">
            <text:p>0,842912673950195</text:p>
          </table:table-cell>
          <table:table-cell office:value-type="float" office:value="0.846302509307861" calcext:value-type="float">
            <text:p>0,846302509307861</text:p>
          </table:table-cell>
          <table:table-cell office:value-type="float" office:value="0.844487190246582" calcext:value-type="float">
            <text:p>0,844487190246582</text:p>
          </table:table-cell>
          <table:table-cell office:value-type="float" office:value="0.844635009765625" calcext:value-type="float">
            <text:p>0,844635009765625</text:p>
          </table:table-cell>
          <table:table-cell office:value-type="float" office:value="0.859238624572754" calcext:value-type="float">
            <text:p>0,859238624572754</text:p>
          </table:table-cell>
          <table:table-cell office:value-type="float" office:value="0.845130205154419" calcext:value-type="float">
            <text:p>0,845130205154419</text:p>
          </table:table-cell>
          <table:table-cell office:value-type="float" office:value="0.842675685882568" calcext:value-type="float">
            <text:p>0,842675685882568</text:p>
          </table:table-cell>
          <table:table-cell office:value-type="float" office:value="0.860837697982788" calcext:value-type="float">
            <text:p>0,860837697982788</text:p>
          </table:table-cell>
          <table:table-cell office:value-type="float" office:value="0.842087030410767" calcext:value-type="float">
            <text:p>0,842087030410767</text:p>
          </table:table-cell>
          <table:table-cell office:value-type="float" office:value="0.846290111541748" calcext:value-type="float">
            <text:p>0,846290111541748</text:p>
          </table:table-cell>
          <table:table-cell office:value-type="float" office:value="0.843234777450562" calcext:value-type="float">
            <text:p>0,843234777450562</text:p>
          </table:table-cell>
          <table:table-cell office:value-type="float" office:value="0.845512390136719" calcext:value-type="float">
            <text:p>0,845512390136719</text:p>
          </table:table-cell>
          <table:table-cell office:value-type="float" office:value="0.844109296798706" calcext:value-type="float">
            <text:p>0,844109296798706</text:p>
          </table:table-cell>
          <table:table-cell office:value-type="float" office:value="0.843629360198975" calcext:value-type="float">
            <text:p>0,843629360198975</text:p>
          </table:table-cell>
          <table:table-cell office:value-type="float" office:value="0.846093654632568" calcext:value-type="float">
            <text:p>0,846093654632568</text:p>
          </table:table-cell>
          <table:table-cell office:value-type="float" office:value="0.842755794525147" calcext:value-type="float">
            <text:p>0,842755794525147</text:p>
          </table:table-cell>
          <table:table-cell office:value-type="float" office:value="0.844780683517456" calcext:value-type="float">
            <text:p>0,844780683517456</text:p>
          </table:table-cell>
          <table:table-cell office:value-type="float" office:value="0.844722986221314" calcext:value-type="float">
            <text:p>0,844722986221314</text:p>
          </table:table-cell>
          <table:table-cell office:value-type="float" office:value="0.843878984451294" calcext:value-type="float">
            <text:p>0,843878984451294</text:p>
          </table:table-cell>
          <table:table-cell office:value-type="float" office:value="0.860256671905518" calcext:value-type="float">
            <text:p>0,860256671905518</text:p>
          </table:table-cell>
          <table:table-cell office:value-type="float" office:value="0.859792709350586" calcext:value-type="float">
            <text:p>0,859792709350586</text:p>
          </table:table-cell>
          <table:table-cell office:value-type="float" office:value="0.843961477279663" calcext:value-type="float">
            <text:p>0,843961477279663</text:p>
          </table:table-cell>
          <table:table-cell office:value-type="float" office:value="0.860637187957764" calcext:value-type="float">
            <text:p>0,860637187957764</text:p>
          </table:table-cell>
          <table:table-cell office:value-type="float" office:value="0.843044996261597" calcext:value-type="float">
            <text:p>0,843044996261597</text:p>
          </table:table-cell>
          <table:table-cell office:value-type="float" office:value="0.844876527786255" calcext:value-type="float">
            <text:p>0,844876527786255</text:p>
          </table:table-cell>
          <table:table-cell office:value-type="float" office:value="0.842798948287964" calcext:value-type="float">
            <text:p>0,842798948287964</text:p>
          </table:table-cell>
          <table:table-cell office:value-type="float" office:value="0.862278699874878" calcext:value-type="float">
            <text:p>0,862278699874878</text:p>
          </table:table-cell>
          <table:table-cell office:value-type="float" office:value="0.844250440597534" calcext:value-type="float">
            <text:p>0,844250440597534</text:p>
          </table:table-cell>
          <table:table-cell office:value-type="float" office:value="0.843777894973755" calcext:value-type="float">
            <text:p>0,843777894973755</text:p>
          </table:table-cell>
          <table:table-cell office:value-type="float" office:value="0.859189748764038" calcext:value-type="float">
            <text:p>0,859189748764038</text:p>
          </table:table-cell>
          <table:table-cell office:value-type="float" office:value="0.844922065734863" calcext:value-type="float">
            <text:p>0,844922065734863</text:p>
          </table:table-cell>
          <table:table-cell office:value-type="float" office:value="0.844861030578613" calcext:value-type="float">
            <text:p>0,844861030578613</text:p>
          </table:table-cell>
          <table:table-cell office:value-type="float" office:value="0.843845844268799" calcext:value-type="float">
            <text:p>0,843845844268799</text:p>
          </table:table-cell>
          <table:table-cell office:value-type="float" office:value="0.843658924102783" calcext:value-type="float">
            <text:p>0,843658924102783</text:p>
          </table:table-cell>
          <table:table-cell office:value-type="float" office:value="0.860572576522827" calcext:value-type="float">
            <text:p>0,860572576522827</text:p>
          </table:table-cell>
          <table:table-cell office:value-type="float" office:value="0.845179796218872" calcext:value-type="float">
            <text:p>0,845179796218872</text:p>
          </table:table-cell>
          <table:table-cell office:value-type="float" office:value="0.844052314758301" calcext:value-type="float">
            <text:p>0,844052314758301</text:p>
          </table:table-cell>
          <table:table-cell office:value-type="float" office:value="0.843894243240356" calcext:value-type="float">
            <text:p>0,843894243240356</text:p>
          </table:table-cell>
          <table:table-cell office:value-type="float" office:value="0.844357013702393" calcext:value-type="float">
            <text:p>0,844357013702393</text:p>
          </table:table-cell>
          <table:table-cell office:value-type="float" office:value="0.844254493713379" calcext:value-type="float">
            <text:p>0,844254493713379</text:p>
          </table:table-cell>
          <table:table-cell office:value-type="float" office:value="0.844472885131836" calcext:value-type="float">
            <text:p>0,844472885131836</text:p>
          </table:table-cell>
          <table:table-cell office:value-type="float" office:value="0.844599485397339" calcext:value-type="float">
            <text:p>0,844599485397339</text:p>
          </table:table-cell>
          <table:table-cell office:value-type="float" office:value="0.841936349868774" calcext:value-type="float">
            <text:p>0,841936349868774</text:p>
          </table:table-cell>
          <table:table-cell office:value-type="float" office:value="0.846295833587647" calcext:value-type="float">
            <text:p>0,846295833587647</text:p>
          </table:table-cell>
          <table:table-cell office:value-type="float" office:value="0.842333316802979" calcext:value-type="float">
            <text:p>0,842333316802979</text:p>
          </table:table-cell>
          <table:table-cell office:value-type="float" office:value="0.846883058547974" calcext:value-type="float">
            <text:p>0,846883058547974</text:p>
          </table:table-cell>
          <table:table-cell office:value-type="float" office:value="0.843886613845825" calcext:value-type="float">
            <text:p>0,843886613845825</text:p>
          </table:table-cell>
          <table:table-cell office:value-type="float" office:value="0.843641996383667" calcext:value-type="float">
            <text:p>0,843641996383667</text:p>
          </table:table-cell>
          <table:table-cell office:value-type="float" office:value="0.842084407806397" calcext:value-type="float">
            <text:p>0,842084407806397</text:p>
          </table:table-cell>
          <table:table-cell office:value-type="float" office:value="0.844430208206177" calcext:value-type="float">
            <text:p>0,844430208206177</text:p>
          </table:table-cell>
          <table:table-cell office:value-type="float" office:value="0.844141721725464" calcext:value-type="float">
            <text:p>0,844141721725464</text:p>
          </table:table-cell>
          <table:table-cell office:value-type="float" office:value="0.844482421875" calcext:value-type="float">
            <text:p>0,844482421875</text:p>
          </table:table-cell>
          <table:table-cell office:value-type="float" office:value="0.843777656555176" calcext:value-type="float">
            <text:p>0,843777656555176</text:p>
          </table:table-cell>
          <table:table-cell office:value-type="float" office:value="0.844559907913208" calcext:value-type="float">
            <text:p>0,844559907913208</text:p>
          </table:table-cell>
          <table:table-cell office:value-type="float" office:value="0.842303037643433" calcext:value-type="float">
            <text:p>0,842303037643433</text:p>
          </table:table-cell>
          <table:table-cell office:value-type="float" office:value="0.843815565109253" calcext:value-type="float">
            <text:p>0,843815565109253</text:p>
          </table:table-cell>
          <table:table-cell office:value-type="float" office:value="0.843159675598145" calcext:value-type="float">
            <text:p>0,843159675598145</text:p>
          </table:table-cell>
          <table:table-cell office:value-type="float" office:value="0.846286773681641" calcext:value-type="float">
            <text:p>0,846286773681641</text:p>
          </table:table-cell>
          <table:table-cell office:value-type="float" office:value="0.843715667724609" calcext:value-type="float">
            <text:p>0,843715667724609</text:p>
          </table:table-cell>
          <table:table-cell office:value-type="float" office:value="0.844417810440064" calcext:value-type="float">
            <text:p>0,844417810440064</text:p>
          </table:table-cell>
          <table:table-cell office:value-type="float" office:value="0.840296983718872" calcext:value-type="float">
            <text:p>0,840296983718872</text:p>
          </table:table-cell>
          <table:table-cell office:value-type="float" office:value="0.845356464385986" calcext:value-type="float">
            <text:p>0,845356464385986</text:p>
          </table:table-cell>
          <table:table-cell office:value-type="float" office:value="0.845347404479981" calcext:value-type="float">
            <text:p>0,845347404479981</text:p>
          </table:table-cell>
          <table:table-cell office:value-type="float" office:value="0.842121601104736" calcext:value-type="float">
            <text:p>0,842121601104736</text:p>
          </table:table-cell>
          <table:table-cell office:value-type="float" office:value="0.86121940612793" calcext:value-type="float">
            <text:p>0,86121940612793</text:p>
          </table:table-cell>
          <table:table-cell office:value-type="float" office:value="0.860308885574341" calcext:value-type="float">
            <text:p>0,860308885574341</text:p>
          </table:table-cell>
          <table:table-cell office:value-type="float" office:value="0.839760065078735" calcext:value-type="float">
            <text:p>0,839760065078735</text:p>
          </table:table-cell>
          <table:table-cell office:value-type="float" office:value="0.860736608505249" calcext:value-type="float">
            <text:p>0,860736608505249</text:p>
          </table:table-cell>
          <table:table-cell office:value-type="float" office:value="0.844318151473999" calcext:value-type="float">
            <text:p>0,844318151473999</text:p>
          </table:table-cell>
          <table:table-cell office:value-type="float" office:value="0.844117403030396" calcext:value-type="float">
            <text:p>0,844117403030396</text:p>
          </table:table-cell>
          <table:table-cell office:value-type="float" office:value="0.843387842178345" calcext:value-type="float">
            <text:p>0,843387842178345</text:p>
          </table:table-cell>
          <table:table-cell office:value-type="float" office:value="0.845521926879883" calcext:value-type="float">
            <text:p>0,845521926879883</text:p>
          </table:table-cell>
          <table:table-cell office:value-type="float" office:value="0.840750455856323" calcext:value-type="float">
            <text:p>0,840750455856323</text:p>
          </table:table-cell>
          <table:table-cell office:value-type="float" office:value="0.844839334487915" calcext:value-type="float">
            <text:p>0,844839334487915</text:p>
          </table:table-cell>
          <table:table-cell office:value-type="float" office:value="0.861071825027466" calcext:value-type="float">
            <text:p>0,861071825027466</text:p>
          </table:table-cell>
          <table:table-cell office:value-type="float" office:value="0.841006517410278" calcext:value-type="float">
            <text:p>0,841006517410278</text:p>
          </table:table-cell>
          <table:table-cell office:value-type="float" office:value="0.831295251846314" calcext:value-type="float">
            <text:p>0,831295251846314</text:p>
          </table:table-cell>
          <table:table-cell office:value-type="float" office:value="0.831999063491821" calcext:value-type="float">
            <text:p>0,831999063491821</text:p>
          </table:table-cell>
          <table:table-cell office:value-type="float" office:value="0.837780475616455" calcext:value-type="float">
            <text:p>0,837780475616455</text:p>
          </table:table-cell>
          <table:table-cell office:value-type="float" office:value="0.845244407653809" calcext:value-type="float">
            <text:p>0,845244407653809</text:p>
          </table:table-cell>
          <table:table-cell office:value-type="float" office:value="0.844611883163452" calcext:value-type="float">
            <text:p>0,844611883163452</text:p>
          </table:table-cell>
          <table:table-cell office:value-type="float" office:value="0.844161987304688" calcext:value-type="float">
            <text:p>0,844161987304688</text:p>
          </table:table-cell>
          <table:table-cell office:value-type="float" office:value="0.843879222869873" calcext:value-type="float">
            <text:p>0,843879222869873</text:p>
          </table:table-cell>
          <table:table-cell office:value-type="float" office:value="0.844615697860718" calcext:value-type="float">
            <text:p>0,844615697860718</text:p>
          </table:table-cell>
          <table:table-cell office:value-type="float" office:value="0.84380841255188" calcext:value-type="float">
            <text:p>0,84380841255188</text:p>
          </table:table-cell>
          <table:table-cell office:value-type="float" office:value="0.84395432472229" calcext:value-type="float">
            <text:p>0,84395432472229</text:p>
          </table:table-cell>
          <table:table-cell office:value-type="float" office:value="0.843936681747437" calcext:value-type="float">
            <text:p>0,843936681747437</text:p>
          </table:table-cell>
          <table:table-cell office:value-type="float" office:value="0.861136198043823" calcext:value-type="float">
            <text:p>0,861136198043823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4422817230225" calcext:value-type="float">
            <text:p>0,844422817230225</text:p>
          </table:table-cell>
          <table:table-cell office:value-type="float" office:value="0.843002080917358" calcext:value-type="float">
            <text:p>0,843002080917358</text:p>
          </table:table-cell>
          <table:table-cell office:value-type="float" office:value="0.843462705612183" calcext:value-type="float">
            <text:p>0,843462705612183</text:p>
          </table:table-cell>
          <table:table-cell office:value-type="float" office:value="0.861899614334106" calcext:value-type="float">
            <text:p>0,861899614334106</text:p>
          </table:table-cell>
          <table:table-cell office:value-type="float" office:value="0.844463109970093" calcext:value-type="float">
            <text:p>0,844463109970093</text:p>
          </table:table-cell>
          <table:table-cell office:value-type="float" office:value="0.843509197235107" calcext:value-type="float">
            <text:p>0,843509197235107</text:p>
          </table:table-cell>
          <table:table-cell office:value-type="float" office:value="0.843489408493042" calcext:value-type="float">
            <text:p>0,843489408493042</text:p>
          </table:table-cell>
          <table:table-cell office:value-type="float" office:value="0.861282587051392" calcext:value-type="float">
            <text:p>0,861282587051392</text:p>
          </table:table-cell>
          <table:table-cell office:value-type="float" office:value="0.860040664672852" calcext:value-type="float">
            <text:p>0,860040664672852</text:p>
          </table:table-cell>
          <table:table-cell office:value-type="float" office:value="0.843807458877564" calcext:value-type="float">
            <text:p>0,843807458877564</text:p>
          </table:table-cell>
          <table:table-cell office:value-type="float" office:value="0.844319581985474" calcext:value-type="float">
            <text:p>0,844319581985474</text:p>
          </table:table-cell>
          <table:table-cell office:value-type="float" office:value="0.8447425365448" calcext:value-type="float">
            <text:p>0,8447425365448</text:p>
          </table:table-cell>
          <table:table-cell office:value-type="float" office:value="0.842508554458618" calcext:value-type="float">
            <text:p>0,842508554458618</text:p>
          </table:table-cell>
          <table:table-cell office:value-type="float" office:value="0.845497369766235" calcext:value-type="float">
            <text:p>0,845497369766235</text:p>
          </table:table-cell>
          <table:table-cell office:value-type="float" office:value="0.844822645187378" calcext:value-type="float">
            <text:p>0,844822645187378</text:p>
          </table:table-cell>
          <table:table-cell office:value-type="float" office:value="0.843324661254883" calcext:value-type="float">
            <text:p>0,843324661254883</text:p>
          </table:table-cell>
          <table:table-cell office:value-type="float" office:value="0.845718383789063" calcext:value-type="float">
            <text:p>0,845718383789063</text:p>
          </table:table-cell>
          <table:table-cell office:value-type="float" office:value="0.844577312469482" calcext:value-type="float">
            <text:p>0,844577312469482</text:p>
          </table:table-cell>
          <table:table-cell office:value-type="float" office:value="0.843806982040405" calcext:value-type="float">
            <text:p>0,843806982040405</text:p>
          </table:table-cell>
          <table:table-cell office:value-type="float" office:value="0.843456506729126" calcext:value-type="float">
            <text:p>0,843456506729126</text:p>
          </table:table-cell>
          <table:table-cell office:value-type="float" office:value="0.845768690109253" calcext:value-type="float">
            <text:p>0,845768690109253</text:p>
          </table:table-cell>
          <table:table-cell office:value-type="float" office:value="0.844696998596191" calcext:value-type="float">
            <text:p>0,844696998596191</text:p>
          </table:table-cell>
          <table:table-cell office:value-type="float" office:value="0.843894720077515" calcext:value-type="float">
            <text:p>0,843894720077515</text:p>
          </table:table-cell>
          <table:table-cell office:value-type="float" office:value="0.846289396286011" calcext:value-type="float">
            <text:p>0,846289396286011</text:p>
          </table:table-cell>
          <table:table-cell office:value-type="float" office:value="0.842459917068481" calcext:value-type="float">
            <text:p>0,842459917068481</text:p>
          </table:table-cell>
          <table:table-cell office:value-type="float" office:value="0.844098091125488" calcext:value-type="float">
            <text:p>0,844098091125488</text:p>
          </table:table-cell>
          <table:table-cell office:value-type="float" office:value="0.859540939331055" calcext:value-type="float">
            <text:p>0,859540939331055</text:p>
          </table:table-cell>
          <table:table-cell office:value-type="float" office:value="0.843331813812256" calcext:value-type="float">
            <text:p>0,843331813812256</text:p>
          </table:table-cell>
          <table:table-cell office:value-type="float" office:value="0.844188451766968" calcext:value-type="float">
            <text:p>0,844188451766968</text:p>
          </table:table-cell>
          <table:table-cell office:value-type="float" office:value="0.845297336578369" calcext:value-type="float">
            <text:p>0,845297336578369</text:p>
          </table:table-cell>
          <table:table-cell office:value-type="float" office:value="0.843900203704834" calcext:value-type="float">
            <text:p>0,843900203704834</text:p>
          </table:table-cell>
          <table:table-cell office:value-type="float" office:value="0.844326257705689" calcext:value-type="float">
            <text:p>0,844326257705689</text:p>
          </table:table-cell>
          <table:table-cell office:value-type="float" office:value="0.842398881912231" calcext:value-type="float">
            <text:p>0,842398881912231</text:p>
          </table:table-cell>
          <table:table-cell office:value-type="float" office:value="0.861202716827393" calcext:value-type="float">
            <text:p>0,861202716827393</text:p>
          </table:table-cell>
          <table:table-cell office:value-type="float" office:value="0.845813512802124" calcext:value-type="float">
            <text:p>0,845813512802124</text:p>
          </table:table-cell>
          <table:table-cell office:value-type="float" office:value="0.843972682952881" calcext:value-type="float">
            <text:p>0,843972682952881</text:p>
          </table:table-cell>
          <table:table-cell office:value-type="float" office:value="0.843143224716187" calcext:value-type="float">
            <text:p>0,843143224716187</text:p>
          </table:table-cell>
          <table:table-cell office:value-type="float" office:value="0.845283508300781" calcext:value-type="float">
            <text:p>0,845283508300781</text:p>
          </table:table-cell>
          <table:table-cell office:value-type="float" office:value="0.844069719314575" calcext:value-type="float">
            <text:p>0,844069719314575</text:p>
          </table:table-cell>
          <table:table-cell office:value-type="float" office:value="0.859448909759522" calcext:value-type="float">
            <text:p>0,859448909759522</text:p>
          </table:table-cell>
          <table:table-cell office:value-type="float" office:value="0.859964370727539" calcext:value-type="float">
            <text:p>0,859964370727539</text:p>
          </table:table-cell>
          <table:table-cell office:value-type="float" office:value="0.844909191131592" calcext:value-type="float">
            <text:p>0,844909191131592</text:p>
          </table:table-cell>
          <table:table-cell office:value-type="float" office:value="0.844208002090454" calcext:value-type="float">
            <text:p>0,844208002090454</text:p>
          </table:table-cell>
          <table:table-cell office:value-type="float" office:value="0.843924045562744" calcext:value-type="float">
            <text:p>0,843924045562744</text:p>
          </table:table-cell>
          <table:table-cell office:value-type="float" office:value="0.844210624694824" calcext:value-type="float">
            <text:p>0,844210624694824</text:p>
          </table:table-cell>
          <table:table-cell office:value-type="float" office:value="0.845132350921631" calcext:value-type="float">
            <text:p>0,845132350921631</text:p>
          </table:table-cell>
          <table:table-cell office:value-type="float" office:value="0.842684507369995" calcext:value-type="float">
            <text:p>0,842684507369995</text:p>
          </table:table-cell>
          <table:table-cell office:value-type="float" office:value="0.845079660415649" calcext:value-type="float">
            <text:p>0,845079660415649</text:p>
          </table:table-cell>
          <table:table-cell office:value-type="float" office:value="0.842109441757202" calcext:value-type="float">
            <text:p>0,842109441757202</text:p>
          </table:table-cell>
          <table:table-cell office:value-type="float" office:value="0.843818426132202" calcext:value-type="float">
            <text:p>0,843818426132202</text:p>
          </table:table-cell>
          <table:table-cell office:value-type="float" office:value="0.845121622085571" calcext:value-type="float">
            <text:p>0,845121622085571</text:p>
          </table:table-cell>
          <table:table-cell office:value-type="float" office:value="0.844127893447876" calcext:value-type="float">
            <text:p>0,844127893447876</text:p>
          </table:table-cell>
          <table:table-cell office:value-type="float" office:value="0.843874454498291" calcext:value-type="float">
            <text:p>0,843874454498291</text:p>
          </table:table-cell>
          <table:table-cell office:value-type="float" office:value="0.844666719436646" calcext:value-type="float">
            <text:p>0,844666719436646</text:p>
          </table:table-cell>
          <table:table-cell office:value-type="float" office:value="0.856912136077881" calcext:value-type="float">
            <text:p>0,856912136077881</text:p>
          </table:table-cell>
          <table:table-cell office:value-type="float" office:value="0.845010280609131" calcext:value-type="float">
            <text:p>0,845010280609131</text:p>
          </table:table-cell>
          <table:table-cell office:value-type="float" office:value="0.845001935958862" calcext:value-type="float">
            <text:p>0,845001935958862</text:p>
          </table:table-cell>
          <table:table-cell office:value-type="float" office:value="0.843298673629761" calcext:value-type="float">
            <text:p>0,843298673629761</text:p>
          </table:table-cell>
          <table:table-cell office:value-type="float" office:value="0.844943284988403" calcext:value-type="float">
            <text:p>0,844943284988403</text:p>
          </table:table-cell>
          <table:table-cell office:value-type="float" office:value="0.843490600585938" calcext:value-type="float">
            <text:p>0,843490600585938</text:p>
          </table:table-cell>
          <table:table-cell office:value-type="float" office:value="0.841840267181397" calcext:value-type="float">
            <text:p>0,841840267181397</text:p>
          </table:table-cell>
          <table:table-cell office:value-type="float" office:value="0.843693494796753" calcext:value-type="float">
            <text:p>0,843693494796753</text:p>
          </table:table-cell>
          <table:table-cell office:value-type="float" office:value="0.8453369140625" calcext:value-type="float">
            <text:p>0,8453369140625</text:p>
          </table:table-cell>
          <table:table-cell office:value-type="float" office:value="0.859107494354248" calcext:value-type="float">
            <text:p>0,859107494354248</text:p>
          </table:table-cell>
          <table:table-cell office:value-type="float" office:value="0.8448805809021" calcext:value-type="float">
            <text:p>0,8448805809021</text:p>
          </table:table-cell>
          <table:table-cell office:value-type="float" office:value="0.857055187225342" calcext:value-type="float">
            <text:p>0,857055187225342</text:p>
          </table:table-cell>
          <table:table-cell office:value-type="float" office:value="0.843760490417481" calcext:value-type="float">
            <text:p>0,843760490417481</text:p>
          </table:table-cell>
          <table:table-cell office:value-type="float" office:value="0.843397617340088" calcext:value-type="float">
            <text:p>0,843397617340088</text:p>
          </table:table-cell>
          <table:table-cell office:value-type="float" office:value="0.860749244689941" calcext:value-type="float">
            <text:p>0,860749244689941</text:p>
          </table:table-cell>
          <table:table-cell office:value-type="float" office:value="0.84448766708374" calcext:value-type="float">
            <text:p>0,84448766708374</text:p>
          </table:table-cell>
          <table:table-cell office:value-type="float" office:value="0.843608379364014" calcext:value-type="float">
            <text:p>0,843608379364014</text:p>
          </table:table-cell>
          <table:table-cell office:value-type="float" office:value="0.842720746994019" calcext:value-type="float">
            <text:p>0,842720746994019</text:p>
          </table:table-cell>
          <table:table-cell office:value-type="float" office:value="0.843053102493286" calcext:value-type="float">
            <text:p>0,843053102493286</text:p>
          </table:table-cell>
          <table:table-cell office:value-type="float" office:value="0.845073938369751" calcext:value-type="float">
            <text:p>0,845073938369751</text:p>
          </table:table-cell>
          <table:table-cell office:value-type="float" office:value="0.844537496566773" calcext:value-type="float">
            <text:p>0,844537496566773</text:p>
          </table:table-cell>
          <table:table-cell office:value-type="float" office:value="0.842162370681763" calcext:value-type="float">
            <text:p>0,842162370681763</text:p>
          </table:table-cell>
          <table:table-cell office:value-type="float" office:value="0.846628665924072" calcext:value-type="float">
            <text:p>0,846628665924072</text:p>
          </table:table-cell>
          <table:table-cell office:value-type="float" office:value="0.841704845428467" calcext:value-type="float">
            <text:p>0,841704845428467</text:p>
          </table:table-cell>
          <table:table-cell office:value-type="float" office:value="0.859257459640503" calcext:value-type="float">
            <text:p>0,859257459640503</text:p>
          </table:table-cell>
          <table:table-cell office:value-type="float" office:value="0.844911336898804" calcext:value-type="float">
            <text:p>0,844911336898804</text:p>
          </table:table-cell>
          <table:table-cell office:value-type="float" office:value="0.844537734985352" calcext:value-type="float">
            <text:p>0,844537734985352</text:p>
          </table:table-cell>
          <table:table-cell office:value-type="float" office:value="0.859635829925537" calcext:value-type="float">
            <text:p>0,859635829925537</text:p>
          </table:table-cell>
          <table:table-cell office:value-type="float" office:value="0.844322919845581" calcext:value-type="float">
            <text:p>0,844322919845581</text:p>
          </table:table-cell>
          <table:table-cell office:value-type="float" office:value="0.843559980392456" calcext:value-type="float">
            <text:p>0,843559980392456</text:p>
          </table:table-cell>
          <table:table-cell office:value-type="float" office:value="0.844987869262695" calcext:value-type="float">
            <text:p>0,844987869262695</text:p>
          </table:table-cell>
          <table:table-cell office:value-type="float" office:value="0.841992378234863" calcext:value-type="float">
            <text:p>0,841992378234863</text:p>
          </table:table-cell>
          <table:table-cell office:value-type="float" office:value="0.846641540527344" calcext:value-type="float">
            <text:p>0,846641540527344</text:p>
          </table:table-cell>
          <table:table-cell office:value-type="float" office:value="0.844099521636963" calcext:value-type="float">
            <text:p>0,844099521636963</text:p>
          </table:table-cell>
          <table:table-cell office:value-type="float" office:value="0.844707489013672" calcext:value-type="float">
            <text:p>0,844707489013672</text:p>
          </table:table-cell>
          <table:table-cell office:value-type="float" office:value="0.844139575958252" calcext:value-type="float">
            <text:p>0,844139575958252</text:p>
          </table:table-cell>
          <table:table-cell office:value-type="float" office:value="0.843128442764282" calcext:value-type="float">
            <text:p>0,843128442764282</text:p>
          </table:table-cell>
          <table:table-cell office:value-type="float" office:value="0.845111846923828" calcext:value-type="float">
            <text:p>0,845111846923828</text:p>
          </table:table-cell>
          <table:table-cell office:value-type="float" office:value="0.844972848892212" calcext:value-type="float">
            <text:p>0,844972848892212</text:p>
          </table:table-cell>
          <table:table-cell office:value-type="float" office:value="0.842333793640137" calcext:value-type="float">
            <text:p>0,842333793640137</text:p>
          </table:table-cell>
          <table:table-cell office:value-type="float" office:value="0.846469879150391" calcext:value-type="float">
            <text:p>0,846469879150391</text:p>
          </table:table-cell>
          <table:table-cell office:value-type="float" office:value="0.844564199447632" calcext:value-type="float">
            <text:p>0,844564199447632</text:p>
          </table:table-cell>
          <table:table-cell office:value-type="float" office:value="0.843669414520264" calcext:value-type="float">
            <text:p>0,843669414520264</text:p>
          </table:table-cell>
          <table:table-cell office:value-type="float" office:value="0.842686176300049" calcext:value-type="float">
            <text:p>0,842686176300049</text:p>
          </table:table-cell>
          <table:table-cell office:value-type="float" office:value="0.846083879470825" calcext:value-type="float">
            <text:p>0,846083879470825</text:p>
          </table:table-cell>
          <table:table-cell office:value-type="float" office:value="0.844204425811768" calcext:value-type="float">
            <text:p>0,844204425811768</text:p>
          </table:table-cell>
          <table:table-cell office:value-type="float" office:value="0.844526529312134" calcext:value-type="float">
            <text:p>0,844526529312134</text:p>
          </table:table-cell>
          <table:table-cell office:value-type="float" office:value="0.84370756149292" calcext:value-type="float">
            <text:p>0,84370756149292</text:p>
          </table:table-cell>
          <table:table-cell office:value-type="float" office:value="0.843746900558472" calcext:value-type="float">
            <text:p>0,843746900558472</text:p>
          </table:table-cell>
          <table:table-cell office:value-type="float" office:value="0.843457937240601" calcext:value-type="float">
            <text:p>0,843457937240601</text:p>
          </table:table-cell>
          <table:table-cell office:value-type="float" office:value="0.845545053482056" calcext:value-type="float">
            <text:p>0,845545053482056</text:p>
          </table:table-cell>
          <table:table-cell office:value-type="float" office:value="0.844989776611328" calcext:value-type="float">
            <text:p>0,844989776611328</text:p>
          </table:table-cell>
          <table:table-cell office:value-type="float" office:value="0.842609882354736" calcext:value-type="float">
            <text:p>0,842609882354736</text:p>
          </table:table-cell>
          <table:table-cell office:value-type="float" office:value="0.846146821975708" calcext:value-type="float">
            <text:p>0,846146821975708</text:p>
          </table:table-cell>
          <table:table-cell office:value-type="float" office:value="0.843987703323364" calcext:value-type="float">
            <text:p>0,843987703323364</text:p>
          </table:table-cell>
          <table:table-cell office:value-type="float" office:value="0.843735456466675" calcext:value-type="float">
            <text:p>0,843735456466675</text:p>
          </table:table-cell>
          <table:table-cell office:value-type="float" office:value="0.843801021575928" calcext:value-type="float">
            <text:p>0,843801021575928</text:p>
          </table:table-cell>
          <table:table-cell office:value-type="float" office:value="0.845162630081177" calcext:value-type="float">
            <text:p>0,845162630081177</text:p>
          </table:table-cell>
          <table:table-cell office:value-type="float" office:value="0.844617366790772" calcext:value-type="float">
            <text:p>0,844617366790772</text:p>
          </table:table-cell>
          <table:table-cell office:value-type="float" office:value="0.86056923866272" calcext:value-type="float">
            <text:p>0,86056923866272</text:p>
          </table:table-cell>
          <table:table-cell office:value-type="float" office:value="0.84326434135437" calcext:value-type="float">
            <text:p>0,84326434135437</text:p>
          </table:table-cell>
          <table:table-cell office:value-type="float" office:value="0.844588756561279" calcext:value-type="float">
            <text:p>0,844588756561279</text:p>
          </table:table-cell>
          <table:table-cell office:value-type="float" office:value="0.859810590744019" calcext:value-type="float">
            <text:p>0,859810590744019</text:p>
          </table:table-cell>
          <table:table-cell office:value-type="float" office:value="0.84414267539978" calcext:value-type="float">
            <text:p>0,84414267539978</text:p>
          </table:table-cell>
          <table:table-cell office:value-type="float" office:value="0.8450927734375" calcext:value-type="float">
            <text:p>0,8450927734375</text:p>
          </table:table-cell>
          <table:table-cell office:value-type="float" office:value="0.843418121337891" calcext:value-type="float">
            <text:p>0,843418121337891</text:p>
          </table:table-cell>
          <table:table-cell office:value-type="float" office:value="0.85994553565979" calcext:value-type="float">
            <text:p>0,85994553565979</text:p>
          </table:table-cell>
          <table:table-cell office:value-type="float" office:value="0.859711647033691" calcext:value-type="float">
            <text:p>0,859711647033691</text:p>
          </table:table-cell>
          <table:table-cell office:value-type="float" office:value="0.843607187271118" calcext:value-type="float">
            <text:p>0,843607187271118</text:p>
          </table:table-cell>
          <table:table-cell office:value-type="float" office:value="0.84562087059021" calcext:value-type="float">
            <text:p>0,84562087059021</text:p>
          </table:table-cell>
          <table:table-cell office:value-type="float" office:value="0.844605445861816" calcext:value-type="float">
            <text:p>0,844605445861816</text:p>
          </table:table-cell>
          <table:table-cell office:value-type="float" office:value="0.843187808990479" calcext:value-type="float">
            <text:p>0,843187808990479</text:p>
          </table:table-cell>
          <table:table-cell office:value-type="float" office:value="0.845422506332398" calcext:value-type="float">
            <text:p>0,845422506332398</text:p>
          </table:table-cell>
          <table:table-cell office:value-type="float" office:value="0.842780351638794" calcext:value-type="float">
            <text:p>0,842780351638794</text:p>
          </table:table-cell>
          <table:table-cell office:value-type="float" office:value="0.845412015914917" calcext:value-type="float">
            <text:p>0,845412015914917</text:p>
          </table:table-cell>
          <table:table-cell office:value-type="float" office:value="0.844586849212647" calcext:value-type="float">
            <text:p>0,844586849212647</text:p>
          </table:table-cell>
          <table:table-cell office:value-type="float" office:value="0.843873262405396" calcext:value-type="float">
            <text:p>0,843873262405396</text:p>
          </table:table-cell>
          <table:table-cell office:value-type="float" office:value="0.844982385635376" calcext:value-type="float">
            <text:p>0,844982385635376</text:p>
          </table:table-cell>
          <table:table-cell office:value-type="float" office:value="0.842361927032471" calcext:value-type="float">
            <text:p>0,842361927032471</text:p>
          </table:table-cell>
          <table:table-cell office:value-type="float" office:value="0.846061229705811" calcext:value-type="float">
            <text:p>0,846061229705811</text:p>
          </table:table-cell>
          <table:table-cell office:value-type="float" office:value="0.843387126922607" calcext:value-type="float">
            <text:p>0,843387126922607</text:p>
          </table:table-cell>
          <table:table-cell office:value-type="float" office:value="0.844843864440918" calcext:value-type="float">
            <text:p>0,844843864440918</text:p>
          </table:table-cell>
          <table:table-cell office:value-type="float" office:value="0.843742609024048" calcext:value-type="float">
            <text:p>0,843742609024048</text:p>
          </table:table-cell>
          <table:table-cell office:value-type="float" office:value="0.843257665634155" calcext:value-type="float">
            <text:p>0,843257665634155</text:p>
          </table:table-cell>
          <table:table-cell office:value-type="float" office:value="0.843541622161865" calcext:value-type="float">
            <text:p>0,843541622161865</text:p>
          </table:table-cell>
          <table:table-cell office:value-type="float" office:value="0.844569444656372" calcext:value-type="float">
            <text:p>0,844569444656372</text:p>
          </table:table-cell>
          <table:table-cell office:value-type="float" office:value="0.843586444854736" calcext:value-type="float">
            <text:p>0,843586444854736</text:p>
          </table:table-cell>
          <table:table-cell office:value-type="float" office:value="0.861191511154175" calcext:value-type="float">
            <text:p>0,861191511154175</text:p>
          </table:table-cell>
          <table:table-cell office:value-type="float" office:value="0.857811450958252" calcext:value-type="float">
            <text:p>0,857811450958252</text:p>
          </table:table-cell>
          <table:table-cell office:value-type="float" office:value="0.84281849861145" calcext:value-type="float">
            <text:p>0,84281849861145</text:p>
          </table:table-cell>
          <table:table-cell office:value-type="float" office:value="0.843755006790161" calcext:value-type="float">
            <text:p>0,843755006790161</text:p>
          </table:table-cell>
          <table:table-cell office:value-type="float" office:value="0.843173027038574" calcext:value-type="float">
            <text:p>0,843173027038574</text:p>
          </table:table-cell>
          <table:table-cell office:value-type="float" office:value="0.846280574798584" calcext:value-type="float">
            <text:p>0,846280574798584</text:p>
          </table:table-cell>
          <table:table-cell office:value-type="float" office:value="0.844077825546265" calcext:value-type="float">
            <text:p>0,844077825546265</text:p>
          </table:table-cell>
          <table:table-cell office:value-type="float" office:value="0.84135627746582" calcext:value-type="float">
            <text:p>0,84135627746582</text:p>
          </table:table-cell>
          <table:table-cell office:value-type="float" office:value="0.843142032623291" calcext:value-type="float">
            <text:p>0,843142032623291</text:p>
          </table:table-cell>
          <table:table-cell office:value-type="float" office:value="0.845567464828491" calcext:value-type="float">
            <text:p>0,845567464828491</text:p>
          </table:table-cell>
          <table:table-cell office:value-type="float" office:value="0.844808578491211" calcext:value-type="float">
            <text:p>0,844808578491211</text:p>
          </table:table-cell>
          <table:table-cell office:value-type="float" office:value="0.844444751739502" calcext:value-type="float">
            <text:p>0,844444751739502</text:p>
          </table:table-cell>
          <table:table-cell office:value-type="float" office:value="0.841930866241455" calcext:value-type="float">
            <text:p>0,841930866241455</text:p>
          </table:table-cell>
          <table:table-cell office:value-type="float" office:value="0.842384099960327" calcext:value-type="float">
            <text:p>0,842384099960327</text:p>
          </table:table-cell>
          <table:table-cell office:value-type="float" office:value="0.845491886138916" calcext:value-type="float">
            <text:p>0,845491886138916</text:p>
          </table:table-cell>
          <table:table-cell office:value-type="float" office:value="0.842568874359131" calcext:value-type="float">
            <text:p>0,842568874359131</text:p>
          </table:table-cell>
          <table:table-cell office:value-type="float" office:value="0.844963788986206" calcext:value-type="float">
            <text:p>0,844963788986206</text:p>
          </table:table-cell>
          <table:table-cell office:value-type="float" office:value="0.844096422195435" calcext:value-type="float">
            <text:p>0,844096422195435</text:p>
          </table:table-cell>
          <table:table-cell office:value-type="float" office:value="0.843464374542236" calcext:value-type="float">
            <text:p>0,843464374542236</text:p>
          </table:table-cell>
          <table:table-cell office:value-type="float" office:value="0.858295679092407" calcext:value-type="float">
            <text:p>0,858295679092407</text:p>
          </table:table-cell>
          <table:table-cell office:value-type="float" office:value="0.843664407730103" calcext:value-type="float">
            <text:p>0,843664407730103</text:p>
          </table:table-cell>
          <table:table-cell office:value-type="float" office:value="0.844446420669556" calcext:value-type="float">
            <text:p>0,844446420669556</text:p>
          </table:table-cell>
          <table:table-cell office:value-type="float" office:value="0.86057710647583" calcext:value-type="float">
            <text:p>0,86057710647583</text:p>
          </table:table-cell>
          <table:table-cell office:value-type="float" office:value="0.844724655151367" calcext:value-type="float">
            <text:p>0,844724655151367</text:p>
          </table:table-cell>
          <table:table-cell office:value-type="float" office:value="0.843862295150757" calcext:value-type="float">
            <text:p>0,843862295150757</text:p>
          </table:table-cell>
          <table:table-cell office:value-type="float" office:value="0.841645479202271" calcext:value-type="float">
            <text:p>0,841645479202271</text:p>
          </table:table-cell>
          <table:table-cell office:value-type="float" office:value="0.844401836395264" calcext:value-type="float">
            <text:p>0,844401836395264</text:p>
          </table:table-cell>
          <table:table-cell office:value-type="float" office:value="0.860363960266113" calcext:value-type="float">
            <text:p>0,860363960266113</text:p>
          </table:table-cell>
          <table:table-cell office:value-type="float" office:value="0.860137462615967" calcext:value-type="float">
            <text:p>0,860137462615967</text:p>
          </table:table-cell>
          <table:table-cell office:value-type="float" office:value="0.844131231307983" calcext:value-type="float">
            <text:p>0,844131231307983</text:p>
          </table:table-cell>
          <table:table-cell office:value-type="float" office:value="0.842135667800903" calcext:value-type="float">
            <text:p>0,842135667800903</text:p>
          </table:table-cell>
          <table:table-cell office:value-type="float" office:value="0.862381458282471" calcext:value-type="float">
            <text:p>0,862381458282471</text:p>
          </table:table-cell>
          <table:table-cell office:value-type="float" office:value="0.85980224609375" calcext:value-type="float">
            <text:p>0,85980224609375</text:p>
          </table:table-cell>
          <table:table-cell office:value-type="float" office:value="0.844531297683716" calcext:value-type="float">
            <text:p>0,844531297683716</text:p>
          </table:table-cell>
          <table:table-cell office:value-type="float" office:value="0.843281745910645" calcext:value-type="float">
            <text:p>0,843281745910645</text:p>
          </table:table-cell>
          <table:table-cell office:value-type="float" office:value="0.84379243850708" calcext:value-type="float">
            <text:p>0,84379243850708</text:p>
          </table:table-cell>
          <table:table-cell office:value-type="float" office:value="0.845941543579102" calcext:value-type="float">
            <text:p>0,845941543579102</text:p>
          </table:table-cell>
          <table:table-cell office:value-type="float" office:value="0.843369007110596" calcext:value-type="float">
            <text:p>0,843369007110596</text:p>
          </table:table-cell>
          <table:table-cell office:value-type="float" office:value="0.844286203384399" calcext:value-type="float">
            <text:p>0,844286203384399</text:p>
          </table:table-cell>
          <table:table-cell office:value-type="float" office:value="0.845092058181763" calcext:value-type="float">
            <text:p>0,845092058181763</text:p>
          </table:table-cell>
          <table:table-cell office:value-type="float" office:value="0.842839479446411" calcext:value-type="float">
            <text:p>0,842839479446411</text:p>
          </table:table-cell>
          <table:table-cell office:value-type="float" office:value="0.844906568527222" calcext:value-type="float">
            <text:p>0,844906568527222</text:p>
          </table:table-cell>
          <table:table-cell office:value-type="float" office:value="0.844619750976563" calcext:value-type="float">
            <text:p>0,844619750976563</text:p>
          </table:table-cell>
          <table:table-cell office:value-type="float" office:value="0.844906091690064" calcext:value-type="float">
            <text:p>0,844906091690064</text:p>
          </table:table-cell>
          <table:table-cell office:value-type="float" office:value="0.843467712402344" calcext:value-type="float">
            <text:p>0,843467712402344</text:p>
          </table:table-cell>
          <table:table-cell office:value-type="float" office:value="0.845493078231812" calcext:value-type="float">
            <text:p>0,845493078231812</text:p>
          </table:table-cell>
          <table:table-cell office:value-type="float" office:value="0.843283653259277" calcext:value-type="float">
            <text:p>0,843283653259277</text:p>
          </table:table-cell>
          <table:table-cell office:value-type="float" office:value="0.86047625541687" calcext:value-type="float">
            <text:p>0,86047625541687</text:p>
          </table:table-cell>
          <table:table-cell office:value-type="float" office:value="0.843201398849487" calcext:value-type="float">
            <text:p>0,843201398849487</text:p>
          </table:table-cell>
          <table:table-cell office:value-type="float" office:value="0.84545111656189" calcext:value-type="float">
            <text:p>0,84545111656189</text:p>
          </table:table-cell>
          <table:table-cell office:value-type="float" office:value="0.844629764556885" calcext:value-type="float">
            <text:p>0,844629764556885</text:p>
          </table:table-cell>
          <table:table-cell office:value-type="float" office:value="0.858130216598511" calcext:value-type="float">
            <text:p>0,858130216598511</text:p>
          </table:table-cell>
          <table:table-cell office:value-type="float" office:value="0.846278190612793" calcext:value-type="float">
            <text:p>0,846278190612793</text:p>
          </table:table-cell>
          <table:table-cell office:value-type="float" office:value="0.842581748962402" calcext:value-type="float">
            <text:p>0,842581748962402</text:p>
          </table:table-cell>
          <table:table-cell office:value-type="float" office:value="0.844841718673706" calcext:value-type="float">
            <text:p>0,844841718673706</text:p>
          </table:table-cell>
          <table:table-cell office:value-type="float" office:value="0.845065116882324" calcext:value-type="float">
            <text:p>0,845065116882324</text:p>
          </table:table-cell>
          <table:table-cell office:value-type="float" office:value="0.843245983123779" calcext:value-type="float">
            <text:p>0,843245983123779</text:p>
          </table:table-cell>
          <table:table-cell office:value-type="float" office:value="0.845695972442627" calcext:value-type="float">
            <text:p>0,845695972442627</text:p>
          </table:table-cell>
          <table:table-cell office:value-type="float" office:value="0.843636512756348" calcext:value-type="float">
            <text:p>0,843636512756348</text:p>
          </table:table-cell>
          <table:table-cell office:value-type="float" office:value="0.843536376953125" calcext:value-type="float">
            <text:p>0,843536376953125</text:p>
          </table:table-cell>
          <table:table-cell office:value-type="float" office:value="0.845654726028442" calcext:value-type="float">
            <text:p>0,845654726028442</text:p>
          </table:table-cell>
          <table:table-cell office:value-type="float" office:value="0.844444274902344" calcext:value-type="float">
            <text:p>0,844444274902344</text:p>
          </table:table-cell>
          <table:table-cell office:value-type="float" office:value="0.843521118164063" calcext:value-type="float">
            <text:p>0,843521118164063</text:p>
          </table:table-cell>
          <table:table-cell office:value-type="float" office:value="0.844417095184326" calcext:value-type="float">
            <text:p>0,844417095184326</text:p>
          </table:table-cell>
          <table:table-cell office:value-type="float" office:value="0.843560695648193" calcext:value-type="float">
            <text:p>0,843560695648193</text:p>
          </table:table-cell>
          <table:table-cell office:value-type="float" office:value="0.860839605331421" calcext:value-type="float">
            <text:p>0,860839605331421</text:p>
          </table:table-cell>
          <table:table-cell office:value-type="float" office:value="0.860739946365356" calcext:value-type="float">
            <text:p>0,860739946365356</text:p>
          </table:table-cell>
          <table:table-cell office:value-type="float" office:value="0.843422651290894" calcext:value-type="float">
            <text:p>0,843422651290894</text:p>
          </table:table-cell>
          <table:table-cell office:value-type="float" office:value="0.860087156295776" calcext:value-type="float">
            <text:p>0,860087156295776</text:p>
          </table:table-cell>
          <table:table-cell office:value-type="float" office:value="0.843272924423218" calcext:value-type="float">
            <text:p>0,843272924423218</text:p>
          </table:table-cell>
          <table:table-cell office:value-type="float" office:value="0.845565319061279" calcext:value-type="float">
            <text:p>0,845565319061279</text:p>
          </table:table-cell>
          <table:table-cell office:value-type="float" office:value="0.859965801239014" calcext:value-type="float">
            <text:p>0,859965801239014</text:p>
          </table:table-cell>
          <table:table-cell office:value-type="float" office:value="0.844284772872925" calcext:value-type="float">
            <text:p>0,844284772872925</text:p>
          </table:table-cell>
          <table:table-cell office:value-type="float" office:value="0.85975193977356" calcext:value-type="float">
            <text:p>0,85975193977356</text:p>
          </table:table-cell>
          <table:table-cell office:value-type="float" office:value="0.859591722488403" calcext:value-type="float">
            <text:p>0,859591722488403</text:p>
          </table:table-cell>
          <table:table-cell office:value-type="float" office:value="0.843981504440308" calcext:value-type="float">
            <text:p>0,843981504440308</text:p>
          </table:table-cell>
          <table:table-cell office:value-type="float" office:value="0.843188762664795" calcext:value-type="float">
            <text:p>0,843188762664795</text:p>
          </table:table-cell>
          <table:table-cell office:value-type="float" office:value="0.845938682556152" calcext:value-type="float">
            <text:p>0,845938682556152</text:p>
          </table:table-cell>
          <table:table-cell office:value-type="float" office:value="0.844344854354858" calcext:value-type="float">
            <text:p>0,844344854354858</text:p>
          </table:table-cell>
          <table:table-cell office:value-type="float" office:value="0.843616724014282" calcext:value-type="float">
            <text:p>0,843616724014282</text:p>
          </table:table-cell>
          <table:table-cell office:value-type="float" office:value="0.843058109283447" calcext:value-type="float">
            <text:p>0,843058109283447</text:p>
          </table:table-cell>
          <table:table-cell office:value-type="float" office:value="0.846938371658325" calcext:value-type="float">
            <text:p>0,846938371658325</text:p>
          </table:table-cell>
          <table:table-cell office:value-type="float" office:value="0.844204425811768" calcext:value-type="float">
            <text:p>0,844204425811768</text:p>
          </table:table-cell>
          <table:table-cell office:value-type="float" office:value="0.844171047210693" calcext:value-type="float">
            <text:p>0,844171047210693</text:p>
          </table:table-cell>
          <table:table-cell office:value-type="float" office:value="0.840833425521851" calcext:value-type="float">
            <text:p>0,840833425521851</text:p>
          </table:table-cell>
          <table:table-cell office:value-type="float" office:value="0.844068050384522" calcext:value-type="float">
            <text:p>0,844068050384522</text:p>
          </table:table-cell>
          <table:table-cell office:value-type="float" office:value="0.845290184020996" calcext:value-type="float">
            <text:p>0,845290184020996</text:p>
          </table:table-cell>
          <table:table-cell office:value-type="float" office:value="0.844243049621582" calcext:value-type="float">
            <text:p>0,844243049621582</text:p>
          </table:table-cell>
          <table:table-cell office:value-type="float" office:value="0.843935966491699" calcext:value-type="float">
            <text:p>0,843935966491699</text:p>
          </table:table-cell>
          <table:table-cell office:value-type="float" office:value="0.84375786781311" calcext:value-type="float">
            <text:p>0,84375786781311</text:p>
          </table:table-cell>
          <table:table-cell office:value-type="float" office:value="0.841282606124878" calcext:value-type="float">
            <text:p>0,841282606124878</text:p>
          </table:table-cell>
          <table:table-cell office:value-type="float" office:value="0.845177888870239" calcext:value-type="float">
            <text:p>0,845177888870239</text:p>
          </table:table-cell>
          <table:table-cell office:value-type="float" office:value="0.841895580291748" calcext:value-type="float">
            <text:p>0,841895580291748</text:p>
          </table:table-cell>
          <table:table-cell office:value-type="float" office:value="0.846304178237915" calcext:value-type="float">
            <text:p>0,846304178237915</text:p>
          </table:table-cell>
          <table:table-cell office:value-type="float" office:value="0.843557357788086" calcext:value-type="float">
            <text:p>0,843557357788086</text:p>
          </table:table-cell>
          <table:table-cell office:value-type="float" office:value="0.844828605651856" calcext:value-type="float">
            <text:p>0,844828605651856</text:p>
          </table:table-cell>
          <table:table-cell office:value-type="float" office:value="0.841678857803345" calcext:value-type="float">
            <text:p>0,841678857803345</text:p>
          </table:table-cell>
          <table:table-cell office:value-type="float" office:value="0.843674898147583" calcext:value-type="float">
            <text:p>0,843674898147583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263076782227" calcext:value-type="float">
            <text:p>0,844263076782227</text:p>
          </table:table-cell>
          <table:table-cell office:value-type="float" office:value="0.843393325805664" calcext:value-type="float">
            <text:p>0,843393325805664</text:p>
          </table:table-cell>
          <table:table-cell office:value-type="float" office:value="0.845074653625488" calcext:value-type="float">
            <text:p>0,845074653625488</text:p>
          </table:table-cell>
          <table:table-cell office:value-type="float" office:value="0.842114448547363" calcext:value-type="float">
            <text:p>0,842114448547363</text:p>
          </table:table-cell>
          <table:table-cell office:value-type="float" office:value="0.843636751174927" calcext:value-type="float">
            <text:p>0,843636751174927</text:p>
          </table:table-cell>
          <table:table-cell office:value-type="float" office:value="0.860326528549194" calcext:value-type="float">
            <text:p>0,860326528549194</text:p>
          </table:table-cell>
          <table:table-cell office:value-type="float" office:value="0.841896295547485" calcext:value-type="float">
            <text:p>0,841896295547485</text:p>
          </table:table-cell>
          <table:table-cell office:value-type="float" office:value="0.831324100494385" calcext:value-type="float">
            <text:p>0,831324100494385</text:p>
          </table:table-cell>
          <table:table-cell office:value-type="float" office:value="0.84454870223999" calcext:value-type="float">
            <text:p>0,84454870223999</text:p>
          </table:table-cell>
          <table:table-cell office:value-type="float" office:value="0.839758157730103" calcext:value-type="float">
            <text:p>0,839758157730103</text:p>
          </table:table-cell>
          <table:table-cell office:value-type="float" office:value="0.845554113388062" calcext:value-type="float">
            <text:p>0,845554113388062</text:p>
          </table:table-cell>
          <table:table-cell office:value-type="float" office:value="0.845487833023071" calcext:value-type="float">
            <text:p>0,845487833023071</text:p>
          </table:table-cell>
          <table:table-cell office:value-type="float" office:value="0.843664646148682" calcext:value-type="float">
            <text:p>0,843664646148682</text:p>
          </table:table-cell>
          <table:table-cell office:value-type="float" office:value="0.842601299285889" calcext:value-type="float">
            <text:p>0,842601299285889</text:p>
          </table:table-cell>
          <table:table-cell office:value-type="float" office:value="0.846650123596191" calcext:value-type="float">
            <text:p>0,846650123596191</text:p>
          </table:table-cell>
          <table:table-cell office:value-type="float" office:value="0.839978456497192" calcext:value-type="float">
            <text:p>0,839978456497192</text:p>
          </table:table-cell>
          <table:table-cell office:value-type="float" office:value="0.845079183578491" calcext:value-type="float">
            <text:p>0,845079183578491</text:p>
          </table:table-cell>
          <table:table-cell office:value-type="float" office:value="0.84357213973999" calcext:value-type="float">
            <text:p>0,84357213973999</text:p>
          </table:table-cell>
          <table:table-cell office:value-type="float" office:value="0.844647645950317" calcext:value-type="float">
            <text:p>0,844647645950317</text:p>
          </table:table-cell>
          <table:table-cell office:value-type="float" office:value="0.844106197357178" calcext:value-type="float">
            <text:p>0,844106197357178</text:p>
          </table:table-cell>
          <table:table-cell office:value-type="float" office:value="0.843904256820679" calcext:value-type="float">
            <text:p>0,843904256820679</text:p>
          </table:table-cell>
          <table:table-cell office:value-type="float" office:value="0.840956211090088" calcext:value-type="float">
            <text:p>0,840956211090088</text:p>
          </table:table-cell>
          <table:table-cell office:value-type="float" office:value="0.844091176986694" calcext:value-type="float">
            <text:p>0,844091176986694</text:p>
          </table:table-cell>
          <table:table-cell office:value-type="float" office:value="0.861242294311523" calcext:value-type="float">
            <text:p>0,861242294311523</text:p>
          </table:table-cell>
          <table:table-cell office:value-type="float" office:value="0.858786821365356" calcext:value-type="float">
            <text:p>0,858786821365356</text:p>
          </table:table-cell>
          <table:table-cell office:value-type="float" office:value="0.8453209400177" calcext:value-type="float">
            <text:p>0,8453209400177</text:p>
          </table:table-cell>
          <table:table-cell office:value-type="float" office:value="0.844261646270752" calcext:value-type="float">
            <text:p>0,844261646270752</text:p>
          </table:table-cell>
          <table:table-cell office:value-type="float" office:value="0.841486215591431" calcext:value-type="float">
            <text:p>0,841486215591431</text:p>
          </table:table-cell>
          <table:table-cell office:value-type="float" office:value="0.860016345977783" calcext:value-type="float">
            <text:p>0,860016345977783</text:p>
          </table:table-cell>
          <table:table-cell office:value-type="float" office:value="0.843613147735596" calcext:value-type="float">
            <text:p>0,843613147735596</text:p>
          </table:table-cell>
          <table:table-cell office:value-type="float" office:value="0.845034599304199" calcext:value-type="float">
            <text:p>0,845034599304199</text:p>
          </table:table-cell>
          <table:table-cell office:value-type="float" office:value="0.846749782562256" calcext:value-type="float">
            <text:p>0,846749782562256</text:p>
          </table:table-cell>
          <table:table-cell office:value-type="float" office:value="0.842956066131592" calcext:value-type="float">
            <text:p>0,842956066131592</text:p>
          </table:table-cell>
          <table:table-cell office:value-type="float" office:value="0.841769456863403" calcext:value-type="float">
            <text:p>0,841769456863403</text:p>
          </table:table-cell>
          <table:table-cell office:value-type="float" office:value="0.844131708145142" calcext:value-type="float">
            <text:p>0,844131708145142</text:p>
          </table:table-cell>
          <table:table-cell office:value-type="float" office:value="0.842403888702393" calcext:value-type="float">
            <text:p>0,842403888702393</text:p>
          </table:table-cell>
          <table:table-cell office:value-type="float" office:value="0.845488548278809" calcext:value-type="float">
            <text:p>0,845488548278809</text:p>
          </table:table-cell>
          <table:table-cell office:value-type="float" office:value="0.844527006149292" calcext:value-type="float">
            <text:p>0,844527006149292</text:p>
          </table:table-cell>
          <table:table-cell office:value-type="float" office:value="0.843814134597778" calcext:value-type="float">
            <text:p>0,843814134597778</text:p>
          </table:table-cell>
          <table:table-cell office:value-type="float" office:value="0.860344648361206" calcext:value-type="float">
            <text:p>0,860344648361206</text:p>
          </table:table-cell>
          <table:table-cell office:value-type="float" office:value="0.843927621841431" calcext:value-type="float">
            <text:p>0,843927621841431</text:p>
          </table:table-cell>
          <table:table-cell office:value-type="float" office:value="0.844574213027954" calcext:value-type="float">
            <text:p>0,844574213027954</text:p>
          </table:table-cell>
          <table:table-cell office:value-type="float" office:value="0.844108819961548" calcext:value-type="float">
            <text:p>0,844108819961548</text:p>
          </table:table-cell>
          <table:table-cell office:value-type="float" office:value="0.843338012695313" calcext:value-type="float">
            <text:p>0,843338012695313</text:p>
          </table:table-cell>
          <table:table-cell office:value-type="float" office:value="0.845675945281982" calcext:value-type="float">
            <text:p>0,845675945281982</text:p>
          </table:table-cell>
          <table:table-cell office:value-type="float" office:value="0.844064712524414" calcext:value-type="float">
            <text:p>0,844064712524414</text:p>
          </table:table-cell>
          <table:table-cell office:value-type="float" office:value="0.843717098236084" calcext:value-type="float">
            <text:p>0,843717098236084</text:p>
          </table:table-cell>
          <table:table-cell office:value-type="float" office:value="0.844236373901367" calcext:value-type="float">
            <text:p>0,844236373901367</text:p>
          </table:table-cell>
          <table:table-cell office:value-type="float" office:value="0.843333244323731" calcext:value-type="float">
            <text:p>0,843333244323731</text:p>
          </table:table-cell>
          <table:table-cell office:value-type="float" office:value="0.845856428146362" calcext:value-type="float">
            <text:p>0,845856428146362</text:p>
          </table:table-cell>
          <table:table-cell office:value-type="float" office:value="0.844286203384399" calcext:value-type="float">
            <text:p>0,844286203384399</text:p>
          </table:table-cell>
          <table:table-cell office:value-type="float" office:value="0.843491077423096" calcext:value-type="float">
            <text:p>0,843491077423096</text:p>
          </table:table-cell>
          <table:table-cell office:value-type="float" office:value="0.844401359558106" calcext:value-type="float">
            <text:p>0,844401359558106</text:p>
          </table:table-cell>
          <table:table-cell office:value-type="float" office:value="0.845054388046265" calcext:value-type="float">
            <text:p>0,845054388046265</text:p>
          </table:table-cell>
          <table:table-cell office:value-type="float" office:value="0.844177007675171" calcext:value-type="float">
            <text:p>0,844177007675171</text:p>
          </table:table-cell>
          <table:table-cell office:value-type="float" office:value="0.860517740249634" calcext:value-type="float">
            <text:p>0,860517740249634</text:p>
          </table:table-cell>
          <table:table-cell office:value-type="float" office:value="0.842824935913086" calcext:value-type="float">
            <text:p>0,842824935913086</text:p>
          </table:table-cell>
          <table:table-cell office:value-type="float" office:value="0.859825849533081" calcext:value-type="float">
            <text:p>0,859825849533081</text:p>
          </table:table-cell>
          <table:table-cell office:value-type="float" office:value="0.860389471054077" calcext:value-type="float">
            <text:p>0,860389471054077</text:p>
          </table:table-cell>
          <table:table-cell office:value-type="float" office:value="0.844294309616089" calcext:value-type="float">
            <text:p>0,844294309616089</text:p>
          </table:table-cell>
          <table:table-cell office:value-type="float" office:value="0.844765186309815" calcext:value-type="float">
            <text:p>0,844765186309815</text:p>
          </table:table-cell>
          <table:table-cell office:value-type="float" office:value="0.843599796295166" calcext:value-type="float">
            <text:p>0,843599796295166</text:p>
          </table:table-cell>
          <table:table-cell office:value-type="float" office:value="0.84266209602356" calcext:value-type="float">
            <text:p>0,84266209602356</text:p>
          </table:table-cell>
          <table:table-cell office:value-type="float" office:value="0.84359073638916" calcext:value-type="float">
            <text:p>0,84359073638916</text:p>
          </table:table-cell>
          <table:table-cell office:value-type="float" office:value="0.843189001083374" calcext:value-type="float">
            <text:p>0,843189001083374</text:p>
          </table:table-cell>
          <table:table-cell office:value-type="float" office:value="0.845187425613403" calcext:value-type="float">
            <text:p>0,845187425613403</text:p>
          </table:table-cell>
          <table:table-cell office:value-type="float" office:value="0.843664169311523" calcext:value-type="float">
            <text:p>0,843664169311523</text:p>
          </table:table-cell>
          <table:table-cell office:value-type="float" office:value="0.845383405685425" calcext:value-type="float">
            <text:p>0,845383405685425</text:p>
          </table:table-cell>
          <table:table-cell office:value-type="float" office:value="0.844094514846802" calcext:value-type="float">
            <text:p>0,844094514846802</text:p>
          </table:table-cell>
          <table:table-cell office:value-type="float" office:value="0.843104362487793" calcext:value-type="float">
            <text:p>0,843104362487793</text:p>
          </table:table-cell>
          <table:table-cell office:value-type="float" office:value="0.84575080871582" calcext:value-type="float">
            <text:p>0,84575080871582</text:p>
          </table:table-cell>
          <table:table-cell office:value-type="float" office:value="0.859809160232544" calcext:value-type="float">
            <text:p>0,859809160232544</text:p>
          </table:table-cell>
          <table:table-cell office:value-type="float" office:value="0.844408750534058" calcext:value-type="float">
            <text:p>0,844408750534058</text:p>
          </table:table-cell>
          <table:table-cell office:value-type="float" office:value="0.844116926193237" calcext:value-type="float">
            <text:p>0,844116926193237</text:p>
          </table:table-cell>
          <table:table-cell office:value-type="float" office:value="0.842377662658691" calcext:value-type="float">
            <text:p>0,842377662658691</text:p>
          </table:table-cell>
          <table:table-cell office:value-type="float" office:value="0.846278190612793" calcext:value-type="float">
            <text:p>0,846278190612793</text:p>
          </table:table-cell>
          <table:table-cell office:value-type="float" office:value="0.843994140625" calcext:value-type="float">
            <text:p>0,843994140625</text:p>
          </table:table-cell>
          <table:table-cell office:value-type="float" office:value="0.84479284286499" calcext:value-type="float">
            <text:p>0,84479284286499</text:p>
          </table:table-cell>
          <table:table-cell office:value-type="float" office:value="0.859642505645752" calcext:value-type="float">
            <text:p>0,859642505645752</text:p>
          </table:table-cell>
          <table:table-cell office:value-type="float" office:value="0.844589710235596" calcext:value-type="float">
            <text:p>0,844589710235596</text:p>
          </table:table-cell>
          <table:table-cell office:value-type="float" office:value="0.844151258468628" calcext:value-type="float">
            <text:p>0,844151258468628</text:p>
          </table:table-cell>
          <table:table-cell office:value-type="float" office:value="0.843713998794556" calcext:value-type="float">
            <text:p>0,843713998794556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45197916030884" calcext:value-type="float">
            <text:p>0,845197916030884</text:p>
          </table:table-cell>
          <table:table-cell office:value-type="float" office:value="0.844969272613525" calcext:value-type="float">
            <text:p>0,844969272613525</text:p>
          </table:table-cell>
          <table:table-cell office:value-type="float" office:value="0.843773126602173" calcext:value-type="float">
            <text:p>0,843773126602173</text:p>
          </table:table-cell>
          <table:table-cell office:value-type="float" office:value="0.845280647277832" calcext:value-type="float">
            <text:p>0,845280647277832</text:p>
          </table:table-cell>
          <table:table-cell office:value-type="float" office:value="0.841484308242798" calcext:value-type="float">
            <text:p>0,841484308242798</text:p>
          </table:table-cell>
          <table:table-cell office:value-type="float" office:value="0.846044063568115" calcext:value-type="float">
            <text:p>0,846044063568115</text:p>
          </table:table-cell>
          <table:table-cell office:value-type="float" office:value="0.84526252746582" calcext:value-type="float">
            <text:p>0,84526252746582</text:p>
          </table:table-cell>
          <table:table-cell office:value-type="float" office:value="0.843853235244751" calcext:value-type="float">
            <text:p>0,843853235244751</text:p>
          </table:table-cell>
          <table:table-cell office:value-type="float" office:value="0.844087839126587" calcext:value-type="float">
            <text:p>0,844087839126587</text:p>
          </table:table-cell>
          <table:table-cell office:value-type="float" office:value="0.844428539276123" calcext:value-type="float">
            <text:p>0,844428539276123</text:p>
          </table:table-cell>
          <table:table-cell office:value-type="float" office:value="0.844266176223755" calcext:value-type="float">
            <text:p>0,844266176223755</text:p>
          </table:table-cell>
          <table:table-cell office:value-type="float" office:value="0.85956883430481" calcext:value-type="float">
            <text:p>0,85956883430481</text:p>
          </table:table-cell>
          <table:table-cell office:value-type="float" office:value="0.843738555908203" calcext:value-type="float">
            <text:p>0,843738555908203</text:p>
          </table:table-cell>
          <table:table-cell office:value-type="float" office:value="0.844514608383179" calcext:value-type="float">
            <text:p>0,844514608383179</text:p>
          </table:table-cell>
          <table:table-cell office:value-type="float" office:value="0.845627069473267" calcext:value-type="float">
            <text:p>0,845627069473267</text:p>
          </table:table-cell>
          <table:table-cell office:value-type="float" office:value="0.841456174850464" calcext:value-type="float">
            <text:p>0,841456174850464</text:p>
          </table:table-cell>
          <table:table-cell office:value-type="float" office:value="0.844186782836914" calcext:value-type="float">
            <text:p>0,844186782836914</text:p>
          </table:table-cell>
          <table:table-cell office:value-type="float" office:value="0.84279727935791" calcext:value-type="float">
            <text:p>0,84279727935791</text:p>
          </table:table-cell>
          <table:table-cell office:value-type="float" office:value="0.845850944519043" calcext:value-type="float">
            <text:p>0,845850944519043</text:p>
          </table:table-cell>
          <table:table-cell office:value-type="float" office:value="0.844249963760376" calcext:value-type="float">
            <text:p>0,844249963760376</text:p>
          </table:table-cell>
          <table:table-cell office:value-type="float" office:value="0.843382358551025" calcext:value-type="float">
            <text:p>0,843382358551025</text:p>
          </table:table-cell>
          <table:table-cell office:value-type="float" office:value="0.842308521270752" calcext:value-type="float">
            <text:p>0,842308521270752</text:p>
          </table:table-cell>
          <table:table-cell office:value-type="float" office:value="0.844255924224854" calcext:value-type="float">
            <text:p>0,844255924224854</text:p>
          </table:table-cell>
          <table:table-cell office:value-type="float" office:value="0.843096971511841" calcext:value-type="float">
            <text:p>0,843096971511841</text:p>
          </table:table-cell>
          <table:table-cell office:value-type="float" office:value="0.846160173416138" calcext:value-type="float">
            <text:p>0,846160173416138</text:p>
          </table:table-cell>
          <table:table-cell office:value-type="float" office:value="0.84299898147583" calcext:value-type="float">
            <text:p>0,84299898147583</text:p>
          </table:table-cell>
          <table:table-cell office:value-type="float" office:value="0.844496250152588" calcext:value-type="float">
            <text:p>0,844496250152588</text:p>
          </table:table-cell>
          <table:table-cell office:value-type="float" office:value="0.84094500541687" calcext:value-type="float">
            <text:p>0,84094500541687</text:p>
          </table:table-cell>
          <table:table-cell office:value-type="float" office:value="0.841961145401001" calcext:value-type="float">
            <text:p>0,841961145401001</text:p>
          </table:table-cell>
          <table:table-cell office:value-type="float" office:value="0.846184968948364" calcext:value-type="float">
            <text:p>0,846184968948364</text:p>
          </table:table-cell>
          <table:table-cell office:value-type="float" office:value="0.860439300537109" calcext:value-type="float">
            <text:p>0,860439300537109</text:p>
          </table:table-cell>
          <table:table-cell office:value-type="float" office:value="0.844484090805054" calcext:value-type="float">
            <text:p>0,844484090805054</text:p>
          </table:table-cell>
          <table:table-cell office:value-type="float" office:value="0.843847751617432" calcext:value-type="float">
            <text:p>0,843847751617432</text:p>
          </table:table-cell>
          <table:table-cell office:value-type="float" office:value="0.842491865158081" calcext:value-type="float">
            <text:p>0,842491865158081</text:p>
          </table:table-cell>
          <table:table-cell office:value-type="float" office:value="0.843905448913574" calcext:value-type="float">
            <text:p>0,843905448913574</text:p>
          </table:table-cell>
          <table:table-cell office:value-type="float" office:value="0.841287851333618" calcext:value-type="float">
            <text:p>0,841287851333618</text:p>
          </table:table-cell>
          <table:table-cell office:value-type="float" office:value="0.847071170806885" calcext:value-type="float">
            <text:p>0,847071170806885</text:p>
          </table:table-cell>
          <table:table-cell office:value-type="float" office:value="0.844564199447632" calcext:value-type="float">
            <text:p>0,844564199447632</text:p>
          </table:table-cell>
          <table:table-cell office:value-type="float" office:value="0.84224796295166" calcext:value-type="float">
            <text:p>0,84224796295166</text:p>
          </table:table-cell>
          <table:table-cell office:value-type="float" office:value="0.844038248062134" calcext:value-type="float">
            <text:p>0,844038248062134</text:p>
          </table:table-cell>
          <table:table-cell office:value-type="float" office:value="0.842430591583252" calcext:value-type="float">
            <text:p>0,842430591583252</text:p>
          </table:table-cell>
          <table:table-cell office:value-type="float" office:value="0.860909223556519" calcext:value-type="float">
            <text:p>0,860909223556519</text:p>
          </table:table-cell>
          <table:table-cell office:value-type="float" office:value="0.845534563064575" calcext:value-type="float">
            <text:p>0,845534563064575</text:p>
          </table:table-cell>
          <table:table-cell office:value-type="float" office:value="0.844469785690308" calcext:value-type="float">
            <text:p>0,844469785690308</text:p>
          </table:table-cell>
          <table:table-cell office:value-type="float" office:value="0.841168165206909" calcext:value-type="float">
            <text:p>0,841168165206909</text:p>
          </table:table-cell>
          <table:table-cell office:value-type="float" office:value="0.844630718231201" calcext:value-type="float">
            <text:p>0,844630718231201</text:p>
          </table:table-cell>
          <table:table-cell office:value-type="float" office:value="0.841378927230835" calcext:value-type="float">
            <text:p>0,841378927230835</text:p>
          </table:table-cell>
          <table:table-cell office:value-type="float" office:value="0.845900774002075" calcext:value-type="float">
            <text:p>0,845900774002075</text:p>
          </table:table-cell>
          <table:table-cell office:value-type="float" office:value="0.844540119171143" calcext:value-type="float">
            <text:p>0,844540119171143</text:p>
          </table:table-cell>
          <table:table-cell office:value-type="float" office:value="0.843350172042847" calcext:value-type="float">
            <text:p>0,843350172042847</text:p>
          </table:table-cell>
          <table:table-cell office:value-type="float" office:value="0.841604471206665" calcext:value-type="float">
            <text:p>0,841604471206665</text:p>
          </table:table-cell>
          <table:table-cell office:value-type="float" office:value="0.844648122787476" calcext:value-type="float">
            <text:p>0,844648122787476</text:p>
          </table:table-cell>
          <table:table-cell office:value-type="float" office:value="0.843098163604736" calcext:value-type="float">
            <text:p>0,843098163604736</text:p>
          </table:table-cell>
          <table:table-cell office:value-type="float" office:value="0.845386028289795" calcext:value-type="float">
            <text:p>0,845386028289795</text:p>
          </table:table-cell>
          <table:table-cell office:value-type="float" office:value="0.844762802124023" calcext:value-type="float">
            <text:p>0,844762802124023</text:p>
          </table:table-cell>
          <table:table-cell office:value-type="float" office:value="0.843814134597778" calcext:value-type="float">
            <text:p>0,843814134597778</text:p>
          </table:table-cell>
          <table:table-cell office:value-type="float" office:value="0.8413987159729" calcext:value-type="float">
            <text:p>0,8413987159729</text:p>
          </table:table-cell>
          <table:table-cell office:value-type="float" office:value="0.843454599380493" calcext:value-type="float">
            <text:p>0,843454599380493</text:p>
          </table:table-cell>
          <table:table-cell office:value-type="float" office:value="0.845717668533325" calcext:value-type="float">
            <text:p>0,845717668533325</text:p>
          </table:table-cell>
          <table:table-cell office:value-type="float" office:value="0.843734979629517" calcext:value-type="float">
            <text:p>0,843734979629517</text:p>
          </table:table-cell>
          <table:table-cell office:value-type="float" office:value="0.843712329864502" calcext:value-type="float">
            <text:p>0,843712329864502</text:p>
          </table:table-cell>
          <table:table-cell office:value-type="float" office:value="0.84494686126709" calcext:value-type="float">
            <text:p>0,84494686126709</text:p>
          </table:table-cell>
          <table:table-cell office:value-type="float" office:value="0.840179443359375" calcext:value-type="float">
            <text:p>0,840179443359375</text:p>
          </table:table-cell>
          <table:table-cell office:value-type="float" office:value="0.846417665481567" calcext:value-type="float">
            <text:p>0,846417665481567</text:p>
          </table:table-cell>
          <table:table-cell office:value-type="float" office:value="0.842887401580811" calcext:value-type="float">
            <text:p>0,842887401580811</text:p>
          </table:table-cell>
          <table:table-cell office:value-type="float" office:value="0.845458984375" calcext:value-type="float">
            <text:p>0,845458984375</text:p>
          </table:table-cell>
          <table:table-cell office:value-type="float" office:value="0.844309568405151" calcext:value-type="float">
            <text:p>0,844309568405151</text:p>
          </table:table-cell>
          <table:table-cell office:value-type="float" office:value="0.858535051345825" calcext:value-type="float">
            <text:p>0,858535051345825</text:p>
          </table:table-cell>
          <table:table-cell office:value-type="float" office:value="0.858071565628052" calcext:value-type="float">
            <text:p>0,858071565628052</text:p>
          </table:table-cell>
          <table:table-cell office:value-type="float" office:value="0.844513416290283" calcext:value-type="float">
            <text:p>0,844513416290283</text:p>
          </table:table-cell>
          <table:table-cell office:value-type="float" office:value="0.843474388122559" calcext:value-type="float">
            <text:p>0,843474388122559</text:p>
          </table:table-cell>
          <table:table-cell office:value-type="float" office:value="0.84588098526001" calcext:value-type="float">
            <text:p>0,84588098526001</text:p>
          </table:table-cell>
          <table:table-cell office:value-type="float" office:value="0.843661069869995" calcext:value-type="float">
            <text:p>0,843661069869995</text:p>
          </table:table-cell>
          <table:table-cell office:value-type="float" office:value="0.843576908111572" calcext:value-type="float">
            <text:p>0,843576908111572</text:p>
          </table:table-cell>
          <table:table-cell office:value-type="float" office:value="0.844887971878052" calcext:value-type="float">
            <text:p>0,844887971878052</text:p>
          </table:table-cell>
          <table:table-cell office:value-type="float" office:value="0.842854976654053" calcext:value-type="float">
            <text:p>0,842854976654053</text:p>
          </table:table-cell>
          <table:table-cell office:value-type="float" office:value="0.846076965332031" calcext:value-type="float">
            <text:p>0,846076965332031</text:p>
          </table:table-cell>
          <table:table-cell office:value-type="float" office:value="0.844025850296021" calcext:value-type="float">
            <text:p>0,844025850296021</text:p>
          </table:table-cell>
          <table:table-cell office:value-type="float" office:value="0.842966079711914" calcext:value-type="float">
            <text:p>0,842966079711914</text:p>
          </table:table-cell>
          <table:table-cell office:value-type="float" office:value="0.846478700637817" calcext:value-type="float">
            <text:p>0,846478700637817</text:p>
          </table:table-cell>
          <table:table-cell office:value-type="float" office:value="0.84390926361084" calcext:value-type="float">
            <text:p>0,84390926361084</text:p>
          </table:table-cell>
          <table:table-cell office:value-type="float" office:value="0.843559980392456" calcext:value-type="float">
            <text:p>0,843559980392456</text:p>
          </table:table-cell>
          <table:table-cell office:value-type="float" office:value="0.844941377639771" calcext:value-type="float">
            <text:p>0,844941377639771</text:p>
          </table:table-cell>
          <table:table-cell office:value-type="float" office:value="0.844188213348389" calcext:value-type="float">
            <text:p>0,844188213348389</text:p>
          </table:table-cell>
          <table:table-cell office:value-type="float" office:value="0.843100309371948" calcext:value-type="float">
            <text:p>0,843100309371948</text:p>
          </table:table-cell>
          <table:table-cell office:value-type="float" office:value="0.846277236938477" calcext:value-type="float">
            <text:p>0,846277236938477</text:p>
          </table:table-cell>
          <table:table-cell office:value-type="float" office:value="0.844468355178833" calcext:value-type="float">
            <text:p>0,844468355178833</text:p>
          </table:table-cell>
          <table:table-cell office:value-type="float" office:value="0.842667579650879" calcext:value-type="float">
            <text:p>0,842667579650879</text:p>
          </table:table-cell>
          <table:table-cell office:value-type="float" office:value="0.844845056533814" calcext:value-type="float">
            <text:p>0,844845056533814</text:p>
          </table:table-cell>
          <table:table-cell office:value-type="float" office:value="0.844543218612671" calcext:value-type="float">
            <text:p>0,844543218612671</text:p>
          </table:table-cell>
          <table:table-cell office:value-type="float" office:value="0.844558954238892" calcext:value-type="float">
            <text:p>0,844558954238892</text:p>
          </table:table-cell>
          <table:table-cell office:value-type="float" office:value="0.843607187271118" calcext:value-type="float">
            <text:p>0,843607187271118</text:p>
          </table:table-cell>
          <table:table-cell office:value-type="float" office:value="0.844576835632324" calcext:value-type="float">
            <text:p>0,844576835632324</text:p>
          </table:table-cell>
          <table:table-cell office:value-type="float" office:value="0.844003915786743" calcext:value-type="float">
            <text:p>0,844003915786743</text:p>
          </table:table-cell>
          <table:table-cell office:value-type="float" office:value="0.844323396682739" calcext:value-type="float">
            <text:p>0,844323396682739</text:p>
          </table:table-cell>
          <table:table-cell office:value-type="float" office:value="0.844727754592896" calcext:value-type="float">
            <text:p>0,844727754592896</text:p>
          </table:table-cell>
          <table:table-cell office:value-type="float" office:value="0.843437671661377" calcext:value-type="float">
            <text:p>0,843437671661377</text:p>
          </table:table-cell>
          <table:table-cell office:value-type="float" office:value="0.844437837600708" calcext:value-type="float">
            <text:p>0,844437837600708</text:p>
          </table:table-cell>
          <table:table-cell office:value-type="float" office:value="0.844910621643066" calcext:value-type="float">
            <text:p>0,844910621643066</text:p>
          </table:table-cell>
          <table:table-cell office:value-type="float" office:value="0.845263481140137" calcext:value-type="float">
            <text:p>0,845263481140137</text:p>
          </table:table-cell>
          <table:table-cell office:value-type="float" office:value="0.858978271484375" calcext:value-type="float">
            <text:p>0,858978271484375</text:p>
          </table:table-cell>
          <table:table-cell office:value-type="float" office:value="0.844451427459717" calcext:value-type="float">
            <text:p>0,844451427459717</text:p>
          </table:table-cell>
          <table:table-cell office:value-type="float" office:value="0.859935998916626" calcext:value-type="float">
            <text:p>0,859935998916626</text:p>
          </table:table-cell>
          <table:table-cell office:value-type="float" office:value="0.845183372497559" calcext:value-type="float">
            <text:p>0,845183372497559</text:p>
          </table:table-cell>
          <table:table-cell office:value-type="float" office:value="0.842560768127441" calcext:value-type="float">
            <text:p>0,842560768127441</text:p>
          </table:table-cell>
          <table:table-cell office:value-type="float" office:value="0.846458673477173" calcext:value-type="float">
            <text:p>0,846458673477173</text:p>
          </table:table-cell>
          <table:table-cell office:value-type="float" office:value="0.840831518173218" calcext:value-type="float">
            <text:p>0,840831518173218</text:p>
          </table:table-cell>
          <table:table-cell office:value-type="float" office:value="0.846632480621338" calcext:value-type="float">
            <text:p>0,846632480621338</text:p>
          </table:table-cell>
          <table:table-cell office:value-type="float" office:value="0.844570636749268" calcext:value-type="float">
            <text:p>0,844570636749268</text:p>
          </table:table-cell>
          <table:table-cell office:value-type="float" office:value="0.84324049949646" calcext:value-type="float">
            <text:p>0,84324049949646</text:p>
          </table:table-cell>
          <table:table-cell office:value-type="float" office:value="0.845700263977051" calcext:value-type="float">
            <text:p>0,845700263977051</text:p>
          </table:table-cell>
          <table:table-cell office:value-type="float" office:value="0.841506958007813" calcext:value-type="float">
            <text:p>0,841506958007813</text:p>
          </table:table-cell>
          <table:table-cell office:value-type="float" office:value="0.845407009124756" calcext:value-type="float">
            <text:p>0,845407009124756</text:p>
          </table:table-cell>
          <table:table-cell office:value-type="float" office:value="0.845491170883179" calcext:value-type="float">
            <text:p>0,845491170883179</text:p>
          </table:table-cell>
          <table:table-cell office:value-type="float" office:value="0.845335721969605" calcext:value-type="float">
            <text:p>0,845335721969605</text:p>
          </table:table-cell>
          <table:table-cell office:value-type="float" office:value="0.843761682510376" calcext:value-type="float">
            <text:p>0,843761682510376</text:p>
          </table:table-cell>
          <table:table-cell office:value-type="float" office:value="0.84347128868103" calcext:value-type="float">
            <text:p>0,84347128868103</text:p>
          </table:table-cell>
          <table:table-cell office:value-type="float" office:value="0.843984127044678" calcext:value-type="float">
            <text:p>0,843984127044678</text:p>
          </table:table-cell>
          <table:table-cell office:value-type="float" office:value="0.844938039779663" calcext:value-type="float">
            <text:p>0,844938039779663</text:p>
          </table:table-cell>
          <table:table-cell office:value-type="float" office:value="0.843247413635254" calcext:value-type="float">
            <text:p>0,843247413635254</text:p>
          </table:table-cell>
          <table:table-cell office:value-type="float" office:value="0.844405651092529" calcext:value-type="float">
            <text:p>0,844405651092529</text:p>
          </table:table-cell>
          <table:table-cell office:value-type="float" office:value="0.84554648399353" calcext:value-type="float">
            <text:p>0,84554648399353</text:p>
          </table:table-cell>
          <table:table-cell office:value-type="float" office:value="0.843988180160523" calcext:value-type="float">
            <text:p>0,843988180160523</text:p>
          </table:table-cell>
          <table:table-cell office:value-type="float" office:value="0.844347238540649" calcext:value-type="float">
            <text:p>0,844347238540649</text:p>
          </table:table-cell>
          <table:table-cell office:value-type="float" office:value="0.843730211257935" calcext:value-type="float">
            <text:p>0,843730211257935</text:p>
          </table:table-cell>
          <table:table-cell office:value-type="float" office:value="0.843940496444702" calcext:value-type="float">
            <text:p>0,843940496444702</text:p>
          </table:table-cell>
          <table:table-cell office:value-type="float" office:value="0.845195293426514" calcext:value-type="float">
            <text:p>0,845195293426514</text:p>
          </table:table-cell>
          <table:table-cell office:value-type="float" office:value="0.842516183853149" calcext:value-type="float">
            <text:p>0,842516183853149</text:p>
          </table:table-cell>
          <table:table-cell office:value-type="float" office:value="0.843287944793701" calcext:value-type="float">
            <text:p>0,843287944793701</text:p>
          </table:table-cell>
          <table:table-cell office:value-type="float" office:value="0.860624313354492" calcext:value-type="float">
            <text:p>0,860624313354492</text:p>
          </table:table-cell>
          <table:table-cell office:value-type="float" office:value="0.85769534111023" calcext:value-type="float">
            <text:p>0,85769534111023</text:p>
          </table:table-cell>
          <table:table-cell office:value-type="float" office:value="0.845951318740845" calcext:value-type="float">
            <text:p>0,845951318740845</text:p>
          </table:table-cell>
          <table:table-cell office:value-type="float" office:value="0.844782114028931" calcext:value-type="float">
            <text:p>0,844782114028931</text:p>
          </table:table-cell>
          <table:table-cell office:value-type="float" office:value="0.840567588806152" calcext:value-type="float">
            <text:p>0,840567588806152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5332384109497" calcext:value-type="float">
            <text:p>0,845332384109497</text:p>
          </table:table-cell>
          <table:table-cell office:value-type="float" office:value="0.843307018280029" calcext:value-type="float">
            <text:p>0,843307018280029</text:p>
          </table:table-cell>
          <table:table-cell office:value-type="float" office:value="0.845135927200317" calcext:value-type="float">
            <text:p>0,845135927200317</text:p>
          </table:table-cell>
          <table:table-cell office:value-type="float" office:value="0.844109535217285" calcext:value-type="float">
            <text:p>0,844109535217285</text:p>
          </table:table-cell>
          <table:table-cell office:value-type="float" office:value="0.841206550598145" calcext:value-type="float">
            <text:p>0,841206550598145</text:p>
          </table:table-cell>
          <table:table-cell office:value-type="float" office:value="0.84444522857666" calcext:value-type="float">
            <text:p>0,84444522857666</text:p>
          </table:table-cell>
          <table:table-cell office:value-type="float" office:value="0.843828678131104" calcext:value-type="float">
            <text:p>0,843828678131104</text:p>
          </table:table-cell>
          <table:table-cell office:value-type="float" office:value="0.844671010971069" calcext:value-type="float">
            <text:p>0,844671010971069</text:p>
          </table:table-cell>
          <table:table-cell office:value-type="float" office:value="0.843475580215454" calcext:value-type="float">
            <text:p>0,843475580215454</text:p>
          </table:table-cell>
          <table:table-cell office:value-type="float" office:value="0.845241069793701" calcext:value-type="float">
            <text:p>0,845241069793701</text:p>
          </table:table-cell>
          <table:table-cell office:value-type="float" office:value="0.840874910354614" calcext:value-type="float">
            <text:p>0,840874910354614</text:p>
          </table:table-cell>
          <table:table-cell office:value-type="float" office:value="0.844237327575684" calcext:value-type="float">
            <text:p>0,844237327575684</text:p>
          </table:table-cell>
          <table:table-cell office:value-type="float" office:value="0.845168590545654" calcext:value-type="float">
            <text:p>0,845168590545654</text:p>
          </table:table-cell>
          <table:table-cell office:value-type="float" office:value="0.843045949935913" calcext:value-type="float">
            <text:p>0,843045949935913</text:p>
          </table:table-cell>
          <table:table-cell office:value-type="float" office:value="0.84465217590332" calcext:value-type="float">
            <text:p>0,84465217590332</text:p>
          </table:table-cell>
          <table:table-cell office:value-type="float" office:value="0.844621181488037" calcext:value-type="float">
            <text:p>0,844621181488037</text:p>
          </table:table-cell>
          <table:table-cell office:value-type="float" office:value="0.842537641525269" calcext:value-type="float">
            <text:p>0,842537641525269</text:p>
          </table:table-cell>
          <table:table-cell office:value-type="float" office:value="0.843451976776123" calcext:value-type="float">
            <text:p>0,843451976776123</text:p>
          </table:table-cell>
          <table:table-cell office:value-type="float" office:value="0.844140768051148" calcext:value-type="float">
            <text:p>0,844140768051148</text:p>
          </table:table-cell>
          <table:table-cell office:value-type="float" office:value="0.844642877578735" calcext:value-type="float">
            <text:p>0,844642877578735</text:p>
          </table:table-cell>
          <table:table-cell office:value-type="float" office:value="0.844837665557861" calcext:value-type="float">
            <text:p>0,844837665557861</text:p>
          </table:table-cell>
          <table:table-cell office:value-type="float" office:value="0.844882011413574" calcext:value-type="float">
            <text:p>0,844882011413574</text:p>
          </table:table-cell>
          <table:table-cell office:value-type="float" office:value="0.841384172439575" calcext:value-type="float">
            <text:p>0,841384172439575</text:p>
          </table:table-cell>
          <table:table-cell office:value-type="float" office:value="0.841946125030518" calcext:value-type="float">
            <text:p>0,841946125030518</text:p>
          </table:table-cell>
          <table:table-cell office:value-type="float" office:value="0.842044591903687" calcext:value-type="float">
            <text:p>0,842044591903687</text:p>
          </table:table-cell>
          <table:table-cell office:value-type="float" office:value="0.832106590270996" calcext:value-type="float">
            <text:p>0,832106590270996</text:p>
          </table:table-cell>
          <table:table-cell office:value-type="float" office:value="0.845212936401367" calcext:value-type="float">
            <text:p>0,845212936401367</text:p>
          </table:table-cell>
          <table:table-cell office:value-type="float" office:value="0.860094785690308" calcext:value-type="float">
            <text:p>0,860094785690308</text:p>
          </table:table-cell>
          <table:table-cell office:value-type="float" office:value="0.843712091445923" calcext:value-type="float">
            <text:p>0,843712091445923</text:p>
          </table:table-cell>
          <table:table-cell office:value-type="float" office:value="0.844993352890015" calcext:value-type="float">
            <text:p>0,844993352890015</text:p>
          </table:table-cell>
          <table:table-cell office:value-type="float" office:value="0.843685388565064" calcext:value-type="float">
            <text:p>0,843685388565064</text:p>
          </table:table-cell>
          <table:table-cell office:value-type="float" office:value="0.844284534454346" calcext:value-type="float">
            <text:p>0,844284534454346</text:p>
          </table:table-cell>
          <table:table-cell office:value-type="float" office:value="0.844464302062988" calcext:value-type="float">
            <text:p>0,844464302062988</text:p>
          </table:table-cell>
          <table:table-cell office:value-type="float" office:value="0.844619512557983" calcext:value-type="float">
            <text:p>0,844619512557983</text:p>
          </table:table-cell>
          <table:table-cell office:value-type="float" office:value="0.843561887741089" calcext:value-type="float">
            <text:p>0,843561887741089</text:p>
          </table:table-cell>
          <table:table-cell office:value-type="float" office:value="0.844516754150391" calcext:value-type="float">
            <text:p>0,844516754150391</text:p>
          </table:table-cell>
          <table:table-cell office:value-type="float" office:value="0.84460711479187" calcext:value-type="float">
            <text:p>0,84460711479187</text:p>
          </table:table-cell>
          <table:table-cell office:value-type="float" office:value="0.844323635101318" calcext:value-type="float">
            <text:p>0,844323635101318</text:p>
          </table:table-cell>
          <table:table-cell office:value-type="float" office:value="0.844239473342896" calcext:value-type="float">
            <text:p>0,844239473342896</text:p>
          </table:table-cell>
          <table:table-cell office:value-type="float" office:value="0.844752550125122" calcext:value-type="float">
            <text:p>0,844752550125122</text:p>
          </table:table-cell>
          <table:table-cell office:value-type="float" office:value="0.844609498977661" calcext:value-type="float">
            <text:p>0,844609498977661</text:p>
          </table:table-cell>
          <table:table-cell office:value-type="float" office:value="0.844622611999512" calcext:value-type="float">
            <text:p>0,844622611999512</text:p>
          </table:table-cell>
          <table:table-cell office:value-type="float" office:value="0.844743251800537" calcext:value-type="float">
            <text:p>0,844743251800537</text:p>
          </table:table-cell>
          <table:table-cell office:value-type="float" office:value="0.843877792358398" calcext:value-type="float">
            <text:p>0,843877792358398</text:p>
          </table:table-cell>
          <table:table-cell office:value-type="float" office:value="0.843957662582398" calcext:value-type="float">
            <text:p>0,843957662582398</text:p>
          </table:table-cell>
          <table:table-cell office:value-type="float" office:value="0.844011068344116" calcext:value-type="float">
            <text:p>0,844011068344116</text:p>
          </table:table-cell>
          <table:table-cell office:value-type="float" office:value="0.844643354415894" calcext:value-type="float">
            <text:p>0,844643354415894</text:p>
          </table:table-cell>
          <table:table-cell office:value-type="float" office:value="0.859488725662231" calcext:value-type="float">
            <text:p>0,859488725662231</text:p>
          </table:table-cell>
          <table:table-cell office:value-type="float" office:value="0.843966007232666" calcext:value-type="float">
            <text:p>0,843966007232666</text:p>
          </table:table-cell>
          <table:table-cell office:value-type="float" office:value="0.843966960906982" calcext:value-type="float">
            <text:p>0,843966960906982</text:p>
          </table:table-cell>
          <table:table-cell office:value-type="float" office:value="0.845251083374023" calcext:value-type="float">
            <text:p>0,845251083374023</text:p>
          </table:table-cell>
          <table:table-cell office:value-type="float" office:value="0.843762159347534" calcext:value-type="float">
            <text:p>0,843762159347534</text:p>
          </table:table-cell>
          <table:table-cell office:value-type="float" office:value="0.844093799591065" calcext:value-type="float">
            <text:p>0,844093799591065</text:p>
          </table:table-cell>
          <table:table-cell office:value-type="float" office:value="0.845113754272461" calcext:value-type="float">
            <text:p>0,845113754272461</text:p>
          </table:table-cell>
          <table:table-cell office:value-type="float" office:value="0.844241619110107" calcext:value-type="float">
            <text:p>0,844241619110107</text:p>
          </table:table-cell>
          <table:table-cell office:value-type="float" office:value="0.844064474105835" calcext:value-type="float">
            <text:p>0,844064474105835</text:p>
          </table:table-cell>
          <table:table-cell office:value-type="float" office:value="0.843841552734375" calcext:value-type="float">
            <text:p>0,843841552734375</text:p>
          </table:table-cell>
          <table:table-cell office:value-type="float" office:value="0.845033645629883" calcext:value-type="float">
            <text:p>0,845033645629883</text:p>
          </table:table-cell>
          <table:table-cell office:value-type="float" office:value="0.843869924545288" calcext:value-type="float">
            <text:p>0,843869924545288</text:p>
          </table:table-cell>
          <table:table-cell office:value-type="float" office:value="0.844498872756958" calcext:value-type="float">
            <text:p>0,844498872756958</text:p>
          </table:table-cell>
          <table:table-cell office:value-type="float" office:value="0.844093322753906" calcext:value-type="float">
            <text:p>0,844093322753906</text:p>
          </table:table-cell>
          <table:table-cell office:value-type="float" office:value="0.860302686691284" calcext:value-type="float">
            <text:p>0,860302686691284</text:p>
          </table:table-cell>
          <table:table-cell office:value-type="float" office:value="0.843631267547607" calcext:value-type="float">
            <text:p>0,843631267547607</text:p>
          </table:table-cell>
          <table:table-cell office:value-type="float" office:value="0.845179080963135" calcext:value-type="float">
            <text:p>0,845179080963135</text:p>
          </table:table-cell>
          <table:table-cell office:value-type="float" office:value="0.843841552734375" calcext:value-type="float">
            <text:p>0,843841552734375</text:p>
          </table:table-cell>
          <table:table-cell office:value-type="float" office:value="0.84415078163147" calcext:value-type="float">
            <text:p>0,84415078163147</text:p>
          </table:table-cell>
          <table:table-cell office:value-type="float" office:value="0.860337018966675" calcext:value-type="float">
            <text:p>0,860337018966675</text:p>
          </table:table-cell>
          <table:table-cell office:value-type="float" office:value="0.844038724899292" calcext:value-type="float">
            <text:p>0,844038724899292</text:p>
          </table:table-cell>
          <table:table-cell office:value-type="float" office:value="0.844080209732056" calcext:value-type="float">
            <text:p>0,844080209732056</text:p>
          </table:table-cell>
          <table:table-cell office:value-type="float" office:value="0.860436201095581" calcext:value-type="float">
            <text:p>0,860436201095581</text:p>
          </table:table-cell>
          <table:table-cell office:value-type="float" office:value="0.844491004943848" calcext:value-type="float">
            <text:p>0,844491004943848</text:p>
          </table:table-cell>
          <table:table-cell office:value-type="float" office:value="0.843998432159424" calcext:value-type="float">
            <text:p>0,843998432159424</text:p>
          </table:table-cell>
          <table:table-cell office:value-type="float" office:value="0.845067501068115" calcext:value-type="float">
            <text:p>0,845067501068115</text:p>
          </table:table-cell>
          <table:table-cell office:value-type="float" office:value="0.84314775466919" calcext:value-type="float">
            <text:p>0,84314775466919</text:p>
          </table:table-cell>
          <table:table-cell office:value-type="float" office:value="0.844236612319946" calcext:value-type="float">
            <text:p>0,844236612319946</text:p>
          </table:table-cell>
          <table:table-cell office:value-type="float" office:value="0.859681367874146" calcext:value-type="float">
            <text:p>0,859681367874146</text:p>
          </table:table-cell>
          <table:table-cell office:value-type="float" office:value="0.84514331817627" calcext:value-type="float">
            <text:p>0,84514331817627</text:p>
          </table:table-cell>
          <table:table-cell office:value-type="float" office:value="0.843921661376953" calcext:value-type="float">
            <text:p>0,843921661376953</text:p>
          </table:table-cell>
          <table:table-cell office:value-type="float" office:value="0.844168663024902" calcext:value-type="float">
            <text:p>0,844168663024902</text:p>
          </table:table-cell>
          <table:table-cell office:value-type="float" office:value="0.844534635543823" calcext:value-type="float">
            <text:p>0,844534635543823</text:p>
          </table:table-cell>
          <table:table-cell office:value-type="float" office:value="0.845113277435303" calcext:value-type="float">
            <text:p>0,845113277435303</text:p>
          </table:table-cell>
          <table:table-cell office:value-type="float" office:value="0.841063499450684" calcext:value-type="float">
            <text:p>0,841063499450684</text:p>
          </table:table-cell>
          <table:table-cell office:value-type="float" office:value="0.844523906707764" calcext:value-type="float">
            <text:p>0,844523906707764</text:p>
          </table:table-cell>
          <table:table-cell office:value-type="float" office:value="0.844419956207275" calcext:value-type="float">
            <text:p>0,844419956207275</text:p>
          </table:table-cell>
          <table:table-cell office:value-type="float" office:value="0.844441175460815" calcext:value-type="float">
            <text:p>0,844441175460815</text:p>
          </table:table-cell>
          <table:table-cell office:value-type="float" office:value="0.843844890594482" calcext:value-type="float">
            <text:p>0,843844890594482</text:p>
          </table:table-cell>
          <table:table-cell office:value-type="float" office:value="0.859988451004028" calcext:value-type="float">
            <text:p>0,859988451004028</text:p>
          </table:table-cell>
          <table:table-cell office:value-type="float" office:value="0.84109091758728" calcext:value-type="float">
            <text:p>0,84109091758728</text:p>
          </table:table-cell>
          <table:table-cell office:value-type="float" office:value="0.844064950942993" calcext:value-type="float">
            <text:p>0,844064950942993</text:p>
          </table:table-cell>
          <table:table-cell office:value-type="float" office:value="0.844326019287109" calcext:value-type="float">
            <text:p>0,844326019287109</text:p>
          </table:table-cell>
          <table:table-cell office:value-type="float" office:value="0.844841003417969" calcext:value-type="float">
            <text:p>0,844841003417969</text:p>
          </table:table-cell>
          <table:table-cell office:value-type="float" office:value="0.843403339385986" calcext:value-type="float">
            <text:p>0,843403339385986</text:p>
          </table:table-cell>
          <table:table-cell office:value-type="float" office:value="0.844844818115234" calcext:value-type="float">
            <text:p>0,844844818115234</text:p>
          </table:table-cell>
          <table:table-cell office:value-type="float" office:value="0.840937614440918" calcext:value-type="float">
            <text:p>0,840937614440918</text:p>
          </table:table-cell>
          <table:table-cell office:value-type="float" office:value="0.844546556472778" calcext:value-type="float">
            <text:p>0,844546556472778</text:p>
          </table:table-cell>
          <table:table-cell office:value-type="float" office:value="0.843982219696045" calcext:value-type="float">
            <text:p>0,843982219696045</text:p>
          </table:table-cell>
          <table:table-cell office:value-type="float" office:value="0.844024181365967" calcext:value-type="float">
            <text:p>0,844024181365967</text:p>
          </table:table-cell>
          <table:table-cell office:value-type="float" office:value="0.844335317611694" calcext:value-type="float">
            <text:p>0,844335317611694</text:p>
          </table:table-cell>
          <table:table-cell office:value-type="float" office:value="0.860509395599365" calcext:value-type="float">
            <text:p>0,860509395599365</text:p>
          </table:table-cell>
          <table:table-cell office:value-type="float" office:value="0.840598821640015" calcext:value-type="float">
            <text:p>0,840598821640015</text:p>
          </table:table-cell>
          <table:table-cell office:value-type="float" office:value="0.843982934951782" calcext:value-type="float">
            <text:p>0,843982934951782</text:p>
          </table:table-cell>
          <table:table-cell office:value-type="float" office:value="0.844501733779907" calcext:value-type="float">
            <text:p>0,844501733779907</text:p>
          </table:table-cell>
          <table:table-cell office:value-type="float" office:value="0.860160112380981" calcext:value-type="float">
            <text:p>0,860160112380981</text:p>
          </table:table-cell>
          <table:table-cell office:value-type="float" office:value="0.844220876693726" calcext:value-type="float">
            <text:p>0,844220876693726</text:p>
          </table:table-cell>
          <table:table-cell office:value-type="float" office:value="0.844395399093628" calcext:value-type="float">
            <text:p>0,844395399093628</text:p>
          </table:table-cell>
          <table:table-cell office:value-type="float" office:value="0.841666221618652" calcext:value-type="float">
            <text:p>0,841666221618652</text:p>
          </table:table-cell>
          <table:table-cell office:value-type="float" office:value="0.844429016113281" calcext:value-type="float">
            <text:p>0,844429016113281</text:p>
          </table:table-cell>
          <table:table-cell office:value-type="float" office:value="0.843985319137573" calcext:value-type="float">
            <text:p>0,843985319137573</text:p>
          </table:table-cell>
          <table:table-cell office:value-type="float" office:value="0.845221757888794" calcext:value-type="float">
            <text:p>0,845221757888794</text:p>
          </table:table-cell>
          <table:table-cell office:value-type="float" office:value="0.843761682510376" calcext:value-type="float">
            <text:p>0,843761682510376</text:p>
          </table:table-cell>
          <table:table-cell office:value-type="float" office:value="0.844781875610352" calcext:value-type="float">
            <text:p>0,844781875610352</text:p>
          </table:table-cell>
          <table:table-cell office:value-type="float" office:value="0.841203927993774" calcext:value-type="float">
            <text:p>0,841203927993774</text:p>
          </table:table-cell>
          <table:table-cell office:value-type="float" office:value="0.844375371932983" calcext:value-type="float">
            <text:p>0,844375371932983</text:p>
          </table:table-cell>
          <table:table-cell office:value-type="float" office:value="0.844406604766846" calcext:value-type="float">
            <text:p>0,844406604766846</text:p>
          </table:table-cell>
          <table:table-cell office:value-type="float" office:value="0.844020128250122" calcext:value-type="float">
            <text:p>0,844020128250122</text:p>
          </table:table-cell>
          <table:table-cell office:value-type="float" office:value="0.844759464263916" calcext:value-type="float">
            <text:p>0,844759464263916</text:p>
          </table:table-cell>
          <table:table-cell office:value-type="float" office:value="0.844516515731812" calcext:value-type="float">
            <text:p>0,844516515731812</text:p>
          </table:table-cell>
          <table:table-cell office:value-type="float" office:value="0.841292858123779" calcext:value-type="float">
            <text:p>0,841292858123779</text:p>
          </table:table-cell>
          <table:table-cell office:value-type="float" office:value="0.843844413757324" calcext:value-type="float">
            <text:p>0,843844413757324</text:p>
          </table:table-cell>
          <table:table-cell office:value-type="float" office:value="0.844664096832275" calcext:value-type="float">
            <text:p>0,844664096832275</text:p>
          </table:table-cell>
          <table:table-cell office:value-type="float" office:value="0.844068288803101" calcext:value-type="float">
            <text:p>0,844068288803101</text:p>
          </table:table-cell>
          <table:table-cell office:value-type="float" office:value="0.844056844711304" calcext:value-type="float">
            <text:p>0,844056844711304</text:p>
          </table:table-cell>
          <table:table-cell office:value-type="float" office:value="0.844910860061646" calcext:value-type="float">
            <text:p>0,844910860061646</text:p>
          </table:table-cell>
          <table:table-cell office:value-type="float" office:value="0.840343713760376" calcext:value-type="float">
            <text:p>0,840343713760376</text:p>
          </table:table-cell>
          <table:table-cell office:value-type="float" office:value="0.844005107879639" calcext:value-type="float">
            <text:p>0,844005107879639</text:p>
          </table:table-cell>
          <table:table-cell office:value-type="float" office:value="0.844577789306641" calcext:value-type="float">
            <text:p>0,844577789306641</text:p>
          </table:table-cell>
          <table:table-cell office:value-type="float" office:value="0.844222068786621" calcext:value-type="float">
            <text:p>0,844222068786621</text:p>
          </table:table-cell>
          <table:table-cell office:value-type="float" office:value="0.844633102416992" calcext:value-type="float">
            <text:p>0,844633102416992</text:p>
          </table:table-cell>
          <table:table-cell office:value-type="float" office:value="0.844192028045654" calcext:value-type="float">
            <text:p>0,844192028045654</text:p>
          </table:table-cell>
          <table:table-cell office:value-type="float" office:value="0.841822385787964" calcext:value-type="float">
            <text:p>0,841822385787964</text:p>
          </table:table-cell>
          <table:table-cell office:value-type="float" office:value="0.844327449798584" calcext:value-type="float">
            <text:p>0,844327449798584</text:p>
          </table:table-cell>
          <table:table-cell office:value-type="float" office:value="0.859897136688232" calcext:value-type="float">
            <text:p>0,859897136688232</text:p>
          </table:table-cell>
          <table:table-cell office:value-type="float" office:value="0.860015392303467" calcext:value-type="float">
            <text:p>0,860015392303467</text:p>
          </table:table-cell>
          <table:table-cell office:value-type="float" office:value="0.844702005386353" calcext:value-type="float">
            <text:p>0,844702005386353</text:p>
          </table:table-cell>
          <table:table-cell office:value-type="float" office:value="0.841769218444824" calcext:value-type="float">
            <text:p>0,841769218444824</text:p>
          </table:table-cell>
          <table:table-cell office:value-type="float" office:value="0.843957185745239" calcext:value-type="float">
            <text:p>0,843957185745239</text:p>
          </table:table-cell>
          <table:table-cell office:value-type="float" office:value="0.859996318817139" calcext:value-type="float">
            <text:p>0,859996318817139</text:p>
          </table:table-cell>
          <table:table-cell office:value-type="float" office:value="0.844401359558106" calcext:value-type="float">
            <text:p>0,844401359558106</text:p>
          </table:table-cell>
          <table:table-cell office:value-type="float" office:value="0.844217777252197" calcext:value-type="float">
            <text:p>0,844217777252197</text:p>
          </table:table-cell>
          <table:table-cell office:value-type="float" office:value="0.859944581985474" calcext:value-type="float">
            <text:p>0,859944581985474</text:p>
          </table:table-cell>
          <table:table-cell office:value-type="float" office:value="0.844020843505859" calcext:value-type="float">
            <text:p>0,844020843505859</text:p>
          </table:table-cell>
          <table:table-cell office:value-type="float" office:value="0.84469199180603" calcext:value-type="float">
            <text:p>0,84469199180603</text:p>
          </table:table-cell>
          <table:table-cell office:value-type="float" office:value="0.844129800796509" calcext:value-type="float">
            <text:p>0,844129800796509</text:p>
          </table:table-cell>
          <table:table-cell office:value-type="float" office:value="0.844807624816895" calcext:value-type="float">
            <text:p>0,844807624816895</text:p>
          </table:table-cell>
          <table:table-cell office:value-type="float" office:value="0.843733072280884" calcext:value-type="float">
            <text:p>0,843733072280884</text:p>
          </table:table-cell>
          <table:table-cell office:value-type="float" office:value="0.843559503555298" calcext:value-type="float">
            <text:p>0,843559503555298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4709396362305" calcext:value-type="float">
            <text:p>0,844709396362305</text:p>
          </table:table-cell>
          <table:table-cell office:value-type="float" office:value="0.843648195266724" calcext:value-type="float">
            <text:p>0,843648195266724</text:p>
          </table:table-cell>
          <table:table-cell office:value-type="float" office:value="0.845063209533691" calcext:value-type="float">
            <text:p>0,845063209533691</text:p>
          </table:table-cell>
          <table:table-cell office:value-type="float" office:value="0.844213724136353" calcext:value-type="float">
            <text:p>0,844213724136353</text:p>
          </table:table-cell>
          <table:table-cell office:value-type="float" office:value="0.843935012817383" calcext:value-type="float">
            <text:p>0,843935012817383</text:p>
          </table:table-cell>
          <table:table-cell office:value-type="float" office:value="0.84463906288147" calcext:value-type="float">
            <text:p>0,84463906288147</text:p>
          </table:table-cell>
          <table:table-cell office:value-type="float" office:value="0.844194412231445" calcext:value-type="float">
            <text:p>0,844194412231445</text:p>
          </table:table-cell>
          <table:table-cell office:value-type="float" office:value="0.844198942184448" calcext:value-type="float">
            <text:p>0,844198942184448</text:p>
          </table:table-cell>
          <table:table-cell office:value-type="float" office:value="0.844560861587524" calcext:value-type="float">
            <text:p>0,844560861587524</text:p>
          </table:table-cell>
          <table:table-cell office:value-type="float" office:value="0.843681573867798" calcext:value-type="float">
            <text:p>0,843681573867798</text:p>
          </table:table-cell>
          <table:table-cell office:value-type="float" office:value="0.844180822372437" calcext:value-type="float">
            <text:p>0,844180822372437</text:p>
          </table:table-cell>
          <table:table-cell office:value-type="float" office:value="0.844965219497681" calcext:value-type="float">
            <text:p>0,844965219497681</text:p>
          </table:table-cell>
          <table:table-cell office:value-type="float" office:value="0.844918727874756" calcext:value-type="float">
            <text:p>0,844918727874756</text:p>
          </table:table-cell>
          <table:table-cell office:value-type="float" office:value="0.843505620956421" calcext:value-type="float">
            <text:p>0,843505620956421</text:p>
          </table:table-cell>
          <table:table-cell office:value-type="float" office:value="0.843944549560547" calcext:value-type="float">
            <text:p>0,843944549560547</text:p>
          </table:table-cell>
          <table:table-cell office:value-type="float" office:value="0.844845294952393" calcext:value-type="float">
            <text:p>0,844845294952393</text:p>
          </table:table-cell>
          <table:table-cell office:value-type="float" office:value="0.844387769699097" calcext:value-type="float">
            <text:p>0,844387769699097</text:p>
          </table:table-cell>
          <table:table-cell office:value-type="float" office:value="0.843854665756226" calcext:value-type="float">
            <text:p>0,843854665756226</text:p>
          </table:table-cell>
          <table:table-cell office:value-type="float" office:value="0.844524621963501" calcext:value-type="float">
            <text:p>0,844524621963501</text:p>
          </table:table-cell>
          <table:table-cell office:value-type="float" office:value="0.844737768173218" calcext:value-type="float">
            <text:p>0,844737768173218</text:p>
          </table:table-cell>
          <table:table-cell office:value-type="float" office:value="0.84416937828064" calcext:value-type="float">
            <text:p>0,84416937828064</text:p>
          </table:table-cell>
          <table:table-cell office:value-type="float" office:value="0.84405517578125" calcext:value-type="float">
            <text:p>0,84405517578125</text:p>
          </table:table-cell>
          <table:table-cell office:value-type="float" office:value="0.844339609146118" calcext:value-type="float">
            <text:p>0,844339609146118</text:p>
          </table:table-cell>
          <table:table-cell office:value-type="float" office:value="0.844544649124146" calcext:value-type="float">
            <text:p>0,844544649124146</text:p>
          </table:table-cell>
          <table:table-cell office:value-type="float" office:value="0.844259262084961" calcext:value-type="float">
            <text:p>0,844259262084961</text:p>
          </table:table-cell>
          <table:table-cell office:value-type="float" office:value="0.844278335571289" calcext:value-type="float">
            <text:p>0,844278335571289</text:p>
          </table:table-cell>
          <table:table-cell office:value-type="float" office:value="0.843884468078613" calcext:value-type="float">
            <text:p>0,843884468078613</text:p>
          </table:table-cell>
          <table:table-cell office:value-type="float" office:value="0.844541311264038" calcext:value-type="float">
            <text:p>0,844541311264038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4416618347168" calcext:value-type="float">
            <text:p>0,844416618347168</text:p>
          </table:table-cell>
          <table:table-cell office:value-type="float" office:value="0.843874216079712" calcext:value-type="float">
            <text:p>0,843874216079712</text:p>
          </table:table-cell>
          <table:table-cell office:value-type="float" office:value="0.844079971313477" calcext:value-type="float">
            <text:p>0,844079971313477</text:p>
          </table:table-cell>
          <table:table-cell office:value-type="float" office:value="0.844865798950195" calcext:value-type="float">
            <text:p>0,844865798950195</text:p>
          </table:table-cell>
          <table:table-cell office:value-type="float" office:value="0.844846963882446" calcext:value-type="float">
            <text:p>0,844846963882446</text:p>
          </table:table-cell>
          <table:table-cell office:value-type="float" office:value="0.843784332275391" calcext:value-type="float">
            <text:p>0,843784332275391</text:p>
          </table:table-cell>
          <table:table-cell office:value-type="float" office:value="0.845080375671387" calcext:value-type="float">
            <text:p>0,845080375671387</text:p>
          </table:table-cell>
          <table:table-cell office:value-type="float" office:value="0.843886375427246" calcext:value-type="float">
            <text:p>0,843886375427246</text:p>
          </table:table-cell>
          <table:table-cell office:value-type="float" office:value="0.85992693901062" calcext:value-type="float">
            <text:p>0,85992693901062</text:p>
          </table:table-cell>
          <table:table-cell office:value-type="float" office:value="0.859399080276489" calcext:value-type="float">
            <text:p>0,859399080276489</text:p>
          </table:table-cell>
          <table:table-cell office:value-type="float" office:value="0.844554424285889" calcext:value-type="float">
            <text:p>0,844554424285889</text:p>
          </table:table-cell>
          <table:table-cell office:value-type="float" office:value="0.844481945037842" calcext:value-type="float">
            <text:p>0,844481945037842</text:p>
          </table:table-cell>
          <table:table-cell office:value-type="float" office:value="0.844618320465088" calcext:value-type="float">
            <text:p>0,844618320465088</text:p>
          </table:table-cell>
          <table:table-cell office:value-type="float" office:value="0.844155550003052" calcext:value-type="float">
            <text:p>0,844155550003052</text:p>
          </table:table-cell>
          <table:table-cell office:value-type="float" office:value="0.844108104705811" calcext:value-type="float">
            <text:p>0,844108104705811</text:p>
          </table:table-cell>
          <table:table-cell office:value-type="float" office:value="0.843694448471069" calcext:value-type="float">
            <text:p>0,843694448471069</text:p>
          </table:table-cell>
          <table:table-cell office:value-type="float" office:value="0.844474077224731" calcext:value-type="float">
            <text:p>0,844474077224731</text:p>
          </table:table-cell>
          <table:table-cell office:value-type="float" office:value="0.858052015304565" calcext:value-type="float">
            <text:p>0,858052015304565</text:p>
          </table:table-cell>
          <table:table-cell office:value-type="float" office:value="0.84410285949707" calcext:value-type="float">
            <text:p>0,84410285949707</text:p>
          </table:table-cell>
          <table:table-cell office:value-type="float" office:value="0.844462633132935" calcext:value-type="float">
            <text:p>0,844462633132935</text:p>
          </table:table-cell>
          <table:table-cell office:value-type="float" office:value="0.844531536102295" calcext:value-type="float">
            <text:p>0,844531536102295</text:p>
          </table:table-cell>
          <table:table-cell office:value-type="float" office:value="0.844245672225952" calcext:value-type="float">
            <text:p>0,844245672225952</text:p>
          </table:table-cell>
          <table:table-cell office:value-type="float" office:value="0.84393835067749" calcext:value-type="float">
            <text:p>0,84393835067749</text:p>
          </table:table-cell>
          <table:table-cell office:value-type="float" office:value="0.841205596923828" calcext:value-type="float">
            <text:p>0,841205596923828</text:p>
          </table:table-cell>
          <table:table-cell office:value-type="float" office:value="0.843890428543091" calcext:value-type="float">
            <text:p>0,843890428543091</text:p>
          </table:table-cell>
          <table:table-cell office:value-type="float" office:value="0.860376596450806" calcext:value-type="float">
            <text:p>0,860376596450806</text:p>
          </table:table-cell>
          <table:table-cell office:value-type="float" office:value="0.860354900360107" calcext:value-type="float">
            <text:p>0,860354900360107</text:p>
          </table:table-cell>
          <table:table-cell office:value-type="float" office:value="0.844017505645752" calcext:value-type="float">
            <text:p>0,844017505645752</text:p>
          </table:table-cell>
          <table:table-cell office:value-type="float" office:value="0.844406127929688" calcext:value-type="float">
            <text:p>0,844406127929688</text:p>
          </table:table-cell>
          <table:table-cell office:value-type="float" office:value="0.840076923370361" calcext:value-type="float">
            <text:p>0,840076923370361</text:p>
          </table:table-cell>
          <table:table-cell office:value-type="float" office:value="0.84494948387146" calcext:value-type="float">
            <text:p>0,84494948387146</text:p>
          </table:table-cell>
          <table:table-cell office:value-type="float" office:value="0.844441652297974" calcext:value-type="float">
            <text:p>0,844441652297974</text:p>
          </table:table-cell>
          <table:table-cell office:value-type="float" office:value="0.844017267227173" calcext:value-type="float">
            <text:p>0,844017267227173</text:p>
          </table:table-cell>
          <table:table-cell office:value-type="float" office:value="0.859461069107056" calcext:value-type="float">
            <text:p>0,859461069107056</text:p>
          </table:table-cell>
          <table:table-cell office:value-type="float" office:value="0.841248035430908" calcext:value-type="float">
            <text:p>0,841248035430908</text:p>
          </table:table-cell>
          <table:table-cell office:value-type="float" office:value="0.844306945800781" calcext:value-type="float">
            <text:p>0,844306945800781</text:p>
          </table:table-cell>
          <table:table-cell office:value-type="float" office:value="0.844288110733032" calcext:value-type="float">
            <text:p>0,844288110733032</text:p>
          </table:table-cell>
          <table:table-cell office:value-type="float" office:value="0.844250202178955" calcext:value-type="float">
            <text:p>0,844250202178955</text:p>
          </table:table-cell>
          <table:table-cell office:value-type="float" office:value="0.845023393630981" calcext:value-type="float">
            <text:p>0,845023393630981</text:p>
          </table:table-cell>
          <table:table-cell office:value-type="float" office:value="0.858492612838745" calcext:value-type="float">
            <text:p>0,858492612838745</text:p>
          </table:table-cell>
          <table:table-cell office:value-type="float" office:value="0.842822313308716" calcext:value-type="float">
            <text:p>0,842822313308716</text:p>
          </table:table-cell>
          <table:table-cell office:value-type="float" office:value="0.843597173690796" calcext:value-type="float">
            <text:p>0,843597173690796</text:p>
          </table:table-cell>
          <table:table-cell office:value-type="float" office:value="0.844188690185547" calcext:value-type="float">
            <text:p>0,844188690185547</text:p>
          </table:table-cell>
          <table:table-cell office:value-type="float" office:value="0.845043897628784" calcext:value-type="float">
            <text:p>0,845043897628784</text:p>
          </table:table-cell>
          <table:table-cell office:value-type="float" office:value="0.84459924697876" calcext:value-type="float">
            <text:p>0,84459924697876</text:p>
          </table:table-cell>
          <table:table-cell office:value-type="float" office:value="0.859887599945068" calcext:value-type="float">
            <text:p>0,859887599945068</text:p>
          </table:table-cell>
          <table:table-cell office:value-type="float" office:value="0.841212272644043" calcext:value-type="float">
            <text:p>0,841212272644043</text:p>
          </table:table-cell>
          <table:table-cell office:value-type="float" office:value="0.845510244369507" calcext:value-type="float">
            <text:p>0,845510244369507</text:p>
          </table:table-cell>
          <table:table-cell office:value-type="float" office:value="0.843615055084229" calcext:value-type="float">
            <text:p>0,843615055084229</text:p>
          </table:table-cell>
          <table:table-cell office:value-type="float" office:value="0.843883991241455" calcext:value-type="float">
            <text:p>0,843883991241455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99151802063" calcext:value-type="float">
            <text:p>0,84399151802063</text:p>
          </table:table-cell>
          <table:table-cell office:value-type="float" office:value="0.841103315353394" calcext:value-type="float">
            <text:p>0,841103315353394</text:p>
          </table:table-cell>
          <table:table-cell office:value-type="float" office:value="0.844347953796387" calcext:value-type="float">
            <text:p>0,844347953796387</text:p>
          </table:table-cell>
          <table:table-cell office:value-type="float" office:value="0.844754219055176" calcext:value-type="float">
            <text:p>0,844754219055176</text:p>
          </table:table-cell>
          <table:table-cell office:value-type="float" office:value="0.844033002853394" calcext:value-type="float">
            <text:p>0,844033002853394</text:p>
          </table:table-cell>
          <table:table-cell office:value-type="float" office:value="0.844674587249756" calcext:value-type="float">
            <text:p>0,844674587249756</text:p>
          </table:table-cell>
          <table:table-cell office:value-type="float" office:value="0.84426736831665" calcext:value-type="float">
            <text:p>0,84426736831665</text:p>
          </table:table-cell>
          <table:table-cell office:value-type="float" office:value="0.840400457382202" calcext:value-type="float">
            <text:p>0,840400457382202</text:p>
          </table:table-cell>
          <table:table-cell office:value-type="float" office:value="0.844559907913208" calcext:value-type="float">
            <text:p>0,844559907913208</text:p>
          </table:table-cell>
          <table:table-cell office:value-type="float" office:value="0.84396243095398" calcext:value-type="float">
            <text:p>0,84396243095398</text:p>
          </table:table-cell>
          <table:table-cell office:value-type="float" office:value="0.84509015083313" calcext:value-type="float">
            <text:p>0,84509015083313</text:p>
          </table:table-cell>
          <table:table-cell office:value-type="float" office:value="0.85953164100647" calcext:value-type="float">
            <text:p>0,85953164100647</text:p>
          </table:table-cell>
          <table:table-cell office:value-type="float" office:value="0.844618320465088" calcext:value-type="float">
            <text:p>0,844618320465088</text:p>
          </table:table-cell>
          <table:table-cell office:value-type="float" office:value="0.842303991317749" calcext:value-type="float">
            <text:p>0,842303991317749</text:p>
          </table:table-cell>
          <table:table-cell office:value-type="float" office:value="0.84339451789856" calcext:value-type="float">
            <text:p>0,84339451789856</text:p>
          </table:table-cell>
          <table:table-cell office:value-type="float" office:value="0.844165802001953" calcext:value-type="float">
            <text:p>0,844165802001953</text:p>
          </table:table-cell>
          <table:table-cell office:value-type="float" office:value="0.860499143600464" calcext:value-type="float">
            <text:p>0,860499143600464</text:p>
          </table:table-cell>
          <table:table-cell office:value-type="float" office:value="0.844280958175659" calcext:value-type="float">
            <text:p>0,844280958175659</text:p>
          </table:table-cell>
          <table:table-cell office:value-type="float" office:value="0.843972206115723" calcext:value-type="float">
            <text:p>0,843972206115723</text:p>
          </table:table-cell>
          <table:table-cell office:value-type="float" office:value="0.842117547988892" calcext:value-type="float">
            <text:p>0,842117547988892</text:p>
          </table:table-cell>
          <table:table-cell office:value-type="float" office:value="0.844885587692261" calcext:value-type="float">
            <text:p>0,844885587692261</text:p>
          </table:table-cell>
          <table:table-cell office:value-type="float" office:value="0.843785047531128" calcext:value-type="float">
            <text:p>0,843785047531128</text:p>
          </table:table-cell>
          <table:table-cell office:value-type="float" office:value="0.844173431396484" calcext:value-type="float">
            <text:p>0,844173431396484</text:p>
          </table:table-cell>
          <table:table-cell office:value-type="float" office:value="0.844682455062866" calcext:value-type="float">
            <text:p>0,844682455062866</text:p>
          </table:table-cell>
          <table:table-cell office:value-type="float" office:value="0.843955039978027" calcext:value-type="float">
            <text:p>0,843955039978027</text:p>
          </table:table-cell>
          <table:table-cell office:value-type="float" office:value="0.844466924667358" calcext:value-type="float">
            <text:p>0,844466924667358</text:p>
          </table:table-cell>
          <table:table-cell office:value-type="float" office:value="0.844255924224854" calcext:value-type="float">
            <text:p>0,844255924224854</text:p>
          </table:table-cell>
          <table:table-cell office:value-type="float" office:value="0.844542026519775" calcext:value-type="float">
            <text:p>0,844542026519775</text:p>
          </table:table-cell>
          <table:table-cell office:value-type="float" office:value="0.84423303604126" calcext:value-type="float">
            <text:p>0,84423303604126</text:p>
          </table:table-cell>
          <table:table-cell office:value-type="float" office:value="0.843919992446899" calcext:value-type="float">
            <text:p>0,843919992446899</text:p>
          </table:table-cell>
          <table:table-cell office:value-type="float" office:value="0.845008134841919" calcext:value-type="float">
            <text:p>0,845008134841919</text:p>
          </table:table-cell>
          <table:table-cell office:value-type="float" office:value="0.844100713729858" calcext:value-type="float">
            <text:p>0,844100713729858</text:p>
          </table:table-cell>
          <table:table-cell office:value-type="float" office:value="0.844392776489258" calcext:value-type="float">
            <text:p>0,844392776489258</text:p>
          </table:table-cell>
          <table:table-cell office:value-type="float" office:value="0.843850374221802" calcext:value-type="float">
            <text:p>0,843850374221802</text:p>
          </table:table-cell>
          <table:table-cell office:value-type="float" office:value="0.844370365142822" calcext:value-type="float">
            <text:p>0,844370365142822</text:p>
          </table:table-cell>
          <table:table-cell office:value-type="float" office:value="0.844542503356934" calcext:value-type="float">
            <text:p>0,844542503356934</text:p>
          </table:table-cell>
          <table:table-cell office:value-type="float" office:value="0.843646764755249" calcext:value-type="float">
            <text:p>0,843646764755249</text:p>
          </table:table-cell>
          <table:table-cell office:value-type="float" office:value="0.844637393951416" calcext:value-type="float">
            <text:p>0,844637393951416</text:p>
          </table:table-cell>
          <table:table-cell office:value-type="float" office:value="0.844353675842285" calcext:value-type="float">
            <text:p>0,844353675842285</text:p>
          </table:table-cell>
          <table:table-cell office:value-type="float" office:value="0.845056772232056" calcext:value-type="float">
            <text:p>0,845056772232056</text:p>
          </table:table-cell>
          <table:table-cell office:value-type="float" office:value="0.844713687896729" calcext:value-type="float">
            <text:p>0,844713687896729</text:p>
          </table:table-cell>
          <table:table-cell office:value-type="float" office:value="0.844170570373535" calcext:value-type="float">
            <text:p>0,844170570373535</text:p>
          </table:table-cell>
          <table:table-cell office:value-type="float" office:value="0.843357563018799" calcext:value-type="float">
            <text:p>0,843357563018799</text:p>
          </table:table-cell>
          <table:table-cell office:value-type="float" office:value="0.843749284744263" calcext:value-type="float">
            <text:p>0,843749284744263</text:p>
          </table:table-cell>
          <table:table-cell office:value-type="float" office:value="0.844988822937012" calcext:value-type="float">
            <text:p>0,844988822937012</text:p>
          </table:table-cell>
          <table:table-cell office:value-type="float" office:value="0.844542741775513" calcext:value-type="float">
            <text:p>0,844542741775513</text:p>
          </table:table-cell>
          <table:table-cell office:value-type="float" office:value="0.859639406204224" calcext:value-type="float">
            <text:p>0,859639406204224</text:p>
          </table:table-cell>
          <table:table-cell office:value-type="float" office:value="0.844021558761597" calcext:value-type="float">
            <text:p>0,844021558761597</text:p>
          </table:table-cell>
          <table:table-cell office:value-type="float" office:value="0.844318151473999" calcext:value-type="float">
            <text:p>0,844318151473999</text:p>
          </table:table-cell>
          <table:table-cell office:value-type="float" office:value="0.845116376876831" calcext:value-type="float">
            <text:p>0,845116376876831</text:p>
          </table:table-cell>
          <table:table-cell office:value-type="float" office:value="0.843915462493897" calcext:value-type="float">
            <text:p>0,843915462493897</text:p>
          </table:table-cell>
          <table:table-cell office:value-type="float" office:value="0.843845129013062" calcext:value-type="float">
            <text:p>0,843845129013062</text:p>
          </table:table-cell>
          <table:table-cell office:value-type="float" office:value="0.844494819641113" calcext:value-type="float">
            <text:p>0,844494819641113</text:p>
          </table:table-cell>
          <table:table-cell office:value-type="float" office:value="0.859882831573486" calcext:value-type="float">
            <text:p>0,859882831573486</text:p>
          </table:table-cell>
          <table:table-cell office:value-type="float" office:value="0.844976425170898" calcext:value-type="float">
            <text:p>0,844976425170898</text:p>
          </table:table-cell>
          <table:table-cell office:value-type="float" office:value="0.84373664855957" calcext:value-type="float">
            <text:p>0,84373664855957</text:p>
          </table:table-cell>
          <table:table-cell office:value-type="float" office:value="0.844412565231323" calcext:value-type="float">
            <text:p>0,844412565231323</text:p>
          </table:table-cell>
          <table:table-cell office:value-type="float" office:value="0.860197305679321" calcext:value-type="float">
            <text:p>0,860197305679321</text:p>
          </table:table-cell>
          <table:table-cell office:value-type="float" office:value="0.859767436981201" calcext:value-type="float">
            <text:p>0,859767436981201</text:p>
          </table:table-cell>
          <table:table-cell office:value-type="float" office:value="0.844162940979004" calcext:value-type="float">
            <text:p>0,844162940979004</text:p>
          </table:table-cell>
          <table:table-cell office:value-type="float" office:value="0.845430850982666" calcext:value-type="float">
            <text:p>0,845430850982666</text:p>
          </table:table-cell>
          <table:table-cell office:value-type="float" office:value="0.843796253204346" calcext:value-type="float">
            <text:p>0,843796253204346</text:p>
          </table:table-cell>
          <table:table-cell office:value-type="float" office:value="0.844486236572266" calcext:value-type="float">
            <text:p>0,844486236572266</text:p>
          </table:table-cell>
          <table:table-cell office:value-type="float" office:value="0.844149112701416" calcext:value-type="float">
            <text:p>0,844149112701416</text:p>
          </table:table-cell>
          <table:table-cell office:value-type="float" office:value="0.845415353775024" calcext:value-type="float">
            <text:p>0,845415353775024</text:p>
          </table:table-cell>
          <table:table-cell office:value-type="float" office:value="0.843281269073486" calcext:value-type="float">
            <text:p>0,843281269073486</text:p>
          </table:table-cell>
          <table:table-cell office:value-type="float" office:value="0.843712568283081" calcext:value-type="float">
            <text:p>0,843712568283081</text:p>
          </table:table-cell>
          <table:table-cell office:value-type="float" office:value="0.843770027160645" calcext:value-type="float">
            <text:p>0,843770027160645</text:p>
          </table:table-cell>
          <table:table-cell office:value-type="float" office:value="0.844619512557983" calcext:value-type="float">
            <text:p>0,844619512557983</text:p>
          </table:table-cell>
          <table:table-cell office:value-type="float" office:value="0.844481229782105" calcext:value-type="float">
            <text:p>0,844481229782105</text:p>
          </table:table-cell>
          <table:table-cell office:value-type="float" office:value="0.844188928604126" calcext:value-type="float">
            <text:p>0,844188928604126</text:p>
          </table:table-cell>
          <table:table-cell office:value-type="float" office:value="0.844327449798584" calcext:value-type="float">
            <text:p>0,844327449798584</text:p>
          </table:table-cell>
          <table:table-cell office:value-type="float" office:value="0.844345569610596" calcext:value-type="float">
            <text:p>0,844345569610596</text:p>
          </table:table-cell>
          <table:table-cell office:value-type="float" office:value="0.84450626373291" calcext:value-type="float">
            <text:p>0,84450626373291</text:p>
          </table:table-cell>
          <table:table-cell office:value-type="float" office:value="0.844108581542969" calcext:value-type="float">
            <text:p>0,844108581542969</text:p>
          </table:table-cell>
          <table:table-cell office:value-type="float" office:value="0.844510078430176" calcext:value-type="float">
            <text:p>0,844510078430176</text:p>
          </table:table-cell>
          <table:table-cell office:value-type="float" office:value="0.84400749206543" calcext:value-type="float">
            <text:p>0,84400749206543</text:p>
          </table:table-cell>
          <table:table-cell office:value-type="float" office:value="0.845062971115112" calcext:value-type="float">
            <text:p>0,845062971115112</text:p>
          </table:table-cell>
          <table:table-cell office:value-type="float" office:value="0.842066526412964" calcext:value-type="float">
            <text:p>0,842066526412964</text:p>
          </table:table-cell>
          <table:table-cell office:value-type="float" office:value="0.843483448028565" calcext:value-type="float">
            <text:p>0,843483448028565</text:p>
          </table:table-cell>
          <table:table-cell office:value-type="float" office:value="0.844419956207275" calcext:value-type="float">
            <text:p>0,844419956207275</text:p>
          </table:table-cell>
          <table:table-cell office:value-type="float" office:value="0.844003677368164" calcext:value-type="float">
            <text:p>0,844003677368164</text:p>
          </table:table-cell>
          <table:table-cell office:value-type="float" office:value="0.844947576522827" calcext:value-type="float">
            <text:p>0,844947576522827</text:p>
          </table:table-cell>
          <table:table-cell office:value-type="float" office:value="0.84447717666626" calcext:value-type="float">
            <text:p>0,84447717666626</text:p>
          </table:table-cell>
          <table:table-cell office:value-type="float" office:value="0.840677499771118" calcext:value-type="float">
            <text:p>0,840677499771118</text:p>
          </table:table-cell>
          <table:table-cell office:value-type="float" office:value="0.843945980072022" calcext:value-type="float">
            <text:p>0,843945980072022</text:p>
          </table:table-cell>
          <table:table-cell office:value-type="float" office:value="0.844292879104614" calcext:value-type="float">
            <text:p>0,844292879104614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854665756226" calcext:value-type="float">
            <text:p>0,843854665756226</text:p>
          </table:table-cell>
          <table:table-cell office:value-type="float" office:value="0.844868898391724" calcext:value-type="float">
            <text:p>0,844868898391724</text:p>
          </table:table-cell>
          <table:table-cell office:value-type="float" office:value="0.840296745300293" calcext:value-type="float">
            <text:p>0,840296745300293</text:p>
          </table:table-cell>
          <table:table-cell office:value-type="float" office:value="0.844716787338257" calcext:value-type="float">
            <text:p>0,844716787338257</text:p>
          </table:table-cell>
          <table:table-cell office:value-type="float" office:value="0.844022035598755" calcext:value-type="float">
            <text:p>0,844022035598755</text:p>
          </table:table-cell>
          <table:table-cell office:value-type="float" office:value="0.844400405883789" calcext:value-type="float">
            <text:p>0,844400405883789</text:p>
          </table:table-cell>
          <table:table-cell office:value-type="float" office:value="0.844614982604981" calcext:value-type="float">
            <text:p>0,844614982604981</text:p>
          </table:table-cell>
          <table:table-cell office:value-type="float" office:value="0.844390153884888" calcext:value-type="float">
            <text:p>0,844390153884888</text:p>
          </table:table-cell>
          <table:table-cell office:value-type="float" office:value="0.841941356658936" calcext:value-type="float">
            <text:p>0,841941356658936</text:p>
          </table:table-cell>
          <table:table-cell office:value-type="float" office:value="0.843591451644898" calcext:value-type="float">
            <text:p>0,843591451644898</text:p>
          </table:table-cell>
          <table:table-cell office:value-type="float" office:value="0.844865083694458" calcext:value-type="float">
            <text:p>0,844865083694458</text:p>
          </table:table-cell>
          <table:table-cell office:value-type="float" office:value="0.844528913497925" calcext:value-type="float">
            <text:p>0,844528913497925</text:p>
          </table:table-cell>
          <table:table-cell office:value-type="float" office:value="0.844207763671875" calcext:value-type="float">
            <text:p>0,844207763671875</text:p>
          </table:table-cell>
          <table:table-cell office:value-type="float" office:value="0.843579053878784" calcext:value-type="float">
            <text:p>0,843579053878784</text:p>
          </table:table-cell>
          <table:table-cell office:value-type="float" office:value="0.842462778091431" calcext:value-type="float">
            <text:p>0,842462778091431</text:p>
          </table:table-cell>
          <table:table-cell office:value-type="float" office:value="0.843898057937622" calcext:value-type="float">
            <text:p>0,843898057937622</text:p>
          </table:table-cell>
          <table:table-cell office:value-type="float" office:value="0.844716310501099" calcext:value-type="float">
            <text:p>0,844716310501099</text:p>
          </table:table-cell>
          <table:table-cell office:value-type="float" office:value="0.84432864189148" calcext:value-type="float">
            <text:p>0,84432864189148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43862771987915" calcext:value-type="float">
            <text:p>0,843862771987915</text:p>
          </table:table-cell>
          <table:table-cell office:value-type="float" office:value="0.841589212417603" calcext:value-type="float">
            <text:p>0,841589212417603</text:p>
          </table:table-cell>
          <table:table-cell office:value-type="float" office:value="0.844736814498901" calcext:value-type="float">
            <text:p>0,844736814498901</text:p>
          </table:table-cell>
          <table:table-cell office:value-type="float" office:value="0.844186067581177" calcext:value-type="float">
            <text:p>0,844186067581177</text:p>
          </table:table-cell>
          <table:table-cell office:value-type="float" office:value="0.84350061416626" calcext:value-type="float">
            <text:p>0,84350061416626</text:p>
          </table:table-cell>
          <table:table-cell office:value-type="float" office:value="0.844732999801636" calcext:value-type="float">
            <text:p>0,844732999801636</text:p>
          </table:table-cell>
          <table:table-cell office:value-type="float" office:value="0.844884157180786" calcext:value-type="float">
            <text:p>0,844884157180786</text:p>
          </table:table-cell>
          <table:table-cell office:value-type="float" office:value="0.840501070022583" calcext:value-type="float">
            <text:p>0,840501070022583</text:p>
          </table:table-cell>
          <table:table-cell office:value-type="float" office:value="0.844485282897949" calcext:value-type="float">
            <text:p>0,844485282897949</text:p>
          </table:table-cell>
          <table:table-cell office:value-type="float" office:value="0.844423055648804" calcext:value-type="float">
            <text:p>0,844423055648804</text:p>
          </table:table-cell>
          <table:table-cell office:value-type="float" office:value="0.844033479690552" calcext:value-type="float">
            <text:p>0,844033479690552</text:p>
          </table:table-cell>
          <table:table-cell office:value-type="float" office:value="0.844473361968994" calcext:value-type="float">
            <text:p>0,844473361968994</text:p>
          </table:table-cell>
          <table:table-cell office:value-type="float" office:value="0.844423770904541" calcext:value-type="float">
            <text:p>0,844423770904541</text:p>
          </table:table-cell>
          <table:table-cell office:value-type="float" office:value="0.841209173202515" calcext:value-type="float">
            <text:p>0,841209173202515</text:p>
          </table:table-cell>
          <table:table-cell office:value-type="float" office:value="0.845760822296143" calcext:value-type="float">
            <text:p>0,845760822296143</text:p>
          </table:table-cell>
          <table:table-cell office:value-type="float" office:value="0.843083143234253" calcext:value-type="float">
            <text:p>0,843083143234253</text:p>
          </table:table-cell>
          <table:table-cell office:value-type="float" office:value="0.844417095184326" calcext:value-type="float">
            <text:p>0,844417095184326</text:p>
          </table:table-cell>
          <table:table-cell office:value-type="float" office:value="0.844592809677124" calcext:value-type="float">
            <text:p>0,844592809677124</text:p>
          </table:table-cell>
          <table:table-cell office:value-type="float" office:value="0.843927621841431" calcext:value-type="float">
            <text:p>0,843927621841431</text:p>
          </table:table-cell>
          <table:table-cell office:value-type="float" office:value="0.842227697372437" calcext:value-type="float">
            <text:p>0,842227697372437</text:p>
          </table:table-cell>
          <table:table-cell office:value-type="float" office:value="0.844369411468506" calcext:value-type="float">
            <text:p>0,844369411468506</text:p>
          </table:table-cell>
          <table:table-cell office:value-type="float" office:value="0.843976974487305" calcext:value-type="float">
            <text:p>0,843976974487305</text:p>
          </table:table-cell>
          <table:table-cell office:value-type="float" office:value="0.845267534255981" calcext:value-type="float">
            <text:p>0,845267534255981</text:p>
          </table:table-cell>
          <table:table-cell office:value-type="float" office:value="0.843889236450195" calcext:value-type="float">
            <text:p>0,843889236450195</text:p>
          </table:table-cell>
          <table:table-cell office:value-type="float" office:value="0.844338893890381" calcext:value-type="float">
            <text:p>0,844338893890381</text:p>
          </table:table-cell>
          <table:table-cell office:value-type="float" office:value="0.844745874404907" calcext:value-type="float">
            <text:p>0,844745874404907</text:p>
          </table:table-cell>
          <table:table-cell office:value-type="float" office:value="0.843528747558594" calcext:value-type="float">
            <text:p>0,843528747558594</text:p>
          </table:table-cell>
          <table:table-cell office:value-type="float" office:value="0.843980312347412" calcext:value-type="float">
            <text:p>0,843980312347412</text:p>
          </table:table-cell>
          <table:table-cell office:value-type="float" office:value="0.84475564956665" calcext:value-type="float">
            <text:p>0,84475564956665</text:p>
          </table:table-cell>
          <table:table-cell office:value-type="float" office:value="0.844426155090332" calcext:value-type="float">
            <text:p>0,844426155090332</text:p>
          </table:table-cell>
          <table:table-cell office:value-type="float" office:value="0.844557523727417" calcext:value-type="float">
            <text:p>0,844557523727417</text:p>
          </table:table-cell>
          <table:table-cell office:value-type="float" office:value="0.84553599357605" calcext:value-type="float">
            <text:p>0,84553599357605</text:p>
          </table:table-cell>
          <table:table-cell office:value-type="float" office:value="0.844504833221436" calcext:value-type="float">
            <text:p>0,844504833221436</text:p>
          </table:table-cell>
          <table:table-cell office:value-type="float" office:value="0.84334135055542" calcext:value-type="float">
            <text:p>0,84334135055542</text:p>
          </table:table-cell>
          <table:table-cell office:value-type="float" office:value="0.843104362487793" calcext:value-type="float">
            <text:p>0,843104362487793</text:p>
          </table:table-cell>
          <table:table-cell office:value-type="float" office:value="0.844551086425781" calcext:value-type="float">
            <text:p>0,844551086425781</text:p>
          </table:table-cell>
          <table:table-cell office:value-type="float" office:value="0.844388961791992" calcext:value-type="float">
            <text:p>0,844388961791992</text:p>
          </table:table-cell>
          <table:table-cell office:value-type="float" office:value="0.84476900100708" calcext:value-type="float">
            <text:p>0,84476900100708</text:p>
          </table:table-cell>
          <table:table-cell office:value-type="float" office:value="0.844587564468384" calcext:value-type="float">
            <text:p>0,844587564468384</text:p>
          </table:table-cell>
          <table:table-cell office:value-type="float" office:value="0.858992099761963" calcext:value-type="float">
            <text:p>0,858992099761963</text:p>
          </table:table-cell>
          <table:table-cell office:value-type="float" office:value="0.844056129455566" calcext:value-type="float">
            <text:p>0,844056129455566</text:p>
          </table:table-cell>
          <table:table-cell office:value-type="float" office:value="0.844610929489136" calcext:value-type="float">
            <text:p>0,844610929489136</text:p>
          </table:table-cell>
          <table:table-cell office:value-type="float" office:value="0.84429669380188" calcext:value-type="float">
            <text:p>0,84429669380188</text:p>
          </table:table-cell>
          <table:table-cell office:value-type="float" office:value="0.844491958618164" calcext:value-type="float">
            <text:p>0,844491958618164</text:p>
          </table:table-cell>
          <table:table-cell office:value-type="float" office:value="0.844545364379883" calcext:value-type="float">
            <text:p>0,844545364379883</text:p>
          </table:table-cell>
          <table:table-cell office:value-type="float" office:value="0.844169855117798" calcext:value-type="float">
            <text:p>0,844169855117798</text:p>
          </table:table-cell>
          <table:table-cell office:value-type="float" office:value="0.84412956237793" calcext:value-type="float">
            <text:p>0,84412956237793</text:p>
          </table:table-cell>
          <table:table-cell office:value-type="float" office:value="0.844144344329834" calcext:value-type="float">
            <text:p>0,844144344329834</text:p>
          </table:table-cell>
          <table:table-cell office:value-type="float" office:value="0.840904951095581" calcext:value-type="float">
            <text:p>0,840904951095581</text:p>
          </table:table-cell>
          <table:table-cell office:value-type="float" office:value="0.844641923904419" calcext:value-type="float">
            <text:p>0,844641923904419</text:p>
          </table:table-cell>
          <table:table-cell office:value-type="float" office:value="0.844680070877075" calcext:value-type="float">
            <text:p>0,844680070877075</text:p>
          </table:table-cell>
          <table:table-cell office:value-type="float" office:value="0.843838214874268" calcext:value-type="float">
            <text:p>0,843838214874268</text:p>
          </table:table-cell>
          <table:table-cell office:value-type="float" office:value="0.859946012496948" calcext:value-type="float">
            <text:p>0,859946012496948</text:p>
          </table:table-cell>
          <table:table-cell office:value-type="float" office:value="0.843811511993408" calcext:value-type="float">
            <text:p>0,843811511993408</text:p>
          </table:table-cell>
          <table:table-cell office:value-type="float" office:value="0.845238208770752" calcext:value-type="float">
            <text:p>0,845238208770752</text:p>
          </table:table-cell>
          <table:table-cell office:value-type="float" office:value="0.844083547592163" calcext:value-type="float">
            <text:p>0,844083547592163</text:p>
          </table:table-cell>
          <table:table-cell office:value-type="float" office:value="0.843725681304932" calcext:value-type="float">
            <text:p>0,843725681304932</text:p>
          </table:table-cell>
          <table:table-cell office:value-type="float" office:value="0.86050271987915" calcext:value-type="float">
            <text:p>0,86050271987915</text:p>
          </table:table-cell>
          <table:table-cell office:value-type="float" office:value="0.844095230102539" calcext:value-type="float">
            <text:p>0,844095230102539</text:p>
          </table:table-cell>
          <table:table-cell office:value-type="float" office:value="0.844806909561157" calcext:value-type="float">
            <text:p>0,844806909561157</text:p>
          </table:table-cell>
          <table:table-cell office:value-type="float" office:value="0.843952655792236" calcext:value-type="float">
            <text:p>0,843952655792236</text:p>
          </table:table-cell>
          <table:table-cell office:value-type="float" office:value="0.860340595245361" calcext:value-type="float">
            <text:p>0,860340595245361</text:p>
          </table:table-cell>
          <table:table-cell office:value-type="float" office:value="0.843928575515747" calcext:value-type="float">
            <text:p>0,843928575515747</text:p>
          </table:table-cell>
          <table:table-cell office:value-type="float" office:value="0.844573497772217" calcext:value-type="float">
            <text:p>0,844573497772217</text:p>
          </table:table-cell>
          <table:table-cell office:value-type="float" office:value="0.859501123428345" calcext:value-type="float">
            <text:p>0,859501123428345</text:p>
          </table:table-cell>
          <table:table-cell office:value-type="float" office:value="0.844619035720825" calcext:value-type="float">
            <text:p>0,844619035720825</text:p>
          </table:table-cell>
          <table:table-cell office:value-type="float" office:value="0.844261407852173" calcext:value-type="float">
            <text:p>0,844261407852173</text:p>
          </table:table-cell>
          <table:table-cell office:value-type="float" office:value="0.844325304031372" calcext:value-type="float">
            <text:p>0,844325304031372</text:p>
          </table:table-cell>
          <table:table-cell office:value-type="float" office:value="0.843898057937622" calcext:value-type="float">
            <text:p>0,843898057937622</text:p>
          </table:table-cell>
          <table:table-cell office:value-type="float" office:value="0.844634771347046" calcext:value-type="float">
            <text:p>0,844634771347046</text:p>
          </table:table-cell>
          <table:table-cell office:value-type="float" office:value="0.844051361083984" calcext:value-type="float">
            <text:p>0,844051361083984</text:p>
          </table:table-cell>
          <table:table-cell office:value-type="float" office:value="0.844803094863892" calcext:value-type="float">
            <text:p>0,844803094863892</text:p>
          </table:table-cell>
          <table:table-cell office:value-type="float" office:value="0.844305992126465" calcext:value-type="float">
            <text:p>0,844305992126465</text:p>
          </table:table-cell>
          <table:table-cell office:value-type="float" office:value="0.843808889389038" calcext:value-type="float">
            <text:p>0,843808889389038</text:p>
          </table:table-cell>
          <table:table-cell office:value-type="float" office:value="0.844640493392944" calcext:value-type="float">
            <text:p>0,844640493392944</text:p>
          </table:table-cell>
          <table:table-cell office:value-type="float" office:value="0.844568252563477" calcext:value-type="float">
            <text:p>0,844568252563477</text:p>
          </table:table-cell>
          <table:table-cell office:value-type="float" office:value="0.843876600265503" calcext:value-type="float">
            <text:p>0,843876600265503</text:p>
          </table:table-cell>
          <table:table-cell office:value-type="float" office:value="0.84466290473938" calcext:value-type="float">
            <text:p>0,84466290473938</text:p>
          </table:table-cell>
          <table:table-cell office:value-type="float" office:value="0.859776020050049" calcext:value-type="float">
            <text:p>0,859776020050049</text:p>
          </table:table-cell>
          <table:table-cell office:value-type="float" office:value="0.843734502792358" calcext:value-type="float">
            <text:p>0,843734502792358</text:p>
          </table:table-cell>
          <table:table-cell office:value-type="float" office:value="0.84490966796875" calcext:value-type="float">
            <text:p>0,84490966796875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393835067749" calcext:value-type="float">
            <text:p>0,84393835067749</text:p>
          </table:table-cell>
          <table:table-cell office:value-type="float" office:value="0.859854698181152" calcext:value-type="float">
            <text:p>0,859854698181152</text:p>
          </table:table-cell>
          <table:table-cell office:value-type="float" office:value="0.842359066009522" calcext:value-type="float">
            <text:p>0,842359066009522</text:p>
          </table:table-cell>
          <table:table-cell office:value-type="float" office:value="0.844486713409424" calcext:value-type="float">
            <text:p>0,844486713409424</text:p>
          </table:table-cell>
          <table:table-cell office:value-type="float" office:value="0.843843221664429" calcext:value-type="float">
            <text:p>0,843843221664429</text:p>
          </table:table-cell>
          <table:table-cell office:value-type="float" office:value="0.859848260879517" calcext:value-type="float">
            <text:p>0,859848260879517</text:p>
          </table:table-cell>
          <table:table-cell office:value-type="float" office:value="0.844201564788818" calcext:value-type="float">
            <text:p>0,844201564788818</text:p>
          </table:table-cell>
          <table:table-cell office:value-type="float" office:value="0.844627618789673" calcext:value-type="float">
            <text:p>0,844627618789673</text:p>
          </table:table-cell>
          <table:table-cell office:value-type="float" office:value="0.840724945068359" calcext:value-type="float">
            <text:p>0,840724945068359</text:p>
          </table:table-cell>
          <table:table-cell office:value-type="float" office:value="0.844508171081543" calcext:value-type="float">
            <text:p>0,844508171081543</text:p>
          </table:table-cell>
          <table:table-cell office:value-type="float" office:value="0.844382524490356" calcext:value-type="float">
            <text:p>0,844382524490356</text:p>
          </table:table-cell>
          <table:table-cell office:value-type="float" office:value="0.844340085983276" calcext:value-type="float">
            <text:p>0,844340085983276</text:p>
          </table:table-cell>
          <table:table-cell office:value-type="float" office:value="0.844004631042481" calcext:value-type="float">
            <text:p>0,844004631042481</text:p>
          </table:table-cell>
          <table:table-cell office:value-type="float" office:value="0.843995571136475" calcext:value-type="float">
            <text:p>0,843995571136475</text:p>
          </table:table-cell>
          <table:table-cell office:value-type="float" office:value="0.841204881668091" calcext:value-type="float">
            <text:p>0,841204881668091</text:p>
          </table:table-cell>
          <table:table-cell office:value-type="float" office:value="0.843923807144165" calcext:value-type="float">
            <text:p>0,843923807144165</text:p>
          </table:table-cell>
          <table:table-cell office:value-type="float" office:value="0.844032049179077" calcext:value-type="float">
            <text:p>0,844032049179077</text:p>
          </table:table-cell>
          <table:table-cell office:value-type="float" office:value="0.844510316848755" calcext:value-type="float">
            <text:p>0,844510316848755</text:p>
          </table:table-cell>
          <table:table-cell office:value-type="float" office:value="0.84496021270752" calcext:value-type="float">
            <text:p>0,84496021270752</text:p>
          </table:table-cell>
          <table:table-cell office:value-type="float" office:value="0.843969345092773" calcext:value-type="float">
            <text:p>0,843969345092773</text:p>
          </table:table-cell>
          <table:table-cell office:value-type="float" office:value="0.8580002784729" calcext:value-type="float">
            <text:p>0,8580002784729</text:p>
          </table:table-cell>
          <table:table-cell office:value-type="float" office:value="0.844334125518799" calcext:value-type="float">
            <text:p>0,844334125518799</text:p>
          </table:table-cell>
          <table:table-cell office:value-type="float" office:value="0.84416937828064" calcext:value-type="float">
            <text:p>0,84416937828064</text:p>
          </table:table-cell>
          <table:table-cell office:value-type="float" office:value="0.85980749130249" calcext:value-type="float">
            <text:p>0,85980749130249</text:p>
          </table:table-cell>
          <table:table-cell office:value-type="float" office:value="0.844243288040161" calcext:value-type="float">
            <text:p>0,844243288040161</text:p>
          </table:table-cell>
          <table:table-cell office:value-type="float" office:value="0.842259407043457" calcext:value-type="float">
            <text:p>0,842259407043457</text:p>
          </table:table-cell>
          <table:table-cell office:value-type="float" office:value="0.844259262084961" calcext:value-type="float">
            <text:p>0,844259262084961</text:p>
          </table:table-cell>
          <table:table-cell office:value-type="float" office:value="0.844468593597412" calcext:value-type="float">
            <text:p>0,844468593597412</text:p>
          </table:table-cell>
          <table:table-cell office:value-type="float" office:value="0.843671560287476" calcext:value-type="float">
            <text:p>0,843671560287476</text:p>
          </table:table-cell>
          <table:table-cell office:value-type="float" office:value="0.844117641448975" calcext:value-type="float">
            <text:p>0,844117641448975</text:p>
          </table:table-cell>
          <table:table-cell office:value-type="float" office:value="0.845039129257202" calcext:value-type="float">
            <text:p>0,845039129257202</text:p>
          </table:table-cell>
          <table:table-cell office:value-type="float" office:value="0.855982065200806" calcext:value-type="float">
            <text:p>0,855982065200806</text:p>
          </table:table-cell>
          <table:table-cell office:value-type="float" office:value="0.844712257385254" calcext:value-type="float">
            <text:p>0,844712257385254</text:p>
          </table:table-cell>
          <table:table-cell office:value-type="float" office:value="0.843634128570557" calcext:value-type="float">
            <text:p>0,843634128570557</text:p>
          </table:table-cell>
          <table:table-cell office:value-type="float" office:value="0.845324277877808" calcext:value-type="float">
            <text:p>0,845324277877808</text:p>
          </table:table-cell>
          <table:table-cell office:value-type="float" office:value="0.843838214874268" calcext:value-type="float">
            <text:p>0,843838214874268</text:p>
          </table:table-cell>
          <table:table-cell office:value-type="float" office:value="0.860123634338379" calcext:value-type="float">
            <text:p>0,860123634338379</text:p>
          </table:table-cell>
          <table:table-cell office:value-type="float" office:value="0.840840578079224" calcext:value-type="float">
            <text:p>0,840840578079224</text:p>
          </table:table-cell>
          <table:table-cell office:value-type="float" office:value="0.844245433807373" calcext:value-type="float">
            <text:p>0,844245433807373</text:p>
          </table:table-cell>
          <table:table-cell office:value-type="float" office:value="0.843119144439697" calcext:value-type="float">
            <text:p>0,843119144439697</text:p>
          </table:table-cell>
          <table:table-cell office:value-type="float" office:value="0.845663547515869" calcext:value-type="float">
            <text:p>0,845663547515869</text:p>
          </table:table-cell>
          <table:table-cell office:value-type="float" office:value="0.844373941421509" calcext:value-type="float">
            <text:p>0,844373941421509</text:p>
          </table:table-cell>
          <table:table-cell office:value-type="float" office:value="0.843943357467651" calcext:value-type="float">
            <text:p>0,843943357467651</text:p>
          </table:table-cell>
          <table:table-cell office:value-type="float" office:value="0.841491937637329" calcext:value-type="float">
            <text:p>0,841491937637329</text:p>
          </table:table-cell>
          <table:table-cell office:value-type="float" office:value="0.844760417938232" calcext:value-type="float">
            <text:p>0,844760417938232</text:p>
          </table:table-cell>
          <table:table-cell office:value-type="float" office:value="0.844336032867432" calcext:value-type="float">
            <text:p>0,844336032867432</text:p>
          </table:table-cell>
          <table:table-cell office:value-type="float" office:value="0.844284772872925" calcext:value-type="float">
            <text:p>0,844284772872925</text:p>
          </table:table-cell>
          <table:table-cell office:value-type="float" office:value="0.844184398651123" calcext:value-type="float">
            <text:p>0,844184398651123</text:p>
          </table:table-cell>
          <table:table-cell office:value-type="float" office:value="0.843884706497192" calcext:value-type="float">
            <text:p>0,843884706497192</text:p>
          </table:table-cell>
          <table:table-cell office:value-type="float" office:value="0.842545747756958" calcext:value-type="float">
            <text:p>0,842545747756958</text:p>
          </table:table-cell>
          <table:table-cell office:value-type="float" office:value="0.84403395652771" calcext:value-type="float">
            <text:p>0,84403395652771</text:p>
          </table:table-cell>
          <table:table-cell office:value-type="float" office:value="0.844377994537354" calcext:value-type="float">
            <text:p>0,844377994537354</text:p>
          </table:table-cell>
          <table:table-cell office:value-type="float" office:value="0.844036102294922" calcext:value-type="float">
            <text:p>0,844036102294922</text:p>
          </table:table-cell>
          <table:table-cell office:value-type="float" office:value="0.844231843948364" calcext:value-type="float">
            <text:p>0,844231843948364</text:p>
          </table:table-cell>
          <table:table-cell office:value-type="float" office:value="0.844783782958984" calcext:value-type="float">
            <text:p>0,844783782958984</text:p>
          </table:table-cell>
          <table:table-cell office:value-type="float" office:value="0.844139814376831" calcext:value-type="float">
            <text:p>0,844139814376831</text:p>
          </table:table-cell>
          <table:table-cell office:value-type="float" office:value="0.844931125640869" calcext:value-type="float">
            <text:p>0,844931125640869</text:p>
          </table:table-cell>
          <table:table-cell office:value-type="float" office:value="0.843863487243652" calcext:value-type="float">
            <text:p>0,843863487243652</text:p>
          </table:table-cell>
          <table:table-cell office:value-type="float" office:value="0.843878030776978" calcext:value-type="float">
            <text:p>0,843878030776978</text:p>
          </table:table-cell>
          <table:table-cell office:value-type="float" office:value="0.844570875167847" calcext:value-type="float">
            <text:p>0,844570875167847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3631029129028" calcext:value-type="float">
            <text:p>0,843631029129028</text:p>
          </table:table-cell>
          <table:table-cell office:value-type="float" office:value="0.844996929168701" calcext:value-type="float">
            <text:p>0,844996929168701</text:p>
          </table:table-cell>
          <table:table-cell office:value-type="float" office:value="0.844155550003052" calcext:value-type="float">
            <text:p>0,844155550003052</text:p>
          </table:table-cell>
          <table:table-cell office:value-type="float" office:value="0.843933343887329" calcext:value-type="float">
            <text:p>0,843933343887329</text:p>
          </table:table-cell>
          <table:table-cell office:value-type="float" office:value="0.844710826873779" calcext:value-type="float">
            <text:p>0,844710826873779</text:p>
          </table:table-cell>
          <table:table-cell office:value-type="float" office:value="0.844656467437744" calcext:value-type="float">
            <text:p>0,844656467437744</text:p>
          </table:table-cell>
          <table:table-cell office:value-type="float" office:value="0.844333410263062" calcext:value-type="float">
            <text:p>0,844333410263062</text:p>
          </table:table-cell>
          <table:table-cell office:value-type="float" office:value="0.844225168228149" calcext:value-type="float">
            <text:p>0,844225168228149</text:p>
          </table:table-cell>
          <table:table-cell office:value-type="float" office:value="0.8436439037323" calcext:value-type="float">
            <text:p>0,8436439037323</text:p>
          </table:table-cell>
          <table:table-cell office:value-type="float" office:value="0.844672918319702" calcext:value-type="float">
            <text:p>0,844672918319702</text:p>
          </table:table-cell>
          <table:table-cell office:value-type="float" office:value="0.843505382537842" calcext:value-type="float">
            <text:p>0,843505382537842</text:p>
          </table:table-cell>
          <table:table-cell office:value-type="float" office:value="0.845599889755249" calcext:value-type="float">
            <text:p>0,845599889755249</text:p>
          </table:table-cell>
          <table:table-cell office:value-type="float" office:value="0.843025922775269" calcext:value-type="float">
            <text:p>0,843025922775269</text:p>
          </table:table-cell>
          <table:table-cell office:value-type="float" office:value="0.860585451126099" calcext:value-type="float">
            <text:p>0,860585451126099</text:p>
          </table:table-cell>
          <table:table-cell office:value-type="float" office:value="0.843943595886231" calcext:value-type="float">
            <text:p>0,843943595886231</text:p>
          </table:table-cell>
          <table:table-cell office:value-type="float" office:value="0.844434261322022" calcext:value-type="float">
            <text:p>0,844434261322022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61136198043823" calcext:value-type="float">
            <text:p>0,861136198043823</text:p>
          </table:table-cell>
          <table:table-cell office:value-type="float" office:value="0.840227842330933" calcext:value-type="float">
            <text:p>0,840227842330933</text:p>
          </table:table-cell>
          <table:table-cell office:value-type="float" office:value="0.844742059707642" calcext:value-type="float">
            <text:p>0,844742059707642</text:p>
          </table:table-cell>
          <table:table-cell office:value-type="float" office:value="0.843198299407959" calcext:value-type="float">
            <text:p>0,843198299407959</text:p>
          </table:table-cell>
          <table:table-cell office:value-type="float" office:value="0.845819711685181" calcext:value-type="float">
            <text:p>0,845819711685181</text:p>
          </table:table-cell>
          <table:table-cell office:value-type="float" office:value="0.84474515914917" calcext:value-type="float">
            <text:p>0,84474515914917</text:p>
          </table:table-cell>
          <table:table-cell office:value-type="float" office:value="0.842923641204834" calcext:value-type="float">
            <text:p>0,842923641204834</text:p>
          </table:table-cell>
          <table:table-cell office:value-type="float" office:value="0.849822282791138" calcext:value-type="float">
            <text:p>0,849822282791138</text:p>
          </table:table-cell>
          <table:table-cell office:value-type="float" office:value="0.839491605758667" calcext:value-type="float">
            <text:p>0,839491605758667</text:p>
          </table:table-cell>
          <table:table-cell office:value-type="float" office:value="0.844187498092651" calcext:value-type="float">
            <text:p>0,844187498092651</text:p>
          </table:table-cell>
          <table:table-cell office:value-type="float" office:value="0.860045909881592" calcext:value-type="float">
            <text:p>0,860045909881592</text:p>
          </table:table-cell>
          <table:table-cell office:value-type="float" office:value="0.844027996063232" calcext:value-type="float">
            <text:p>0,844027996063232</text:p>
          </table:table-cell>
          <table:table-cell office:value-type="float" office:value="0.844110012054443" calcext:value-type="float">
            <text:p>0,844110012054443</text:p>
          </table:table-cell>
          <table:table-cell office:value-type="float" office:value="0.844976186752319" calcext:value-type="float">
            <text:p>0,844976186752319</text:p>
          </table:table-cell>
          <table:table-cell office:value-type="float" office:value="0.859035491943359" calcext:value-type="float">
            <text:p>0,859035491943359</text:p>
          </table:table-cell>
          <table:table-cell office:value-type="float" office:value="0.844805479049683" calcext:value-type="float">
            <text:p>0,844805479049683</text:p>
          </table:table-cell>
          <table:table-cell office:value-type="float" office:value="0.844053745269775" calcext:value-type="float">
            <text:p>0,844053745269775</text:p>
          </table:table-cell>
          <table:table-cell office:value-type="float" office:value="0.844568490982056" calcext:value-type="float">
            <text:p>0,844568490982056</text:p>
          </table:table-cell>
          <table:table-cell office:value-type="float" office:value="0.844001531600952" calcext:value-type="float">
            <text:p>0,844001531600952</text:p>
          </table:table-cell>
          <table:table-cell office:value-type="float" office:value="0.844820976257324" calcext:value-type="float">
            <text:p>0,844820976257324</text:p>
          </table:table-cell>
          <table:table-cell office:value-type="float" office:value="0.843899726867676" calcext:value-type="float">
            <text:p>0,843899726867676</text:p>
          </table:table-cell>
          <table:table-cell office:value-type="float" office:value="0.844630002975464" calcext:value-type="float">
            <text:p>0,844630002975464</text:p>
          </table:table-cell>
          <table:table-cell office:value-type="float" office:value="0.843719005584717" calcext:value-type="float">
            <text:p>0,843719005584717</text:p>
          </table:table-cell>
          <table:table-cell office:value-type="float" office:value="0.844263076782227" calcext:value-type="float">
            <text:p>0,844263076782227</text:p>
          </table:table-cell>
          <table:table-cell office:value-type="float" office:value="0.860387802124023" calcext:value-type="float">
            <text:p>0,860387802124023</text:p>
          </table:table-cell>
          <table:table-cell office:value-type="float" office:value="0.86014723777771" calcext:value-type="float">
            <text:p>0,86014723777771</text:p>
          </table:table-cell>
          <table:table-cell office:value-type="float" office:value="0.843971252441406" calcext:value-type="float">
            <text:p>0,843971252441406</text:p>
          </table:table-cell>
          <table:table-cell office:value-type="float" office:value="0.844687223434448" calcext:value-type="float">
            <text:p>0,844687223434448</text:p>
          </table:table-cell>
          <table:table-cell office:value-type="float" office:value="0.844061851501465" calcext:value-type="float">
            <text:p>0,844061851501465</text:p>
          </table:table-cell>
          <table:table-cell office:value-type="float" office:value="0.844086408615112" calcext:value-type="float">
            <text:p>0,844086408615112</text:p>
          </table:table-cell>
          <table:table-cell office:value-type="float" office:value="0.860038042068481" calcext:value-type="float">
            <text:p>0,860038042068481</text:p>
          </table:table-cell>
          <table:table-cell office:value-type="float" office:value="0.843935251235962" calcext:value-type="float">
            <text:p>0,843935251235962</text:p>
          </table:table-cell>
          <table:table-cell office:value-type="float" office:value="0.845313310623169" calcext:value-type="float">
            <text:p>0,845313310623169</text:p>
          </table:table-cell>
          <table:table-cell office:value-type="float" office:value="0.84350323677063" calcext:value-type="float">
            <text:p>0,84350323677063</text:p>
          </table:table-cell>
          <table:table-cell office:value-type="float" office:value="0.844813823699951" calcext:value-type="float">
            <text:p>0,844813823699951</text:p>
          </table:table-cell>
          <table:table-cell office:value-type="float" office:value="0.843503713607788" calcext:value-type="float">
            <text:p>0,843503713607788</text:p>
          </table:table-cell>
          <table:table-cell office:value-type="float" office:value="0.842402696609497" calcext:value-type="float">
            <text:p>0,842402696609497</text:p>
          </table:table-cell>
          <table:table-cell office:value-type="float" office:value="0.844304800033569" calcext:value-type="float">
            <text:p>0,844304800033569</text:p>
          </table:table-cell>
          <table:table-cell office:value-type="float" office:value="0.844581127166748" calcext:value-type="float">
            <text:p>0,844581127166748</text:p>
          </table:table-cell>
          <table:table-cell office:value-type="float" office:value="0.858885526657105" calcext:value-type="float">
            <text:p>0,858885526657105</text:p>
          </table:table-cell>
          <table:table-cell office:value-type="float" office:value="0.845300436019898" calcext:value-type="float">
            <text:p>0,845300436019898</text:p>
          </table:table-cell>
          <table:table-cell office:value-type="float" office:value="0.844497203826904" calcext:value-type="float">
            <text:p>0,844497203826904</text:p>
          </table:table-cell>
          <table:table-cell office:value-type="float" office:value="0.840956449508667" calcext:value-type="float">
            <text:p>0,840956449508667</text:p>
          </table:table-cell>
          <table:table-cell office:value-type="float" office:value="0.859947443008423" calcext:value-type="float">
            <text:p>0,859947443008423</text:p>
          </table:table-cell>
          <table:table-cell office:value-type="float" office:value="0.859472274780273" calcext:value-type="float">
            <text:p>0,859472274780273</text:p>
          </table:table-cell>
          <table:table-cell office:value-type="float" office:value="0.845013856887817" calcext:value-type="float">
            <text:p>0,845013856887817</text:p>
          </table:table-cell>
          <table:table-cell office:value-type="float" office:value="0.843444347381592" calcext:value-type="float">
            <text:p>0,843444347381592</text:p>
          </table:table-cell>
          <table:table-cell office:value-type="float" office:value="0.844564437866211" calcext:value-type="float">
            <text:p>0,844564437866211</text:p>
          </table:table-cell>
          <table:table-cell office:value-type="float" office:value="0.84135365486145" calcext:value-type="float">
            <text:p>0,84135365486145</text:p>
          </table:table-cell>
          <table:table-cell office:value-type="float" office:value="0.844279527664185" calcext:value-type="float">
            <text:p>0,844279527664185</text:p>
          </table:table-cell>
          <table:table-cell office:value-type="float" office:value="0.844053983688355" calcext:value-type="float">
            <text:p>0,844053983688355</text:p>
          </table:table-cell>
          <table:table-cell office:value-type="float" office:value="0.844204187393189" calcext:value-type="float">
            <text:p>0,844204187393189</text:p>
          </table:table-cell>
          <table:table-cell office:value-type="float" office:value="0.844745874404907" calcext:value-type="float">
            <text:p>0,844745874404907</text:p>
          </table:table-cell>
          <table:table-cell office:value-type="float" office:value="0.843835115432739" calcext:value-type="float">
            <text:p>0,843835115432739</text:p>
          </table:table-cell>
          <table:table-cell office:value-type="float" office:value="0.842080593109131" calcext:value-type="float">
            <text:p>0,842080593109131</text:p>
          </table:table-cell>
          <table:table-cell office:value-type="float" office:value="0.844885587692261" calcext:value-type="float">
            <text:p>0,844885587692261</text:p>
          </table:table-cell>
          <table:table-cell office:value-type="float" office:value="0.843888282775879" calcext:value-type="float">
            <text:p>0,843888282775879</text:p>
          </table:table-cell>
          <table:table-cell office:value-type="float" office:value="0.843902587890625" calcext:value-type="float">
            <text:p>0,843902587890625</text:p>
          </table:table-cell>
          <table:table-cell office:value-type="float" office:value="0.844456195831299" calcext:value-type="float">
            <text:p>0,844456195831299</text:p>
          </table:table-cell>
          <table:table-cell office:value-type="float" office:value="0.844697713851929" calcext:value-type="float">
            <text:p>0,844697713851929</text:p>
          </table:table-cell>
          <table:table-cell office:value-type="float" office:value="0.841605424880981" calcext:value-type="float">
            <text:p>0,841605424880981</text:p>
          </table:table-cell>
          <table:table-cell office:value-type="float" office:value="0.844021081924439" calcext:value-type="float">
            <text:p>0,844021081924439</text:p>
          </table:table-cell>
          <table:table-cell office:value-type="float" office:value="0.861018657684326" calcext:value-type="float">
            <text:p>0,861018657684326</text:p>
          </table:table-cell>
          <table:table-cell office:value-type="float" office:value="0.843947887420654" calcext:value-type="float">
            <text:p>0,843947887420654</text:p>
          </table:table-cell>
          <table:table-cell office:value-type="float" office:value="0.859565019607544" calcext:value-type="float">
            <text:p>0,859565019607544</text:p>
          </table:table-cell>
          <table:table-cell office:value-type="float" office:value="0.844390392303467" calcext:value-type="float">
            <text:p>0,844390392303467</text:p>
          </table:table-cell>
          <table:table-cell office:value-type="float" office:value="0.841117382049561" calcext:value-type="float">
            <text:p>0,841117382049561</text:p>
          </table:table-cell>
          <table:table-cell office:value-type="float" office:value="0.844184160232544" calcext:value-type="float">
            <text:p>0,844184160232544</text:p>
          </table:table-cell>
          <table:table-cell office:value-type="float" office:value="0.843674182891846" calcext:value-type="float">
            <text:p>0,843674182891846</text:p>
          </table:table-cell>
          <table:table-cell office:value-type="float" office:value="0.844588041305542" calcext:value-type="float">
            <text:p>0,844588041305542</text:p>
          </table:table-cell>
          <table:table-cell office:value-type="float" office:value="0.844441413879395" calcext:value-type="float">
            <text:p>0,844441413879395</text:p>
          </table:table-cell>
          <table:table-cell office:value-type="float" office:value="0.844444751739502" calcext:value-type="float">
            <text:p>0,844444751739502</text:p>
          </table:table-cell>
          <table:table-cell office:value-type="float" office:value="0.840989589691162" calcext:value-type="float">
            <text:p>0,840989589691162</text:p>
          </table:table-cell>
          <table:table-cell office:value-type="float" office:value="0.844533681869507" calcext:value-type="float">
            <text:p>0,844533681869507</text:p>
          </table:table-cell>
          <table:table-cell office:value-type="float" office:value="0.843931674957275" calcext:value-type="float">
            <text:p>0,843931674957275</text:p>
          </table:table-cell>
          <table:table-cell office:value-type="float" office:value="0.85952639579773" calcext:value-type="float">
            <text:p>0,85952639579773</text:p>
          </table:table-cell>
          <table:table-cell office:value-type="float" office:value="0.84511923789978" calcext:value-type="float">
            <text:p>0,84511923789978</text:p>
          </table:table-cell>
          <table:table-cell office:value-type="float" office:value="0.843656539916992" calcext:value-type="float">
            <text:p>0,843656539916992</text:p>
          </table:table-cell>
          <table:table-cell office:value-type="float" office:value="0.841151714324951" calcext:value-type="float">
            <text:p>0,841151714324951</text:p>
          </table:table-cell>
          <table:table-cell office:value-type="float" office:value="0.845058679580689" calcext:value-type="float">
            <text:p>0,845058679580689</text:p>
          </table:table-cell>
          <table:table-cell office:value-type="float" office:value="0.844283103942871" calcext:value-type="float">
            <text:p>0,844283103942871</text:p>
          </table:table-cell>
          <table:table-cell office:value-type="float" office:value="0.844417572021484" calcext:value-type="float">
            <text:p>0,844417572021484</text:p>
          </table:table-cell>
          <table:table-cell office:value-type="float" office:value="0.843868494033814" calcext:value-type="float">
            <text:p>0,843868494033814</text:p>
          </table:table-cell>
          <table:table-cell office:value-type="float" office:value="0.843990802764893" calcext:value-type="float">
            <text:p>0,843990802764893</text:p>
          </table:table-cell>
          <table:table-cell office:value-type="float" office:value="0.841975927352905" calcext:value-type="float">
            <text:p>0,841975927352905</text:p>
          </table:table-cell>
          <table:table-cell office:value-type="float" office:value="0.843950748443604" calcext:value-type="float">
            <text:p>0,843950748443604</text:p>
          </table:table-cell>
          <table:table-cell office:value-type="float" office:value="0.860902070999146" calcext:value-type="float">
            <text:p>0,860902070999146</text:p>
          </table:table-cell>
          <table:table-cell office:value-type="float" office:value="0.843500375747681" calcext:value-type="float">
            <text:p>0,843500375747681</text:p>
          </table:table-cell>
          <table:table-cell office:value-type="float" office:value="0.844374656677246" calcext:value-type="float">
            <text:p>0,844374656677246</text:p>
          </table:table-cell>
          <table:table-cell office:value-type="float" office:value="0.845067501068115" calcext:value-type="float">
            <text:p>0,845067501068115</text:p>
          </table:table-cell>
          <table:table-cell office:value-type="float" office:value="0.841243028640747" calcext:value-type="float">
            <text:p>0,841243028640747</text:p>
          </table:table-cell>
          <table:table-cell office:value-type="float" office:value="0.844307899475098" calcext:value-type="float">
            <text:p>0,844307899475098</text:p>
          </table:table-cell>
          <table:table-cell office:value-type="float" office:value="0.843621730804443" calcext:value-type="float">
            <text:p>0,843621730804443</text:p>
          </table:table-cell>
          <table:table-cell office:value-type="float" office:value="0.844850540161133" calcext:value-type="float">
            <text:p>0,844850540161133</text:p>
          </table:table-cell>
          <table:table-cell office:value-type="float" office:value="0.844823360443115" calcext:value-type="float">
            <text:p>0,844823360443115</text:p>
          </table:table-cell>
          <table:table-cell office:value-type="float" office:value="0.84469747543335" calcext:value-type="float">
            <text:p>0,84469747543335</text:p>
          </table:table-cell>
          <table:table-cell office:value-type="float" office:value="0.843722105026245" calcext:value-type="float">
            <text:p>0,843722105026245</text:p>
          </table:table-cell>
          <table:table-cell office:value-type="float" office:value="0.844652652740479" calcext:value-type="float">
            <text:p>0,844652652740479</text:p>
          </table:table-cell>
          <table:table-cell office:value-type="float" office:value="0.844434261322022" calcext:value-type="float">
            <text:p>0,844434261322022</text:p>
          </table:table-cell>
          <table:table-cell office:value-type="float" office:value="0.844071388244629" calcext:value-type="float">
            <text:p>0,844071388244629</text:p>
          </table:table-cell>
          <table:table-cell office:value-type="float" office:value="0.843309640884399" calcext:value-type="float">
            <text:p>0,843309640884399</text:p>
          </table:table-cell>
          <table:table-cell office:value-type="float" office:value="0.845427989959717" calcext:value-type="float">
            <text:p>0,845427989959717</text:p>
          </table:table-cell>
          <table:table-cell office:value-type="float" office:value="0.843364000320435" calcext:value-type="float">
            <text:p>0,843364000320435</text:p>
          </table:table-cell>
          <table:table-cell office:value-type="float" office:value="0.844295501708984" calcext:value-type="float">
            <text:p>0,844295501708984</text:p>
          </table:table-cell>
          <table:table-cell office:value-type="float" office:value="0.844756603240967" calcext:value-type="float">
            <text:p>0,844756603240967</text:p>
          </table:table-cell>
          <table:table-cell office:value-type="float" office:value="0.843584299087524" calcext:value-type="float">
            <text:p>0,843584299087524</text:p>
          </table:table-cell>
          <table:table-cell office:value-type="float" office:value="0.845277309417725" calcext:value-type="float">
            <text:p>0,845277309417725</text:p>
          </table:table-cell>
          <table:table-cell office:value-type="float" office:value="0.84366512298584" calcext:value-type="float">
            <text:p>0,84366512298584</text:p>
          </table:table-cell>
          <table:table-cell office:value-type="float" office:value="0.844685316085815" calcext:value-type="float">
            <text:p>0,844685316085815</text:p>
          </table:table-cell>
          <table:table-cell office:value-type="float" office:value="0.843807458877564" calcext:value-type="float">
            <text:p>0,843807458877564</text:p>
          </table:table-cell>
          <table:table-cell office:value-type="float" office:value="0.844745397567749" calcext:value-type="float">
            <text:p>0,844745397567749</text:p>
          </table:table-cell>
          <table:table-cell office:value-type="float" office:value="0.843825101852417" calcext:value-type="float">
            <text:p>0,843825101852417</text:p>
          </table:table-cell>
          <table:table-cell office:value-type="float" office:value="0.844537019729614" calcext:value-type="float">
            <text:p>0,844537019729614</text:p>
          </table:table-cell>
          <table:table-cell office:value-type="float" office:value="0.844481706619263" calcext:value-type="float">
            <text:p>0,844481706619263</text:p>
          </table:table-cell>
          <table:table-cell office:value-type="float" office:value="0.84441065788269" calcext:value-type="float">
            <text:p>0,84441065788269</text:p>
          </table:table-cell>
          <table:table-cell office:value-type="float" office:value="0.844498634338379" calcext:value-type="float">
            <text:p>0,844498634338379</text:p>
          </table:table-cell>
          <table:table-cell office:value-type="float" office:value="0.844172954559326" calcext:value-type="float">
            <text:p>0,844172954559326</text:p>
          </table:table-cell>
          <table:table-cell office:value-type="float" office:value="0.844112873077393" calcext:value-type="float">
            <text:p>0,844112873077393</text:p>
          </table:table-cell>
          <table:table-cell office:value-type="float" office:value="0.844656705856323" calcext:value-type="float">
            <text:p>0,844656705856323</text:p>
          </table:table-cell>
          <table:table-cell office:value-type="float" office:value="0.840731859207153" calcext:value-type="float">
            <text:p>0,840731859207153</text:p>
          </table:table-cell>
          <table:table-cell office:value-type="float" office:value="0.8443763256073" calcext:value-type="float">
            <text:p>0,8443763256073</text:p>
          </table:table-cell>
          <table:table-cell office:value-type="float" office:value="0.84375786781311" calcext:value-type="float">
            <text:p>0,84375786781311</text:p>
          </table:table-cell>
          <table:table-cell office:value-type="float" office:value="0.84518313407898" calcext:value-type="float">
            <text:p>0,84518313407898</text:p>
          </table:table-cell>
          <table:table-cell office:value-type="float" office:value="0.844291925430298" calcext:value-type="float">
            <text:p>0,844291925430298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60170125961304" calcext:value-type="float">
            <text:p>0,860170125961304</text:p>
          </table:table-cell>
          <table:table-cell office:value-type="float" office:value="0.844417810440064" calcext:value-type="float">
            <text:p>0,844417810440064</text:p>
          </table:table-cell>
          <table:table-cell office:value-type="float" office:value="0.844007253646851" calcext:value-type="float">
            <text:p>0,844007253646851</text:p>
          </table:table-cell>
          <table:table-cell office:value-type="float" office:value="0.844203233718872" calcext:value-type="float">
            <text:p>0,844203233718872</text:p>
          </table:table-cell>
          <table:table-cell office:value-type="float" office:value="0.844873905181885" calcext:value-type="float">
            <text:p>0,844873905181885</text:p>
          </table:table-cell>
          <table:table-cell office:value-type="float" office:value="0.843611240386963" calcext:value-type="float">
            <text:p>0,843611240386963</text:p>
          </table:table-cell>
          <table:table-cell office:value-type="float" office:value="0.845328092575073" calcext:value-type="float">
            <text:p>0,845328092575073</text:p>
          </table:table-cell>
          <table:table-cell office:value-type="float" office:value="0.843006372451782" calcext:value-type="float">
            <text:p>0,843006372451782</text:p>
          </table:table-cell>
          <table:table-cell office:value-type="float" office:value="0.845172643661499" calcext:value-type="float">
            <text:p>0,845172643661499</text:p>
          </table:table-cell>
          <table:table-cell office:value-type="float" office:value="0.844218254089356" calcext:value-type="float">
            <text:p>0,844218254089356</text:p>
          </table:table-cell>
          <table:table-cell office:value-type="float" office:value="0.843855142593384" calcext:value-type="float">
            <text:p>0,843855142593384</text:p>
          </table:table-cell>
          <table:table-cell office:value-type="float" office:value="0.8448326587677" calcext:value-type="float">
            <text:p>0,8448326587677</text:p>
          </table:table-cell>
          <table:table-cell office:value-type="float" office:value="0.843710660934448" calcext:value-type="float">
            <text:p>0,843710660934448</text:p>
          </table:table-cell>
          <table:table-cell office:value-type="float" office:value="0.844468116760254" calcext:value-type="float">
            <text:p>0,844468116760254</text:p>
          </table:table-cell>
          <table:table-cell office:value-type="float" office:value="0.844887018203735" calcext:value-type="float">
            <text:p>0,844887018203735</text:p>
          </table:table-cell>
          <table:table-cell office:value-type="float" office:value="0.844165802001953" calcext:value-type="float">
            <text:p>0,844165802001953</text:p>
          </table:table-cell>
          <table:table-cell office:value-type="float" office:value="0.8441162109375" calcext:value-type="float">
            <text:p>0,8441162109375</text:p>
          </table:table-cell>
          <table:table-cell office:value-type="float" office:value="0.845097780227661" calcext:value-type="float">
            <text:p>0,845097780227661</text:p>
          </table:table-cell>
          <table:table-cell office:value-type="float" office:value="0.843281269073486" calcext:value-type="float">
            <text:p>0,843281269073486</text:p>
          </table:table-cell>
          <table:table-cell office:value-type="float" office:value="0.844932079315186" calcext:value-type="float">
            <text:p>0,844932079315186</text:p>
          </table:table-cell>
          <table:table-cell office:value-type="float" office:value="0.843999624252319" calcext:value-type="float">
            <text:p>0,843999624252319</text:p>
          </table:table-cell>
          <table:table-cell office:value-type="float" office:value="0.84380054473877" calcext:value-type="float">
            <text:p>0,84380054473877</text:p>
          </table:table-cell>
          <table:table-cell office:value-type="float" office:value="0.860342979431152" calcext:value-type="float">
            <text:p>0,860342979431152</text:p>
          </table:table-cell>
          <table:table-cell office:value-type="float" office:value="0.859457015991211" calcext:value-type="float">
            <text:p>0,859457015991211</text:p>
          </table:table-cell>
          <table:table-cell office:value-type="float" office:value="0.845058917999268" calcext:value-type="float">
            <text:p>0,845058917999268</text:p>
          </table:table-cell>
          <table:table-cell office:value-type="float" office:value="0.843842506408691" calcext:value-type="float">
            <text:p>0,843842506408691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44784259796143" calcext:value-type="float">
            <text:p>0,844784259796143</text:p>
          </table:table-cell>
          <table:table-cell office:value-type="float" office:value="0.843943357467651" calcext:value-type="float">
            <text:p>0,843943357467651</text:p>
          </table:table-cell>
          <table:table-cell office:value-type="float" office:value="0.844897270202637" calcext:value-type="float">
            <text:p>0,844897270202637</text:p>
          </table:table-cell>
          <table:table-cell office:value-type="float" office:value="0.856297016143799" calcext:value-type="float">
            <text:p>0,856297016143799</text:p>
          </table:table-cell>
          <table:table-cell office:value-type="float" office:value="0.844324827194214" calcext:value-type="float">
            <text:p>0,844324827194214</text:p>
          </table:table-cell>
          <table:table-cell office:value-type="float" office:value="0.844264507293701" calcext:value-type="float">
            <text:p>0,844264507293701</text:p>
          </table:table-cell>
          <table:table-cell office:value-type="float" office:value="0.844057559967041" calcext:value-type="float">
            <text:p>0,844057559967041</text:p>
          </table:table-cell>
          <table:table-cell office:value-type="float" office:value="0.860384702682495" calcext:value-type="float">
            <text:p>0,860384702682495</text:p>
          </table:table-cell>
          <table:table-cell office:value-type="float" office:value="0.844416379928589" calcext:value-type="float">
            <text:p>0,844416379928589</text:p>
          </table:table-cell>
          <table:table-cell office:value-type="float" office:value="0.856639385223389" calcext:value-type="float">
            <text:p>0,856639385223389</text:p>
          </table:table-cell>
          <table:table-cell office:value-type="float" office:value="0.84249758720398" calcext:value-type="float">
            <text:p>0,84249758720398</text:p>
          </table:table-cell>
          <table:table-cell office:value-type="float" office:value="0.845829486846924" calcext:value-type="float">
            <text:p>0,845829486846924</text:p>
          </table:table-cell>
          <table:table-cell office:value-type="float" office:value="0.843846797943115" calcext:value-type="float">
            <text:p>0,843846797943115</text:p>
          </table:table-cell>
          <table:table-cell office:value-type="float" office:value="0.844305276870728" calcext:value-type="float">
            <text:p>0,844305276870728</text:p>
          </table:table-cell>
          <table:table-cell office:value-type="float" office:value="0.844848394393921" calcext:value-type="float">
            <text:p>0,844848394393921</text:p>
          </table:table-cell>
          <table:table-cell office:value-type="float" office:value="0.844417333602905" calcext:value-type="float">
            <text:p>0,844417333602905</text:p>
          </table:table-cell>
          <table:table-cell office:value-type="float" office:value="0.844412803649902" calcext:value-type="float">
            <text:p>0,844412803649902</text:p>
          </table:table-cell>
          <table:table-cell office:value-type="float" office:value="0.84434986114502" calcext:value-type="float">
            <text:p>0,84434986114502</text:p>
          </table:table-cell>
          <table:table-cell office:value-type="float" office:value="0.844177484512329" calcext:value-type="float">
            <text:p>0,844177484512329</text:p>
          </table:table-cell>
          <table:table-cell office:value-type="float" office:value="0.84419846534729" calcext:value-type="float">
            <text:p>0,84419846534729</text:p>
          </table:table-cell>
          <table:table-cell office:value-type="float" office:value="0.840924739837647" calcext:value-type="float">
            <text:p>0,840924739837647</text:p>
          </table:table-cell>
          <table:table-cell office:value-type="float" office:value="0.843713998794556" calcext:value-type="float">
            <text:p>0,843713998794556</text:p>
          </table:table-cell>
          <table:table-cell office:value-type="float" office:value="0.844460248947144" calcext:value-type="float">
            <text:p>0,844460248947144</text:p>
          </table:table-cell>
          <table:table-cell office:value-type="float" office:value="0.844691038131714" calcext:value-type="float">
            <text:p>0,844691038131714</text:p>
          </table:table-cell>
          <table:table-cell office:value-type="float" office:value="0.843961000442505" calcext:value-type="float">
            <text:p>0,843961000442505</text:p>
          </table:table-cell>
          <table:table-cell office:value-type="float" office:value="0.845032215118408" calcext:value-type="float">
            <text:p>0,845032215118408</text:p>
          </table:table-cell>
          <table:table-cell office:value-type="float" office:value="0.841737508773804" calcext:value-type="float">
            <text:p>0,841737508773804</text:p>
          </table:table-cell>
          <table:table-cell office:value-type="float" office:value="0.843611240386963" calcext:value-type="float">
            <text:p>0,843611240386963</text:p>
          </table:table-cell>
          <table:table-cell office:value-type="float" office:value="0.84483790397644" calcext:value-type="float">
            <text:p>0,84483790397644</text:p>
          </table:table-cell>
          <table:table-cell office:value-type="float" office:value="0.844007730484009" calcext:value-type="float">
            <text:p>0,844007730484009</text:p>
          </table:table-cell>
          <table:table-cell office:value-type="float" office:value="0.844847917556763" calcext:value-type="float">
            <text:p>0,844847917556763</text:p>
          </table:table-cell>
          <table:table-cell office:value-type="float" office:value="0.843847513198853" calcext:value-type="float">
            <text:p>0,843847513198853</text:p>
          </table:table-cell>
          <table:table-cell office:value-type="float" office:value="0.844212055206299" calcext:value-type="float">
            <text:p>0,844212055206299</text:p>
          </table:table-cell>
          <table:table-cell office:value-type="float" office:value="0.84476113319397" calcext:value-type="float">
            <text:p>0,84476113319397</text:p>
          </table:table-cell>
          <table:table-cell office:value-type="float" office:value="0.843904256820679" calcext:value-type="float">
            <text:p>0,843904256820679</text:p>
          </table:table-cell>
          <table:table-cell office:value-type="float" office:value="0.845332860946655" calcext:value-type="float">
            <text:p>0,845332860946655</text:p>
          </table:table-cell>
          <table:table-cell office:value-type="float" office:value="0.843204975128174" calcext:value-type="float">
            <text:p>0,843204975128174</text:p>
          </table:table-cell>
          <table:table-cell office:value-type="float" office:value="0.844772338867188" calcext:value-type="float">
            <text:p>0,844772338867188</text:p>
          </table:table-cell>
          <table:table-cell office:value-type="float" office:value="0.844330549240112" calcext:value-type="float">
            <text:p>0,844330549240112</text:p>
          </table:table-cell>
          <table:table-cell office:value-type="float" office:value="0.843540191650391" calcext:value-type="float">
            <text:p>0,843540191650391</text:p>
          </table:table-cell>
          <table:table-cell office:value-type="float" office:value="0.845358371734619" calcext:value-type="float">
            <text:p>0,845358371734619</text:p>
          </table:table-cell>
          <table:table-cell office:value-type="float" office:value="0.843842506408691" calcext:value-type="float">
            <text:p>0,843842506408691</text:p>
          </table:table-cell>
          <table:table-cell office:value-type="float" office:value="0.844273090362549" calcext:value-type="float">
            <text:p>0,844273090362549</text:p>
          </table:table-cell>
          <table:table-cell office:value-type="float" office:value="0.844044923782349" calcext:value-type="float">
            <text:p>0,844044923782349</text:p>
          </table:table-cell>
          <table:table-cell office:value-type="float" office:value="0.860167741775513" calcext:value-type="float">
            <text:p>0,860167741775513</text:p>
          </table:table-cell>
          <table:table-cell office:value-type="float" office:value="0.84361743927002" calcext:value-type="float">
            <text:p>0,84361743927002</text:p>
          </table:table-cell>
          <table:table-cell office:value-type="float" office:value="0.844888925552368" calcext:value-type="float">
            <text:p>0,844888925552368</text:p>
          </table:table-cell>
          <table:table-cell office:value-type="float" office:value="0.860389709472656" calcext:value-type="float">
            <text:p>0,860389709472656</text:p>
          </table:table-cell>
          <table:table-cell office:value-type="float" office:value="0.844602108001709" calcext:value-type="float">
            <text:p>0,844602108001709</text:p>
          </table:table-cell>
          <table:table-cell office:value-type="float" office:value="0.843764543533325" calcext:value-type="float">
            <text:p>0,843764543533325</text:p>
          </table:table-cell>
          <table:table-cell office:value-type="float" office:value="0.843829393386841" calcext:value-type="float">
            <text:p>0,843829393386841</text:p>
          </table:table-cell>
          <table:table-cell office:value-type="float" office:value="0.860005617141724" calcext:value-type="float">
            <text:p>0,860005617141724</text:p>
          </table:table-cell>
          <table:table-cell office:value-type="float" office:value="0.859952211380005" calcext:value-type="float">
            <text:p>0,859952211380005</text:p>
          </table:table-cell>
          <table:table-cell office:value-type="float" office:value="0.845076084136963" calcext:value-type="float">
            <text:p>0,845076084136963</text:p>
          </table:table-cell>
          <table:table-cell office:value-type="float" office:value="0.84332537651062" calcext:value-type="float">
            <text:p>0,84332537651062</text:p>
          </table:table-cell>
          <table:table-cell office:value-type="float" office:value="0.844791173934937" calcext:value-type="float">
            <text:p>0,844791173934937</text:p>
          </table:table-cell>
          <table:table-cell office:value-type="float" office:value="0.844404458999634" calcext:value-type="float">
            <text:p>0,844404458999634</text:p>
          </table:table-cell>
          <table:table-cell office:value-type="float" office:value="0.843874931335449" calcext:value-type="float">
            <text:p>0,843874931335449</text:p>
          </table:table-cell>
          <table:table-cell office:value-type="float" office:value="0.844398975372315" calcext:value-type="float">
            <text:p>0,844398975372315</text:p>
          </table:table-cell>
          <table:table-cell office:value-type="float" office:value="0.844633340835571" calcext:value-type="float">
            <text:p>0,844633340835571</text:p>
          </table:table-cell>
          <table:table-cell office:value-type="float" office:value="0.844519376754761" calcext:value-type="float">
            <text:p>0,844519376754761</text:p>
          </table:table-cell>
          <table:table-cell office:value-type="float" office:value="0.843957424163818" calcext:value-type="float">
            <text:p>0,843957424163818</text:p>
          </table:table-cell>
          <table:table-cell office:value-type="float" office:value="0.844579458236694" calcext:value-type="float">
            <text:p>0,844579458236694</text:p>
          </table:table-cell>
          <table:table-cell office:value-type="float" office:value="0.843888521194458" calcext:value-type="float">
            <text:p>0,843888521194458</text:p>
          </table:table-cell>
          <table:table-cell office:value-type="float" office:value="0.860860586166382" calcext:value-type="float">
            <text:p>0,860860586166382</text:p>
          </table:table-cell>
          <table:table-cell office:value-type="float" office:value="0.85963249206543" calcext:value-type="float">
            <text:p>0,85963249206543</text:p>
          </table:table-cell>
          <table:table-cell office:value-type="float" office:value="0.843647241592407" calcext:value-type="float">
            <text:p>0,843647241592407</text:p>
          </table:table-cell>
          <table:table-cell office:value-type="float" office:value="0.843235492706299" calcext:value-type="float">
            <text:p>0,843235492706299</text:p>
          </table:table-cell>
          <table:table-cell office:value-type="float" office:value="0.845970869064331" calcext:value-type="float">
            <text:p>0,845970869064331</text:p>
          </table:table-cell>
          <table:table-cell office:value-type="float" office:value="0.843610763549805" calcext:value-type="float">
            <text:p>0,843610763549805</text:p>
          </table:table-cell>
          <table:table-cell office:value-type="float" office:value="0.84453272819519" calcext:value-type="float">
            <text:p>0,84453272819519</text:p>
          </table:table-cell>
          <table:table-cell office:value-type="float" office:value="0.843147277832031" calcext:value-type="float">
            <text:p>0,843147277832031</text:p>
          </table:table-cell>
          <table:table-cell office:value-type="float" office:value="0.845308780670166" calcext:value-type="float">
            <text:p>0,845308780670166</text:p>
          </table:table-cell>
          <table:table-cell office:value-type="float" office:value="0.860392808914185" calcext:value-type="float">
            <text:p>0,860392808914185</text:p>
          </table:table-cell>
          <table:table-cell office:value-type="float" office:value="0.843887329101563" calcext:value-type="float">
            <text:p>0,843887329101563</text:p>
          </table:table-cell>
          <table:table-cell office:value-type="float" office:value="0.844340085983276" calcext:value-type="float">
            <text:p>0,844340085983276</text:p>
          </table:table-cell>
          <table:table-cell office:value-type="float" office:value="0.860311269760132" calcext:value-type="float">
            <text:p>0,860311269760132</text:p>
          </table:table-cell>
          <table:table-cell office:value-type="float" office:value="0.844074010848999" calcext:value-type="float">
            <text:p>0,844074010848999</text:p>
          </table:table-cell>
          <table:table-cell office:value-type="float" office:value="0.844541072845459" calcext:value-type="float">
            <text:p>0,844541072845459</text:p>
          </table:table-cell>
          <table:table-cell office:value-type="float" office:value="0.844906568527222" calcext:value-type="float">
            <text:p>0,844906568527222</text:p>
          </table:table-cell>
          <table:table-cell office:value-type="float" office:value="0.843149423599243" calcext:value-type="float">
            <text:p>0,843149423599243</text:p>
          </table:table-cell>
          <table:table-cell office:value-type="float" office:value="0.844820261001587" calcext:value-type="float">
            <text:p>0,844820261001587</text:p>
          </table:table-cell>
          <table:table-cell office:value-type="float" office:value="0.844249963760376" calcext:value-type="float">
            <text:p>0,844249963760376</text:p>
          </table:table-cell>
          <table:table-cell office:value-type="float" office:value="0.84428858757019" calcext:value-type="float">
            <text:p>0,84428858757019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462308883667" calcext:value-type="float">
            <text:p>0,84462308883667</text:p>
          </table:table-cell>
          <table:table-cell office:value-type="float" office:value="0.840665578842163" calcext:value-type="float">
            <text:p>0,840665578842163</text:p>
          </table:table-cell>
          <table:table-cell office:value-type="float" office:value="0.844754695892334" calcext:value-type="float">
            <text:p>0,844754695892334</text:p>
          </table:table-cell>
          <table:table-cell office:value-type="float" office:value="0.844349384307861" calcext:value-type="float">
            <text:p>0,844349384307861</text:p>
          </table:table-cell>
          <table:table-cell office:value-type="float" office:value="0.843609809875488" calcext:value-type="float">
            <text:p>0,843609809875488</text:p>
          </table:table-cell>
          <table:table-cell office:value-type="float" office:value="0.843952894210815" calcext:value-type="float">
            <text:p>0,843952894210815</text:p>
          </table:table-cell>
          <table:table-cell office:value-type="float" office:value="0.84461236000061" calcext:value-type="float">
            <text:p>0,84461236000061</text:p>
          </table:table-cell>
          <table:table-cell office:value-type="float" office:value="0.841991662979126" calcext:value-type="float">
            <text:p>0,841991662979126</text:p>
          </table:table-cell>
          <table:table-cell office:value-type="float" office:value="0.844343423843384" calcext:value-type="float">
            <text:p>0,844343423843384</text:p>
          </table:table-cell>
          <table:table-cell office:value-type="float" office:value="0.844018220901489" calcext:value-type="float">
            <text:p>0,844018220901489</text:p>
          </table:table-cell>
          <table:table-cell office:value-type="float" office:value="0.844569206237793" calcext:value-type="float">
            <text:p>0,844569206237793</text:p>
          </table:table-cell>
          <table:table-cell office:value-type="float" office:value="0.860177040100098" calcext:value-type="float">
            <text:p>0,860177040100098</text:p>
          </table:table-cell>
          <table:table-cell office:value-type="float" office:value="0.857160329818726" calcext:value-type="float">
            <text:p>0,857160329818726</text:p>
          </table:table-cell>
          <table:table-cell office:value-type="float" office:value="0.844773292541504" calcext:value-type="float">
            <text:p>0,844773292541504</text:p>
          </table:table-cell>
          <table:table-cell office:value-type="float" office:value="0.844387054443359" calcext:value-type="float">
            <text:p>0,844387054443359</text:p>
          </table:table-cell>
          <table:table-cell office:value-type="float" office:value="0.844358682632446" calcext:value-type="float">
            <text:p>0,844358682632446</text:p>
          </table:table-cell>
          <table:table-cell office:value-type="float" office:value="0.845142841339111" calcext:value-type="float">
            <text:p>0,845142841339111</text:p>
          </table:table-cell>
          <table:table-cell office:value-type="float" office:value="0.843661785125732" calcext:value-type="float">
            <text:p>0,843661785125732</text:p>
          </table:table-cell>
          <table:table-cell office:value-type="float" office:value="0.841295719146729" calcext:value-type="float">
            <text:p>0,841295719146729</text:p>
          </table:table-cell>
          <table:table-cell office:value-type="float" office:value="0.8436598777771" calcext:value-type="float">
            <text:p>0,8436598777771</text:p>
          </table:table-cell>
          <table:table-cell office:value-type="float" office:value="0.844972372055054" calcext:value-type="float">
            <text:p>0,844972372055054</text:p>
          </table:table-cell>
          <table:table-cell office:value-type="float" office:value="0.843518257141113" calcext:value-type="float">
            <text:p>0,843518257141113</text:p>
          </table:table-cell>
          <table:table-cell office:value-type="float" office:value="0.85994553565979" calcext:value-type="float">
            <text:p>0,85994553565979</text:p>
          </table:table-cell>
          <table:table-cell office:value-type="float" office:value="0.843441724777222" calcext:value-type="float">
            <text:p>0,843441724777222</text:p>
          </table:table-cell>
          <table:table-cell office:value-type="float" office:value="0.841610908508301" calcext:value-type="float">
            <text:p>0,841610908508301</text:p>
          </table:table-cell>
          <table:table-cell office:value-type="float" office:value="0.859897375106812" calcext:value-type="float">
            <text:p>0,859897375106812</text:p>
          </table:table-cell>
          <table:table-cell office:value-type="float" office:value="0.844449043273926" calcext:value-type="float">
            <text:p>0,844449043273926</text:p>
          </table:table-cell>
          <table:table-cell office:value-type="float" office:value="0.844984769821167" calcext:value-type="float">
            <text:p>0,844984769821167</text:p>
          </table:table-cell>
          <table:table-cell office:value-type="float" office:value="0.843113422393799" calcext:value-type="float">
            <text:p>0,843113422393799</text:p>
          </table:table-cell>
          <table:table-cell office:value-type="float" office:value="0.844757318496704" calcext:value-type="float">
            <text:p>0,844757318496704</text:p>
          </table:table-cell>
          <table:table-cell office:value-type="float" office:value="0.841580390930176" calcext:value-type="float">
            <text:p>0,841580390930176</text:p>
          </table:table-cell>
          <table:table-cell office:value-type="float" office:value="0.844803810119629" calcext:value-type="float">
            <text:p>0,844803810119629</text:p>
          </table:table-cell>
          <table:table-cell office:value-type="float" office:value="0.843639612197876" calcext:value-type="float">
            <text:p>0,843639612197876</text:p>
          </table:table-cell>
          <table:table-cell office:value-type="float" office:value="0.844434499740601" calcext:value-type="float">
            <text:p>0,844434499740601</text:p>
          </table:table-cell>
          <table:table-cell office:value-type="float" office:value="0.845192909240723" calcext:value-type="float">
            <text:p>0,845192909240723</text:p>
          </table:table-cell>
          <table:table-cell office:value-type="float" office:value="0.844018220901489" calcext:value-type="float">
            <text:p>0,844018220901489</text:p>
          </table:table-cell>
          <table:table-cell office:value-type="float" office:value="0.856815099716187" calcext:value-type="float">
            <text:p>0,856815099716187</text:p>
          </table:table-cell>
          <table:table-cell office:value-type="float" office:value="0.844364643096924" calcext:value-type="float">
            <text:p>0,844364643096924</text:p>
          </table:table-cell>
          <table:table-cell office:value-type="float" office:value="0.859919548034668" calcext:value-type="float">
            <text:p>0,859919548034668</text:p>
          </table:table-cell>
          <table:table-cell office:value-type="float" office:value="0.844765186309815" calcext:value-type="float">
            <text:p>0,844765186309815</text:p>
          </table:table-cell>
          <table:table-cell office:value-type="float" office:value="0.843991041183472" calcext:value-type="float">
            <text:p>0,843991041183472</text:p>
          </table:table-cell>
          <table:table-cell office:value-type="float" office:value="0.844006061553955" calcext:value-type="float">
            <text:p>0,844006061553955</text:p>
          </table:table-cell>
          <table:table-cell office:value-type="float" office:value="0.860557079315186" calcext:value-type="float">
            <text:p>0,860557079315186</text:p>
          </table:table-cell>
          <table:table-cell office:value-type="float" office:value="0.844754695892334" calcext:value-type="float">
            <text:p>0,844754695892334</text:p>
          </table:table-cell>
          <table:table-cell office:value-type="float" office:value="0.843613147735596" calcext:value-type="float">
            <text:p>0,843613147735596</text:p>
          </table:table-cell>
          <table:table-cell office:value-type="float" office:value="0.844175577163696" calcext:value-type="float">
            <text:p>0,844175577163696</text:p>
          </table:table-cell>
          <table:table-cell office:value-type="float" office:value="0.844615936279297" calcext:value-type="float">
            <text:p>0,844615936279297</text:p>
          </table:table-cell>
          <table:table-cell office:value-type="float" office:value="0.844272136688232" calcext:value-type="float">
            <text:p>0,844272136688232</text:p>
          </table:table-cell>
          <table:table-cell office:value-type="float" office:value="0.844205617904663" calcext:value-type="float">
            <text:p>0,844205617904663</text:p>
          </table:table-cell>
          <table:table-cell office:value-type="float" office:value="0.8445725440979" calcext:value-type="float">
            <text:p>0,8445725440979</text:p>
          </table:table-cell>
          <table:table-cell office:value-type="float" office:value="0.843954801559448" calcext:value-type="float">
            <text:p>0,843954801559448</text:p>
          </table:table-cell>
          <table:table-cell office:value-type="float" office:value="0.860047817230225" calcext:value-type="float">
            <text:p>0,860047817230225</text:p>
          </table:table-cell>
          <table:table-cell office:value-type="float" office:value="0.844478607177734" calcext:value-type="float">
            <text:p>0,844478607177734</text:p>
          </table:table-cell>
          <table:table-cell office:value-type="float" office:value="0.845098972320557" calcext:value-type="float">
            <text:p>0,845098972320557</text:p>
          </table:table-cell>
          <table:table-cell office:value-type="float" office:value="0.84415078163147" calcext:value-type="float">
            <text:p>0,84415078163147</text:p>
          </table:table-cell>
          <table:table-cell office:value-type="float" office:value="0.842901468276978" calcext:value-type="float">
            <text:p>0,842901468276978</text:p>
          </table:table-cell>
          <table:table-cell office:value-type="float" office:value="0.844897508621216" calcext:value-type="float">
            <text:p>0,844897508621216</text:p>
          </table:table-cell>
          <table:table-cell office:value-type="float" office:value="0.844388723373413" calcext:value-type="float">
            <text:p>0,844388723373413</text:p>
          </table:table-cell>
          <table:table-cell office:value-type="float" office:value="0.843904972076416" calcext:value-type="float">
            <text:p>0,843904972076416</text:p>
          </table:table-cell>
          <table:table-cell office:value-type="float" office:value="0.844232559204102" calcext:value-type="float">
            <text:p>0,844232559204102</text:p>
          </table:table-cell>
          <table:table-cell office:value-type="float" office:value="0.845533847808838" calcext:value-type="float">
            <text:p>0,845533847808838</text:p>
          </table:table-cell>
          <table:table-cell office:value-type="float" office:value="0.843469142913818" calcext:value-type="float">
            <text:p>0,843469142913818</text:p>
          </table:table-cell>
          <table:table-cell office:value-type="float" office:value="0.84357500076294" calcext:value-type="float">
            <text:p>0,84357500076294</text:p>
          </table:table-cell>
          <table:table-cell office:value-type="float" office:value="0.845449447631836" calcext:value-type="float">
            <text:p>0,845449447631836</text:p>
          </table:table-cell>
          <table:table-cell office:value-type="float" office:value="0.844104290008545" calcext:value-type="float">
            <text:p>0,844104290008545</text:p>
          </table:table-cell>
          <table:table-cell office:value-type="float" office:value="0.84426474571228" calcext:value-type="float">
            <text:p>0,84426474571228</text:p>
          </table:table-cell>
          <table:table-cell office:value-type="float" office:value="0.841092109680176" calcext:value-type="float">
            <text:p>0,841092109680176</text:p>
          </table:table-cell>
          <table:table-cell office:value-type="float" office:value="0.844021797180176" calcext:value-type="float">
            <text:p>0,844021797180176</text:p>
          </table:table-cell>
          <table:table-cell office:value-type="float" office:value="0.844959259033203" calcext:value-type="float">
            <text:p>0,844959259033203</text:p>
          </table:table-cell>
          <table:table-cell office:value-type="float" office:value="0.859653234481812" calcext:value-type="float">
            <text:p>0,859653234481812</text:p>
          </table:table-cell>
          <table:table-cell office:value-type="float" office:value="0.843668222427368" calcext:value-type="float">
            <text:p>0,843668222427368</text:p>
          </table:table-cell>
          <table:table-cell office:value-type="float" office:value="0.844732522964478" calcext:value-type="float">
            <text:p>0,844732522964478</text:p>
          </table:table-cell>
          <table:table-cell office:value-type="float" office:value="0.856781721115112" calcext:value-type="float">
            <text:p>0,856781721115112</text:p>
          </table:table-cell>
          <table:table-cell office:value-type="float" office:value="0.844134092330933" calcext:value-type="float">
            <text:p>0,844134092330933</text:p>
          </table:table-cell>
          <table:table-cell office:value-type="float" office:value="0.843935012817383" calcext:value-type="float">
            <text:p>0,843935012817383</text:p>
          </table:table-cell>
          <table:table-cell office:value-type="float" office:value="0.844646215438843" calcext:value-type="float">
            <text:p>0,844646215438843</text:p>
          </table:table-cell>
          <table:table-cell office:value-type="float" office:value="0.844443798065186" calcext:value-type="float">
            <text:p>0,844443798065186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3836069107056" calcext:value-type="float">
            <text:p>0,843836069107056</text:p>
          </table:table-cell>
          <table:table-cell office:value-type="float" office:value="0.860441446304321" calcext:value-type="float">
            <text:p>0,860441446304321</text:p>
          </table:table-cell>
          <table:table-cell office:value-type="float" office:value="0.860172033309937" calcext:value-type="float">
            <text:p>0,860172033309937</text:p>
          </table:table-cell>
          <table:table-cell office:value-type="float" office:value="0.843918323516846" calcext:value-type="float">
            <text:p>0,843918323516846</text:p>
          </table:table-cell>
          <table:table-cell office:value-type="float" office:value="0.844392776489258" calcext:value-type="float">
            <text:p>0,844392776489258</text:p>
          </table:table-cell>
          <table:table-cell office:value-type="float" office:value="0.844209909439087" calcext:value-type="float">
            <text:p>0,844209909439087</text:p>
          </table:table-cell>
          <table:table-cell office:value-type="float" office:value="0.844659805297852" calcext:value-type="float">
            <text:p>0,844659805297852</text:p>
          </table:table-cell>
          <table:table-cell office:value-type="float" office:value="0.843552589416504" calcext:value-type="float">
            <text:p>0,843552589416504</text:p>
          </table:table-cell>
          <table:table-cell office:value-type="float" office:value="0.845043897628784" calcext:value-type="float">
            <text:p>0,845043897628784</text:p>
          </table:table-cell>
          <table:table-cell office:value-type="float" office:value="0.843565225601196" calcext:value-type="float">
            <text:p>0,843565225601196</text:p>
          </table:table-cell>
          <table:table-cell office:value-type="float" office:value="0.844868898391724" calcext:value-type="float">
            <text:p>0,844868898391724</text:p>
          </table:table-cell>
          <table:table-cell office:value-type="float" office:value="0.860312223434448" calcext:value-type="float">
            <text:p>0,860312223434448</text:p>
          </table:table-cell>
          <table:table-cell office:value-type="float" office:value="0.844284296035767" calcext:value-type="float">
            <text:p>0,844284296035767</text:p>
          </table:table-cell>
          <table:table-cell office:value-type="float" office:value="0.844649314880371" calcext:value-type="float">
            <text:p>0,844649314880371</text:p>
          </table:table-cell>
          <table:table-cell office:value-type="float" office:value="0.843839406967163" calcext:value-type="float">
            <text:p>0,843839406967163</text:p>
          </table:table-cell>
          <table:table-cell office:value-type="float" office:value="0.844619274139404" calcext:value-type="float">
            <text:p>0,844619274139404</text:p>
          </table:table-cell>
          <table:table-cell office:value-type="float" office:value="0.84368371963501" calcext:value-type="float">
            <text:p>0,84368371963501</text:p>
          </table:table-cell>
          <table:table-cell office:value-type="float" office:value="0.845035791397095" calcext:value-type="float">
            <text:p>0,845035791397095</text:p>
          </table:table-cell>
          <table:table-cell office:value-type="float" office:value="0.843359708786011" calcext:value-type="float">
            <text:p>0,843359708786011</text:p>
          </table:table-cell>
          <table:table-cell office:value-type="float" office:value="0.844702005386353" calcext:value-type="float">
            <text:p>0,844702005386353</text:p>
          </table:table-cell>
          <table:table-cell office:value-type="float" office:value="0.844094038009644" calcext:value-type="float">
            <text:p>0,844094038009644</text:p>
          </table:table-cell>
          <table:table-cell office:value-type="float" office:value="0.844207286834717" calcext:value-type="float">
            <text:p>0,844207286834717</text:p>
          </table:table-cell>
          <table:table-cell office:value-type="float" office:value="0.844841241836548" calcext:value-type="float">
            <text:p>0,844841241836548</text:p>
          </table:table-cell>
          <table:table-cell office:value-type="float" office:value="0.84258246421814" calcext:value-type="float">
            <text:p>0,84258246421814</text:p>
          </table:table-cell>
          <table:table-cell office:value-type="float" office:value="0.860694408416748" calcext:value-type="float">
            <text:p>0,860694408416748</text:p>
          </table:table-cell>
          <table:table-cell office:value-type="float" office:value="0.844878911972046" calcext:value-type="float">
            <text:p>0,844878911972046</text:p>
          </table:table-cell>
          <table:table-cell office:value-type="float" office:value="0.859878301620483" calcext:value-type="float">
            <text:p>0,859878301620483</text:p>
          </table:table-cell>
          <table:table-cell office:value-type="float" office:value="0.844196319580078" calcext:value-type="float">
            <text:p>0,844196319580078</text:p>
          </table:table-cell>
          <table:table-cell office:value-type="float" office:value="0.844265460968018" calcext:value-type="float">
            <text:p>0,844265460968018</text:p>
          </table:table-cell>
          <table:table-cell office:value-type="float" office:value="0.856741666793823" calcext:value-type="float">
            <text:p>0,856741666793823</text:p>
          </table:table-cell>
          <table:table-cell office:value-type="float" office:value="0.844872236251831" calcext:value-type="float">
            <text:p>0,844872236251831</text:p>
          </table:table-cell>
          <table:table-cell office:value-type="float" office:value="0.859612226486206" calcext:value-type="float">
            <text:p>0,859612226486206</text:p>
          </table:table-cell>
          <table:table-cell office:value-type="float" office:value="0.843820333480835" calcext:value-type="float">
            <text:p>0,843820333480835</text:p>
          </table:table-cell>
          <table:table-cell office:value-type="float" office:value="0.844606399536133" calcext:value-type="float">
            <text:p>0,844606399536133</text:p>
          </table:table-cell>
          <table:table-cell office:value-type="float" office:value="0.844324827194214" calcext:value-type="float">
            <text:p>0,844324827194214</text:p>
          </table:table-cell>
          <table:table-cell office:value-type="float" office:value="0.844716310501099" calcext:value-type="float">
            <text:p>0,844716310501099</text:p>
          </table:table-cell>
          <table:table-cell office:value-type="float" office:value="0.843940734863281" calcext:value-type="float">
            <text:p>0,843940734863281</text:p>
          </table:table-cell>
          <table:table-cell office:value-type="float" office:value="0.844686031341553" calcext:value-type="float">
            <text:p>0,844686031341553</text:p>
          </table:table-cell>
          <table:table-cell office:value-type="float" office:value="0.860068082809448" calcext:value-type="float">
            <text:p>0,860068082809448</text:p>
          </table:table-cell>
          <table:table-cell office:value-type="float" office:value="0.844176769256592" calcext:value-type="float">
            <text:p>0,844176769256592</text:p>
          </table:table-cell>
          <table:table-cell office:value-type="float" office:value="0.859520196914673" calcext:value-type="float">
            <text:p>0,859520196914673</text:p>
          </table:table-cell>
          <table:table-cell office:value-type="float" office:value="0.840894222259522" calcext:value-type="float">
            <text:p>0,840894222259522</text:p>
          </table:table-cell>
          <table:table-cell office:value-type="float" office:value="0.84423828125" calcext:value-type="float">
            <text:p>0,84423828125</text:p>
          </table:table-cell>
          <table:table-cell office:value-type="float" office:value="0.844256639480591" calcext:value-type="float">
            <text:p>0,844256639480591</text:p>
          </table:table-cell>
          <table:table-cell office:value-type="float" office:value="0.843915700912476" calcext:value-type="float">
            <text:p>0,843915700912476</text:p>
          </table:table-cell>
          <table:table-cell office:value-type="float" office:value="0.860154390335083" calcext:value-type="float">
            <text:p>0,860154390335083</text:p>
          </table:table-cell>
          <table:table-cell office:value-type="float" office:value="0.844817876815796" calcext:value-type="float">
            <text:p>0,844817876815796</text:p>
          </table:table-cell>
          <table:table-cell office:value-type="float" office:value="0.856805801391602" calcext:value-type="float">
            <text:p>0,856805801391602</text:p>
          </table:table-cell>
          <table:table-cell office:value-type="float" office:value="0.8600013256073" calcext:value-type="float">
            <text:p>0,8600013256073</text:p>
          </table:table-cell>
          <table:table-cell office:value-type="float" office:value="0.844589233398438" calcext:value-type="float">
            <text:p>0,844589233398438</text:p>
          </table:table-cell>
          <table:table-cell office:value-type="float" office:value="0.844731569290161" calcext:value-type="float">
            <text:p>0,844731569290161</text:p>
          </table:table-cell>
          <table:table-cell office:value-type="float" office:value="0.844081401824951" calcext:value-type="float">
            <text:p>0,844081401824951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4287157058716" calcext:value-type="float">
            <text:p>0,844287157058716</text:p>
          </table:table-cell>
          <table:table-cell office:value-type="float" office:value="0.844189167022705" calcext:value-type="float">
            <text:p>0,844189167022705</text:p>
          </table:table-cell>
          <table:table-cell office:value-type="float" office:value="0.844602108001709" calcext:value-type="float">
            <text:p>0,844602108001709</text:p>
          </table:table-cell>
          <table:table-cell office:value-type="float" office:value="0.844001054763794" calcext:value-type="float">
            <text:p>0,844001054763794</text:p>
          </table:table-cell>
          <table:table-cell office:value-type="float" office:value="0.843667268753052" calcext:value-type="float">
            <text:p>0,843667268753052</text:p>
          </table:table-cell>
          <table:table-cell office:value-type="float" office:value="0.846089363098145" calcext:value-type="float">
            <text:p>0,846089363098145</text:p>
          </table:table-cell>
          <table:table-cell office:value-type="float" office:value="0.842895030975342" calcext:value-type="float">
            <text:p>0,842895030975342</text:p>
          </table:table-cell>
          <table:table-cell office:value-type="float" office:value="0.844831466674805" calcext:value-type="float">
            <text:p>0,844831466674805</text:p>
          </table:table-cell>
          <table:table-cell office:value-type="float" office:value="0.845059633255005" calcext:value-type="float">
            <text:p>0,845059633255005</text:p>
          </table:table-cell>
          <table:table-cell office:value-type="float" office:value="0.843780994415283" calcext:value-type="float">
            <text:p>0,843780994415283</text:p>
          </table:table-cell>
          <table:table-cell office:value-type="float" office:value="0.843398332595825" calcext:value-type="float">
            <text:p>0,843398332595825</text:p>
          </table:table-cell>
          <table:table-cell office:value-type="float" office:value="0.844697713851929" calcext:value-type="float">
            <text:p>0,844697713851929</text:p>
          </table:table-cell>
          <table:table-cell office:value-type="float" office:value="0.844155788421631" calcext:value-type="float">
            <text:p>0,844155788421631</text:p>
          </table:table-cell>
          <table:table-cell office:value-type="float" office:value="0.845339775085449" calcext:value-type="float">
            <text:p>0,845339775085449</text:p>
          </table:table-cell>
          <table:table-cell office:value-type="float" office:value="0.84405779838562" calcext:value-type="float">
            <text:p>0,84405779838562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43807220458984" calcext:value-type="float">
            <text:p>0,843807220458984</text:p>
          </table:table-cell>
          <table:table-cell office:value-type="float" office:value="0.844658851623535" calcext:value-type="float">
            <text:p>0,844658851623535</text:p>
          </table:table-cell>
          <table:table-cell office:value-type="float" office:value="0.844730377197266" calcext:value-type="float">
            <text:p>0,844730377197266</text:p>
          </table:table-cell>
          <table:table-cell office:value-type="float" office:value="0.843985080718994" calcext:value-type="float">
            <text:p>0,843985080718994</text:p>
          </table:table-cell>
          <table:table-cell office:value-type="float" office:value="0.844497680664063" calcext:value-type="float">
            <text:p>0,844497680664063</text:p>
          </table:table-cell>
          <table:table-cell office:value-type="float" office:value="0.844488620758057" calcext:value-type="float">
            <text:p>0,844488620758057</text:p>
          </table:table-cell>
          <table:table-cell office:value-type="float" office:value="0.843959093093872" calcext:value-type="float">
            <text:p>0,843959093093872</text:p>
          </table:table-cell>
          <table:table-cell office:value-type="float" office:value="0.84430742263794" calcext:value-type="float">
            <text:p>0,84430742263794</text:p>
          </table:table-cell>
          <table:table-cell office:value-type="float" office:value="0.844350099563599" calcext:value-type="float">
            <text:p>0,844350099563599</text:p>
          </table:table-cell>
          <table:table-cell office:value-type="float" office:value="0.844553709030151" calcext:value-type="float">
            <text:p>0,844553709030151</text:p>
          </table:table-cell>
          <table:table-cell office:value-type="float" office:value="0.844797611236572" calcext:value-type="float">
            <text:p>0,844797611236572</text:p>
          </table:table-cell>
          <table:table-cell office:value-type="float" office:value="0.843590497970581" calcext:value-type="float">
            <text:p>0,843590497970581</text:p>
          </table:table-cell>
          <table:table-cell office:value-type="float" office:value="0.844302654266357" calcext:value-type="float">
            <text:p>0,844302654266357</text:p>
          </table:table-cell>
          <table:table-cell office:value-type="float" office:value="0.844721794128418" calcext:value-type="float">
            <text:p>0,844721794128418</text:p>
          </table:table-cell>
          <table:table-cell office:value-type="float" office:value="0.843899011611939" calcext:value-type="float">
            <text:p>0,843899011611939</text:p>
          </table:table-cell>
          <table:table-cell office:value-type="float" office:value="0.844292879104614" calcext:value-type="float">
            <text:p>0,844292879104614</text:p>
          </table:table-cell>
          <table:table-cell office:value-type="float" office:value="0.844191074371338" calcext:value-type="float">
            <text:p>0,844191074371338</text:p>
          </table:table-cell>
          <table:table-cell office:value-type="float" office:value="0.84489107131958" calcext:value-type="float">
            <text:p>0,84489107131958</text:p>
          </table:table-cell>
          <table:table-cell office:value-type="float" office:value="0.844113826751709" calcext:value-type="float">
            <text:p>0,844113826751709</text:p>
          </table:table-cell>
          <table:table-cell office:value-type="float" office:value="0.843598365783691" calcext:value-type="float">
            <text:p>0,843598365783691</text:p>
          </table:table-cell>
          <table:table-cell office:value-type="float" office:value="0.844576835632324" calcext:value-type="float">
            <text:p>0,844576835632324</text:p>
          </table:table-cell>
          <table:table-cell office:value-type="float" office:value="0.844182968139648" calcext:value-type="float">
            <text:p>0,844182968139648</text:p>
          </table:table-cell>
          <table:table-cell office:value-type="float" office:value="0.844879627227783" calcext:value-type="float">
            <text:p>0,844879627227783</text:p>
          </table:table-cell>
          <table:table-cell office:value-type="float" office:value="5.51752066612244" calcext:value-type="float">
            <text:p>5,51752066612244</text:p>
          </table:table-cell>
          <table:table-cell office:value-type="float" office:value="0.845431327819824" calcext:value-type="float">
            <text:p>0,845431327819824</text:p>
          </table:table-cell>
          <table:table-cell office:value-type="float" office:value="0.859336614608765" calcext:value-type="float">
            <text:p>0,859336614608765</text:p>
          </table:table-cell>
          <table:table-cell office:value-type="float" office:value="0.843991994857788" calcext:value-type="float">
            <text:p>0,843991994857788</text:p>
          </table:table-cell>
          <table:table-cell office:value-type="float" office:value="0.844296216964722" calcext:value-type="float">
            <text:p>0,844296216964722</text:p>
          </table:table-cell>
          <table:table-cell office:value-type="float" office:value="0.844794988632202" calcext:value-type="float">
            <text:p>0,844794988632202</text:p>
          </table:table-cell>
          <table:table-cell office:value-type="float" office:value="0.844119548797607" calcext:value-type="float">
            <text:p>0,844119548797607</text:p>
          </table:table-cell>
          <table:table-cell office:value-type="float" office:value="0.844911813735962" calcext:value-type="float">
            <text:p>0,844911813735962</text:p>
          </table:table-cell>
          <table:table-cell office:value-type="float" office:value="0.843966722488403" calcext:value-type="float">
            <text:p>0,843966722488403</text:p>
          </table:table-cell>
          <table:table-cell office:value-type="float" office:value="0.841979742050171" calcext:value-type="float">
            <text:p>0,841979742050171</text:p>
          </table:table-cell>
          <table:table-cell office:value-type="float" office:value="0.859655857086182" calcext:value-type="float">
            <text:p>0,859655857086182</text:p>
          </table:table-cell>
          <table:table-cell office:value-type="float" office:value="0.844290494918823" calcext:value-type="float">
            <text:p>0,844290494918823</text:p>
          </table:table-cell>
          <table:table-cell office:value-type="float" office:value="0.8443763256073" calcext:value-type="float">
            <text:p>0,8443763256073</text:p>
          </table:table-cell>
          <table:table-cell office:value-type="float" office:value="0.844614267349243" calcext:value-type="float">
            <text:p>0,844614267349243</text:p>
          </table:table-cell>
          <table:table-cell office:value-type="float" office:value="0.830385208129883" calcext:value-type="float">
            <text:p>0,830385208129883</text:p>
          </table:table-cell>
          <table:table-cell office:value-type="float" office:value="0.839850902557373" calcext:value-type="float">
            <text:p>0,839850902557373</text:p>
          </table:table-cell>
          <table:table-cell office:value-type="float" office:value="0.844628095626831" calcext:value-type="float">
            <text:p>0,844628095626831</text:p>
          </table:table-cell>
          <table:table-cell office:value-type="float" office:value="0.844381093978882" calcext:value-type="float">
            <text:p>0,844381093978882</text:p>
          </table:table-cell>
          <table:table-cell office:value-type="float" office:value="0.844191551208496" calcext:value-type="float">
            <text:p>0,844191551208496</text:p>
          </table:table-cell>
          <table:table-cell office:value-type="float" office:value="0.844293355941773" calcext:value-type="float">
            <text:p>0,844293355941773</text:p>
          </table:table-cell>
          <table:table-cell office:value-type="float" office:value="0.841498613357544" calcext:value-type="float">
            <text:p>0,841498613357544</text:p>
          </table:table-cell>
          <table:table-cell office:value-type="float" office:value="0.844995021820068" calcext:value-type="float">
            <text:p>0,844995021820068</text:p>
          </table:table-cell>
          <table:table-cell office:value-type="float" office:value="0.844038963317871" calcext:value-type="float">
            <text:p>0,844038963317871</text:p>
          </table:table-cell>
          <table:table-cell office:value-type="float" office:value="0.843719244003296" calcext:value-type="float">
            <text:p>0,843719244003296</text:p>
          </table:table-cell>
          <table:table-cell office:value-type="float" office:value="0.84479832649231" calcext:value-type="float">
            <text:p>0,84479832649231</text:p>
          </table:table-cell>
          <table:table-cell office:value-type="float" office:value="0.844232320785523" calcext:value-type="float">
            <text:p>0,844232320785523</text:p>
          </table:table-cell>
          <table:table-cell office:value-type="float" office:value="0.844285011291504" calcext:value-type="float">
            <text:p>0,844285011291504</text:p>
          </table:table-cell>
          <table:table-cell office:value-type="float" office:value="0.859730005264282" calcext:value-type="float">
            <text:p>0,859730005264282</text:p>
          </table:table-cell>
          <table:table-cell office:value-type="float" office:value="0.84421968460083" calcext:value-type="float">
            <text:p>0,84421968460083</text:p>
          </table:table-cell>
          <table:table-cell office:value-type="float" office:value="57.5276963710785" calcext:value-type="float">
            <text:p>57,5276963710785</text:p>
          </table:table-cell>
          <table:table-cell office:value-type="float" office:value="0.838575601577759" calcext:value-type="float">
            <text:p>0,838575601577759</text:p>
          </table:table-cell>
          <table:table-cell office:value-type="float" office:value="0.843082666397095" calcext:value-type="float">
            <text:p>0,843082666397095</text:p>
          </table:table-cell>
          <table:table-cell office:value-type="float" office:value="0.844094038009644" calcext:value-type="float">
            <text:p>0,844094038009644</text:p>
          </table:table-cell>
          <table:table-cell office:value-type="float" office:value="0.844612836837769" calcext:value-type="float">
            <text:p>0,844612836837769</text:p>
          </table:table-cell>
          <table:table-cell office:value-type="float" office:value="0.843341588973999" calcext:value-type="float">
            <text:p>0,843341588973999</text:p>
          </table:table-cell>
          <table:table-cell office:value-type="float" office:value="0.844375610351563" calcext:value-type="float">
            <text:p>0,844375610351563</text:p>
          </table:table-cell>
          <table:table-cell office:value-type="float" office:value="0.84486198425293" calcext:value-type="float">
            <text:p>0,84486198425293</text:p>
          </table:table-cell>
          <table:table-cell office:value-type="float" office:value="0.844478845596314" calcext:value-type="float">
            <text:p>0,844478845596314</text:p>
          </table:table-cell>
          <table:table-cell office:value-type="float" office:value="0.843881845474243" calcext:value-type="float">
            <text:p>0,843881845474243</text:p>
          </table:table-cell>
          <table:table-cell office:value-type="float" office:value="0.843775987625122" calcext:value-type="float">
            <text:p>0,843775987625122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44056606292725" calcext:value-type="float">
            <text:p>0,844056606292725</text:p>
          </table:table-cell>
          <table:table-cell office:value-type="float" office:value="0.845134019851685" calcext:value-type="float">
            <text:p>0,845134019851685</text:p>
          </table:table-cell>
          <table:table-cell office:value-type="float" office:value="0.844168424606323" calcext:value-type="float">
            <text:p>0,844168424606323</text:p>
          </table:table-cell>
          <table:table-cell office:value-type="float" office:value="0.84376335144043" calcext:value-type="float">
            <text:p>0,84376335144043</text:p>
          </table:table-cell>
          <table:table-cell office:value-type="float" office:value="0.84529972076416" calcext:value-type="float">
            <text:p>0,84529972076416</text:p>
          </table:table-cell>
          <table:table-cell office:value-type="float" office:value="0.84380578994751" calcext:value-type="float">
            <text:p>0,84380578994751</text:p>
          </table:table-cell>
          <table:table-cell office:value-type="float" office:value="0.844122886657715" calcext:value-type="float">
            <text:p>0,844122886657715</text:p>
          </table:table-cell>
          <table:table-cell office:value-type="float" office:value="0.844554662704468" calcext:value-type="float">
            <text:p>0,844554662704468</text:p>
          </table:table-cell>
          <table:table-cell office:value-type="float" office:value="0.844661712646484" calcext:value-type="float">
            <text:p>0,844661712646484</text:p>
          </table:table-cell>
          <table:table-cell office:value-type="float" office:value="0.843449592590332" calcext:value-type="float">
            <text:p>0,843449592590332</text:p>
          </table:table-cell>
          <table:table-cell office:value-type="float" office:value="0.845240592956543" calcext:value-type="float">
            <text:p>0,845240592956543</text:p>
          </table:table-cell>
          <table:table-cell office:value-type="float" office:value="0.84333872795105" calcext:value-type="float">
            <text:p>0,84333872795105</text:p>
          </table:table-cell>
          <table:table-cell office:value-type="float" office:value="0.844218969345093" calcext:value-type="float">
            <text:p>0,844218969345093</text:p>
          </table:table-cell>
          <table:table-cell office:value-type="float" office:value="0.840834617614746" calcext:value-type="float">
            <text:p>0,840834617614746</text:p>
          </table:table-cell>
          <table:table-cell office:value-type="float" office:value="0.844079971313477" calcext:value-type="float">
            <text:p>0,844079971313477</text:p>
          </table:table-cell>
          <table:table-cell office:value-type="float" office:value="0.845000505447388" calcext:value-type="float">
            <text:p>0,845000505447388</text:p>
          </table:table-cell>
          <table:table-cell office:value-type="float" office:value="0.843599796295166" calcext:value-type="float">
            <text:p>0,843599796295166</text:p>
          </table:table-cell>
          <table:table-cell office:value-type="float" office:value="0.859557867050171" calcext:value-type="float">
            <text:p>0,859557867050171</text:p>
          </table:table-cell>
          <table:table-cell office:value-type="float" office:value="0.844968795776367" calcext:value-type="float">
            <text:p>0,844968795776367</text:p>
          </table:table-cell>
          <table:table-cell office:value-type="float" office:value="0.840799808502197" calcext:value-type="float">
            <text:p>0,840799808502197</text:p>
          </table:table-cell>
          <table:table-cell office:value-type="float" office:value="0.844099044799805" calcext:value-type="float">
            <text:p>0,844099044799805</text:p>
          </table:table-cell>
          <table:table-cell office:value-type="float" office:value="0.844189167022705" calcext:value-type="float">
            <text:p>0,844189167022705</text:p>
          </table:table-cell>
          <table:table-cell office:value-type="float" office:value="0.84412145614624" calcext:value-type="float">
            <text:p>0,84412145614624</text:p>
          </table:table-cell>
          <table:table-cell office:value-type="float" office:value="0.845505237579346" calcext:value-type="float">
            <text:p>0,845505237579346</text:p>
          </table:table-cell>
          <table:table-cell office:value-type="float" office:value="0.843705415725708" calcext:value-type="float">
            <text:p>0,843705415725708</text:p>
          </table:table-cell>
          <table:table-cell office:value-type="float" office:value="0.84200930595398" calcext:value-type="float">
            <text:p>0,84200930595398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44613313674927" calcext:value-type="float">
            <text:p>0,844613313674927</text:p>
          </table:table-cell>
          <table:table-cell office:value-type="float" office:value="0.84479546546936" calcext:value-type="float">
            <text:p>0,84479546546936</text:p>
          </table:table-cell>
          <table:table-cell office:value-type="float" office:value="0.843225717544556" calcext:value-type="float">
            <text:p>0,843225717544556</text:p>
          </table:table-cell>
          <table:table-cell office:value-type="float" office:value="0.845084428787231" calcext:value-type="float">
            <text:p>0,845084428787231</text:p>
          </table:table-cell>
          <table:table-cell office:value-type="float" office:value="0.842005491256714" calcext:value-type="float">
            <text:p>0,842005491256714</text:p>
          </table:table-cell>
          <table:table-cell office:value-type="float" office:value="0.844316005706787" calcext:value-type="float">
            <text:p>0,844316005706787</text:p>
          </table:table-cell>
          <table:table-cell office:value-type="float" office:value="0.843629121780396" calcext:value-type="float">
            <text:p>0,843629121780396</text:p>
          </table:table-cell>
          <table:table-cell office:value-type="float" office:value="0.844689846038818" calcext:value-type="float">
            <text:p>0,844689846038818</text:p>
          </table:table-cell>
          <table:table-cell office:value-type="float" office:value="0.843800783157349" calcext:value-type="float">
            <text:p>0,843800783157349</text:p>
          </table:table-cell>
          <table:table-cell office:value-type="float" office:value="0.845359086990356" calcext:value-type="float">
            <text:p>0,845359086990356</text:p>
          </table:table-cell>
          <table:table-cell office:value-type="float" office:value="0.843074798583984" calcext:value-type="float">
            <text:p>0,843074798583984</text:p>
          </table:table-cell>
          <table:table-cell office:value-type="float" office:value="0.844743967056274" calcext:value-type="float">
            <text:p>0,844743967056274</text:p>
          </table:table-cell>
          <table:table-cell office:value-type="float" office:value="0.844939708709717" calcext:value-type="float">
            <text:p>0,844939708709717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3448162078857" calcext:value-type="float">
            <text:p>0,843448162078857</text:p>
          </table:table-cell>
          <table:table-cell office:value-type="float" office:value="0.844539403915405" calcext:value-type="float">
            <text:p>0,844539403915405</text:p>
          </table:table-cell>
          <table:table-cell office:value-type="float" office:value="0.844729900360107" calcext:value-type="float">
            <text:p>0,844729900360107</text:p>
          </table:table-cell>
          <table:table-cell office:value-type="float" office:value="0.844189405441284" calcext:value-type="float">
            <text:p>0,844189405441284</text:p>
          </table:table-cell>
          <table:table-cell office:value-type="float" office:value="0.844200611114502" calcext:value-type="float">
            <text:p>0,844200611114502</text:p>
          </table:table-cell>
          <table:table-cell office:value-type="float" office:value="0.844386339187622" calcext:value-type="float">
            <text:p>0,844386339187622</text:p>
          </table:table-cell>
          <table:table-cell office:value-type="float" office:value="0.844532489776611" calcext:value-type="float">
            <text:p>0,844532489776611</text:p>
          </table:table-cell>
          <table:table-cell office:value-type="float" office:value="0.844304084777832" calcext:value-type="float">
            <text:p>0,844304084777832</text:p>
          </table:table-cell>
          <table:table-cell office:value-type="float" office:value="0.859185457229614" calcext:value-type="float">
            <text:p>0,859185457229614</text:p>
          </table:table-cell>
          <table:table-cell office:value-type="float" office:value="0.844545602798462" calcext:value-type="float">
            <text:p>0,844545602798462</text:p>
          </table:table-cell>
          <table:table-cell office:value-type="float" office:value="0.8598473072052" calcext:value-type="float">
            <text:p>0,8598473072052</text:p>
          </table:table-cell>
          <table:table-cell office:value-type="float" office:value="0.844855308532715" calcext:value-type="float">
            <text:p>0,844855308532715</text:p>
          </table:table-cell>
          <table:table-cell office:value-type="float" office:value="0.843938589096069" calcext:value-type="float">
            <text:p>0,843938589096069</text:p>
          </table:table-cell>
          <table:table-cell office:value-type="float" office:value="0.859838247299194" calcext:value-type="float">
            <text:p>0,859838247299194</text:p>
          </table:table-cell>
          <table:table-cell office:value-type="float" office:value="0.859365701675415" calcext:value-type="float">
            <text:p>0,859365701675415</text:p>
          </table:table-cell>
          <table:table-cell office:value-type="float" office:value="0.844676733016968" calcext:value-type="float">
            <text:p>0,844676733016968</text:p>
          </table:table-cell>
          <table:table-cell office:value-type="float" office:value="0.844271898269653" calcext:value-type="float">
            <text:p>0,844271898269653</text:p>
          </table:table-cell>
          <table:table-cell office:value-type="float" office:value="0.845101356506348" calcext:value-type="float">
            <text:p>0,845101356506348</text:p>
          </table:table-cell>
          <table:table-cell office:value-type="float" office:value="0.843526840209961" calcext:value-type="float">
            <text:p>0,843526840209961</text:p>
          </table:table-cell>
          <table:table-cell office:value-type="float" office:value="0.8446044921875" calcext:value-type="float">
            <text:p>0,8446044921875</text:p>
          </table:table-cell>
          <table:table-cell office:value-type="float" office:value="0.843783617019653" calcext:value-type="float">
            <text:p>0,843783617019653</text:p>
          </table:table-cell>
          <table:table-cell office:value-type="float" office:value="0.845328807830811" calcext:value-type="float">
            <text:p>0,845328807830811</text:p>
          </table:table-cell>
          <table:table-cell office:value-type="float" office:value="0.859702110290527" calcext:value-type="float">
            <text:p>0,859702110290527</text:p>
          </table:table-cell>
          <table:table-cell office:value-type="float" office:value="0.844331741333008" calcext:value-type="float">
            <text:p>0,844331741333008</text:p>
          </table:table-cell>
          <table:table-cell office:value-type="float" office:value="0.844133377075195" calcext:value-type="float">
            <text:p>0,844133377075195</text:p>
          </table:table-cell>
          <table:table-cell office:value-type="float" office:value="0.86034631729126" calcext:value-type="float">
            <text:p>0,86034631729126</text:p>
          </table:table-cell>
          <table:table-cell office:value-type="float" office:value="0.844236135482788" calcext:value-type="float">
            <text:p>0,844236135482788</text:p>
          </table:table-cell>
          <table:table-cell office:value-type="float" office:value="0.844210386276245" calcext:value-type="float">
            <text:p>0,844210386276245</text:p>
          </table:table-cell>
          <table:table-cell office:value-type="float" office:value="0.845492601394653" calcext:value-type="float">
            <text:p>0,845492601394653</text:p>
          </table:table-cell>
          <table:table-cell office:value-type="float" office:value="0.843525886535645" calcext:value-type="float">
            <text:p>0,843525886535645</text:p>
          </table:table-cell>
          <table:table-cell office:value-type="float" office:value="0.843981742858887" calcext:value-type="float">
            <text:p>0,843981742858887</text:p>
          </table:table-cell>
          <table:table-cell office:value-type="float" office:value="0.844216346740723" calcext:value-type="float">
            <text:p>0,844216346740723</text:p>
          </table:table-cell>
          <table:table-cell office:value-type="float" office:value="0.843687295913696" calcext:value-type="float">
            <text:p>0,843687295913696</text:p>
          </table:table-cell>
          <table:table-cell office:value-type="float" office:value="0.843786954879761" calcext:value-type="float">
            <text:p>0,843786954879761</text:p>
          </table:table-cell>
          <table:table-cell office:value-type="float" office:value="0.845246315002441" calcext:value-type="float">
            <text:p>0,845246315002441</text:p>
          </table:table-cell>
          <table:table-cell office:value-type="float" office:value="0.844822883605957" calcext:value-type="float">
            <text:p>0,844822883605957</text:p>
          </table:table-cell>
          <table:table-cell office:value-type="float" office:value="0.843292951583862" calcext:value-type="float">
            <text:p>0,843292951583862</text:p>
          </table:table-cell>
          <table:table-cell office:value-type="float" office:value="0.844668626785278" calcext:value-type="float">
            <text:p>0,844668626785278</text:p>
          </table:table-cell>
          <table:table-cell office:value-type="float" office:value="0.844315528869629" calcext:value-type="float">
            <text:p>0,844315528869629</text:p>
          </table:table-cell>
          <table:table-cell office:value-type="float" office:value="0.860406398773193" calcext:value-type="float">
            <text:p>0,860406398773193</text:p>
          </table:table-cell>
          <table:table-cell office:value-type="float" office:value="0.859339237213135" calcext:value-type="float">
            <text:p>0,859339237213135</text:p>
          </table:table-cell>
          <table:table-cell office:value-type="float" office:value="0.844204664230347" calcext:value-type="float">
            <text:p>0,844204664230347</text:p>
          </table:table-cell>
          <table:table-cell office:value-type="float" office:value="0.845157623291016" calcext:value-type="float">
            <text:p>0,845157623291016</text:p>
          </table:table-cell>
          <table:table-cell office:value-type="float" office:value="0.844357013702393" calcext:value-type="float">
            <text:p>0,844357013702393</text:p>
          </table:table-cell>
          <table:table-cell office:value-type="float" office:value="0.843777179718018" calcext:value-type="float">
            <text:p>0,843777179718018</text:p>
          </table:table-cell>
          <table:table-cell office:value-type="float" office:value="0.843517780303955" calcext:value-type="float">
            <text:p>0,843517780303955</text:p>
          </table:table-cell>
          <table:table-cell office:value-type="float" office:value="0.844941139221191" calcext:value-type="float">
            <text:p>0,844941139221191</text:p>
          </table:table-cell>
          <table:table-cell office:value-type="float" office:value="0.84465217590332" calcext:value-type="float">
            <text:p>0,84465217590332</text:p>
          </table:table-cell>
          <table:table-cell office:value-type="float" office:value="0.844509363174439" calcext:value-type="float">
            <text:p>0,844509363174439</text:p>
          </table:table-cell>
          <table:table-cell office:value-type="float" office:value="0.84124755859375" calcext:value-type="float">
            <text:p>0,84124755859375</text:p>
          </table:table-cell>
          <table:table-cell office:value-type="float" office:value="0.845501899719238" calcext:value-type="float">
            <text:p>0,845501899719238</text:p>
          </table:table-cell>
          <table:table-cell office:value-type="float" office:value="0.84434986114502" calcext:value-type="float">
            <text:p>0,84434986114502</text:p>
          </table:table-cell>
          <table:table-cell office:value-type="float" office:value="0.844287872314453" calcext:value-type="float">
            <text:p>0,844287872314453</text:p>
          </table:table-cell>
          <table:table-cell office:value-type="float" office:value="0.84511661529541" calcext:value-type="float">
            <text:p>0,84511661529541</text:p>
          </table:table-cell>
          <table:table-cell office:value-type="float" office:value="0.843591451644898" calcext:value-type="float">
            <text:p>0,843591451644898</text:p>
          </table:table-cell>
          <table:table-cell office:value-type="float" office:value="0.839930772781372" calcext:value-type="float">
            <text:p>0,839930772781372</text:p>
          </table:table-cell>
          <table:table-cell office:value-type="float" office:value="0.859661340713501" calcext:value-type="float">
            <text:p>0,859661340713501</text:p>
          </table:table-cell>
          <table:table-cell office:value-type="float" office:value="0.844403266906738" calcext:value-type="float">
            <text:p>0,844403266906738</text:p>
          </table:table-cell>
          <table:table-cell office:value-type="float" office:value="0.844623327255249" calcext:value-type="float">
            <text:p>0,844623327255249</text:p>
          </table:table-cell>
          <table:table-cell office:value-type="float" office:value="0.844510078430176" calcext:value-type="float">
            <text:p>0,844510078430176</text:p>
          </table:table-cell>
          <table:table-cell office:value-type="float" office:value="0.843956470489502" calcext:value-type="float">
            <text:p>0,843956470489502</text:p>
          </table:table-cell>
          <table:table-cell office:value-type="float" office:value="0.840359449386597" calcext:value-type="float">
            <text:p>0,840359449386597</text:p>
          </table:table-cell>
          <table:table-cell office:value-type="float" office:value="0.844724893569946" calcext:value-type="float">
            <text:p>0,844724893569946</text:p>
          </table:table-cell>
          <table:table-cell office:value-type="float" office:value="0.844570875167847" calcext:value-type="float">
            <text:p>0,844570875167847</text:p>
          </table:table-cell>
          <table:table-cell office:value-type="float" office:value="0.844503879547119" calcext:value-type="float">
            <text:p>0,844503879547119</text:p>
          </table:table-cell>
          <table:table-cell office:value-type="float" office:value="0.843979358673096" calcext:value-type="float">
            <text:p>0,843979358673096</text:p>
          </table:table-cell>
          <table:table-cell office:value-type="float" office:value="0.845007658004761" calcext:value-type="float">
            <text:p>0,845007658004761</text:p>
          </table:table-cell>
          <table:table-cell office:value-type="float" office:value="0.856881141662598" calcext:value-type="float">
            <text:p>0,856881141662598</text:p>
          </table:table-cell>
          <table:table-cell office:value-type="float" office:value="0.843960762023926" calcext:value-type="float">
            <text:p>0,843960762023926</text:p>
          </table:table-cell>
          <table:table-cell office:value-type="float" office:value="0.843995571136475" calcext:value-type="float">
            <text:p>0,843995571136475</text:p>
          </table:table-cell>
          <table:table-cell office:value-type="float" office:value="0.845163106918335" calcext:value-type="float">
            <text:p>0,845163106918335</text:p>
          </table:table-cell>
          <table:table-cell office:value-type="float" office:value="0.859792232513428" calcext:value-type="float">
            <text:p>0,859792232513428</text:p>
          </table:table-cell>
          <table:table-cell office:value-type="float" office:value="0.844041347503662" calcext:value-type="float">
            <text:p>0,844041347503662</text:p>
          </table:table-cell>
          <table:table-cell office:value-type="float" office:value="0.841974258422852" calcext:value-type="float">
            <text:p>0,841974258422852</text:p>
          </table:table-cell>
          <table:table-cell office:value-type="float" office:value="0.844334602355957" calcext:value-type="float">
            <text:p>0,844334602355957</text:p>
          </table:table-cell>
          <table:table-cell office:value-type="float" office:value="0.844425916671753" calcext:value-type="float">
            <text:p>0,844425916671753</text:p>
          </table:table-cell>
          <table:table-cell office:value-type="float" office:value="0.844555616378784" calcext:value-type="float">
            <text:p>0,844555616378784</text:p>
          </table:table-cell>
          <table:table-cell office:value-type="float" office:value="0.844631671905518" calcext:value-type="float">
            <text:p>0,844631671905518</text:p>
          </table:table-cell>
          <table:table-cell office:value-type="float" office:value="0.859485387802124" calcext:value-type="float">
            <text:p>0,859485387802124</text:p>
          </table:table-cell>
          <table:table-cell office:value-type="float" office:value="0.841310977935791" calcext:value-type="float">
            <text:p>0,841310977935791</text:p>
          </table:table-cell>
          <table:table-cell office:value-type="float" office:value="0.843601942062378" calcext:value-type="float">
            <text:p>0,843601942062378</text:p>
          </table:table-cell>
          <table:table-cell office:value-type="float" office:value="0.845254898071289" calcext:value-type="float">
            <text:p>0,845254898071289</text:p>
          </table:table-cell>
          <table:table-cell office:value-type="float" office:value="0.843603610992432" calcext:value-type="float">
            <text:p>0,843603610992432</text:p>
          </table:table-cell>
          <table:table-cell office:value-type="float" office:value="0.844560146331787" calcext:value-type="float">
            <text:p>0,844560146331787</text:p>
          </table:table-cell>
          <table:table-cell office:value-type="float" office:value="0.844075918197632" calcext:value-type="float">
            <text:p>0,844075918197632</text:p>
          </table:table-cell>
          <table:table-cell office:value-type="float" office:value="0.841029644012451" calcext:value-type="float">
            <text:p>0,841029644012451</text:p>
          </table:table-cell>
          <table:table-cell office:value-type="float" office:value="0.843524932861328" calcext:value-type="float">
            <text:p>0,843524932861328</text:p>
          </table:table-cell>
          <table:table-cell office:value-type="float" office:value="0.844928026199341" calcext:value-type="float">
            <text:p>0,844928026199341</text:p>
          </table:table-cell>
          <table:table-cell office:value-type="float" office:value="0.844057083129883" calcext:value-type="float">
            <text:p>0,844057083129883</text:p>
          </table:table-cell>
          <table:table-cell office:value-type="float" office:value="0.844109058380127" calcext:value-type="float">
            <text:p>0,844109058380127</text:p>
          </table:table-cell>
          <table:table-cell office:value-type="float" office:value="0.844753980636597" calcext:value-type="float">
            <text:p>0,844753980636597</text:p>
          </table:table-cell>
          <table:table-cell office:value-type="float" office:value="0.841140747070313" calcext:value-type="float">
            <text:p>0,841140747070313</text:p>
          </table:table-cell>
          <table:table-cell office:value-type="float" office:value="0.845261096954346" calcext:value-type="float">
            <text:p>0,845261096954346</text:p>
          </table:table-cell>
          <table:table-cell office:value-type="float" office:value="0.843766927719116" calcext:value-type="float">
            <text:p>0,843766927719116</text:p>
          </table:table-cell>
          <table:table-cell office:value-type="float" office:value="0.844470739364624" calcext:value-type="float">
            <text:p>0,844470739364624</text:p>
          </table:table-cell>
          <table:table-cell office:value-type="float" office:value="0.845248937606812" calcext:value-type="float">
            <text:p>0,845248937606812</text:p>
          </table:table-cell>
          <table:table-cell office:value-type="float" office:value="0.841143131256104" calcext:value-type="float">
            <text:p>0,841143131256104</text:p>
          </table:table-cell>
          <table:table-cell office:value-type="float" office:value="0.844315767288208" calcext:value-type="float">
            <text:p>0,844315767288208</text:p>
          </table:table-cell>
          <table:table-cell office:value-type="float" office:value="0.844423294067383" calcext:value-type="float">
            <text:p>0,844423294067383</text:p>
          </table:table-cell>
          <table:table-cell office:value-type="float" office:value="0.843460083007813" calcext:value-type="float">
            <text:p>0,843460083007813</text:p>
          </table:table-cell>
          <table:table-cell office:value-type="float" office:value="0.844886064529419" calcext:value-type="float">
            <text:p>0,844886064529419</text:p>
          </table:table-cell>
          <table:table-cell office:value-type="float" office:value="0.844473361968994" calcext:value-type="float">
            <text:p>0,844473361968994</text:p>
          </table:table-cell>
          <table:table-cell office:value-type="float" office:value="0.859318733215332" calcext:value-type="float">
            <text:p>0,859318733215332</text:p>
          </table:table-cell>
          <table:table-cell office:value-type="float" office:value="0.860572338104248" calcext:value-type="float">
            <text:p>0,860572338104248</text:p>
          </table:table-cell>
          <table:table-cell office:value-type="float" office:value="0.844149351119995" calcext:value-type="float">
            <text:p>0,844149351119995</text:p>
          </table:table-cell>
          <table:table-cell office:value-type="float" office:value="0.843994379043579" calcext:value-type="float">
            <text:p>0,843994379043579</text:p>
          </table:table-cell>
          <table:table-cell office:value-type="float" office:value="0.844486236572266" calcext:value-type="float">
            <text:p>0,844486236572266</text:p>
          </table:table-cell>
          <table:table-cell office:value-type="float" office:value="0.844250202178955" calcext:value-type="float">
            <text:p>0,844250202178955</text:p>
          </table:table-cell>
          <table:table-cell office:value-type="float" office:value="0.8447105884552" calcext:value-type="float">
            <text:p>0,8447105884552</text:p>
          </table:table-cell>
          <table:table-cell office:value-type="float" office:value="0.843948364257813" calcext:value-type="float">
            <text:p>0,843948364257813</text:p>
          </table:table-cell>
          <table:table-cell office:value-type="float" office:value="0.844657897949219" calcext:value-type="float">
            <text:p>0,844657897949219</text:p>
          </table:table-cell>
          <table:table-cell office:value-type="float" office:value="0.844072341918945" calcext:value-type="float">
            <text:p>0,844072341918945</text:p>
          </table:table-cell>
          <table:table-cell office:value-type="float" office:value="0.844492673873901" calcext:value-type="float">
            <text:p>0,844492673873901</text:p>
          </table:table-cell>
          <table:table-cell office:value-type="float" office:value="0.84443736076355" calcext:value-type="float">
            <text:p>0,84443736076355</text:p>
          </table:table-cell>
          <table:table-cell office:value-type="float" office:value="0.844253301620483" calcext:value-type="float">
            <text:p>0,844253301620483</text:p>
          </table:table-cell>
          <table:table-cell office:value-type="float" office:value="0.84451961517334" calcext:value-type="float">
            <text:p>0,84451961517334</text:p>
          </table:table-cell>
          <table:table-cell office:value-type="float" office:value="0.84398627281189" calcext:value-type="float">
            <text:p>0,84398627281189</text:p>
          </table:table-cell>
          <table:table-cell office:value-type="float" office:value="0.844183683395386" calcext:value-type="float">
            <text:p>0,844183683395386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4575643539429" calcext:value-type="float">
            <text:p>0,844575643539429</text:p>
          </table:table-cell>
          <table:table-cell office:value-type="float" office:value="0.844355583190918" calcext:value-type="float">
            <text:p>0,844355583190918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4320058822632" calcext:value-type="float">
            <text:p>0,844320058822632</text:p>
          </table:table-cell>
          <table:table-cell office:value-type="float" office:value="0.844284534454346" calcext:value-type="float">
            <text:p>0,844284534454346</text:p>
          </table:table-cell>
          <table:table-cell office:value-type="float" office:value="0.844962120056152" calcext:value-type="float">
            <text:p>0,844962120056152</text:p>
          </table:table-cell>
          <table:table-cell office:value-type="float" office:value="0.844161510467529" calcext:value-type="float">
            <text:p>0,844161510467529</text:p>
          </table:table-cell>
          <table:table-cell office:value-type="float" office:value="0.844820499420166" calcext:value-type="float">
            <text:p>0,844820499420166</text:p>
          </table:table-cell>
          <table:table-cell office:value-type="float" office:value="0.843870639801025" calcext:value-type="float">
            <text:p>0,843870639801025</text:p>
          </table:table-cell>
          <table:table-cell office:value-type="float" office:value="0.84383225440979" calcext:value-type="float">
            <text:p>0,84383225440979</text:p>
          </table:table-cell>
          <table:table-cell office:value-type="float" office:value="0.845125913619995" calcext:value-type="float">
            <text:p>0,845125913619995</text:p>
          </table:table-cell>
          <table:table-cell office:value-type="float" office:value="0.843475818634033" calcext:value-type="float">
            <text:p>0,843475818634033</text:p>
          </table:table-cell>
          <table:table-cell office:value-type="float" office:value="0.859522581100464" calcext:value-type="float">
            <text:p>0,859522581100464</text:p>
          </table:table-cell>
          <table:table-cell office:value-type="float" office:value="0.844597339630127" calcext:value-type="float">
            <text:p>0,844597339630127</text:p>
          </table:table-cell>
          <table:table-cell office:value-type="float" office:value="0.844766616821289" calcext:value-type="float">
            <text:p>0,844766616821289</text:p>
          </table:table-cell>
          <table:table-cell office:value-type="float" office:value="0.843661069869995" calcext:value-type="float">
            <text:p>0,843661069869995</text:p>
          </table:table-cell>
          <table:table-cell office:value-type="float" office:value="0.844495534896851" calcext:value-type="float">
            <text:p>0,844495534896851</text:p>
          </table:table-cell>
          <table:table-cell office:value-type="float" office:value="0.845078945159912" calcext:value-type="float">
            <text:p>0,845078945159912</text:p>
          </table:table-cell>
          <table:table-cell office:value-type="float" office:value="0.843344926834106" calcext:value-type="float">
            <text:p>0,843344926834106</text:p>
          </table:table-cell>
          <table:table-cell office:value-type="float" office:value="0.844536066055298" calcext:value-type="float">
            <text:p>0,844536066055298</text:p>
          </table:table-cell>
          <table:table-cell office:value-type="float" office:value="0.844409227371216" calcext:value-type="float">
            <text:p>0,844409227371216</text:p>
          </table:table-cell>
          <table:table-cell office:value-type="float" office:value="0.844502210617065" calcext:value-type="float">
            <text:p>0,844502210617065</text:p>
          </table:table-cell>
          <table:table-cell office:value-type="float" office:value="0.843869686126709" calcext:value-type="float">
            <text:p>0,843869686126709</text:p>
          </table:table-cell>
          <table:table-cell office:value-type="float" office:value="0.844761848449707" calcext:value-type="float">
            <text:p>0,844761848449707</text:p>
          </table:table-cell>
          <table:table-cell office:value-type="float" office:value="0.844040155410767" calcext:value-type="float">
            <text:p>0,844040155410767</text:p>
          </table:table-cell>
          <table:table-cell office:value-type="float" office:value="0.844583034515381" calcext:value-type="float">
            <text:p>0,844583034515381</text:p>
          </table:table-cell>
          <table:table-cell office:value-type="float" office:value="0.843923807144165" calcext:value-type="float">
            <text:p>0,843923807144165</text:p>
          </table:table-cell>
          <table:table-cell office:value-type="float" office:value="0.859861850738525" calcext:value-type="float">
            <text:p>0,859861850738525</text:p>
          </table:table-cell>
          <table:table-cell office:value-type="float" office:value="0.844932556152344" calcext:value-type="float">
            <text:p>0,844932556152344</text:p>
          </table:table-cell>
          <table:table-cell office:value-type="float" office:value="0.8445885181427" calcext:value-type="float">
            <text:p>0,8445885181427</text:p>
          </table:table-cell>
          <table:table-cell office:value-type="float" office:value="0.843433380126953" calcext:value-type="float">
            <text:p>0,843433380126953</text:p>
          </table:table-cell>
          <table:table-cell office:value-type="float" office:value="0.844339847564697" calcext:value-type="float">
            <text:p>0,844339847564697</text:p>
          </table:table-cell>
          <table:table-cell office:value-type="float" office:value="0.845061302185059" calcext:value-type="float">
            <text:p>0,845061302185059</text:p>
          </table:table-cell>
          <table:table-cell office:value-type="float" office:value="0.843993425369263" calcext:value-type="float">
            <text:p>0,843993425369263</text:p>
          </table:table-cell>
          <table:table-cell office:value-type="float" office:value="0.843499183654785" calcext:value-type="float">
            <text:p>0,843499183654785</text:p>
          </table:table-cell>
          <table:table-cell office:value-type="float" office:value="0.844550132751465" calcext:value-type="float">
            <text:p>0,844550132751465</text:p>
          </table:table-cell>
          <table:table-cell office:value-type="float" office:value="0.844374895095825" calcext:value-type="float">
            <text:p>0,844374895095825</text:p>
          </table:table-cell>
          <table:table-cell office:value-type="float" office:value="0.841906547546387" calcext:value-type="float">
            <text:p>0,841906547546387</text:p>
          </table:table-cell>
          <table:table-cell office:value-type="float" office:value="0.844848155975342" calcext:value-type="float">
            <text:p>0,844848155975342</text:p>
          </table:table-cell>
          <table:table-cell office:value-type="float" office:value="0.8438560962677" calcext:value-type="float">
            <text:p>0,8438560962677</text:p>
          </table:table-cell>
          <table:table-cell office:value-type="float" office:value="0.844476461410523" calcext:value-type="float">
            <text:p>0,844476461410523</text:p>
          </table:table-cell>
          <table:table-cell office:value-type="float" office:value="0.84450101852417" calcext:value-type="float">
            <text:p>0,84450101852417</text:p>
          </table:table-cell>
          <table:table-cell office:value-type="float" office:value="0.844100713729858" calcext:value-type="float">
            <text:p>0,844100713729858</text:p>
          </table:table-cell>
          <table:table-cell office:value-type="float" office:value="0.841781854629517" calcext:value-type="float">
            <text:p>0,841781854629517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5015287399292" calcext:value-type="float">
            <text:p>0,845015287399292</text:p>
          </table:table-cell>
          <table:table-cell office:value-type="float" office:value="0.843787670135498" calcext:value-type="float">
            <text:p>0,843787670135498</text:p>
          </table:table-cell>
          <table:table-cell office:value-type="float" office:value="0.844512224197388" calcext:value-type="float">
            <text:p>0,844512224197388</text:p>
          </table:table-cell>
          <table:table-cell office:value-type="float" office:value="0.844212055206299" calcext:value-type="float">
            <text:p>0,844212055206299</text:p>
          </table:table-cell>
          <table:table-cell office:value-type="float" office:value="0.840612888336182" calcext:value-type="float">
            <text:p>0,840612888336182</text:p>
          </table:table-cell>
          <table:table-cell office:value-type="float" office:value="0.844466209411621" calcext:value-type="float">
            <text:p>0,844466209411621</text:p>
          </table:table-cell>
          <table:table-cell office:value-type="float" office:value="0.844137907028198" calcext:value-type="float">
            <text:p>0,844137907028198</text:p>
          </table:table-cell>
          <table:table-cell office:value-type="float" office:value="0.844509840011597" calcext:value-type="float">
            <text:p>0,844509840011597</text:p>
          </table:table-cell>
          <table:table-cell office:value-type="float" office:value="0.843944311141968" calcext:value-type="float">
            <text:p>0,843944311141968</text:p>
          </table:table-cell>
          <table:table-cell office:value-type="float" office:value="0.845126390457153" calcext:value-type="float">
            <text:p>0,845126390457153</text:p>
          </table:table-cell>
          <table:table-cell office:value-type="float" office:value="0.840817451477051" calcext:value-type="float">
            <text:p>0,840817451477051</text:p>
          </table:table-cell>
          <table:table-cell office:value-type="float" office:value="0.844395160675049" calcext:value-type="float">
            <text:p>0,844395160675049</text:p>
          </table:table-cell>
          <table:table-cell office:value-type="float" office:value="0.844839334487915" calcext:value-type="float">
            <text:p>0,844839334487915</text:p>
          </table:table-cell>
          <table:table-cell office:value-type="float" office:value="0.84443998336792" calcext:value-type="float">
            <text:p>0,84443998336792</text:p>
          </table:table-cell>
          <table:table-cell office:value-type="float" office:value="0.843457698822022" calcext:value-type="float">
            <text:p>0,843457698822022</text:p>
          </table:table-cell>
          <table:table-cell office:value-type="float" office:value="0.842739343643189" calcext:value-type="float">
            <text:p>0,842739343643189</text:p>
          </table:table-cell>
          <table:table-cell office:value-type="float" office:value="0.843590021133423" calcext:value-type="float">
            <text:p>0,843590021133423</text:p>
          </table:table-cell>
          <table:table-cell office:value-type="float" office:value="0.84414005279541" calcext:value-type="float">
            <text:p>0,84414005279541</text:p>
          </table:table-cell>
          <table:table-cell office:value-type="float" office:value="0.844274044036865" calcext:value-type="float">
            <text:p>0,844274044036865</text:p>
          </table:table-cell>
          <table:table-cell office:value-type="float" office:value="0.844169616699219" calcext:value-type="float">
            <text:p>0,844169616699219</text:p>
          </table:table-cell>
          <table:table-cell office:value-type="float" office:value="0.860095977783203" calcext:value-type="float">
            <text:p>0,860095977783203</text:p>
          </table:table-cell>
          <table:table-cell office:value-type="float" office:value="0.841874599456787" calcext:value-type="float">
            <text:p>0,841874599456787</text:p>
          </table:table-cell>
          <table:table-cell office:value-type="float" office:value="0.844491243362427" calcext:value-type="float">
            <text:p>0,844491243362427</text:p>
          </table:table-cell>
          <table:table-cell office:value-type="float" office:value="0.843930959701538" calcext:value-type="float">
            <text:p>0,843930959701538</text:p>
          </table:table-cell>
          <table:table-cell office:value-type="float" office:value="0.860140323638916" calcext:value-type="float">
            <text:p>0,860140323638916</text:p>
          </table:table-cell>
          <table:table-cell office:value-type="float" office:value="0.860461473464966" calcext:value-type="float">
            <text:p>0,860461473464966</text:p>
          </table:table-cell>
          <table:table-cell office:value-type="float" office:value="0.84389591217041" calcext:value-type="float">
            <text:p>0,84389591217041</text:p>
          </table:table-cell>
          <table:table-cell office:value-type="float" office:value="0.843926668167114" calcext:value-type="float">
            <text:p>0,843926668167114</text:p>
          </table:table-cell>
          <table:table-cell office:value-type="float" office:value="0.844182729721069" calcext:value-type="float">
            <text:p>0,844182729721069</text:p>
          </table:table-cell>
          <table:table-cell office:value-type="float" office:value="0.860653877258301" calcext:value-type="float">
            <text:p>0,860653877258301</text:p>
          </table:table-cell>
          <table:table-cell office:value-type="float" office:value="0.843708038330078" calcext:value-type="float">
            <text:p>0,843708038330078</text:p>
          </table:table-cell>
          <table:table-cell office:value-type="float" office:value="0.844531059265137" calcext:value-type="float">
            <text:p>0,844531059265137</text:p>
          </table:table-cell>
          <table:table-cell office:value-type="float" office:value="0.859373092651367" calcext:value-type="float">
            <text:p>0,859373092651367</text:p>
          </table:table-cell>
          <table:table-cell office:value-type="float" office:value="0.844564914703369" calcext:value-type="float">
            <text:p>0,844564914703369</text:p>
          </table:table-cell>
          <table:table-cell office:value-type="float" office:value="0.844662427902222" calcext:value-type="float">
            <text:p>0,844662427902222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820810317993" calcext:value-type="float">
            <text:p>0,843820810317993</text:p>
          </table:table-cell>
          <table:table-cell office:value-type="float" office:value="0.844542264938355" calcext:value-type="float">
            <text:p>0,844542264938355</text:p>
          </table:table-cell>
          <table:table-cell office:value-type="float" office:value="0.844732999801636" calcext:value-type="float">
            <text:p>0,844732999801636</text:p>
          </table:table-cell>
          <table:table-cell office:value-type="float" office:value="0.859749794006348" calcext:value-type="float">
            <text:p>0,859749794006348</text:p>
          </table:table-cell>
          <table:table-cell office:value-type="float" office:value="0.844030857086182" calcext:value-type="float">
            <text:p>0,844030857086182</text:p>
          </table:table-cell>
          <table:table-cell office:value-type="float" office:value="0.844429731369019" calcext:value-type="float">
            <text:p>0,844429731369019</text:p>
          </table:table-cell>
          <table:table-cell office:value-type="float" office:value="0.84442663192749" calcext:value-type="float">
            <text:p>0,84442663192749</text:p>
          </table:table-cell>
          <table:table-cell office:value-type="float" office:value="0.84459376335144" calcext:value-type="float">
            <text:p>0,84459376335144</text:p>
          </table:table-cell>
          <table:table-cell office:value-type="float" office:value="0.843946218490601" calcext:value-type="float">
            <text:p>0,843946218490601</text:p>
          </table:table-cell>
          <table:table-cell office:value-type="float" office:value="0.859603881835938" calcext:value-type="float">
            <text:p>0,859603881835938</text:p>
          </table:table-cell>
          <table:table-cell office:value-type="float" office:value="0.8604416847229" calcext:value-type="float">
            <text:p>0,8604416847229</text:p>
          </table:table-cell>
          <table:table-cell office:value-type="float" office:value="0.844153165817261" calcext:value-type="float">
            <text:p>0,844153165817261</text:p>
          </table:table-cell>
          <table:table-cell office:value-type="float" office:value="0.844295740127564" calcext:value-type="float">
            <text:p>0,844295740127564</text:p>
          </table:table-cell>
          <table:table-cell office:value-type="float" office:value="0.844442129135132" calcext:value-type="float">
            <text:p>0,844442129135132</text:p>
          </table:table-cell>
          <table:table-cell office:value-type="float" office:value="0.859798431396484" calcext:value-type="float">
            <text:p>0,859798431396484</text:p>
          </table:table-cell>
          <table:table-cell office:value-type="float" office:value="0.841273784637451" calcext:value-type="float">
            <text:p>0,841273784637451</text:p>
          </table:table-cell>
          <table:table-cell office:value-type="float" office:value="0.843978643417358" calcext:value-type="float">
            <text:p>0,843978643417358</text:p>
          </table:table-cell>
          <table:table-cell office:value-type="float" office:value="0.844237804412842" calcext:value-type="float">
            <text:p>0,844237804412842</text:p>
          </table:table-cell>
          <table:table-cell office:value-type="float" office:value="0.844877243041992" calcext:value-type="float">
            <text:p>0,844877243041992</text:p>
          </table:table-cell>
          <table:table-cell office:value-type="float" office:value="0.843544483184815" calcext:value-type="float">
            <text:p>0,843544483184815</text:p>
          </table:table-cell>
          <table:table-cell office:value-type="float" office:value="0.843568325042725" calcext:value-type="float">
            <text:p>0,843568325042725</text:p>
          </table:table-cell>
          <table:table-cell office:value-type="float" office:value="0.84562087059021" calcext:value-type="float">
            <text:p>0,84562087059021</text:p>
          </table:table-cell>
          <table:table-cell office:value-type="float" office:value="0.844379425048828" calcext:value-type="float">
            <text:p>0,844379425048828</text:p>
          </table:table-cell>
          <table:table-cell office:value-type="float" office:value="0.843809604644775" calcext:value-type="float">
            <text:p>0,843809604644775</text:p>
          </table:table-cell>
          <table:table-cell office:value-type="float" office:value="0.844469308853149" calcext:value-type="float">
            <text:p>0,844469308853149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4383239746094" calcext:value-type="float">
            <text:p>0,844383239746094</text:p>
          </table:table-cell>
          <table:table-cell office:value-type="float" office:value="0.844387769699097" calcext:value-type="float">
            <text:p>0,844387769699097</text:p>
          </table:table-cell>
          <table:table-cell office:value-type="float" office:value="0.844171524047852" calcext:value-type="float">
            <text:p>0,844171524047852</text:p>
          </table:table-cell>
          <table:table-cell office:value-type="float" office:value="0.844617128372192" calcext:value-type="float">
            <text:p>0,844617128372192</text:p>
          </table:table-cell>
          <table:table-cell office:value-type="float" office:value="0.844851970672607" calcext:value-type="float">
            <text:p>0,844851970672607</text:p>
          </table:table-cell>
          <table:table-cell office:value-type="float" office:value="0.843774795532227" calcext:value-type="float">
            <text:p>0,843774795532227</text:p>
          </table:table-cell>
          <table:table-cell office:value-type="float" office:value="0.844998359680176" calcext:value-type="float">
            <text:p>0,844998359680176</text:p>
          </table:table-cell>
          <table:table-cell office:value-type="float" office:value="0.843672513961792" calcext:value-type="float">
            <text:p>0,843672513961792</text:p>
          </table:table-cell>
          <table:table-cell office:value-type="float" office:value="0.844703674316406" calcext:value-type="float">
            <text:p>0,844703674316406</text:p>
          </table:table-cell>
          <table:table-cell office:value-type="float" office:value="0.844146728515625" calcext:value-type="float">
            <text:p>0,844146728515625</text:p>
          </table:table-cell>
          <table:table-cell office:value-type="float" office:value="0.84443211555481" calcext:value-type="float">
            <text:p>0,84443211555481</text:p>
          </table:table-cell>
          <table:table-cell office:value-type="float" office:value="0.843915700912476" calcext:value-type="float">
            <text:p>0,843915700912476</text:p>
          </table:table-cell>
          <table:table-cell office:value-type="float" office:value="0.843757152557373" calcext:value-type="float">
            <text:p>0,843757152557373</text:p>
          </table:table-cell>
          <table:table-cell office:value-type="float" office:value="0.860701322555542" calcext:value-type="float">
            <text:p>0,860701322555542</text:p>
          </table:table-cell>
          <table:table-cell office:value-type="float" office:value="0.84363317489624" calcext:value-type="float">
            <text:p>0,84363317489624</text:p>
          </table:table-cell>
          <table:table-cell office:value-type="float" office:value="0.860588073730469" calcext:value-type="float">
            <text:p>0,860588073730469</text:p>
          </table:table-cell>
          <table:table-cell office:value-type="float" office:value="0.843439340591431" calcext:value-type="float">
            <text:p>0,843439340591431</text:p>
          </table:table-cell>
          <table:table-cell office:value-type="float" office:value="0.845408916473389" calcext:value-type="float">
            <text:p>0,845408916473389</text:p>
          </table:table-cell>
          <table:table-cell office:value-type="float" office:value="0.843347311019898" calcext:value-type="float">
            <text:p>0,843347311019898</text:p>
          </table:table-cell>
          <table:table-cell office:value-type="float" office:value="0.844221353530884" calcext:value-type="float">
            <text:p>0,844221353530884</text:p>
          </table:table-cell>
          <table:table-cell office:value-type="float" office:value="0.844635486602783" calcext:value-type="float">
            <text:p>0,844635486602783</text:p>
          </table:table-cell>
          <table:table-cell office:value-type="float" office:value="0.844685554504395" calcext:value-type="float">
            <text:p>0,844685554504395</text:p>
          </table:table-cell>
          <table:table-cell office:value-type="float" office:value="0.844159364700317" calcext:value-type="float">
            <text:p>0,844159364700317</text:p>
          </table:table-cell>
          <table:table-cell office:value-type="float" office:value="0.844055891036987" calcext:value-type="float">
            <text:p>0,844055891036987</text:p>
          </table:table-cell>
          <table:table-cell office:value-type="float" office:value="0.84254002571106" calcext:value-type="float">
            <text:p>0,84254002571106</text:p>
          </table:table-cell>
          <table:table-cell office:value-type="float" office:value="0.844205141067505" calcext:value-type="float">
            <text:p>0,844205141067505</text:p>
          </table:table-cell>
          <table:table-cell office:value-type="float" office:value="0.843711137771606" calcext:value-type="float">
            <text:p>0,843711137771606</text:p>
          </table:table-cell>
          <table:table-cell office:value-type="float" office:value="0.84473466873169" calcext:value-type="float">
            <text:p>0,84473466873169</text:p>
          </table:table-cell>
          <table:table-cell office:value-type="float" office:value="0.844177007675171" calcext:value-type="float">
            <text:p>0,844177007675171</text:p>
          </table:table-cell>
          <table:table-cell office:value-type="float" office:value="0.860079050064087" calcext:value-type="float">
            <text:p>0,860079050064087</text:p>
          </table:table-cell>
          <table:table-cell office:value-type="float" office:value="0.840655088424683" calcext:value-type="float">
            <text:p>0,840655088424683</text:p>
          </table:table-cell>
          <table:table-cell office:value-type="float" office:value="0.844399452209473" calcext:value-type="float">
            <text:p>0,844399452209473</text:p>
          </table:table-cell>
          <table:table-cell office:value-type="float" office:value="0.843956708908081" calcext:value-type="float">
            <text:p>0,843956708908081</text:p>
          </table:table-cell>
          <table:table-cell office:value-type="float" office:value="0.845121383666992" calcext:value-type="float">
            <text:p>0,845121383666992</text:p>
          </table:table-cell>
          <table:table-cell office:value-type="float" office:value="0.843774080276489" calcext:value-type="float">
            <text:p>0,843774080276489</text:p>
          </table:table-cell>
          <table:table-cell office:value-type="float" office:value="0.844601392745972" calcext:value-type="float">
            <text:p>0,844601392745972</text:p>
          </table:table-cell>
          <table:table-cell office:value-type="float" office:value="0.840455055236816" calcext:value-type="float">
            <text:p>0,840455055236816</text:p>
          </table:table-cell>
          <table:table-cell office:value-type="float" office:value="0.845620632171631" calcext:value-type="float">
            <text:p>0,845620632171631</text:p>
          </table:table-cell>
          <table:table-cell office:value-type="float" office:value="0.843024492263794" calcext:value-type="float">
            <text:p>0,843024492263794</text:p>
          </table:table-cell>
          <table:table-cell office:value-type="float" office:value="0.844203233718872" calcext:value-type="float">
            <text:p>0,844203233718872</text:p>
          </table:table-cell>
          <table:table-cell office:value-type="float" office:value="0.8437340259552" calcext:value-type="float">
            <text:p>0,8437340259552</text:p>
          </table:table-cell>
          <table:table-cell office:value-type="float" office:value="0.845059394836426" calcext:value-type="float">
            <text:p>0,845059394836426</text:p>
          </table:table-cell>
          <table:table-cell office:value-type="float" office:value="0.843022584915161" calcext:value-type="float">
            <text:p>0,843022584915161</text:p>
          </table:table-cell>
          <table:table-cell office:value-type="float" office:value="0.843189716339111" calcext:value-type="float">
            <text:p>0,843189716339111</text:p>
          </table:table-cell>
          <table:table-cell office:value-type="float" office:value="0.844045639038086" calcext:value-type="float">
            <text:p>0,844045639038086</text:p>
          </table:table-cell>
          <table:table-cell office:value-type="float" office:value="0.843668460845947" calcext:value-type="float">
            <text:p>0,843668460845947</text:p>
          </table:table-cell>
          <table:table-cell office:value-type="float" office:value="0.844980001449585" calcext:value-type="float">
            <text:p>0,844980001449585</text:p>
          </table:table-cell>
          <table:table-cell office:value-type="float" office:value="0.844818115234375" calcext:value-type="float">
            <text:p>0,844818115234375</text:p>
          </table:table-cell>
          <table:table-cell office:value-type="float" office:value="0.841730356216431" calcext:value-type="float">
            <text:p>0,841730356216431</text:p>
          </table:table-cell>
          <table:table-cell office:value-type="float" office:value="0.844238758087158" calcext:value-type="float">
            <text:p>0,844238758087158</text:p>
          </table:table-cell>
          <table:table-cell office:value-type="float" office:value="0.843812465667725" calcext:value-type="float">
            <text:p>0,843812465667725</text:p>
          </table:table-cell>
          <table:table-cell office:value-type="float" office:value="0.860398054122925" calcext:value-type="float">
            <text:p>0,860398054122925</text:p>
          </table:table-cell>
          <table:table-cell office:value-type="float" office:value="0.844112157821655" calcext:value-type="float">
            <text:p>0,844112157821655</text:p>
          </table:table-cell>
          <table:table-cell office:value-type="float" office:value="0.844653844833374" calcext:value-type="float">
            <text:p>0,844653844833374</text:p>
          </table:table-cell>
          <table:table-cell office:value-type="float" office:value="0.841139793395996" calcext:value-type="float">
            <text:p>0,841139793395996</text:p>
          </table:table-cell>
          <table:table-cell office:value-type="float" office:value="0.860270738601685" calcext:value-type="float">
            <text:p>0,860270738601685</text:p>
          </table:table-cell>
          <table:table-cell office:value-type="float" office:value="0.859383821487427" calcext:value-type="float">
            <text:p>0,859383821487427</text:p>
          </table:table-cell>
          <table:table-cell office:value-type="float" office:value="0.860050916671753" calcext:value-type="float">
            <text:p>0,860050916671753</text:p>
          </table:table-cell>
          <table:table-cell office:value-type="float" office:value="0.843799591064453" calcext:value-type="float">
            <text:p>0,843799591064453</text:p>
          </table:table-cell>
          <table:table-cell office:value-type="float" office:value="0.844353437423706" calcext:value-type="float">
            <text:p>0,844353437423706</text:p>
          </table:table-cell>
          <table:table-cell office:value-type="float" office:value="0.841620683670044" calcext:value-type="float">
            <text:p>0,841620683670044</text:p>
          </table:table-cell>
          <table:table-cell office:value-type="float" office:value="0.843888998031616" calcext:value-type="float">
            <text:p>0,843888998031616</text:p>
          </table:table-cell>
          <table:table-cell office:value-type="float" office:value="0.843895196914673" calcext:value-type="float">
            <text:p>0,843895196914673</text:p>
          </table:table-cell>
          <table:table-cell office:value-type="float" office:value="0.844013690948486" calcext:value-type="float">
            <text:p>0,844013690948486</text:p>
          </table:table-cell>
          <table:table-cell office:value-type="float" office:value="0.845455169677734" calcext:value-type="float">
            <text:p>0,845455169677734</text:p>
          </table:table-cell>
          <table:table-cell office:value-type="float" office:value="0.843975305557251" calcext:value-type="float">
            <text:p>0,843975305557251</text:p>
          </table:table-cell>
          <table:table-cell office:value-type="float" office:value="0.857630968093872" calcext:value-type="float">
            <text:p>0,857630968093872</text:p>
          </table:table-cell>
          <table:table-cell office:value-type="float" office:value="0.844302892684937" calcext:value-type="float">
            <text:p>0,844302892684937</text:p>
          </table:table-cell>
          <table:table-cell office:value-type="float" office:value="0.860073804855347" calcext:value-type="float">
            <text:p>0,860073804855347</text:p>
          </table:table-cell>
          <table:table-cell office:value-type="float" office:value="0.843696355819702" calcext:value-type="float">
            <text:p>0,843696355819702</text:p>
          </table:table-cell>
          <table:table-cell office:value-type="float" office:value="0.84451961517334" calcext:value-type="float">
            <text:p>0,84451961517334</text:p>
          </table:table-cell>
          <table:table-cell office:value-type="float" office:value="0.84439492225647" calcext:value-type="float">
            <text:p>0,84439492225647</text:p>
          </table:table-cell>
          <table:table-cell office:value-type="float" office:value="0.8414146900177" calcext:value-type="float">
            <text:p>0,8414146900177</text:p>
          </table:table-cell>
          <table:table-cell office:value-type="float" office:value="0.844369649887085" calcext:value-type="float">
            <text:p>0,844369649887085</text:p>
          </table:table-cell>
          <table:table-cell office:value-type="float" office:value="0.84508204460144" calcext:value-type="float">
            <text:p>0,84508204460144</text:p>
          </table:table-cell>
          <table:table-cell office:value-type="float" office:value="0.84416675567627" calcext:value-type="float">
            <text:p>0,84416675567627</text:p>
          </table:table-cell>
          <table:table-cell office:value-type="float" office:value="0.859912157058716" calcext:value-type="float">
            <text:p>0,859912157058716</text:p>
          </table:table-cell>
          <table:table-cell office:value-type="float" office:value="0.84367036819458" calcext:value-type="float">
            <text:p>0,84367036819458</text:p>
          </table:table-cell>
          <table:table-cell office:value-type="float" office:value="0.84452748298645" calcext:value-type="float">
            <text:p>0,84452748298645</text:p>
          </table:table-cell>
          <table:table-cell office:value-type="float" office:value="0.859630346298218" calcext:value-type="float">
            <text:p>0,859630346298218</text:p>
          </table:table-cell>
          <table:table-cell office:value-type="float" office:value="0.844955921173096" calcext:value-type="float">
            <text:p>0,844955921173096</text:p>
          </table:table-cell>
          <table:table-cell office:value-type="float" office:value="0.843416213989258" calcext:value-type="float">
            <text:p>0,843416213989258</text:p>
          </table:table-cell>
          <table:table-cell office:value-type="float" office:value="0.844638586044312" calcext:value-type="float">
            <text:p>0,844638586044312</text:p>
          </table:table-cell>
          <table:table-cell office:value-type="float" office:value="0.860293626785278" calcext:value-type="float">
            <text:p>0,860293626785278</text:p>
          </table:table-cell>
          <table:table-cell office:value-type="float" office:value="0.844150066375732" calcext:value-type="float">
            <text:p>0,844150066375732</text:p>
          </table:table-cell>
          <table:table-cell office:value-type="float" office:value="0.844408273696899" calcext:value-type="float">
            <text:p>0,844408273696899</text:p>
          </table:table-cell>
          <table:table-cell office:value-type="float" office:value="0.844654321670532" calcext:value-type="float">
            <text:p>0,844654321670532</text:p>
          </table:table-cell>
          <table:table-cell office:value-type="float" office:value="0.843780755996704" calcext:value-type="float">
            <text:p>0,843780755996704</text:p>
          </table:table-cell>
          <table:table-cell office:value-type="float" office:value="0.860166072845459" calcext:value-type="float">
            <text:p>0,860166072845459</text:p>
          </table:table-cell>
          <table:table-cell office:value-type="float" office:value="0.844564914703369" calcext:value-type="float">
            <text:p>0,844564914703369</text:p>
          </table:table-cell>
          <table:table-cell office:value-type="float" office:value="0.84436845779419" calcext:value-type="float">
            <text:p>0,84436845779419</text:p>
          </table:table-cell>
          <table:table-cell office:value-type="float" office:value="0.844297885894775" calcext:value-type="float">
            <text:p>0,844297885894775</text:p>
          </table:table-cell>
          <table:table-cell office:value-type="float" office:value="0.844569444656372" calcext:value-type="float">
            <text:p>0,844569444656372</text:p>
          </table:table-cell>
          <table:table-cell office:value-type="float" office:value="0.844135046005249" calcext:value-type="float">
            <text:p>0,844135046005249</text:p>
          </table:table-cell>
          <table:table-cell office:value-type="float" office:value="0.843984842300415" calcext:value-type="float">
            <text:p>0,843984842300415</text:p>
          </table:table-cell>
          <table:table-cell office:value-type="float" office:value="0.844202041625977" calcext:value-type="float">
            <text:p>0,844202041625977</text:p>
          </table:table-cell>
          <table:table-cell office:value-type="float" office:value="0.844818830490112" calcext:value-type="float">
            <text:p>0,844818830490112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3605995178223" calcext:value-type="float">
            <text:p>0,843605995178223</text:p>
          </table:table-cell>
          <table:table-cell office:value-type="float" office:value="0.84406304359436" calcext:value-type="float">
            <text:p>0,84406304359436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5387697219849" calcext:value-type="float">
            <text:p>0,845387697219849</text:p>
          </table:table-cell>
          <table:table-cell office:value-type="float" office:value="0.859728097915649" calcext:value-type="float">
            <text:p>0,859728097915649</text:p>
          </table:table-cell>
          <table:table-cell office:value-type="float" office:value="0.843637943267822" calcext:value-type="float">
            <text:p>0,843637943267822</text:p>
          </table:table-cell>
          <table:table-cell office:value-type="float" office:value="0.843651533126831" calcext:value-type="float">
            <text:p>0,843651533126831</text:p>
          </table:table-cell>
          <table:table-cell office:value-type="float" office:value="0.845462560653687" calcext:value-type="float">
            <text:p>0,845462560653687</text:p>
          </table:table-cell>
          <table:table-cell office:value-type="float" office:value="0.859306335449219" calcext:value-type="float">
            <text:p>0,859306335449219</text:p>
          </table:table-cell>
          <table:table-cell office:value-type="float" office:value="0.84587574005127" calcext:value-type="float">
            <text:p>0,84587574005127</text:p>
          </table:table-cell>
          <table:table-cell office:value-type="float" office:value="0.843076705932617" calcext:value-type="float">
            <text:p>0,843076705932617</text:p>
          </table:table-cell>
          <table:table-cell office:value-type="float" office:value="0.858962297439575" calcext:value-type="float">
            <text:p>0,858962297439575</text:p>
          </table:table-cell>
          <table:table-cell office:value-type="float" office:value="0.860446929931641" calcext:value-type="float">
            <text:p>0,860446929931641</text:p>
          </table:table-cell>
          <table:table-cell office:value-type="float" office:value="0.844674825668335" calcext:value-type="float">
            <text:p>0,844674825668335</text:p>
          </table:table-cell>
          <table:table-cell office:value-type="float" office:value="0.859837055206299" calcext:value-type="float">
            <text:p>0,859837055206299</text:p>
          </table:table-cell>
          <table:table-cell office:value-type="float" office:value="0.860486507415772" calcext:value-type="float">
            <text:p>0,860486507415772</text:p>
          </table:table-cell>
          <table:table-cell office:value-type="float" office:value="0.843638896942139" calcext:value-type="float">
            <text:p>0,843638896942139</text:p>
          </table:table-cell>
          <table:table-cell office:value-type="float" office:value="0.860077381134033" calcext:value-type="float">
            <text:p>0,860077381134033</text:p>
          </table:table-cell>
          <table:table-cell office:value-type="float" office:value="0.843669652938843" calcext:value-type="float">
            <text:p>0,843669652938843</text:p>
          </table:table-cell>
          <table:table-cell office:value-type="float" office:value="0.84505820274353" calcext:value-type="float">
            <text:p>0,84505820274353</text:p>
          </table:table-cell>
          <table:table-cell office:value-type="float" office:value="0.859576225280762" calcext:value-type="float">
            <text:p>0,859576225280762</text:p>
          </table:table-cell>
          <table:table-cell office:value-type="float" office:value="0.844600677490234" calcext:value-type="float">
            <text:p>0,844600677490234</text:p>
          </table:table-cell>
          <table:table-cell office:value-type="float" office:value="0.845191240310669" calcext:value-type="float">
            <text:p>0,845191240310669</text:p>
          </table:table-cell>
          <table:table-cell office:value-type="float" office:value="0.843186140060425" calcext:value-type="float">
            <text:p>0,843186140060425</text:p>
          </table:table-cell>
          <table:table-cell office:value-type="float" office:value="0.860458612442017" calcext:value-type="float">
            <text:p>0,860458612442017</text:p>
          </table:table-cell>
          <table:table-cell office:value-type="float" office:value="0.844161987304688" calcext:value-type="float">
            <text:p>0,844161987304688</text:p>
          </table:table-cell>
          <table:table-cell office:value-type="float" office:value="0.844607353210449" calcext:value-type="float">
            <text:p>0,844607353210449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59325885772705" calcext:value-type="float">
            <text:p>0,859325885772705</text:p>
          </table:table-cell>
          <table:table-cell office:value-type="float" office:value="0.844730615615845" calcext:value-type="float">
            <text:p>0,844730615615845</text:p>
          </table:table-cell>
          <table:table-cell office:value-type="float" office:value="0.843760967254639" calcext:value-type="float">
            <text:p>0,843760967254639</text:p>
          </table:table-cell>
          <table:table-cell office:value-type="float" office:value="0.845541715621948" calcext:value-type="float">
            <text:p>0,845541715621948</text:p>
          </table:table-cell>
          <table:table-cell office:value-type="float" office:value="0.844128608703613" calcext:value-type="float">
            <text:p>0,844128608703613</text:p>
          </table:table-cell>
          <table:table-cell office:value-type="float" office:value="0.841273307800293" calcext:value-type="float">
            <text:p>0,841273307800293</text:p>
          </table:table-cell>
          <table:table-cell office:value-type="float" office:value="0.844408750534058" calcext:value-type="float">
            <text:p>0,844408750534058</text:p>
          </table:table-cell>
          <table:table-cell office:value-type="float" office:value="0.859410524368286" calcext:value-type="float">
            <text:p>0,859410524368286</text:p>
          </table:table-cell>
          <table:table-cell office:value-type="float" office:value="0.844443798065186" calcext:value-type="float">
            <text:p>0,844443798065186</text:p>
          </table:table-cell>
          <table:table-cell office:value-type="float" office:value="0.860165357589722" calcext:value-type="float">
            <text:p>0,860165357589722</text:p>
          </table:table-cell>
          <table:table-cell office:value-type="float" office:value="0.844428300857544" calcext:value-type="float">
            <text:p>0,844428300857544</text:p>
          </table:table-cell>
          <table:table-cell office:value-type="float" office:value="0.841439247131348" calcext:value-type="float">
            <text:p>0,841439247131348</text:p>
          </table:table-cell>
          <table:table-cell office:value-type="float" office:value="0.844900846481323" calcext:value-type="float">
            <text:p>0,844900846481323</text:p>
          </table:table-cell>
          <table:table-cell office:value-type="float" office:value="0.84321928024292" calcext:value-type="float">
            <text:p>0,84321928024292</text:p>
          </table:table-cell>
          <table:table-cell office:value-type="float" office:value="0.844899892807007" calcext:value-type="float">
            <text:p>0,844899892807007</text:p>
          </table:table-cell>
          <table:table-cell office:value-type="float" office:value="0.844210147857666" calcext:value-type="float">
            <text:p>0,844210147857666</text:p>
          </table:table-cell>
          <table:table-cell office:value-type="float" office:value="0.844573259353638" calcext:value-type="float">
            <text:p>0,844573259353638</text:p>
          </table:table-cell>
          <table:table-cell office:value-type="float" office:value="0.841612577438355" calcext:value-type="float">
            <text:p>0,841612577438355</text:p>
          </table:table-cell>
          <table:table-cell office:value-type="float" office:value="0.842811822891235" calcext:value-type="float">
            <text:p>0,842811822891235</text:p>
          </table:table-cell>
          <table:table-cell office:value-type="float" office:value="0.845441818237305" calcext:value-type="float">
            <text:p>0,845441818237305</text:p>
          </table:table-cell>
          <table:table-cell office:value-type="float" office:value="0.844130277633667" calcext:value-type="float">
            <text:p>0,844130277633667</text:p>
          </table:table-cell>
          <table:table-cell office:value-type="float" office:value="0.843868732452393" calcext:value-type="float">
            <text:p>0,843868732452393</text:p>
          </table:table-cell>
          <table:table-cell office:value-type="float" office:value="0.844580888748169" calcext:value-type="float">
            <text:p>0,844580888748169</text:p>
          </table:table-cell>
          <table:table-cell office:value-type="float" office:value="0.841180801391602" calcext:value-type="float">
            <text:p>0,841180801391602</text:p>
          </table:table-cell>
          <table:table-cell office:value-type="float" office:value="0.844281673431397" calcext:value-type="float">
            <text:p>0,844281673431397</text:p>
          </table:table-cell>
          <table:table-cell office:value-type="float" office:value="0.844397306442261" calcext:value-type="float">
            <text:p>0,844397306442261</text:p>
          </table:table-cell>
          <table:table-cell office:value-type="float" office:value="0.844109773635864" calcext:value-type="float">
            <text:p>0,844109773635864</text:p>
          </table:table-cell>
          <table:table-cell office:value-type="float" office:value="0.844121694564819" calcext:value-type="float">
            <text:p>0,844121694564819</text:p>
          </table:table-cell>
          <table:table-cell office:value-type="float" office:value="0.844591856002808" calcext:value-type="float">
            <text:p>0,844591856002808</text:p>
          </table:table-cell>
          <table:table-cell office:value-type="float" office:value="0.841979742050171" calcext:value-type="float">
            <text:p>0,841979742050171</text:p>
          </table:table-cell>
          <table:table-cell office:value-type="float" office:value="0.843915224075317" calcext:value-type="float">
            <text:p>0,843915224075317</text:p>
          </table:table-cell>
          <table:table-cell office:value-type="float" office:value="0.843805074691773" calcext:value-type="float">
            <text:p>0,843805074691773</text:p>
          </table:table-cell>
          <table:table-cell office:value-type="float" office:value="0.845332384109497" calcext:value-type="float">
            <text:p>0,845332384109497</text:p>
          </table:table-cell>
          <table:table-cell office:value-type="float" office:value="0.842943668365479" calcext:value-type="float">
            <text:p>0,842943668365479</text:p>
          </table:table-cell>
          <table:table-cell office:value-type="float" office:value="0.843099355697632" calcext:value-type="float">
            <text:p>0,843099355697632</text:p>
          </table:table-cell>
          <table:table-cell office:value-type="float" office:value="0.844768762588501" calcext:value-type="float">
            <text:p>0,844768762588501</text:p>
          </table:table-cell>
          <table:table-cell office:value-type="float" office:value="0.844058513641357" calcext:value-type="float">
            <text:p>0,844058513641357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539008140564" calcext:value-type="float">
            <text:p>0,84539008140564</text:p>
          </table:table-cell>
          <table:table-cell office:value-type="float" office:value="0.843985795974731" calcext:value-type="float">
            <text:p>0,843985795974731</text:p>
          </table:table-cell>
          <table:table-cell office:value-type="float" office:value="0.844431161880493" calcext:value-type="float">
            <text:p>0,844431161880493</text:p>
          </table:table-cell>
          <table:table-cell office:value-type="float" office:value="0.84392261505127" calcext:value-type="float">
            <text:p>0,84392261505127</text:p>
          </table:table-cell>
          <table:table-cell office:value-type="float" office:value="0.844383955001831" calcext:value-type="float">
            <text:p>0,844383955001831</text:p>
          </table:table-cell>
          <table:table-cell office:value-type="float" office:value="0.843439817428589" calcext:value-type="float">
            <text:p>0,843439817428589</text:p>
          </table:table-cell>
          <table:table-cell office:value-type="float" office:value="0.84431266784668" calcext:value-type="float">
            <text:p>0,84431266784668</text:p>
          </table:table-cell>
          <table:table-cell office:value-type="float" office:value="0.844496250152588" calcext:value-type="float">
            <text:p>0,844496250152588</text:p>
          </table:table-cell>
          <table:table-cell office:value-type="float" office:value="0.859818696975708" calcext:value-type="float">
            <text:p>0,859818696975708</text:p>
          </table:table-cell>
          <table:table-cell office:value-type="float" office:value="0.860226154327393" calcext:value-type="float">
            <text:p>0,860226154327393</text:p>
          </table:table-cell>
          <table:table-cell office:value-type="float" office:value="0.844485998153687" calcext:value-type="float">
            <text:p>0,844485998153687</text:p>
          </table:table-cell>
          <table:table-cell office:value-type="float" office:value="0.843835353851318" calcext:value-type="float">
            <text:p>0,843835353851318</text:p>
          </table:table-cell>
          <table:table-cell office:value-type="float" office:value="0.84461522102356" calcext:value-type="float">
            <text:p>0,84461522102356</text:p>
          </table:table-cell>
          <table:table-cell office:value-type="float" office:value="0.843783140182495" calcext:value-type="float">
            <text:p>0,843783140182495</text:p>
          </table:table-cell>
          <table:table-cell office:value-type="float" office:value="0.844798088073731" calcext:value-type="float">
            <text:p>0,844798088073731</text:p>
          </table:table-cell>
          <table:table-cell office:value-type="float" office:value="0.844241619110107" calcext:value-type="float">
            <text:p>0,844241619110107</text:p>
          </table:table-cell>
          <table:table-cell office:value-type="float" office:value="0.844037055969238" calcext:value-type="float">
            <text:p>0,844037055969238</text:p>
          </table:table-cell>
          <table:table-cell office:value-type="float" office:value="0.844501256942749" calcext:value-type="float">
            <text:p>0,844501256942749</text:p>
          </table:table-cell>
          <table:table-cell office:value-type="float" office:value="0.843930721282959" calcext:value-type="float">
            <text:p>0,843930721282959</text:p>
          </table:table-cell>
          <table:table-cell office:value-type="float" office:value="0.844918012619019" calcext:value-type="float">
            <text:p>0,844918012619019</text:p>
          </table:table-cell>
          <table:table-cell office:value-type="float" office:value="0.844225168228149" calcext:value-type="float">
            <text:p>0,844225168228149</text:p>
          </table:table-cell>
          <table:table-cell office:value-type="float" office:value="0.844452619552612" calcext:value-type="float">
            <text:p>0,844452619552612</text:p>
          </table:table-cell>
          <table:table-cell office:value-type="float" office:value="0.843998193740845" calcext:value-type="float">
            <text:p>0,843998193740845</text:p>
          </table:table-cell>
          <table:table-cell office:value-type="float" office:value="0.843765258789063" calcext:value-type="float">
            <text:p>0,843765258789063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621896743774" calcext:value-type="float">
            <text:p>0,844621896743774</text:p>
          </table:table-cell>
          <table:table-cell office:value-type="float" office:value="0.845123052597046" calcext:value-type="float">
            <text:p>0,845123052597046</text:p>
          </table:table-cell>
          <table:table-cell office:value-type="float" office:value="0.84305214881897" calcext:value-type="float">
            <text:p>0,84305214881897</text:p>
          </table:table-cell>
          <table:table-cell office:value-type="float" office:value="0.845042228698731" calcext:value-type="float">
            <text:p>0,845042228698731</text:p>
          </table:table-cell>
          <table:table-cell office:value-type="float" office:value="0.859854221343994" calcext:value-type="float">
            <text:p>0,859854221343994</text:p>
          </table:table-cell>
          <table:table-cell office:value-type="float" office:value="0.844309568405151" calcext:value-type="float">
            <text:p>0,844309568405151</text:p>
          </table:table-cell>
          <table:table-cell office:value-type="float" office:value="0.844220638275147" calcext:value-type="float">
            <text:p>0,844220638275147</text:p>
          </table:table-cell>
          <table:table-cell office:value-type="float" office:value="0.84369683265686" calcext:value-type="float">
            <text:p>0,84369683265686</text:p>
          </table:table-cell>
          <table:table-cell office:value-type="float" office:value="0.84455156326294" calcext:value-type="float">
            <text:p>0,84455156326294</text:p>
          </table:table-cell>
          <table:table-cell office:value-type="float" office:value="0.859826564788818" calcext:value-type="float">
            <text:p>0,859826564788818</text:p>
          </table:table-cell>
          <table:table-cell office:value-type="float" office:value="0.844836473464966" calcext:value-type="float">
            <text:p>0,844836473464966</text:p>
          </table:table-cell>
          <table:table-cell office:value-type="float" office:value="0.844422817230225" calcext:value-type="float">
            <text:p>0,844422817230225</text:p>
          </table:table-cell>
          <table:table-cell office:value-type="float" office:value="0.84377646446228" calcext:value-type="float">
            <text:p>0,84377646446228</text:p>
          </table:table-cell>
          <table:table-cell office:value-type="float" office:value="0.844615459442139" calcext:value-type="float">
            <text:p>0,844615459442139</text:p>
          </table:table-cell>
          <table:table-cell office:value-type="float" office:value="0.844575881958008" calcext:value-type="float">
            <text:p>0,844575881958008</text:p>
          </table:table-cell>
          <table:table-cell office:value-type="float" office:value="0.844017505645752" calcext:value-type="float">
            <text:p>0,844017505645752</text:p>
          </table:table-cell>
          <table:table-cell office:value-type="float" office:value="0.844610691070557" calcext:value-type="float">
            <text:p>0,844610691070557</text:p>
          </table:table-cell>
        </table:table-row>
        <table:table-row table:style-name="ro1">
          <table:table-cell office:value-type="string" calcext:value-type="string">
            <text:p>mean:: 0.8764062424898148</text:p>
          </table:table-cell>
          <table:table-cell office:value-type="string" calcext:value-type="string">
            <text:p>std:: 1.2713851296687089</text:p>
          </table:table-cell>
          <table:table-cell office:value-type="string" calcext:value-type="string">
            <text:p>min 0.8303852081298828</text:p>
          </table:table-cell>
          <table:table-cell office:value-type="string" calcext:value-type="string">
            <text:p>max 57.52769637107849</text:p>
          </table:table-cell>
          <table:table-cell office:value-type="string" calcext:value-type="string">
            <text:p>median 0.8443305492401123</text:p>
          </table:table-cell>
          <table:table-cell table:number-columns-repeated="1995"/>
        </table:table-row>
        <table:table-row table:style-name="ro1" table:number-rows-repeated="2">
          <table:table-cell table:number-columns-repeated="2000"/>
        </table:table-row>
        <table:table-row table:style-name="ro1">
          <table:table-cell office:value-type="float" office:value="0.844579696655273" calcext:value-type="float">
            <text:p>0,844579696655273</text:p>
          </table:table-cell>
          <table:table-cell office:value-type="float" office:value="0.846573114395142" calcext:value-type="float">
            <text:p>0,846573114395142</text:p>
          </table:table-cell>
          <table:table-cell office:value-type="float" office:value="0.84196949005127" calcext:value-type="float">
            <text:p>0,84196949005127</text:p>
          </table:table-cell>
          <table:table-cell office:value-type="float" office:value="0.84423828125" calcext:value-type="float">
            <text:p>0,84423828125</text:p>
          </table:table-cell>
          <table:table-cell office:value-type="float" office:value="0.844036102294922" calcext:value-type="float">
            <text:p>0,844036102294922</text:p>
          </table:table-cell>
          <table:table-cell office:value-type="float" office:value="0.844717502593994" calcext:value-type="float">
            <text:p>0,844717502593994</text:p>
          </table:table-cell>
          <table:table-cell office:value-type="float" office:value="0.842381000518799" calcext:value-type="float">
            <text:p>0,842381000518799</text:p>
          </table:table-cell>
          <table:table-cell office:value-type="float" office:value="0.846371173858643" calcext:value-type="float">
            <text:p>0,846371173858643</text:p>
          </table:table-cell>
          <table:table-cell office:value-type="float" office:value="0.855022430419922" calcext:value-type="float">
            <text:p>0,855022430419922</text:p>
          </table:table-cell>
          <table:table-cell office:value-type="float" office:value="0.842344522476196" calcext:value-type="float">
            <text:p>0,842344522476196</text:p>
          </table:table-cell>
          <table:table-cell office:value-type="float" office:value="0.845910310745239" calcext:value-type="float">
            <text:p>0,845910310745239</text:p>
          </table:table-cell>
          <table:table-cell office:value-type="float" office:value="0.84358811378479" calcext:value-type="float">
            <text:p>0,84358811378479</text:p>
          </table:table-cell>
          <table:table-cell office:value-type="float" office:value="0.846159934997559" calcext:value-type="float">
            <text:p>0,846159934997559</text:p>
          </table:table-cell>
          <table:table-cell office:value-type="float" office:value="0.843586683273315" calcext:value-type="float">
            <text:p>0,843586683273315</text:p>
          </table:table-cell>
          <table:table-cell office:value-type="float" office:value="0.839172840118408" calcext:value-type="float">
            <text:p>0,839172840118408</text:p>
          </table:table-cell>
          <table:table-cell office:value-type="float" office:value="0.832155466079712" calcext:value-type="float">
            <text:p>0,832155466079712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3841314315796" calcext:value-type="float">
            <text:p>0,843841314315796</text:p>
          </table:table-cell>
          <table:table-cell office:value-type="float" office:value="0.844119071960449" calcext:value-type="float">
            <text:p>0,844119071960449</text:p>
          </table:table-cell>
          <table:table-cell office:value-type="float" office:value="0.859147310256958" calcext:value-type="float">
            <text:p>0,859147310256958</text:p>
          </table:table-cell>
          <table:table-cell office:value-type="float" office:value="0.84353518486023" calcext:value-type="float">
            <text:p>0,84353518486023</text:p>
          </table:table-cell>
          <table:table-cell office:value-type="float" office:value="0.84490966796875" calcext:value-type="float">
            <text:p>0,84490966796875</text:p>
          </table:table-cell>
          <table:table-cell office:value-type="float" office:value="0.844330549240112" calcext:value-type="float">
            <text:p>0,844330549240112</text:p>
          </table:table-cell>
          <table:table-cell office:value-type="float" office:value="0.856584787368774" calcext:value-type="float">
            <text:p>0,856584787368774</text:p>
          </table:table-cell>
          <table:table-cell office:value-type="float" office:value="0.847545146942139" calcext:value-type="float">
            <text:p>0,847545146942139</text:p>
          </table:table-cell>
          <table:table-cell office:value-type="float" office:value="0.842360734939575" calcext:value-type="float">
            <text:p>0,842360734939575</text:p>
          </table:table-cell>
          <table:table-cell office:value-type="float" office:value="0.842902183532715" calcext:value-type="float">
            <text:p>0,842902183532715</text:p>
          </table:table-cell>
          <table:table-cell office:value-type="float" office:value="0.843856334686279" calcext:value-type="float">
            <text:p>0,843856334686279</text:p>
          </table:table-cell>
          <table:table-cell office:value-type="float" office:value="0.842355251312256" calcext:value-type="float">
            <text:p>0,842355251312256</text:p>
          </table:table-cell>
          <table:table-cell office:value-type="float" office:value="0.831209421157837" calcext:value-type="float">
            <text:p>0,831209421157837</text:p>
          </table:table-cell>
          <table:table-cell office:value-type="float" office:value="0.860038757324219" calcext:value-type="float">
            <text:p>0,860038757324219</text:p>
          </table:table-cell>
          <table:table-cell office:value-type="float" office:value="0.84422755241394" calcext:value-type="float">
            <text:p>0,84422755241394</text:p>
          </table:table-cell>
          <table:table-cell office:value-type="float" office:value="0.842752933502197" calcext:value-type="float">
            <text:p>0,842752933502197</text:p>
          </table:table-cell>
          <table:table-cell office:value-type="float" office:value="0.844752788543701" calcext:value-type="float">
            <text:p>0,844752788543701</text:p>
          </table:table-cell>
          <table:table-cell office:value-type="float" office:value="0.845311880111694" calcext:value-type="float">
            <text:p>0,845311880111694</text:p>
          </table:table-cell>
          <table:table-cell office:value-type="float" office:value="0.860300779342651" calcext:value-type="float">
            <text:p>0,860300779342651</text:p>
          </table:table-cell>
          <table:table-cell office:value-type="float" office:value="0.843461275100708" calcext:value-type="float">
            <text:p>0,843461275100708</text:p>
          </table:table-cell>
          <table:table-cell office:value-type="float" office:value="0.842912673950195" calcext:value-type="float">
            <text:p>0,842912673950195</text:p>
          </table:table-cell>
          <table:table-cell office:value-type="float" office:value="0.846302509307861" calcext:value-type="float">
            <text:p>0,846302509307861</text:p>
          </table:table-cell>
          <table:table-cell office:value-type="float" office:value="0.844487190246582" calcext:value-type="float">
            <text:p>0,844487190246582</text:p>
          </table:table-cell>
          <table:table-cell office:value-type="float" office:value="0.844635009765625" calcext:value-type="float">
            <text:p>0,844635009765625</text:p>
          </table:table-cell>
          <table:table-cell office:value-type="float" office:value="0.859238624572754" calcext:value-type="float">
            <text:p>0,859238624572754</text:p>
          </table:table-cell>
          <table:table-cell office:value-type="float" office:value="0.845130205154419" calcext:value-type="float">
            <text:p>0,845130205154419</text:p>
          </table:table-cell>
          <table:table-cell office:value-type="float" office:value="0.842675685882568" calcext:value-type="float">
            <text:p>0,842675685882568</text:p>
          </table:table-cell>
          <table:table-cell office:value-type="float" office:value="0.860837697982788" calcext:value-type="float">
            <text:p>0,860837697982788</text:p>
          </table:table-cell>
          <table:table-cell office:value-type="float" office:value="0.842087030410767" calcext:value-type="float">
            <text:p>0,842087030410767</text:p>
          </table:table-cell>
          <table:table-cell office:value-type="float" office:value="0.846290111541748" calcext:value-type="float">
            <text:p>0,846290111541748</text:p>
          </table:table-cell>
          <table:table-cell office:value-type="float" office:value="0.843234777450562" calcext:value-type="float">
            <text:p>0,843234777450562</text:p>
          </table:table-cell>
          <table:table-cell office:value-type="float" office:value="0.845512390136719" calcext:value-type="float">
            <text:p>0,845512390136719</text:p>
          </table:table-cell>
          <table:table-cell office:value-type="float" office:value="0.844109296798706" calcext:value-type="float">
            <text:p>0,844109296798706</text:p>
          </table:table-cell>
          <table:table-cell office:value-type="float" office:value="0.843629360198975" calcext:value-type="float">
            <text:p>0,843629360198975</text:p>
          </table:table-cell>
          <table:table-cell office:value-type="float" office:value="0.846093654632568" calcext:value-type="float">
            <text:p>0,846093654632568</text:p>
          </table:table-cell>
          <table:table-cell office:value-type="float" office:value="0.842755794525147" calcext:value-type="float">
            <text:p>0,842755794525147</text:p>
          </table:table-cell>
          <table:table-cell office:value-type="float" office:value="0.844780683517456" calcext:value-type="float">
            <text:p>0,844780683517456</text:p>
          </table:table-cell>
          <table:table-cell office:value-type="float" office:value="0.844722986221314" calcext:value-type="float">
            <text:p>0,844722986221314</text:p>
          </table:table-cell>
          <table:table-cell office:value-type="float" office:value="0.843878984451294" calcext:value-type="float">
            <text:p>0,843878984451294</text:p>
          </table:table-cell>
          <table:table-cell office:value-type="float" office:value="0.860256671905518" calcext:value-type="float">
            <text:p>0,860256671905518</text:p>
          </table:table-cell>
          <table:table-cell office:value-type="float" office:value="0.859792709350586" calcext:value-type="float">
            <text:p>0,859792709350586</text:p>
          </table:table-cell>
          <table:table-cell office:value-type="float" office:value="0.843961477279663" calcext:value-type="float">
            <text:p>0,843961477279663</text:p>
          </table:table-cell>
          <table:table-cell office:value-type="float" office:value="0.860637187957764" calcext:value-type="float">
            <text:p>0,860637187957764</text:p>
          </table:table-cell>
          <table:table-cell office:value-type="float" office:value="0.843044996261597" calcext:value-type="float">
            <text:p>0,843044996261597</text:p>
          </table:table-cell>
          <table:table-cell office:value-type="float" office:value="0.844876527786255" calcext:value-type="float">
            <text:p>0,844876527786255</text:p>
          </table:table-cell>
          <table:table-cell office:value-type="float" office:value="0.842798948287964" calcext:value-type="float">
            <text:p>0,842798948287964</text:p>
          </table:table-cell>
          <table:table-cell office:value-type="float" office:value="0.862278699874878" calcext:value-type="float">
            <text:p>0,862278699874878</text:p>
          </table:table-cell>
          <table:table-cell office:value-type="float" office:value="0.844250440597534" calcext:value-type="float">
            <text:p>0,844250440597534</text:p>
          </table:table-cell>
          <table:table-cell office:value-type="float" office:value="0.843777894973755" calcext:value-type="float">
            <text:p>0,843777894973755</text:p>
          </table:table-cell>
          <table:table-cell office:value-type="float" office:value="0.859189748764038" calcext:value-type="float">
            <text:p>0,859189748764038</text:p>
          </table:table-cell>
          <table:table-cell office:value-type="float" office:value="0.844922065734863" calcext:value-type="float">
            <text:p>0,844922065734863</text:p>
          </table:table-cell>
          <table:table-cell office:value-type="float" office:value="0.844861030578613" calcext:value-type="float">
            <text:p>0,844861030578613</text:p>
          </table:table-cell>
          <table:table-cell office:value-type="float" office:value="0.843845844268799" calcext:value-type="float">
            <text:p>0,843845844268799</text:p>
          </table:table-cell>
          <table:table-cell office:value-type="float" office:value="0.843658924102783" calcext:value-type="float">
            <text:p>0,843658924102783</text:p>
          </table:table-cell>
          <table:table-cell office:value-type="float" office:value="0.860572576522827" calcext:value-type="float">
            <text:p>0,860572576522827</text:p>
          </table:table-cell>
          <table:table-cell office:value-type="float" office:value="0.845179796218872" calcext:value-type="float">
            <text:p>0,845179796218872</text:p>
          </table:table-cell>
          <table:table-cell office:value-type="float" office:value="0.844052314758301" calcext:value-type="float">
            <text:p>0,844052314758301</text:p>
          </table:table-cell>
          <table:table-cell office:value-type="float" office:value="0.843894243240356" calcext:value-type="float">
            <text:p>0,843894243240356</text:p>
          </table:table-cell>
          <table:table-cell office:value-type="float" office:value="0.844357013702393" calcext:value-type="float">
            <text:p>0,844357013702393</text:p>
          </table:table-cell>
          <table:table-cell office:value-type="float" office:value="0.844254493713379" calcext:value-type="float">
            <text:p>0,844254493713379</text:p>
          </table:table-cell>
          <table:table-cell office:value-type="float" office:value="0.844472885131836" calcext:value-type="float">
            <text:p>0,844472885131836</text:p>
          </table:table-cell>
          <table:table-cell office:value-type="float" office:value="0.844599485397339" calcext:value-type="float">
            <text:p>0,844599485397339</text:p>
          </table:table-cell>
          <table:table-cell office:value-type="float" office:value="0.841936349868774" calcext:value-type="float">
            <text:p>0,841936349868774</text:p>
          </table:table-cell>
          <table:table-cell office:value-type="float" office:value="0.846295833587647" calcext:value-type="float">
            <text:p>0,846295833587647</text:p>
          </table:table-cell>
          <table:table-cell office:value-type="float" office:value="0.842333316802979" calcext:value-type="float">
            <text:p>0,842333316802979</text:p>
          </table:table-cell>
          <table:table-cell office:value-type="float" office:value="0.846883058547974" calcext:value-type="float">
            <text:p>0,846883058547974</text:p>
          </table:table-cell>
          <table:table-cell office:value-type="float" office:value="0.843886613845825" calcext:value-type="float">
            <text:p>0,843886613845825</text:p>
          </table:table-cell>
          <table:table-cell office:value-type="float" office:value="0.843641996383667" calcext:value-type="float">
            <text:p>0,843641996383667</text:p>
          </table:table-cell>
          <table:table-cell office:value-type="float" office:value="0.842084407806397" calcext:value-type="float">
            <text:p>0,842084407806397</text:p>
          </table:table-cell>
          <table:table-cell office:value-type="float" office:value="0.844430208206177" calcext:value-type="float">
            <text:p>0,844430208206177</text:p>
          </table:table-cell>
          <table:table-cell office:value-type="float" office:value="0.844141721725464" calcext:value-type="float">
            <text:p>0,844141721725464</text:p>
          </table:table-cell>
          <table:table-cell office:value-type="float" office:value="0.844482421875" calcext:value-type="float">
            <text:p>0,844482421875</text:p>
          </table:table-cell>
          <table:table-cell office:value-type="float" office:value="0.843777656555176" calcext:value-type="float">
            <text:p>0,843777656555176</text:p>
          </table:table-cell>
          <table:table-cell office:value-type="float" office:value="0.844559907913208" calcext:value-type="float">
            <text:p>0,844559907913208</text:p>
          </table:table-cell>
          <table:table-cell office:value-type="float" office:value="0.842303037643433" calcext:value-type="float">
            <text:p>0,842303037643433</text:p>
          </table:table-cell>
          <table:table-cell office:value-type="float" office:value="0.843815565109253" calcext:value-type="float">
            <text:p>0,843815565109253</text:p>
          </table:table-cell>
          <table:table-cell office:value-type="float" office:value="0.843159675598145" calcext:value-type="float">
            <text:p>0,843159675598145</text:p>
          </table:table-cell>
          <table:table-cell office:value-type="float" office:value="0.846286773681641" calcext:value-type="float">
            <text:p>0,846286773681641</text:p>
          </table:table-cell>
          <table:table-cell office:value-type="float" office:value="0.843715667724609" calcext:value-type="float">
            <text:p>0,843715667724609</text:p>
          </table:table-cell>
          <table:table-cell office:value-type="float" office:value="0.844417810440064" calcext:value-type="float">
            <text:p>0,844417810440064</text:p>
          </table:table-cell>
          <table:table-cell office:value-type="float" office:value="0.840296983718872" calcext:value-type="float">
            <text:p>0,840296983718872</text:p>
          </table:table-cell>
          <table:table-cell office:value-type="float" office:value="0.845356464385986" calcext:value-type="float">
            <text:p>0,845356464385986</text:p>
          </table:table-cell>
          <table:table-cell office:value-type="float" office:value="0.845347404479981" calcext:value-type="float">
            <text:p>0,845347404479981</text:p>
          </table:table-cell>
          <table:table-cell office:value-type="float" office:value="0.842121601104736" calcext:value-type="float">
            <text:p>0,842121601104736</text:p>
          </table:table-cell>
          <table:table-cell office:value-type="float" office:value="0.86121940612793" calcext:value-type="float">
            <text:p>0,86121940612793</text:p>
          </table:table-cell>
          <table:table-cell office:value-type="float" office:value="0.860308885574341" calcext:value-type="float">
            <text:p>0,860308885574341</text:p>
          </table:table-cell>
          <table:table-cell office:value-type="float" office:value="0.839760065078735" calcext:value-type="float">
            <text:p>0,839760065078735</text:p>
          </table:table-cell>
          <table:table-cell office:value-type="float" office:value="0.860736608505249" calcext:value-type="float">
            <text:p>0,860736608505249</text:p>
          </table:table-cell>
          <table:table-cell office:value-type="float" office:value="0.844318151473999" calcext:value-type="float">
            <text:p>0,844318151473999</text:p>
          </table:table-cell>
          <table:table-cell office:value-type="float" office:value="0.844117403030396" calcext:value-type="float">
            <text:p>0,844117403030396</text:p>
          </table:table-cell>
          <table:table-cell office:value-type="float" office:value="0.843387842178345" calcext:value-type="float">
            <text:p>0,843387842178345</text:p>
          </table:table-cell>
          <table:table-cell office:value-type="float" office:value="0.845521926879883" calcext:value-type="float">
            <text:p>0,845521926879883</text:p>
          </table:table-cell>
          <table:table-cell office:value-type="float" office:value="0.840750455856323" calcext:value-type="float">
            <text:p>0,840750455856323</text:p>
          </table:table-cell>
          <table:table-cell office:value-type="float" office:value="0.844839334487915" calcext:value-type="float">
            <text:p>0,844839334487915</text:p>
          </table:table-cell>
          <table:table-cell office:value-type="float" office:value="0.861071825027466" calcext:value-type="float">
            <text:p>0,861071825027466</text:p>
          </table:table-cell>
          <table:table-cell office:value-type="float" office:value="0.841006517410278" calcext:value-type="float">
            <text:p>0,841006517410278</text:p>
          </table:table-cell>
          <table:table-cell office:value-type="float" office:value="0.831295251846314" calcext:value-type="float">
            <text:p>0,831295251846314</text:p>
          </table:table-cell>
          <table:table-cell office:value-type="float" office:value="0.831999063491821" calcext:value-type="float">
            <text:p>0,831999063491821</text:p>
          </table:table-cell>
          <table:table-cell office:value-type="float" office:value="0.837780475616455" calcext:value-type="float">
            <text:p>0,837780475616455</text:p>
          </table:table-cell>
          <table:table-cell office:value-type="float" office:value="0.845244407653809" calcext:value-type="float">
            <text:p>0,845244407653809</text:p>
          </table:table-cell>
          <table:table-cell office:value-type="float" office:value="0.844611883163452" calcext:value-type="float">
            <text:p>0,844611883163452</text:p>
          </table:table-cell>
          <table:table-cell office:value-type="float" office:value="0.844161987304688" calcext:value-type="float">
            <text:p>0,844161987304688</text:p>
          </table:table-cell>
          <table:table-cell office:value-type="float" office:value="0.843879222869873" calcext:value-type="float">
            <text:p>0,843879222869873</text:p>
          </table:table-cell>
          <table:table-cell office:value-type="float" office:value="0.844615697860718" calcext:value-type="float">
            <text:p>0,844615697860718</text:p>
          </table:table-cell>
          <table:table-cell office:value-type="float" office:value="0.84380841255188" calcext:value-type="float">
            <text:p>0,84380841255188</text:p>
          </table:table-cell>
          <table:table-cell office:value-type="float" office:value="0.84395432472229" calcext:value-type="float">
            <text:p>0,84395432472229</text:p>
          </table:table-cell>
          <table:table-cell office:value-type="float" office:value="0.843936681747437" calcext:value-type="float">
            <text:p>0,843936681747437</text:p>
          </table:table-cell>
          <table:table-cell office:value-type="float" office:value="0.861136198043823" calcext:value-type="float">
            <text:p>0,861136198043823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4422817230225" calcext:value-type="float">
            <text:p>0,844422817230225</text:p>
          </table:table-cell>
          <table:table-cell office:value-type="float" office:value="0.843002080917358" calcext:value-type="float">
            <text:p>0,843002080917358</text:p>
          </table:table-cell>
          <table:table-cell office:value-type="float" office:value="0.843462705612183" calcext:value-type="float">
            <text:p>0,843462705612183</text:p>
          </table:table-cell>
          <table:table-cell office:value-type="float" office:value="0.861899614334106" calcext:value-type="float">
            <text:p>0,861899614334106</text:p>
          </table:table-cell>
          <table:table-cell office:value-type="float" office:value="0.844463109970093" calcext:value-type="float">
            <text:p>0,844463109970093</text:p>
          </table:table-cell>
          <table:table-cell office:value-type="float" office:value="0.843509197235107" calcext:value-type="float">
            <text:p>0,843509197235107</text:p>
          </table:table-cell>
          <table:table-cell office:value-type="float" office:value="0.843489408493042" calcext:value-type="float">
            <text:p>0,843489408493042</text:p>
          </table:table-cell>
          <table:table-cell office:value-type="float" office:value="0.861282587051392" calcext:value-type="float">
            <text:p>0,861282587051392</text:p>
          </table:table-cell>
          <table:table-cell office:value-type="float" office:value="0.860040664672852" calcext:value-type="float">
            <text:p>0,860040664672852</text:p>
          </table:table-cell>
          <table:table-cell office:value-type="float" office:value="0.843807458877564" calcext:value-type="float">
            <text:p>0,843807458877564</text:p>
          </table:table-cell>
          <table:table-cell office:value-type="float" office:value="0.844319581985474" calcext:value-type="float">
            <text:p>0,844319581985474</text:p>
          </table:table-cell>
          <table:table-cell office:value-type="float" office:value="0.8447425365448" calcext:value-type="float">
            <text:p>0,8447425365448</text:p>
          </table:table-cell>
          <table:table-cell office:value-type="float" office:value="0.842508554458618" calcext:value-type="float">
            <text:p>0,842508554458618</text:p>
          </table:table-cell>
          <table:table-cell office:value-type="float" office:value="0.845497369766235" calcext:value-type="float">
            <text:p>0,845497369766235</text:p>
          </table:table-cell>
          <table:table-cell office:value-type="float" office:value="0.844822645187378" calcext:value-type="float">
            <text:p>0,844822645187378</text:p>
          </table:table-cell>
          <table:table-cell office:value-type="float" office:value="0.843324661254883" calcext:value-type="float">
            <text:p>0,843324661254883</text:p>
          </table:table-cell>
          <table:table-cell office:value-type="float" office:value="0.845718383789063" calcext:value-type="float">
            <text:p>0,845718383789063</text:p>
          </table:table-cell>
          <table:table-cell office:value-type="float" office:value="0.844577312469482" calcext:value-type="float">
            <text:p>0,844577312469482</text:p>
          </table:table-cell>
          <table:table-cell office:value-type="float" office:value="0.843806982040405" calcext:value-type="float">
            <text:p>0,843806982040405</text:p>
          </table:table-cell>
          <table:table-cell office:value-type="float" office:value="0.843456506729126" calcext:value-type="float">
            <text:p>0,843456506729126</text:p>
          </table:table-cell>
          <table:table-cell office:value-type="float" office:value="0.845768690109253" calcext:value-type="float">
            <text:p>0,845768690109253</text:p>
          </table:table-cell>
          <table:table-cell office:value-type="float" office:value="0.844696998596191" calcext:value-type="float">
            <text:p>0,844696998596191</text:p>
          </table:table-cell>
          <table:table-cell office:value-type="float" office:value="0.843894720077515" calcext:value-type="float">
            <text:p>0,843894720077515</text:p>
          </table:table-cell>
          <table:table-cell office:value-type="float" office:value="0.846289396286011" calcext:value-type="float">
            <text:p>0,846289396286011</text:p>
          </table:table-cell>
          <table:table-cell office:value-type="float" office:value="0.842459917068481" calcext:value-type="float">
            <text:p>0,842459917068481</text:p>
          </table:table-cell>
          <table:table-cell office:value-type="float" office:value="0.844098091125488" calcext:value-type="float">
            <text:p>0,844098091125488</text:p>
          </table:table-cell>
          <table:table-cell office:value-type="float" office:value="0.859540939331055" calcext:value-type="float">
            <text:p>0,859540939331055</text:p>
          </table:table-cell>
          <table:table-cell office:value-type="float" office:value="0.843331813812256" calcext:value-type="float">
            <text:p>0,843331813812256</text:p>
          </table:table-cell>
          <table:table-cell office:value-type="float" office:value="0.844188451766968" calcext:value-type="float">
            <text:p>0,844188451766968</text:p>
          </table:table-cell>
          <table:table-cell office:value-type="float" office:value="0.845297336578369" calcext:value-type="float">
            <text:p>0,845297336578369</text:p>
          </table:table-cell>
          <table:table-cell office:value-type="float" office:value="0.843900203704834" calcext:value-type="float">
            <text:p>0,843900203704834</text:p>
          </table:table-cell>
          <table:table-cell office:value-type="float" office:value="0.844326257705689" calcext:value-type="float">
            <text:p>0,844326257705689</text:p>
          </table:table-cell>
          <table:table-cell office:value-type="float" office:value="0.842398881912231" calcext:value-type="float">
            <text:p>0,842398881912231</text:p>
          </table:table-cell>
          <table:table-cell office:value-type="float" office:value="0.861202716827393" calcext:value-type="float">
            <text:p>0,861202716827393</text:p>
          </table:table-cell>
          <table:table-cell office:value-type="float" office:value="0.845813512802124" calcext:value-type="float">
            <text:p>0,845813512802124</text:p>
          </table:table-cell>
          <table:table-cell office:value-type="float" office:value="0.843972682952881" calcext:value-type="float">
            <text:p>0,843972682952881</text:p>
          </table:table-cell>
          <table:table-cell office:value-type="float" office:value="0.843143224716187" calcext:value-type="float">
            <text:p>0,843143224716187</text:p>
          </table:table-cell>
          <table:table-cell office:value-type="float" office:value="0.845283508300781" calcext:value-type="float">
            <text:p>0,845283508300781</text:p>
          </table:table-cell>
          <table:table-cell office:value-type="float" office:value="0.844069719314575" calcext:value-type="float">
            <text:p>0,844069719314575</text:p>
          </table:table-cell>
          <table:table-cell office:value-type="float" office:value="0.859448909759522" calcext:value-type="float">
            <text:p>0,859448909759522</text:p>
          </table:table-cell>
          <table:table-cell office:value-type="float" office:value="0.859964370727539" calcext:value-type="float">
            <text:p>0,859964370727539</text:p>
          </table:table-cell>
          <table:table-cell office:value-type="float" office:value="0.844909191131592" calcext:value-type="float">
            <text:p>0,844909191131592</text:p>
          </table:table-cell>
          <table:table-cell office:value-type="float" office:value="0.844208002090454" calcext:value-type="float">
            <text:p>0,844208002090454</text:p>
          </table:table-cell>
          <table:table-cell office:value-type="float" office:value="0.843924045562744" calcext:value-type="float">
            <text:p>0,843924045562744</text:p>
          </table:table-cell>
          <table:table-cell office:value-type="float" office:value="0.844210624694824" calcext:value-type="float">
            <text:p>0,844210624694824</text:p>
          </table:table-cell>
          <table:table-cell office:value-type="float" office:value="0.845132350921631" calcext:value-type="float">
            <text:p>0,845132350921631</text:p>
          </table:table-cell>
          <table:table-cell office:value-type="float" office:value="0.842684507369995" calcext:value-type="float">
            <text:p>0,842684507369995</text:p>
          </table:table-cell>
          <table:table-cell office:value-type="float" office:value="0.845079660415649" calcext:value-type="float">
            <text:p>0,845079660415649</text:p>
          </table:table-cell>
          <table:table-cell office:value-type="float" office:value="0.842109441757202" calcext:value-type="float">
            <text:p>0,842109441757202</text:p>
          </table:table-cell>
          <table:table-cell office:value-type="float" office:value="0.843818426132202" calcext:value-type="float">
            <text:p>0,843818426132202</text:p>
          </table:table-cell>
          <table:table-cell office:value-type="float" office:value="0.845121622085571" calcext:value-type="float">
            <text:p>0,845121622085571</text:p>
          </table:table-cell>
          <table:table-cell office:value-type="float" office:value="0.844127893447876" calcext:value-type="float">
            <text:p>0,844127893447876</text:p>
          </table:table-cell>
          <table:table-cell office:value-type="float" office:value="0.843874454498291" calcext:value-type="float">
            <text:p>0,843874454498291</text:p>
          </table:table-cell>
          <table:table-cell office:value-type="float" office:value="0.844666719436646" calcext:value-type="float">
            <text:p>0,844666719436646</text:p>
          </table:table-cell>
          <table:table-cell office:value-type="float" office:value="0.856912136077881" calcext:value-type="float">
            <text:p>0,856912136077881</text:p>
          </table:table-cell>
          <table:table-cell office:value-type="float" office:value="0.845010280609131" calcext:value-type="float">
            <text:p>0,845010280609131</text:p>
          </table:table-cell>
          <table:table-cell office:value-type="float" office:value="0.845001935958862" calcext:value-type="float">
            <text:p>0,845001935958862</text:p>
          </table:table-cell>
          <table:table-cell office:value-type="float" office:value="0.843298673629761" calcext:value-type="float">
            <text:p>0,843298673629761</text:p>
          </table:table-cell>
          <table:table-cell office:value-type="float" office:value="0.844943284988403" calcext:value-type="float">
            <text:p>0,844943284988403</text:p>
          </table:table-cell>
          <table:table-cell office:value-type="float" office:value="0.843490600585938" calcext:value-type="float">
            <text:p>0,843490600585938</text:p>
          </table:table-cell>
          <table:table-cell office:value-type="float" office:value="0.841840267181397" calcext:value-type="float">
            <text:p>0,841840267181397</text:p>
          </table:table-cell>
          <table:table-cell office:value-type="float" office:value="0.843693494796753" calcext:value-type="float">
            <text:p>0,843693494796753</text:p>
          </table:table-cell>
          <table:table-cell office:value-type="float" office:value="0.8453369140625" calcext:value-type="float">
            <text:p>0,8453369140625</text:p>
          </table:table-cell>
          <table:table-cell office:value-type="float" office:value="0.859107494354248" calcext:value-type="float">
            <text:p>0,859107494354248</text:p>
          </table:table-cell>
          <table:table-cell office:value-type="float" office:value="0.8448805809021" calcext:value-type="float">
            <text:p>0,8448805809021</text:p>
          </table:table-cell>
          <table:table-cell office:value-type="float" office:value="0.857055187225342" calcext:value-type="float">
            <text:p>0,857055187225342</text:p>
          </table:table-cell>
          <table:table-cell office:value-type="float" office:value="0.843760490417481" calcext:value-type="float">
            <text:p>0,843760490417481</text:p>
          </table:table-cell>
          <table:table-cell office:value-type="float" office:value="0.843397617340088" calcext:value-type="float">
            <text:p>0,843397617340088</text:p>
          </table:table-cell>
          <table:table-cell office:value-type="float" office:value="0.860749244689941" calcext:value-type="float">
            <text:p>0,860749244689941</text:p>
          </table:table-cell>
          <table:table-cell office:value-type="float" office:value="0.84448766708374" calcext:value-type="float">
            <text:p>0,84448766708374</text:p>
          </table:table-cell>
          <table:table-cell office:value-type="float" office:value="0.843608379364014" calcext:value-type="float">
            <text:p>0,843608379364014</text:p>
          </table:table-cell>
          <table:table-cell office:value-type="float" office:value="0.842720746994019" calcext:value-type="float">
            <text:p>0,842720746994019</text:p>
          </table:table-cell>
          <table:table-cell office:value-type="float" office:value="0.843053102493286" calcext:value-type="float">
            <text:p>0,843053102493286</text:p>
          </table:table-cell>
          <table:table-cell office:value-type="float" office:value="0.845073938369751" calcext:value-type="float">
            <text:p>0,845073938369751</text:p>
          </table:table-cell>
          <table:table-cell office:value-type="float" office:value="0.844537496566773" calcext:value-type="float">
            <text:p>0,844537496566773</text:p>
          </table:table-cell>
          <table:table-cell office:value-type="float" office:value="0.842162370681763" calcext:value-type="float">
            <text:p>0,842162370681763</text:p>
          </table:table-cell>
          <table:table-cell office:value-type="float" office:value="0.846628665924072" calcext:value-type="float">
            <text:p>0,846628665924072</text:p>
          </table:table-cell>
          <table:table-cell office:value-type="float" office:value="0.841704845428467" calcext:value-type="float">
            <text:p>0,841704845428467</text:p>
          </table:table-cell>
          <table:table-cell office:value-type="float" office:value="0.859257459640503" calcext:value-type="float">
            <text:p>0,859257459640503</text:p>
          </table:table-cell>
          <table:table-cell office:value-type="float" office:value="0.844911336898804" calcext:value-type="float">
            <text:p>0,844911336898804</text:p>
          </table:table-cell>
          <table:table-cell office:value-type="float" office:value="0.844537734985352" calcext:value-type="float">
            <text:p>0,844537734985352</text:p>
          </table:table-cell>
          <table:table-cell office:value-type="float" office:value="0.859635829925537" calcext:value-type="float">
            <text:p>0,859635829925537</text:p>
          </table:table-cell>
          <table:table-cell office:value-type="float" office:value="0.844322919845581" calcext:value-type="float">
            <text:p>0,844322919845581</text:p>
          </table:table-cell>
          <table:table-cell office:value-type="float" office:value="0.843559980392456" calcext:value-type="float">
            <text:p>0,843559980392456</text:p>
          </table:table-cell>
          <table:table-cell office:value-type="float" office:value="0.844987869262695" calcext:value-type="float">
            <text:p>0,844987869262695</text:p>
          </table:table-cell>
          <table:table-cell office:value-type="float" office:value="0.841992378234863" calcext:value-type="float">
            <text:p>0,841992378234863</text:p>
          </table:table-cell>
          <table:table-cell office:value-type="float" office:value="0.846641540527344" calcext:value-type="float">
            <text:p>0,846641540527344</text:p>
          </table:table-cell>
          <table:table-cell office:value-type="float" office:value="0.844099521636963" calcext:value-type="float">
            <text:p>0,844099521636963</text:p>
          </table:table-cell>
          <table:table-cell office:value-type="float" office:value="0.844707489013672" calcext:value-type="float">
            <text:p>0,844707489013672</text:p>
          </table:table-cell>
          <table:table-cell office:value-type="float" office:value="0.844139575958252" calcext:value-type="float">
            <text:p>0,844139575958252</text:p>
          </table:table-cell>
          <table:table-cell office:value-type="float" office:value="0.843128442764282" calcext:value-type="float">
            <text:p>0,843128442764282</text:p>
          </table:table-cell>
          <table:table-cell office:value-type="float" office:value="0.845111846923828" calcext:value-type="float">
            <text:p>0,845111846923828</text:p>
          </table:table-cell>
          <table:table-cell office:value-type="float" office:value="0.844972848892212" calcext:value-type="float">
            <text:p>0,844972848892212</text:p>
          </table:table-cell>
          <table:table-cell office:value-type="float" office:value="0.842333793640137" calcext:value-type="float">
            <text:p>0,842333793640137</text:p>
          </table:table-cell>
          <table:table-cell office:value-type="float" office:value="0.846469879150391" calcext:value-type="float">
            <text:p>0,846469879150391</text:p>
          </table:table-cell>
          <table:table-cell office:value-type="float" office:value="0.844564199447632" calcext:value-type="float">
            <text:p>0,844564199447632</text:p>
          </table:table-cell>
          <table:table-cell office:value-type="float" office:value="0.843669414520264" calcext:value-type="float">
            <text:p>0,843669414520264</text:p>
          </table:table-cell>
          <table:table-cell office:value-type="float" office:value="0.842686176300049" calcext:value-type="float">
            <text:p>0,842686176300049</text:p>
          </table:table-cell>
          <table:table-cell office:value-type="float" office:value="0.846083879470825" calcext:value-type="float">
            <text:p>0,846083879470825</text:p>
          </table:table-cell>
          <table:table-cell office:value-type="float" office:value="0.844204425811768" calcext:value-type="float">
            <text:p>0,844204425811768</text:p>
          </table:table-cell>
          <table:table-cell office:value-type="float" office:value="0.844526529312134" calcext:value-type="float">
            <text:p>0,844526529312134</text:p>
          </table:table-cell>
          <table:table-cell office:value-type="float" office:value="0.84370756149292" calcext:value-type="float">
            <text:p>0,84370756149292</text:p>
          </table:table-cell>
          <table:table-cell office:value-type="float" office:value="0.843746900558472" calcext:value-type="float">
            <text:p>0,843746900558472</text:p>
          </table:table-cell>
          <table:table-cell office:value-type="float" office:value="0.843457937240601" calcext:value-type="float">
            <text:p>0,843457937240601</text:p>
          </table:table-cell>
          <table:table-cell office:value-type="float" office:value="0.845545053482056" calcext:value-type="float">
            <text:p>0,845545053482056</text:p>
          </table:table-cell>
          <table:table-cell office:value-type="float" office:value="0.844989776611328" calcext:value-type="float">
            <text:p>0,844989776611328</text:p>
          </table:table-cell>
          <table:table-cell office:value-type="float" office:value="0.842609882354736" calcext:value-type="float">
            <text:p>0,842609882354736</text:p>
          </table:table-cell>
          <table:table-cell office:value-type="float" office:value="0.846146821975708" calcext:value-type="float">
            <text:p>0,846146821975708</text:p>
          </table:table-cell>
          <table:table-cell office:value-type="float" office:value="0.843987703323364" calcext:value-type="float">
            <text:p>0,843987703323364</text:p>
          </table:table-cell>
          <table:table-cell office:value-type="float" office:value="0.843735456466675" calcext:value-type="float">
            <text:p>0,843735456466675</text:p>
          </table:table-cell>
          <table:table-cell office:value-type="float" office:value="0.843801021575928" calcext:value-type="float">
            <text:p>0,843801021575928</text:p>
          </table:table-cell>
          <table:table-cell office:value-type="float" office:value="0.845162630081177" calcext:value-type="float">
            <text:p>0,845162630081177</text:p>
          </table:table-cell>
          <table:table-cell office:value-type="float" office:value="0.844617366790772" calcext:value-type="float">
            <text:p>0,844617366790772</text:p>
          </table:table-cell>
          <table:table-cell office:value-type="float" office:value="0.86056923866272" calcext:value-type="float">
            <text:p>0,86056923866272</text:p>
          </table:table-cell>
          <table:table-cell office:value-type="float" office:value="0.84326434135437" calcext:value-type="float">
            <text:p>0,84326434135437</text:p>
          </table:table-cell>
          <table:table-cell office:value-type="float" office:value="0.844588756561279" calcext:value-type="float">
            <text:p>0,844588756561279</text:p>
          </table:table-cell>
          <table:table-cell office:value-type="float" office:value="0.859810590744019" calcext:value-type="float">
            <text:p>0,859810590744019</text:p>
          </table:table-cell>
          <table:table-cell office:value-type="float" office:value="0.84414267539978" calcext:value-type="float">
            <text:p>0,84414267539978</text:p>
          </table:table-cell>
          <table:table-cell office:value-type="float" office:value="0.8450927734375" calcext:value-type="float">
            <text:p>0,8450927734375</text:p>
          </table:table-cell>
          <table:table-cell office:value-type="float" office:value="0.843418121337891" calcext:value-type="float">
            <text:p>0,843418121337891</text:p>
          </table:table-cell>
          <table:table-cell office:value-type="float" office:value="0.85994553565979" calcext:value-type="float">
            <text:p>0,85994553565979</text:p>
          </table:table-cell>
          <table:table-cell office:value-type="float" office:value="0.859711647033691" calcext:value-type="float">
            <text:p>0,859711647033691</text:p>
          </table:table-cell>
          <table:table-cell office:value-type="float" office:value="0.843607187271118" calcext:value-type="float">
            <text:p>0,843607187271118</text:p>
          </table:table-cell>
          <table:table-cell office:value-type="float" office:value="0.84562087059021" calcext:value-type="float">
            <text:p>0,84562087059021</text:p>
          </table:table-cell>
          <table:table-cell office:value-type="float" office:value="0.844605445861816" calcext:value-type="float">
            <text:p>0,844605445861816</text:p>
          </table:table-cell>
          <table:table-cell office:value-type="float" office:value="0.843187808990479" calcext:value-type="float">
            <text:p>0,843187808990479</text:p>
          </table:table-cell>
          <table:table-cell office:value-type="float" office:value="0.845422506332398" calcext:value-type="float">
            <text:p>0,845422506332398</text:p>
          </table:table-cell>
          <table:table-cell office:value-type="float" office:value="0.842780351638794" calcext:value-type="float">
            <text:p>0,842780351638794</text:p>
          </table:table-cell>
          <table:table-cell office:value-type="float" office:value="0.845412015914917" calcext:value-type="float">
            <text:p>0,845412015914917</text:p>
          </table:table-cell>
          <table:table-cell office:value-type="float" office:value="0.844586849212647" calcext:value-type="float">
            <text:p>0,844586849212647</text:p>
          </table:table-cell>
          <table:table-cell office:value-type="float" office:value="0.843873262405396" calcext:value-type="float">
            <text:p>0,843873262405396</text:p>
          </table:table-cell>
          <table:table-cell office:value-type="float" office:value="0.844982385635376" calcext:value-type="float">
            <text:p>0,844982385635376</text:p>
          </table:table-cell>
          <table:table-cell office:value-type="float" office:value="0.842361927032471" calcext:value-type="float">
            <text:p>0,842361927032471</text:p>
          </table:table-cell>
          <table:table-cell office:value-type="float" office:value="0.846061229705811" calcext:value-type="float">
            <text:p>0,846061229705811</text:p>
          </table:table-cell>
          <table:table-cell office:value-type="float" office:value="0.843387126922607" calcext:value-type="float">
            <text:p>0,843387126922607</text:p>
          </table:table-cell>
          <table:table-cell office:value-type="float" office:value="0.844843864440918" calcext:value-type="float">
            <text:p>0,844843864440918</text:p>
          </table:table-cell>
          <table:table-cell office:value-type="float" office:value="0.843742609024048" calcext:value-type="float">
            <text:p>0,843742609024048</text:p>
          </table:table-cell>
          <table:table-cell office:value-type="float" office:value="0.843257665634155" calcext:value-type="float">
            <text:p>0,843257665634155</text:p>
          </table:table-cell>
          <table:table-cell office:value-type="float" office:value="0.843541622161865" calcext:value-type="float">
            <text:p>0,843541622161865</text:p>
          </table:table-cell>
          <table:table-cell office:value-type="float" office:value="0.844569444656372" calcext:value-type="float">
            <text:p>0,844569444656372</text:p>
          </table:table-cell>
          <table:table-cell office:value-type="float" office:value="0.843586444854736" calcext:value-type="float">
            <text:p>0,843586444854736</text:p>
          </table:table-cell>
          <table:table-cell office:value-type="float" office:value="0.861191511154175" calcext:value-type="float">
            <text:p>0,861191511154175</text:p>
          </table:table-cell>
          <table:table-cell office:value-type="float" office:value="0.857811450958252" calcext:value-type="float">
            <text:p>0,857811450958252</text:p>
          </table:table-cell>
          <table:table-cell office:value-type="float" office:value="0.84281849861145" calcext:value-type="float">
            <text:p>0,84281849861145</text:p>
          </table:table-cell>
          <table:table-cell office:value-type="float" office:value="0.843755006790161" calcext:value-type="float">
            <text:p>0,843755006790161</text:p>
          </table:table-cell>
          <table:table-cell office:value-type="float" office:value="0.843173027038574" calcext:value-type="float">
            <text:p>0,843173027038574</text:p>
          </table:table-cell>
          <table:table-cell office:value-type="float" office:value="0.846280574798584" calcext:value-type="float">
            <text:p>0,846280574798584</text:p>
          </table:table-cell>
          <table:table-cell office:value-type="float" office:value="0.844077825546265" calcext:value-type="float">
            <text:p>0,844077825546265</text:p>
          </table:table-cell>
          <table:table-cell office:value-type="float" office:value="0.84135627746582" calcext:value-type="float">
            <text:p>0,84135627746582</text:p>
          </table:table-cell>
          <table:table-cell office:value-type="float" office:value="0.843142032623291" calcext:value-type="float">
            <text:p>0,843142032623291</text:p>
          </table:table-cell>
          <table:table-cell office:value-type="float" office:value="0.845567464828491" calcext:value-type="float">
            <text:p>0,845567464828491</text:p>
          </table:table-cell>
          <table:table-cell office:value-type="float" office:value="0.844808578491211" calcext:value-type="float">
            <text:p>0,844808578491211</text:p>
          </table:table-cell>
          <table:table-cell office:value-type="float" office:value="0.844444751739502" calcext:value-type="float">
            <text:p>0,844444751739502</text:p>
          </table:table-cell>
          <table:table-cell office:value-type="float" office:value="0.841930866241455" calcext:value-type="float">
            <text:p>0,841930866241455</text:p>
          </table:table-cell>
          <table:table-cell office:value-type="float" office:value="0.842384099960327" calcext:value-type="float">
            <text:p>0,842384099960327</text:p>
          </table:table-cell>
          <table:table-cell office:value-type="float" office:value="0.845491886138916" calcext:value-type="float">
            <text:p>0,845491886138916</text:p>
          </table:table-cell>
          <table:table-cell office:value-type="float" office:value="0.842568874359131" calcext:value-type="float">
            <text:p>0,842568874359131</text:p>
          </table:table-cell>
          <table:table-cell office:value-type="float" office:value="0.844963788986206" calcext:value-type="float">
            <text:p>0,844963788986206</text:p>
          </table:table-cell>
          <table:table-cell office:value-type="float" office:value="0.844096422195435" calcext:value-type="float">
            <text:p>0,844096422195435</text:p>
          </table:table-cell>
          <table:table-cell office:value-type="float" office:value="0.843464374542236" calcext:value-type="float">
            <text:p>0,843464374542236</text:p>
          </table:table-cell>
          <table:table-cell office:value-type="float" office:value="0.858295679092407" calcext:value-type="float">
            <text:p>0,858295679092407</text:p>
          </table:table-cell>
          <table:table-cell office:value-type="float" office:value="0.843664407730103" calcext:value-type="float">
            <text:p>0,843664407730103</text:p>
          </table:table-cell>
          <table:table-cell office:value-type="float" office:value="0.844446420669556" calcext:value-type="float">
            <text:p>0,844446420669556</text:p>
          </table:table-cell>
          <table:table-cell office:value-type="float" office:value="0.86057710647583" calcext:value-type="float">
            <text:p>0,86057710647583</text:p>
          </table:table-cell>
          <table:table-cell office:value-type="float" office:value="0.844724655151367" calcext:value-type="float">
            <text:p>0,844724655151367</text:p>
          </table:table-cell>
          <table:table-cell office:value-type="float" office:value="0.843862295150757" calcext:value-type="float">
            <text:p>0,843862295150757</text:p>
          </table:table-cell>
          <table:table-cell office:value-type="float" office:value="0.841645479202271" calcext:value-type="float">
            <text:p>0,841645479202271</text:p>
          </table:table-cell>
          <table:table-cell office:value-type="float" office:value="0.844401836395264" calcext:value-type="float">
            <text:p>0,844401836395264</text:p>
          </table:table-cell>
          <table:table-cell office:value-type="float" office:value="0.860363960266113" calcext:value-type="float">
            <text:p>0,860363960266113</text:p>
          </table:table-cell>
          <table:table-cell office:value-type="float" office:value="0.860137462615967" calcext:value-type="float">
            <text:p>0,860137462615967</text:p>
          </table:table-cell>
          <table:table-cell office:value-type="float" office:value="0.844131231307983" calcext:value-type="float">
            <text:p>0,844131231307983</text:p>
          </table:table-cell>
          <table:table-cell office:value-type="float" office:value="0.842135667800903" calcext:value-type="float">
            <text:p>0,842135667800903</text:p>
          </table:table-cell>
          <table:table-cell office:value-type="float" office:value="0.862381458282471" calcext:value-type="float">
            <text:p>0,862381458282471</text:p>
          </table:table-cell>
          <table:table-cell office:value-type="float" office:value="0.85980224609375" calcext:value-type="float">
            <text:p>0,85980224609375</text:p>
          </table:table-cell>
          <table:table-cell office:value-type="float" office:value="0.844531297683716" calcext:value-type="float">
            <text:p>0,844531297683716</text:p>
          </table:table-cell>
          <table:table-cell office:value-type="float" office:value="0.843281745910645" calcext:value-type="float">
            <text:p>0,843281745910645</text:p>
          </table:table-cell>
          <table:table-cell office:value-type="float" office:value="0.84379243850708" calcext:value-type="float">
            <text:p>0,84379243850708</text:p>
          </table:table-cell>
          <table:table-cell office:value-type="float" office:value="0.845941543579102" calcext:value-type="float">
            <text:p>0,845941543579102</text:p>
          </table:table-cell>
          <table:table-cell office:value-type="float" office:value="0.843369007110596" calcext:value-type="float">
            <text:p>0,843369007110596</text:p>
          </table:table-cell>
          <table:table-cell office:value-type="float" office:value="0.844286203384399" calcext:value-type="float">
            <text:p>0,844286203384399</text:p>
          </table:table-cell>
          <table:table-cell office:value-type="float" office:value="0.845092058181763" calcext:value-type="float">
            <text:p>0,845092058181763</text:p>
          </table:table-cell>
          <table:table-cell office:value-type="float" office:value="0.842839479446411" calcext:value-type="float">
            <text:p>0,842839479446411</text:p>
          </table:table-cell>
          <table:table-cell office:value-type="float" office:value="0.844906568527222" calcext:value-type="float">
            <text:p>0,844906568527222</text:p>
          </table:table-cell>
          <table:table-cell office:value-type="float" office:value="0.844619750976563" calcext:value-type="float">
            <text:p>0,844619750976563</text:p>
          </table:table-cell>
          <table:table-cell office:value-type="float" office:value="0.844906091690064" calcext:value-type="float">
            <text:p>0,844906091690064</text:p>
          </table:table-cell>
          <table:table-cell office:value-type="float" office:value="0.843467712402344" calcext:value-type="float">
            <text:p>0,843467712402344</text:p>
          </table:table-cell>
          <table:table-cell office:value-type="float" office:value="0.845493078231812" calcext:value-type="float">
            <text:p>0,845493078231812</text:p>
          </table:table-cell>
          <table:table-cell office:value-type="float" office:value="0.843283653259277" calcext:value-type="float">
            <text:p>0,843283653259277</text:p>
          </table:table-cell>
          <table:table-cell office:value-type="float" office:value="0.86047625541687" calcext:value-type="float">
            <text:p>0,86047625541687</text:p>
          </table:table-cell>
          <table:table-cell office:value-type="float" office:value="0.843201398849487" calcext:value-type="float">
            <text:p>0,843201398849487</text:p>
          </table:table-cell>
          <table:table-cell office:value-type="float" office:value="0.84545111656189" calcext:value-type="float">
            <text:p>0,84545111656189</text:p>
          </table:table-cell>
          <table:table-cell office:value-type="float" office:value="0.844629764556885" calcext:value-type="float">
            <text:p>0,844629764556885</text:p>
          </table:table-cell>
          <table:table-cell office:value-type="float" office:value="0.858130216598511" calcext:value-type="float">
            <text:p>0,858130216598511</text:p>
          </table:table-cell>
          <table:table-cell office:value-type="float" office:value="0.846278190612793" calcext:value-type="float">
            <text:p>0,846278190612793</text:p>
          </table:table-cell>
          <table:table-cell office:value-type="float" office:value="0.842581748962402" calcext:value-type="float">
            <text:p>0,842581748962402</text:p>
          </table:table-cell>
          <table:table-cell office:value-type="float" office:value="0.844841718673706" calcext:value-type="float">
            <text:p>0,844841718673706</text:p>
          </table:table-cell>
          <table:table-cell office:value-type="float" office:value="0.845065116882324" calcext:value-type="float">
            <text:p>0,845065116882324</text:p>
          </table:table-cell>
          <table:table-cell office:value-type="float" office:value="0.843245983123779" calcext:value-type="float">
            <text:p>0,843245983123779</text:p>
          </table:table-cell>
          <table:table-cell office:value-type="float" office:value="0.845695972442627" calcext:value-type="float">
            <text:p>0,845695972442627</text:p>
          </table:table-cell>
          <table:table-cell office:value-type="float" office:value="0.843636512756348" calcext:value-type="float">
            <text:p>0,843636512756348</text:p>
          </table:table-cell>
          <table:table-cell office:value-type="float" office:value="0.843536376953125" calcext:value-type="float">
            <text:p>0,843536376953125</text:p>
          </table:table-cell>
          <table:table-cell office:value-type="float" office:value="0.845654726028442" calcext:value-type="float">
            <text:p>0,845654726028442</text:p>
          </table:table-cell>
          <table:table-cell office:value-type="float" office:value="0.844444274902344" calcext:value-type="float">
            <text:p>0,844444274902344</text:p>
          </table:table-cell>
          <table:table-cell office:value-type="float" office:value="0.843521118164063" calcext:value-type="float">
            <text:p>0,843521118164063</text:p>
          </table:table-cell>
          <table:table-cell office:value-type="float" office:value="0.844417095184326" calcext:value-type="float">
            <text:p>0,844417095184326</text:p>
          </table:table-cell>
          <table:table-cell office:value-type="float" office:value="0.843560695648193" calcext:value-type="float">
            <text:p>0,843560695648193</text:p>
          </table:table-cell>
          <table:table-cell office:value-type="float" office:value="0.860839605331421" calcext:value-type="float">
            <text:p>0,860839605331421</text:p>
          </table:table-cell>
          <table:table-cell office:value-type="float" office:value="0.860739946365356" calcext:value-type="float">
            <text:p>0,860739946365356</text:p>
          </table:table-cell>
          <table:table-cell office:value-type="float" office:value="0.843422651290894" calcext:value-type="float">
            <text:p>0,843422651290894</text:p>
          </table:table-cell>
          <table:table-cell office:value-type="float" office:value="0.860087156295776" calcext:value-type="float">
            <text:p>0,860087156295776</text:p>
          </table:table-cell>
          <table:table-cell office:value-type="float" office:value="0.843272924423218" calcext:value-type="float">
            <text:p>0,843272924423218</text:p>
          </table:table-cell>
          <table:table-cell office:value-type="float" office:value="0.845565319061279" calcext:value-type="float">
            <text:p>0,845565319061279</text:p>
          </table:table-cell>
          <table:table-cell office:value-type="float" office:value="0.859965801239014" calcext:value-type="float">
            <text:p>0,859965801239014</text:p>
          </table:table-cell>
          <table:table-cell office:value-type="float" office:value="0.844284772872925" calcext:value-type="float">
            <text:p>0,844284772872925</text:p>
          </table:table-cell>
          <table:table-cell office:value-type="float" office:value="0.85975193977356" calcext:value-type="float">
            <text:p>0,85975193977356</text:p>
          </table:table-cell>
          <table:table-cell office:value-type="float" office:value="0.859591722488403" calcext:value-type="float">
            <text:p>0,859591722488403</text:p>
          </table:table-cell>
          <table:table-cell office:value-type="float" office:value="0.843981504440308" calcext:value-type="float">
            <text:p>0,843981504440308</text:p>
          </table:table-cell>
          <table:table-cell office:value-type="float" office:value="0.843188762664795" calcext:value-type="float">
            <text:p>0,843188762664795</text:p>
          </table:table-cell>
          <table:table-cell office:value-type="float" office:value="0.845938682556152" calcext:value-type="float">
            <text:p>0,845938682556152</text:p>
          </table:table-cell>
          <table:table-cell office:value-type="float" office:value="0.844344854354858" calcext:value-type="float">
            <text:p>0,844344854354858</text:p>
          </table:table-cell>
          <table:table-cell office:value-type="float" office:value="0.843616724014282" calcext:value-type="float">
            <text:p>0,843616724014282</text:p>
          </table:table-cell>
          <table:table-cell office:value-type="float" office:value="0.843058109283447" calcext:value-type="float">
            <text:p>0,843058109283447</text:p>
          </table:table-cell>
          <table:table-cell office:value-type="float" office:value="0.846938371658325" calcext:value-type="float">
            <text:p>0,846938371658325</text:p>
          </table:table-cell>
          <table:table-cell office:value-type="float" office:value="0.844204425811768" calcext:value-type="float">
            <text:p>0,844204425811768</text:p>
          </table:table-cell>
          <table:table-cell office:value-type="float" office:value="0.844171047210693" calcext:value-type="float">
            <text:p>0,844171047210693</text:p>
          </table:table-cell>
          <table:table-cell office:value-type="float" office:value="0.840833425521851" calcext:value-type="float">
            <text:p>0,840833425521851</text:p>
          </table:table-cell>
          <table:table-cell office:value-type="float" office:value="0.844068050384522" calcext:value-type="float">
            <text:p>0,844068050384522</text:p>
          </table:table-cell>
          <table:table-cell office:value-type="float" office:value="0.845290184020996" calcext:value-type="float">
            <text:p>0,845290184020996</text:p>
          </table:table-cell>
          <table:table-cell office:value-type="float" office:value="0.844243049621582" calcext:value-type="float">
            <text:p>0,844243049621582</text:p>
          </table:table-cell>
          <table:table-cell office:value-type="float" office:value="0.843935966491699" calcext:value-type="float">
            <text:p>0,843935966491699</text:p>
          </table:table-cell>
          <table:table-cell office:value-type="float" office:value="0.84375786781311" calcext:value-type="float">
            <text:p>0,84375786781311</text:p>
          </table:table-cell>
          <table:table-cell office:value-type="float" office:value="0.841282606124878" calcext:value-type="float">
            <text:p>0,841282606124878</text:p>
          </table:table-cell>
          <table:table-cell office:value-type="float" office:value="0.845177888870239" calcext:value-type="float">
            <text:p>0,845177888870239</text:p>
          </table:table-cell>
          <table:table-cell office:value-type="float" office:value="0.841895580291748" calcext:value-type="float">
            <text:p>0,841895580291748</text:p>
          </table:table-cell>
          <table:table-cell office:value-type="float" office:value="0.846304178237915" calcext:value-type="float">
            <text:p>0,846304178237915</text:p>
          </table:table-cell>
          <table:table-cell office:value-type="float" office:value="0.843557357788086" calcext:value-type="float">
            <text:p>0,843557357788086</text:p>
          </table:table-cell>
          <table:table-cell office:value-type="float" office:value="0.844828605651856" calcext:value-type="float">
            <text:p>0,844828605651856</text:p>
          </table:table-cell>
          <table:table-cell office:value-type="float" office:value="0.841678857803345" calcext:value-type="float">
            <text:p>0,841678857803345</text:p>
          </table:table-cell>
          <table:table-cell office:value-type="float" office:value="0.843674898147583" calcext:value-type="float">
            <text:p>0,843674898147583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263076782227" calcext:value-type="float">
            <text:p>0,844263076782227</text:p>
          </table:table-cell>
          <table:table-cell office:value-type="float" office:value="0.843393325805664" calcext:value-type="float">
            <text:p>0,843393325805664</text:p>
          </table:table-cell>
          <table:table-cell office:value-type="float" office:value="0.845074653625488" calcext:value-type="float">
            <text:p>0,845074653625488</text:p>
          </table:table-cell>
          <table:table-cell office:value-type="float" office:value="0.842114448547363" calcext:value-type="float">
            <text:p>0,842114448547363</text:p>
          </table:table-cell>
          <table:table-cell office:value-type="float" office:value="0.843636751174927" calcext:value-type="float">
            <text:p>0,843636751174927</text:p>
          </table:table-cell>
          <table:table-cell office:value-type="float" office:value="0.860326528549194" calcext:value-type="float">
            <text:p>0,860326528549194</text:p>
          </table:table-cell>
          <table:table-cell office:value-type="float" office:value="0.841896295547485" calcext:value-type="float">
            <text:p>0,841896295547485</text:p>
          </table:table-cell>
          <table:table-cell office:value-type="float" office:value="0.831324100494385" calcext:value-type="float">
            <text:p>0,831324100494385</text:p>
          </table:table-cell>
          <table:table-cell office:value-type="float" office:value="0.84454870223999" calcext:value-type="float">
            <text:p>0,84454870223999</text:p>
          </table:table-cell>
          <table:table-cell office:value-type="float" office:value="0.839758157730103" calcext:value-type="float">
            <text:p>0,839758157730103</text:p>
          </table:table-cell>
          <table:table-cell office:value-type="float" office:value="0.845554113388062" calcext:value-type="float">
            <text:p>0,845554113388062</text:p>
          </table:table-cell>
          <table:table-cell office:value-type="float" office:value="0.845487833023071" calcext:value-type="float">
            <text:p>0,845487833023071</text:p>
          </table:table-cell>
          <table:table-cell office:value-type="float" office:value="0.843664646148682" calcext:value-type="float">
            <text:p>0,843664646148682</text:p>
          </table:table-cell>
          <table:table-cell office:value-type="float" office:value="0.842601299285889" calcext:value-type="float">
            <text:p>0,842601299285889</text:p>
          </table:table-cell>
          <table:table-cell office:value-type="float" office:value="0.846650123596191" calcext:value-type="float">
            <text:p>0,846650123596191</text:p>
          </table:table-cell>
          <table:table-cell office:value-type="float" office:value="0.839978456497192" calcext:value-type="float">
            <text:p>0,839978456497192</text:p>
          </table:table-cell>
          <table:table-cell office:value-type="float" office:value="0.845079183578491" calcext:value-type="float">
            <text:p>0,845079183578491</text:p>
          </table:table-cell>
          <table:table-cell office:value-type="float" office:value="0.84357213973999" calcext:value-type="float">
            <text:p>0,84357213973999</text:p>
          </table:table-cell>
          <table:table-cell office:value-type="float" office:value="0.844647645950317" calcext:value-type="float">
            <text:p>0,844647645950317</text:p>
          </table:table-cell>
          <table:table-cell office:value-type="float" office:value="0.844106197357178" calcext:value-type="float">
            <text:p>0,844106197357178</text:p>
          </table:table-cell>
          <table:table-cell office:value-type="float" office:value="0.843904256820679" calcext:value-type="float">
            <text:p>0,843904256820679</text:p>
          </table:table-cell>
          <table:table-cell office:value-type="float" office:value="0.840956211090088" calcext:value-type="float">
            <text:p>0,840956211090088</text:p>
          </table:table-cell>
          <table:table-cell office:value-type="float" office:value="0.844091176986694" calcext:value-type="float">
            <text:p>0,844091176986694</text:p>
          </table:table-cell>
          <table:table-cell office:value-type="float" office:value="0.861242294311523" calcext:value-type="float">
            <text:p>0,861242294311523</text:p>
          </table:table-cell>
          <table:table-cell office:value-type="float" office:value="0.858786821365356" calcext:value-type="float">
            <text:p>0,858786821365356</text:p>
          </table:table-cell>
          <table:table-cell office:value-type="float" office:value="0.8453209400177" calcext:value-type="float">
            <text:p>0,8453209400177</text:p>
          </table:table-cell>
          <table:table-cell office:value-type="float" office:value="0.844261646270752" calcext:value-type="float">
            <text:p>0,844261646270752</text:p>
          </table:table-cell>
          <table:table-cell office:value-type="float" office:value="0.841486215591431" calcext:value-type="float">
            <text:p>0,841486215591431</text:p>
          </table:table-cell>
          <table:table-cell office:value-type="float" office:value="0.860016345977783" calcext:value-type="float">
            <text:p>0,860016345977783</text:p>
          </table:table-cell>
          <table:table-cell office:value-type="float" office:value="0.843613147735596" calcext:value-type="float">
            <text:p>0,843613147735596</text:p>
          </table:table-cell>
          <table:table-cell office:value-type="float" office:value="0.845034599304199" calcext:value-type="float">
            <text:p>0,845034599304199</text:p>
          </table:table-cell>
          <table:table-cell office:value-type="float" office:value="0.846749782562256" calcext:value-type="float">
            <text:p>0,846749782562256</text:p>
          </table:table-cell>
          <table:table-cell office:value-type="float" office:value="0.842956066131592" calcext:value-type="float">
            <text:p>0,842956066131592</text:p>
          </table:table-cell>
          <table:table-cell office:value-type="float" office:value="0.841769456863403" calcext:value-type="float">
            <text:p>0,841769456863403</text:p>
          </table:table-cell>
          <table:table-cell office:value-type="float" office:value="0.844131708145142" calcext:value-type="float">
            <text:p>0,844131708145142</text:p>
          </table:table-cell>
          <table:table-cell office:value-type="float" office:value="0.842403888702393" calcext:value-type="float">
            <text:p>0,842403888702393</text:p>
          </table:table-cell>
          <table:table-cell office:value-type="float" office:value="0.845488548278809" calcext:value-type="float">
            <text:p>0,845488548278809</text:p>
          </table:table-cell>
          <table:table-cell office:value-type="float" office:value="0.844527006149292" calcext:value-type="float">
            <text:p>0,844527006149292</text:p>
          </table:table-cell>
          <table:table-cell office:value-type="float" office:value="0.843814134597778" calcext:value-type="float">
            <text:p>0,843814134597778</text:p>
          </table:table-cell>
          <table:table-cell office:value-type="float" office:value="0.860344648361206" calcext:value-type="float">
            <text:p>0,860344648361206</text:p>
          </table:table-cell>
          <table:table-cell office:value-type="float" office:value="0.843927621841431" calcext:value-type="float">
            <text:p>0,843927621841431</text:p>
          </table:table-cell>
          <table:table-cell office:value-type="float" office:value="0.844574213027954" calcext:value-type="float">
            <text:p>0,844574213027954</text:p>
          </table:table-cell>
          <table:table-cell office:value-type="float" office:value="0.844108819961548" calcext:value-type="float">
            <text:p>0,844108819961548</text:p>
          </table:table-cell>
          <table:table-cell office:value-type="float" office:value="0.843338012695313" calcext:value-type="float">
            <text:p>0,843338012695313</text:p>
          </table:table-cell>
          <table:table-cell office:value-type="float" office:value="0.845675945281982" calcext:value-type="float">
            <text:p>0,845675945281982</text:p>
          </table:table-cell>
          <table:table-cell office:value-type="float" office:value="0.844064712524414" calcext:value-type="float">
            <text:p>0,844064712524414</text:p>
          </table:table-cell>
          <table:table-cell office:value-type="float" office:value="0.843717098236084" calcext:value-type="float">
            <text:p>0,843717098236084</text:p>
          </table:table-cell>
          <table:table-cell office:value-type="float" office:value="0.844236373901367" calcext:value-type="float">
            <text:p>0,844236373901367</text:p>
          </table:table-cell>
          <table:table-cell office:value-type="float" office:value="0.843333244323731" calcext:value-type="float">
            <text:p>0,843333244323731</text:p>
          </table:table-cell>
          <table:table-cell office:value-type="float" office:value="0.845856428146362" calcext:value-type="float">
            <text:p>0,845856428146362</text:p>
          </table:table-cell>
          <table:table-cell office:value-type="float" office:value="0.844286203384399" calcext:value-type="float">
            <text:p>0,844286203384399</text:p>
          </table:table-cell>
          <table:table-cell office:value-type="float" office:value="0.843491077423096" calcext:value-type="float">
            <text:p>0,843491077423096</text:p>
          </table:table-cell>
          <table:table-cell office:value-type="float" office:value="0.844401359558106" calcext:value-type="float">
            <text:p>0,844401359558106</text:p>
          </table:table-cell>
          <table:table-cell office:value-type="float" office:value="0.845054388046265" calcext:value-type="float">
            <text:p>0,845054388046265</text:p>
          </table:table-cell>
          <table:table-cell office:value-type="float" office:value="0.844177007675171" calcext:value-type="float">
            <text:p>0,844177007675171</text:p>
          </table:table-cell>
          <table:table-cell office:value-type="float" office:value="0.860517740249634" calcext:value-type="float">
            <text:p>0,860517740249634</text:p>
          </table:table-cell>
          <table:table-cell office:value-type="float" office:value="0.842824935913086" calcext:value-type="float">
            <text:p>0,842824935913086</text:p>
          </table:table-cell>
          <table:table-cell office:value-type="float" office:value="0.859825849533081" calcext:value-type="float">
            <text:p>0,859825849533081</text:p>
          </table:table-cell>
          <table:table-cell office:value-type="float" office:value="0.860389471054077" calcext:value-type="float">
            <text:p>0,860389471054077</text:p>
          </table:table-cell>
          <table:table-cell office:value-type="float" office:value="0.844294309616089" calcext:value-type="float">
            <text:p>0,844294309616089</text:p>
          </table:table-cell>
          <table:table-cell office:value-type="float" office:value="0.844765186309815" calcext:value-type="float">
            <text:p>0,844765186309815</text:p>
          </table:table-cell>
          <table:table-cell office:value-type="float" office:value="0.843599796295166" calcext:value-type="float">
            <text:p>0,843599796295166</text:p>
          </table:table-cell>
          <table:table-cell office:value-type="float" office:value="0.84266209602356" calcext:value-type="float">
            <text:p>0,84266209602356</text:p>
          </table:table-cell>
          <table:table-cell office:value-type="float" office:value="0.84359073638916" calcext:value-type="float">
            <text:p>0,84359073638916</text:p>
          </table:table-cell>
          <table:table-cell office:value-type="float" office:value="0.843189001083374" calcext:value-type="float">
            <text:p>0,843189001083374</text:p>
          </table:table-cell>
          <table:table-cell office:value-type="float" office:value="0.845187425613403" calcext:value-type="float">
            <text:p>0,845187425613403</text:p>
          </table:table-cell>
          <table:table-cell office:value-type="float" office:value="0.843664169311523" calcext:value-type="float">
            <text:p>0,843664169311523</text:p>
          </table:table-cell>
          <table:table-cell office:value-type="float" office:value="0.845383405685425" calcext:value-type="float">
            <text:p>0,845383405685425</text:p>
          </table:table-cell>
          <table:table-cell office:value-type="float" office:value="0.844094514846802" calcext:value-type="float">
            <text:p>0,844094514846802</text:p>
          </table:table-cell>
          <table:table-cell office:value-type="float" office:value="0.843104362487793" calcext:value-type="float">
            <text:p>0,843104362487793</text:p>
          </table:table-cell>
          <table:table-cell office:value-type="float" office:value="0.84575080871582" calcext:value-type="float">
            <text:p>0,84575080871582</text:p>
          </table:table-cell>
          <table:table-cell office:value-type="float" office:value="0.859809160232544" calcext:value-type="float">
            <text:p>0,859809160232544</text:p>
          </table:table-cell>
          <table:table-cell office:value-type="float" office:value="0.844408750534058" calcext:value-type="float">
            <text:p>0,844408750534058</text:p>
          </table:table-cell>
          <table:table-cell office:value-type="float" office:value="0.844116926193237" calcext:value-type="float">
            <text:p>0,844116926193237</text:p>
          </table:table-cell>
          <table:table-cell office:value-type="float" office:value="0.842377662658691" calcext:value-type="float">
            <text:p>0,842377662658691</text:p>
          </table:table-cell>
          <table:table-cell office:value-type="float" office:value="0.846278190612793" calcext:value-type="float">
            <text:p>0,846278190612793</text:p>
          </table:table-cell>
          <table:table-cell office:value-type="float" office:value="0.843994140625" calcext:value-type="float">
            <text:p>0,843994140625</text:p>
          </table:table-cell>
          <table:table-cell office:value-type="float" office:value="0.84479284286499" calcext:value-type="float">
            <text:p>0,84479284286499</text:p>
          </table:table-cell>
          <table:table-cell office:value-type="float" office:value="0.859642505645752" calcext:value-type="float">
            <text:p>0,859642505645752</text:p>
          </table:table-cell>
          <table:table-cell office:value-type="float" office:value="0.844589710235596" calcext:value-type="float">
            <text:p>0,844589710235596</text:p>
          </table:table-cell>
          <table:table-cell office:value-type="float" office:value="0.844151258468628" calcext:value-type="float">
            <text:p>0,844151258468628</text:p>
          </table:table-cell>
          <table:table-cell office:value-type="float" office:value="0.843713998794556" calcext:value-type="float">
            <text:p>0,843713998794556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45197916030884" calcext:value-type="float">
            <text:p>0,845197916030884</text:p>
          </table:table-cell>
          <table:table-cell office:value-type="float" office:value="0.844969272613525" calcext:value-type="float">
            <text:p>0,844969272613525</text:p>
          </table:table-cell>
          <table:table-cell office:value-type="float" office:value="0.843773126602173" calcext:value-type="float">
            <text:p>0,843773126602173</text:p>
          </table:table-cell>
          <table:table-cell office:value-type="float" office:value="0.845280647277832" calcext:value-type="float">
            <text:p>0,845280647277832</text:p>
          </table:table-cell>
          <table:table-cell office:value-type="float" office:value="0.841484308242798" calcext:value-type="float">
            <text:p>0,841484308242798</text:p>
          </table:table-cell>
          <table:table-cell office:value-type="float" office:value="0.846044063568115" calcext:value-type="float">
            <text:p>0,846044063568115</text:p>
          </table:table-cell>
          <table:table-cell office:value-type="float" office:value="0.84526252746582" calcext:value-type="float">
            <text:p>0,84526252746582</text:p>
          </table:table-cell>
          <table:table-cell office:value-type="float" office:value="0.843853235244751" calcext:value-type="float">
            <text:p>0,843853235244751</text:p>
          </table:table-cell>
          <table:table-cell office:value-type="float" office:value="0.844087839126587" calcext:value-type="float">
            <text:p>0,844087839126587</text:p>
          </table:table-cell>
          <table:table-cell office:value-type="float" office:value="0.844428539276123" calcext:value-type="float">
            <text:p>0,844428539276123</text:p>
          </table:table-cell>
          <table:table-cell office:value-type="float" office:value="0.844266176223755" calcext:value-type="float">
            <text:p>0,844266176223755</text:p>
          </table:table-cell>
          <table:table-cell office:value-type="float" office:value="0.85956883430481" calcext:value-type="float">
            <text:p>0,85956883430481</text:p>
          </table:table-cell>
          <table:table-cell office:value-type="float" office:value="0.843738555908203" calcext:value-type="float">
            <text:p>0,843738555908203</text:p>
          </table:table-cell>
          <table:table-cell office:value-type="float" office:value="0.844514608383179" calcext:value-type="float">
            <text:p>0,844514608383179</text:p>
          </table:table-cell>
          <table:table-cell office:value-type="float" office:value="0.845627069473267" calcext:value-type="float">
            <text:p>0,845627069473267</text:p>
          </table:table-cell>
          <table:table-cell office:value-type="float" office:value="0.841456174850464" calcext:value-type="float">
            <text:p>0,841456174850464</text:p>
          </table:table-cell>
          <table:table-cell office:value-type="float" office:value="0.844186782836914" calcext:value-type="float">
            <text:p>0,844186782836914</text:p>
          </table:table-cell>
          <table:table-cell office:value-type="float" office:value="0.84279727935791" calcext:value-type="float">
            <text:p>0,84279727935791</text:p>
          </table:table-cell>
          <table:table-cell office:value-type="float" office:value="0.845850944519043" calcext:value-type="float">
            <text:p>0,845850944519043</text:p>
          </table:table-cell>
          <table:table-cell office:value-type="float" office:value="0.844249963760376" calcext:value-type="float">
            <text:p>0,844249963760376</text:p>
          </table:table-cell>
          <table:table-cell office:value-type="float" office:value="0.843382358551025" calcext:value-type="float">
            <text:p>0,843382358551025</text:p>
          </table:table-cell>
          <table:table-cell office:value-type="float" office:value="0.842308521270752" calcext:value-type="float">
            <text:p>0,842308521270752</text:p>
          </table:table-cell>
          <table:table-cell office:value-type="float" office:value="0.844255924224854" calcext:value-type="float">
            <text:p>0,844255924224854</text:p>
          </table:table-cell>
          <table:table-cell office:value-type="float" office:value="0.843096971511841" calcext:value-type="float">
            <text:p>0,843096971511841</text:p>
          </table:table-cell>
          <table:table-cell office:value-type="float" office:value="0.846160173416138" calcext:value-type="float">
            <text:p>0,846160173416138</text:p>
          </table:table-cell>
          <table:table-cell office:value-type="float" office:value="0.84299898147583" calcext:value-type="float">
            <text:p>0,84299898147583</text:p>
          </table:table-cell>
          <table:table-cell office:value-type="float" office:value="0.844496250152588" calcext:value-type="float">
            <text:p>0,844496250152588</text:p>
          </table:table-cell>
          <table:table-cell office:value-type="float" office:value="0.84094500541687" calcext:value-type="float">
            <text:p>0,84094500541687</text:p>
          </table:table-cell>
          <table:table-cell office:value-type="float" office:value="0.841961145401001" calcext:value-type="float">
            <text:p>0,841961145401001</text:p>
          </table:table-cell>
          <table:table-cell office:value-type="float" office:value="0.846184968948364" calcext:value-type="float">
            <text:p>0,846184968948364</text:p>
          </table:table-cell>
          <table:table-cell office:value-type="float" office:value="0.860439300537109" calcext:value-type="float">
            <text:p>0,860439300537109</text:p>
          </table:table-cell>
          <table:table-cell office:value-type="float" office:value="0.844484090805054" calcext:value-type="float">
            <text:p>0,844484090805054</text:p>
          </table:table-cell>
          <table:table-cell office:value-type="float" office:value="0.843847751617432" calcext:value-type="float">
            <text:p>0,843847751617432</text:p>
          </table:table-cell>
          <table:table-cell office:value-type="float" office:value="0.842491865158081" calcext:value-type="float">
            <text:p>0,842491865158081</text:p>
          </table:table-cell>
          <table:table-cell office:value-type="float" office:value="0.843905448913574" calcext:value-type="float">
            <text:p>0,843905448913574</text:p>
          </table:table-cell>
          <table:table-cell office:value-type="float" office:value="0.841287851333618" calcext:value-type="float">
            <text:p>0,841287851333618</text:p>
          </table:table-cell>
          <table:table-cell office:value-type="float" office:value="0.847071170806885" calcext:value-type="float">
            <text:p>0,847071170806885</text:p>
          </table:table-cell>
          <table:table-cell office:value-type="float" office:value="0.844564199447632" calcext:value-type="float">
            <text:p>0,844564199447632</text:p>
          </table:table-cell>
          <table:table-cell office:value-type="float" office:value="0.84224796295166" calcext:value-type="float">
            <text:p>0,84224796295166</text:p>
          </table:table-cell>
          <table:table-cell office:value-type="float" office:value="0.844038248062134" calcext:value-type="float">
            <text:p>0,844038248062134</text:p>
          </table:table-cell>
          <table:table-cell office:value-type="float" office:value="0.842430591583252" calcext:value-type="float">
            <text:p>0,842430591583252</text:p>
          </table:table-cell>
          <table:table-cell office:value-type="float" office:value="0.860909223556519" calcext:value-type="float">
            <text:p>0,860909223556519</text:p>
          </table:table-cell>
          <table:table-cell office:value-type="float" office:value="0.845534563064575" calcext:value-type="float">
            <text:p>0,845534563064575</text:p>
          </table:table-cell>
          <table:table-cell office:value-type="float" office:value="0.844469785690308" calcext:value-type="float">
            <text:p>0,844469785690308</text:p>
          </table:table-cell>
          <table:table-cell office:value-type="float" office:value="0.841168165206909" calcext:value-type="float">
            <text:p>0,841168165206909</text:p>
          </table:table-cell>
          <table:table-cell office:value-type="float" office:value="0.844630718231201" calcext:value-type="float">
            <text:p>0,844630718231201</text:p>
          </table:table-cell>
          <table:table-cell office:value-type="float" office:value="0.841378927230835" calcext:value-type="float">
            <text:p>0,841378927230835</text:p>
          </table:table-cell>
          <table:table-cell office:value-type="float" office:value="0.845900774002075" calcext:value-type="float">
            <text:p>0,845900774002075</text:p>
          </table:table-cell>
          <table:table-cell office:value-type="float" office:value="0.844540119171143" calcext:value-type="float">
            <text:p>0,844540119171143</text:p>
          </table:table-cell>
          <table:table-cell office:value-type="float" office:value="0.843350172042847" calcext:value-type="float">
            <text:p>0,843350172042847</text:p>
          </table:table-cell>
          <table:table-cell office:value-type="float" office:value="0.841604471206665" calcext:value-type="float">
            <text:p>0,841604471206665</text:p>
          </table:table-cell>
          <table:table-cell office:value-type="float" office:value="0.844648122787476" calcext:value-type="float">
            <text:p>0,844648122787476</text:p>
          </table:table-cell>
          <table:table-cell office:value-type="float" office:value="0.843098163604736" calcext:value-type="float">
            <text:p>0,843098163604736</text:p>
          </table:table-cell>
          <table:table-cell office:value-type="float" office:value="0.845386028289795" calcext:value-type="float">
            <text:p>0,845386028289795</text:p>
          </table:table-cell>
          <table:table-cell office:value-type="float" office:value="0.844762802124023" calcext:value-type="float">
            <text:p>0,844762802124023</text:p>
          </table:table-cell>
          <table:table-cell office:value-type="float" office:value="0.843814134597778" calcext:value-type="float">
            <text:p>0,843814134597778</text:p>
          </table:table-cell>
          <table:table-cell office:value-type="float" office:value="0.8413987159729" calcext:value-type="float">
            <text:p>0,8413987159729</text:p>
          </table:table-cell>
          <table:table-cell office:value-type="float" office:value="0.843454599380493" calcext:value-type="float">
            <text:p>0,843454599380493</text:p>
          </table:table-cell>
          <table:table-cell office:value-type="float" office:value="0.845717668533325" calcext:value-type="float">
            <text:p>0,845717668533325</text:p>
          </table:table-cell>
          <table:table-cell office:value-type="float" office:value="0.843734979629517" calcext:value-type="float">
            <text:p>0,843734979629517</text:p>
          </table:table-cell>
          <table:table-cell office:value-type="float" office:value="0.843712329864502" calcext:value-type="float">
            <text:p>0,843712329864502</text:p>
          </table:table-cell>
          <table:table-cell office:value-type="float" office:value="0.84494686126709" calcext:value-type="float">
            <text:p>0,84494686126709</text:p>
          </table:table-cell>
          <table:table-cell office:value-type="float" office:value="0.840179443359375" calcext:value-type="float">
            <text:p>0,840179443359375</text:p>
          </table:table-cell>
          <table:table-cell office:value-type="float" office:value="0.846417665481567" calcext:value-type="float">
            <text:p>0,846417665481567</text:p>
          </table:table-cell>
          <table:table-cell office:value-type="float" office:value="0.842887401580811" calcext:value-type="float">
            <text:p>0,842887401580811</text:p>
          </table:table-cell>
          <table:table-cell office:value-type="float" office:value="0.845458984375" calcext:value-type="float">
            <text:p>0,845458984375</text:p>
          </table:table-cell>
          <table:table-cell office:value-type="float" office:value="0.844309568405151" calcext:value-type="float">
            <text:p>0,844309568405151</text:p>
          </table:table-cell>
          <table:table-cell office:value-type="float" office:value="0.858535051345825" calcext:value-type="float">
            <text:p>0,858535051345825</text:p>
          </table:table-cell>
          <table:table-cell office:value-type="float" office:value="0.858071565628052" calcext:value-type="float">
            <text:p>0,858071565628052</text:p>
          </table:table-cell>
          <table:table-cell office:value-type="float" office:value="0.844513416290283" calcext:value-type="float">
            <text:p>0,844513416290283</text:p>
          </table:table-cell>
          <table:table-cell office:value-type="float" office:value="0.843474388122559" calcext:value-type="float">
            <text:p>0,843474388122559</text:p>
          </table:table-cell>
          <table:table-cell office:value-type="float" office:value="0.84588098526001" calcext:value-type="float">
            <text:p>0,84588098526001</text:p>
          </table:table-cell>
          <table:table-cell office:value-type="float" office:value="0.843661069869995" calcext:value-type="float">
            <text:p>0,843661069869995</text:p>
          </table:table-cell>
          <table:table-cell office:value-type="float" office:value="0.843576908111572" calcext:value-type="float">
            <text:p>0,843576908111572</text:p>
          </table:table-cell>
          <table:table-cell office:value-type="float" office:value="0.844887971878052" calcext:value-type="float">
            <text:p>0,844887971878052</text:p>
          </table:table-cell>
          <table:table-cell office:value-type="float" office:value="0.842854976654053" calcext:value-type="float">
            <text:p>0,842854976654053</text:p>
          </table:table-cell>
          <table:table-cell office:value-type="float" office:value="0.846076965332031" calcext:value-type="float">
            <text:p>0,846076965332031</text:p>
          </table:table-cell>
          <table:table-cell office:value-type="float" office:value="0.844025850296021" calcext:value-type="float">
            <text:p>0,844025850296021</text:p>
          </table:table-cell>
          <table:table-cell office:value-type="float" office:value="0.842966079711914" calcext:value-type="float">
            <text:p>0,842966079711914</text:p>
          </table:table-cell>
          <table:table-cell office:value-type="float" office:value="0.846478700637817" calcext:value-type="float">
            <text:p>0,846478700637817</text:p>
          </table:table-cell>
          <table:table-cell office:value-type="float" office:value="0.84390926361084" calcext:value-type="float">
            <text:p>0,84390926361084</text:p>
          </table:table-cell>
          <table:table-cell office:value-type="float" office:value="0.843559980392456" calcext:value-type="float">
            <text:p>0,843559980392456</text:p>
          </table:table-cell>
          <table:table-cell office:value-type="float" office:value="0.844941377639771" calcext:value-type="float">
            <text:p>0,844941377639771</text:p>
          </table:table-cell>
          <table:table-cell office:value-type="float" office:value="0.844188213348389" calcext:value-type="float">
            <text:p>0,844188213348389</text:p>
          </table:table-cell>
          <table:table-cell office:value-type="float" office:value="0.843100309371948" calcext:value-type="float">
            <text:p>0,843100309371948</text:p>
          </table:table-cell>
          <table:table-cell office:value-type="float" office:value="0.846277236938477" calcext:value-type="float">
            <text:p>0,846277236938477</text:p>
          </table:table-cell>
          <table:table-cell office:value-type="float" office:value="0.844468355178833" calcext:value-type="float">
            <text:p>0,844468355178833</text:p>
          </table:table-cell>
          <table:table-cell office:value-type="float" office:value="0.842667579650879" calcext:value-type="float">
            <text:p>0,842667579650879</text:p>
          </table:table-cell>
          <table:table-cell office:value-type="float" office:value="0.844845056533814" calcext:value-type="float">
            <text:p>0,844845056533814</text:p>
          </table:table-cell>
          <table:table-cell office:value-type="float" office:value="0.844543218612671" calcext:value-type="float">
            <text:p>0,844543218612671</text:p>
          </table:table-cell>
          <table:table-cell office:value-type="float" office:value="0.844558954238892" calcext:value-type="float">
            <text:p>0,844558954238892</text:p>
          </table:table-cell>
          <table:table-cell office:value-type="float" office:value="0.843607187271118" calcext:value-type="float">
            <text:p>0,843607187271118</text:p>
          </table:table-cell>
          <table:table-cell office:value-type="float" office:value="0.844576835632324" calcext:value-type="float">
            <text:p>0,844576835632324</text:p>
          </table:table-cell>
          <table:table-cell office:value-type="float" office:value="0.844003915786743" calcext:value-type="float">
            <text:p>0,844003915786743</text:p>
          </table:table-cell>
          <table:table-cell office:value-type="float" office:value="0.844323396682739" calcext:value-type="float">
            <text:p>0,844323396682739</text:p>
          </table:table-cell>
          <table:table-cell office:value-type="float" office:value="0.844727754592896" calcext:value-type="float">
            <text:p>0,844727754592896</text:p>
          </table:table-cell>
          <table:table-cell office:value-type="float" office:value="0.843437671661377" calcext:value-type="float">
            <text:p>0,843437671661377</text:p>
          </table:table-cell>
          <table:table-cell office:value-type="float" office:value="0.844437837600708" calcext:value-type="float">
            <text:p>0,844437837600708</text:p>
          </table:table-cell>
          <table:table-cell office:value-type="float" office:value="0.844910621643066" calcext:value-type="float">
            <text:p>0,844910621643066</text:p>
          </table:table-cell>
          <table:table-cell office:value-type="float" office:value="0.845263481140137" calcext:value-type="float">
            <text:p>0,845263481140137</text:p>
          </table:table-cell>
          <table:table-cell office:value-type="float" office:value="0.858978271484375" calcext:value-type="float">
            <text:p>0,858978271484375</text:p>
          </table:table-cell>
          <table:table-cell office:value-type="float" office:value="0.844451427459717" calcext:value-type="float">
            <text:p>0,844451427459717</text:p>
          </table:table-cell>
          <table:table-cell office:value-type="float" office:value="0.859935998916626" calcext:value-type="float">
            <text:p>0,859935998916626</text:p>
          </table:table-cell>
          <table:table-cell office:value-type="float" office:value="0.845183372497559" calcext:value-type="float">
            <text:p>0,845183372497559</text:p>
          </table:table-cell>
          <table:table-cell office:value-type="float" office:value="0.842560768127441" calcext:value-type="float">
            <text:p>0,842560768127441</text:p>
          </table:table-cell>
          <table:table-cell office:value-type="float" office:value="0.846458673477173" calcext:value-type="float">
            <text:p>0,846458673477173</text:p>
          </table:table-cell>
          <table:table-cell office:value-type="float" office:value="0.840831518173218" calcext:value-type="float">
            <text:p>0,840831518173218</text:p>
          </table:table-cell>
          <table:table-cell office:value-type="float" office:value="0.846632480621338" calcext:value-type="float">
            <text:p>0,846632480621338</text:p>
          </table:table-cell>
          <table:table-cell office:value-type="float" office:value="0.844570636749268" calcext:value-type="float">
            <text:p>0,844570636749268</text:p>
          </table:table-cell>
          <table:table-cell office:value-type="float" office:value="0.84324049949646" calcext:value-type="float">
            <text:p>0,84324049949646</text:p>
          </table:table-cell>
          <table:table-cell office:value-type="float" office:value="0.845700263977051" calcext:value-type="float">
            <text:p>0,845700263977051</text:p>
          </table:table-cell>
          <table:table-cell office:value-type="float" office:value="0.841506958007813" calcext:value-type="float">
            <text:p>0,841506958007813</text:p>
          </table:table-cell>
          <table:table-cell office:value-type="float" office:value="0.845407009124756" calcext:value-type="float">
            <text:p>0,845407009124756</text:p>
          </table:table-cell>
          <table:table-cell office:value-type="float" office:value="0.845491170883179" calcext:value-type="float">
            <text:p>0,845491170883179</text:p>
          </table:table-cell>
          <table:table-cell office:value-type="float" office:value="0.845335721969605" calcext:value-type="float">
            <text:p>0,845335721969605</text:p>
          </table:table-cell>
          <table:table-cell office:value-type="float" office:value="0.843761682510376" calcext:value-type="float">
            <text:p>0,843761682510376</text:p>
          </table:table-cell>
          <table:table-cell office:value-type="float" office:value="0.84347128868103" calcext:value-type="float">
            <text:p>0,84347128868103</text:p>
          </table:table-cell>
          <table:table-cell office:value-type="float" office:value="0.843984127044678" calcext:value-type="float">
            <text:p>0,843984127044678</text:p>
          </table:table-cell>
          <table:table-cell office:value-type="float" office:value="0.844938039779663" calcext:value-type="float">
            <text:p>0,844938039779663</text:p>
          </table:table-cell>
          <table:table-cell office:value-type="float" office:value="0.843247413635254" calcext:value-type="float">
            <text:p>0,843247413635254</text:p>
          </table:table-cell>
          <table:table-cell office:value-type="float" office:value="0.844405651092529" calcext:value-type="float">
            <text:p>0,844405651092529</text:p>
          </table:table-cell>
          <table:table-cell office:value-type="float" office:value="0.84554648399353" calcext:value-type="float">
            <text:p>0,84554648399353</text:p>
          </table:table-cell>
          <table:table-cell office:value-type="float" office:value="0.843988180160523" calcext:value-type="float">
            <text:p>0,843988180160523</text:p>
          </table:table-cell>
          <table:table-cell office:value-type="float" office:value="0.844347238540649" calcext:value-type="float">
            <text:p>0,844347238540649</text:p>
          </table:table-cell>
          <table:table-cell office:value-type="float" office:value="0.843730211257935" calcext:value-type="float">
            <text:p>0,843730211257935</text:p>
          </table:table-cell>
          <table:table-cell office:value-type="float" office:value="0.843940496444702" calcext:value-type="float">
            <text:p>0,843940496444702</text:p>
          </table:table-cell>
          <table:table-cell office:value-type="float" office:value="0.845195293426514" calcext:value-type="float">
            <text:p>0,845195293426514</text:p>
          </table:table-cell>
          <table:table-cell office:value-type="float" office:value="0.842516183853149" calcext:value-type="float">
            <text:p>0,842516183853149</text:p>
          </table:table-cell>
          <table:table-cell office:value-type="float" office:value="0.843287944793701" calcext:value-type="float">
            <text:p>0,843287944793701</text:p>
          </table:table-cell>
          <table:table-cell office:value-type="float" office:value="0.860624313354492" calcext:value-type="float">
            <text:p>0,860624313354492</text:p>
          </table:table-cell>
          <table:table-cell office:value-type="float" office:value="0.85769534111023" calcext:value-type="float">
            <text:p>0,85769534111023</text:p>
          </table:table-cell>
          <table:table-cell office:value-type="float" office:value="0.845951318740845" calcext:value-type="float">
            <text:p>0,845951318740845</text:p>
          </table:table-cell>
          <table:table-cell office:value-type="float" office:value="0.844782114028931" calcext:value-type="float">
            <text:p>0,844782114028931</text:p>
          </table:table-cell>
          <table:table-cell office:value-type="float" office:value="0.840567588806152" calcext:value-type="float">
            <text:p>0,840567588806152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5332384109497" calcext:value-type="float">
            <text:p>0,845332384109497</text:p>
          </table:table-cell>
          <table:table-cell office:value-type="float" office:value="0.843307018280029" calcext:value-type="float">
            <text:p>0,843307018280029</text:p>
          </table:table-cell>
          <table:table-cell office:value-type="float" office:value="0.845135927200317" calcext:value-type="float">
            <text:p>0,845135927200317</text:p>
          </table:table-cell>
          <table:table-cell office:value-type="float" office:value="0.844109535217285" calcext:value-type="float">
            <text:p>0,844109535217285</text:p>
          </table:table-cell>
          <table:table-cell office:value-type="float" office:value="0.841206550598145" calcext:value-type="float">
            <text:p>0,841206550598145</text:p>
          </table:table-cell>
          <table:table-cell office:value-type="float" office:value="0.84444522857666" calcext:value-type="float">
            <text:p>0,84444522857666</text:p>
          </table:table-cell>
          <table:table-cell office:value-type="float" office:value="0.843828678131104" calcext:value-type="float">
            <text:p>0,843828678131104</text:p>
          </table:table-cell>
          <table:table-cell office:value-type="float" office:value="0.844671010971069" calcext:value-type="float">
            <text:p>0,844671010971069</text:p>
          </table:table-cell>
          <table:table-cell office:value-type="float" office:value="0.843475580215454" calcext:value-type="float">
            <text:p>0,843475580215454</text:p>
          </table:table-cell>
          <table:table-cell office:value-type="float" office:value="0.845241069793701" calcext:value-type="float">
            <text:p>0,845241069793701</text:p>
          </table:table-cell>
          <table:table-cell office:value-type="float" office:value="0.840874910354614" calcext:value-type="float">
            <text:p>0,840874910354614</text:p>
          </table:table-cell>
          <table:table-cell office:value-type="float" office:value="0.844237327575684" calcext:value-type="float">
            <text:p>0,844237327575684</text:p>
          </table:table-cell>
          <table:table-cell office:value-type="float" office:value="0.845168590545654" calcext:value-type="float">
            <text:p>0,845168590545654</text:p>
          </table:table-cell>
          <table:table-cell office:value-type="float" office:value="0.843045949935913" calcext:value-type="float">
            <text:p>0,843045949935913</text:p>
          </table:table-cell>
          <table:table-cell office:value-type="float" office:value="0.84465217590332" calcext:value-type="float">
            <text:p>0,84465217590332</text:p>
          </table:table-cell>
          <table:table-cell office:value-type="float" office:value="0.844621181488037" calcext:value-type="float">
            <text:p>0,844621181488037</text:p>
          </table:table-cell>
          <table:table-cell office:value-type="float" office:value="0.842537641525269" calcext:value-type="float">
            <text:p>0,842537641525269</text:p>
          </table:table-cell>
          <table:table-cell office:value-type="float" office:value="0.843451976776123" calcext:value-type="float">
            <text:p>0,843451976776123</text:p>
          </table:table-cell>
          <table:table-cell office:value-type="float" office:value="0.844140768051148" calcext:value-type="float">
            <text:p>0,844140768051148</text:p>
          </table:table-cell>
          <table:table-cell office:value-type="float" office:value="0.844642877578735" calcext:value-type="float">
            <text:p>0,844642877578735</text:p>
          </table:table-cell>
          <table:table-cell office:value-type="float" office:value="0.844837665557861" calcext:value-type="float">
            <text:p>0,844837665557861</text:p>
          </table:table-cell>
          <table:table-cell office:value-type="float" office:value="0.844882011413574" calcext:value-type="float">
            <text:p>0,844882011413574</text:p>
          </table:table-cell>
          <table:table-cell office:value-type="float" office:value="0.841384172439575" calcext:value-type="float">
            <text:p>0,841384172439575</text:p>
          </table:table-cell>
          <table:table-cell office:value-type="float" office:value="0.841946125030518" calcext:value-type="float">
            <text:p>0,841946125030518</text:p>
          </table:table-cell>
          <table:table-cell office:value-type="float" office:value="0.842044591903687" calcext:value-type="float">
            <text:p>0,842044591903687</text:p>
          </table:table-cell>
          <table:table-cell office:value-type="float" office:value="0.832106590270996" calcext:value-type="float">
            <text:p>0,832106590270996</text:p>
          </table:table-cell>
          <table:table-cell office:value-type="float" office:value="0.845212936401367" calcext:value-type="float">
            <text:p>0,845212936401367</text:p>
          </table:table-cell>
          <table:table-cell office:value-type="float" office:value="0.860094785690308" calcext:value-type="float">
            <text:p>0,860094785690308</text:p>
          </table:table-cell>
          <table:table-cell office:value-type="float" office:value="0.843712091445923" calcext:value-type="float">
            <text:p>0,843712091445923</text:p>
          </table:table-cell>
          <table:table-cell office:value-type="float" office:value="0.844993352890015" calcext:value-type="float">
            <text:p>0,844993352890015</text:p>
          </table:table-cell>
          <table:table-cell office:value-type="float" office:value="0.843685388565064" calcext:value-type="float">
            <text:p>0,843685388565064</text:p>
          </table:table-cell>
          <table:table-cell office:value-type="float" office:value="0.844284534454346" calcext:value-type="float">
            <text:p>0,844284534454346</text:p>
          </table:table-cell>
          <table:table-cell office:value-type="float" office:value="0.844464302062988" calcext:value-type="float">
            <text:p>0,844464302062988</text:p>
          </table:table-cell>
          <table:table-cell office:value-type="float" office:value="0.844619512557983" calcext:value-type="float">
            <text:p>0,844619512557983</text:p>
          </table:table-cell>
          <table:table-cell office:value-type="float" office:value="0.843561887741089" calcext:value-type="float">
            <text:p>0,843561887741089</text:p>
          </table:table-cell>
          <table:table-cell office:value-type="float" office:value="0.844516754150391" calcext:value-type="float">
            <text:p>0,844516754150391</text:p>
          </table:table-cell>
          <table:table-cell office:value-type="float" office:value="0.84460711479187" calcext:value-type="float">
            <text:p>0,84460711479187</text:p>
          </table:table-cell>
          <table:table-cell office:value-type="float" office:value="0.844323635101318" calcext:value-type="float">
            <text:p>0,844323635101318</text:p>
          </table:table-cell>
          <table:table-cell office:value-type="float" office:value="0.844239473342896" calcext:value-type="float">
            <text:p>0,844239473342896</text:p>
          </table:table-cell>
          <table:table-cell office:value-type="float" office:value="0.844752550125122" calcext:value-type="float">
            <text:p>0,844752550125122</text:p>
          </table:table-cell>
          <table:table-cell office:value-type="float" office:value="0.844609498977661" calcext:value-type="float">
            <text:p>0,844609498977661</text:p>
          </table:table-cell>
          <table:table-cell office:value-type="float" office:value="0.844622611999512" calcext:value-type="float">
            <text:p>0,844622611999512</text:p>
          </table:table-cell>
          <table:table-cell office:value-type="float" office:value="0.844743251800537" calcext:value-type="float">
            <text:p>0,844743251800537</text:p>
          </table:table-cell>
          <table:table-cell office:value-type="float" office:value="0.843877792358398" calcext:value-type="float">
            <text:p>0,843877792358398</text:p>
          </table:table-cell>
          <table:table-cell office:value-type="float" office:value="0.843957662582398" calcext:value-type="float">
            <text:p>0,843957662582398</text:p>
          </table:table-cell>
          <table:table-cell office:value-type="float" office:value="0.844011068344116" calcext:value-type="float">
            <text:p>0,844011068344116</text:p>
          </table:table-cell>
          <table:table-cell office:value-type="float" office:value="0.844643354415894" calcext:value-type="float">
            <text:p>0,844643354415894</text:p>
          </table:table-cell>
          <table:table-cell office:value-type="float" office:value="0.859488725662231" calcext:value-type="float">
            <text:p>0,859488725662231</text:p>
          </table:table-cell>
          <table:table-cell office:value-type="float" office:value="0.843966007232666" calcext:value-type="float">
            <text:p>0,843966007232666</text:p>
          </table:table-cell>
          <table:table-cell office:value-type="float" office:value="0.843966960906982" calcext:value-type="float">
            <text:p>0,843966960906982</text:p>
          </table:table-cell>
          <table:table-cell office:value-type="float" office:value="0.845251083374023" calcext:value-type="float">
            <text:p>0,845251083374023</text:p>
          </table:table-cell>
          <table:table-cell office:value-type="float" office:value="0.843762159347534" calcext:value-type="float">
            <text:p>0,843762159347534</text:p>
          </table:table-cell>
          <table:table-cell office:value-type="float" office:value="0.844093799591065" calcext:value-type="float">
            <text:p>0,844093799591065</text:p>
          </table:table-cell>
          <table:table-cell office:value-type="float" office:value="0.845113754272461" calcext:value-type="float">
            <text:p>0,845113754272461</text:p>
          </table:table-cell>
          <table:table-cell office:value-type="float" office:value="0.844241619110107" calcext:value-type="float">
            <text:p>0,844241619110107</text:p>
          </table:table-cell>
          <table:table-cell office:value-type="float" office:value="0.844064474105835" calcext:value-type="float">
            <text:p>0,844064474105835</text:p>
          </table:table-cell>
          <table:table-cell office:value-type="float" office:value="0.843841552734375" calcext:value-type="float">
            <text:p>0,843841552734375</text:p>
          </table:table-cell>
          <table:table-cell office:value-type="float" office:value="0.845033645629883" calcext:value-type="float">
            <text:p>0,845033645629883</text:p>
          </table:table-cell>
          <table:table-cell office:value-type="float" office:value="0.843869924545288" calcext:value-type="float">
            <text:p>0,843869924545288</text:p>
          </table:table-cell>
          <table:table-cell office:value-type="float" office:value="0.844498872756958" calcext:value-type="float">
            <text:p>0,844498872756958</text:p>
          </table:table-cell>
          <table:table-cell office:value-type="float" office:value="0.844093322753906" calcext:value-type="float">
            <text:p>0,844093322753906</text:p>
          </table:table-cell>
          <table:table-cell office:value-type="float" office:value="0.860302686691284" calcext:value-type="float">
            <text:p>0,860302686691284</text:p>
          </table:table-cell>
          <table:table-cell office:value-type="float" office:value="0.843631267547607" calcext:value-type="float">
            <text:p>0,843631267547607</text:p>
          </table:table-cell>
          <table:table-cell office:value-type="float" office:value="0.845179080963135" calcext:value-type="float">
            <text:p>0,845179080963135</text:p>
          </table:table-cell>
          <table:table-cell office:value-type="float" office:value="0.843841552734375" calcext:value-type="float">
            <text:p>0,843841552734375</text:p>
          </table:table-cell>
          <table:table-cell office:value-type="float" office:value="0.84415078163147" calcext:value-type="float">
            <text:p>0,84415078163147</text:p>
          </table:table-cell>
          <table:table-cell office:value-type="float" office:value="0.860337018966675" calcext:value-type="float">
            <text:p>0,860337018966675</text:p>
          </table:table-cell>
          <table:table-cell office:value-type="float" office:value="0.844038724899292" calcext:value-type="float">
            <text:p>0,844038724899292</text:p>
          </table:table-cell>
          <table:table-cell office:value-type="float" office:value="0.844080209732056" calcext:value-type="float">
            <text:p>0,844080209732056</text:p>
          </table:table-cell>
          <table:table-cell office:value-type="float" office:value="0.860436201095581" calcext:value-type="float">
            <text:p>0,860436201095581</text:p>
          </table:table-cell>
          <table:table-cell office:value-type="float" office:value="0.844491004943848" calcext:value-type="float">
            <text:p>0,844491004943848</text:p>
          </table:table-cell>
          <table:table-cell office:value-type="float" office:value="0.843998432159424" calcext:value-type="float">
            <text:p>0,843998432159424</text:p>
          </table:table-cell>
          <table:table-cell office:value-type="float" office:value="0.845067501068115" calcext:value-type="float">
            <text:p>0,845067501068115</text:p>
          </table:table-cell>
          <table:table-cell office:value-type="float" office:value="0.84314775466919" calcext:value-type="float">
            <text:p>0,84314775466919</text:p>
          </table:table-cell>
          <table:table-cell office:value-type="float" office:value="0.844236612319946" calcext:value-type="float">
            <text:p>0,844236612319946</text:p>
          </table:table-cell>
          <table:table-cell office:value-type="float" office:value="0.859681367874146" calcext:value-type="float">
            <text:p>0,859681367874146</text:p>
          </table:table-cell>
          <table:table-cell office:value-type="float" office:value="0.84514331817627" calcext:value-type="float">
            <text:p>0,84514331817627</text:p>
          </table:table-cell>
          <table:table-cell office:value-type="float" office:value="0.843921661376953" calcext:value-type="float">
            <text:p>0,843921661376953</text:p>
          </table:table-cell>
          <table:table-cell office:value-type="float" office:value="0.844168663024902" calcext:value-type="float">
            <text:p>0,844168663024902</text:p>
          </table:table-cell>
          <table:table-cell office:value-type="float" office:value="0.844534635543823" calcext:value-type="float">
            <text:p>0,844534635543823</text:p>
          </table:table-cell>
          <table:table-cell office:value-type="float" office:value="0.845113277435303" calcext:value-type="float">
            <text:p>0,845113277435303</text:p>
          </table:table-cell>
          <table:table-cell office:value-type="float" office:value="0.841063499450684" calcext:value-type="float">
            <text:p>0,841063499450684</text:p>
          </table:table-cell>
          <table:table-cell office:value-type="float" office:value="0.844523906707764" calcext:value-type="float">
            <text:p>0,844523906707764</text:p>
          </table:table-cell>
          <table:table-cell office:value-type="float" office:value="0.844419956207275" calcext:value-type="float">
            <text:p>0,844419956207275</text:p>
          </table:table-cell>
          <table:table-cell office:value-type="float" office:value="0.844441175460815" calcext:value-type="float">
            <text:p>0,844441175460815</text:p>
          </table:table-cell>
          <table:table-cell office:value-type="float" office:value="0.843844890594482" calcext:value-type="float">
            <text:p>0,843844890594482</text:p>
          </table:table-cell>
          <table:table-cell office:value-type="float" office:value="0.859988451004028" calcext:value-type="float">
            <text:p>0,859988451004028</text:p>
          </table:table-cell>
          <table:table-cell office:value-type="float" office:value="0.84109091758728" calcext:value-type="float">
            <text:p>0,84109091758728</text:p>
          </table:table-cell>
          <table:table-cell office:value-type="float" office:value="0.844064950942993" calcext:value-type="float">
            <text:p>0,844064950942993</text:p>
          </table:table-cell>
          <table:table-cell office:value-type="float" office:value="0.844326019287109" calcext:value-type="float">
            <text:p>0,844326019287109</text:p>
          </table:table-cell>
          <table:table-cell office:value-type="float" office:value="0.844841003417969" calcext:value-type="float">
            <text:p>0,844841003417969</text:p>
          </table:table-cell>
          <table:table-cell office:value-type="float" office:value="0.843403339385986" calcext:value-type="float">
            <text:p>0,843403339385986</text:p>
          </table:table-cell>
          <table:table-cell office:value-type="float" office:value="0.844844818115234" calcext:value-type="float">
            <text:p>0,844844818115234</text:p>
          </table:table-cell>
          <table:table-cell office:value-type="float" office:value="0.840937614440918" calcext:value-type="float">
            <text:p>0,840937614440918</text:p>
          </table:table-cell>
          <table:table-cell office:value-type="float" office:value="0.844546556472778" calcext:value-type="float">
            <text:p>0,844546556472778</text:p>
          </table:table-cell>
          <table:table-cell office:value-type="float" office:value="0.843982219696045" calcext:value-type="float">
            <text:p>0,843982219696045</text:p>
          </table:table-cell>
          <table:table-cell office:value-type="float" office:value="0.844024181365967" calcext:value-type="float">
            <text:p>0,844024181365967</text:p>
          </table:table-cell>
          <table:table-cell office:value-type="float" office:value="0.844335317611694" calcext:value-type="float">
            <text:p>0,844335317611694</text:p>
          </table:table-cell>
          <table:table-cell office:value-type="float" office:value="0.860509395599365" calcext:value-type="float">
            <text:p>0,860509395599365</text:p>
          </table:table-cell>
          <table:table-cell office:value-type="float" office:value="0.840598821640015" calcext:value-type="float">
            <text:p>0,840598821640015</text:p>
          </table:table-cell>
          <table:table-cell office:value-type="float" office:value="0.843982934951782" calcext:value-type="float">
            <text:p>0,843982934951782</text:p>
          </table:table-cell>
          <table:table-cell office:value-type="float" office:value="0.844501733779907" calcext:value-type="float">
            <text:p>0,844501733779907</text:p>
          </table:table-cell>
          <table:table-cell office:value-type="float" office:value="0.860160112380981" calcext:value-type="float">
            <text:p>0,860160112380981</text:p>
          </table:table-cell>
          <table:table-cell office:value-type="float" office:value="0.844220876693726" calcext:value-type="float">
            <text:p>0,844220876693726</text:p>
          </table:table-cell>
          <table:table-cell office:value-type="float" office:value="0.844395399093628" calcext:value-type="float">
            <text:p>0,844395399093628</text:p>
          </table:table-cell>
          <table:table-cell office:value-type="float" office:value="0.841666221618652" calcext:value-type="float">
            <text:p>0,841666221618652</text:p>
          </table:table-cell>
          <table:table-cell office:value-type="float" office:value="0.844429016113281" calcext:value-type="float">
            <text:p>0,844429016113281</text:p>
          </table:table-cell>
          <table:table-cell office:value-type="float" office:value="0.843985319137573" calcext:value-type="float">
            <text:p>0,843985319137573</text:p>
          </table:table-cell>
          <table:table-cell office:value-type="float" office:value="0.845221757888794" calcext:value-type="float">
            <text:p>0,845221757888794</text:p>
          </table:table-cell>
          <table:table-cell office:value-type="float" office:value="0.843761682510376" calcext:value-type="float">
            <text:p>0,843761682510376</text:p>
          </table:table-cell>
          <table:table-cell office:value-type="float" office:value="0.844781875610352" calcext:value-type="float">
            <text:p>0,844781875610352</text:p>
          </table:table-cell>
          <table:table-cell office:value-type="float" office:value="0.841203927993774" calcext:value-type="float">
            <text:p>0,841203927993774</text:p>
          </table:table-cell>
          <table:table-cell office:value-type="float" office:value="0.844375371932983" calcext:value-type="float">
            <text:p>0,844375371932983</text:p>
          </table:table-cell>
          <table:table-cell office:value-type="float" office:value="0.844406604766846" calcext:value-type="float">
            <text:p>0,844406604766846</text:p>
          </table:table-cell>
          <table:table-cell office:value-type="float" office:value="0.844020128250122" calcext:value-type="float">
            <text:p>0,844020128250122</text:p>
          </table:table-cell>
          <table:table-cell office:value-type="float" office:value="0.844759464263916" calcext:value-type="float">
            <text:p>0,844759464263916</text:p>
          </table:table-cell>
          <table:table-cell office:value-type="float" office:value="0.844516515731812" calcext:value-type="float">
            <text:p>0,844516515731812</text:p>
          </table:table-cell>
          <table:table-cell office:value-type="float" office:value="0.841292858123779" calcext:value-type="float">
            <text:p>0,841292858123779</text:p>
          </table:table-cell>
          <table:table-cell office:value-type="float" office:value="0.843844413757324" calcext:value-type="float">
            <text:p>0,843844413757324</text:p>
          </table:table-cell>
          <table:table-cell office:value-type="float" office:value="0.844664096832275" calcext:value-type="float">
            <text:p>0,844664096832275</text:p>
          </table:table-cell>
          <table:table-cell office:value-type="float" office:value="0.844068288803101" calcext:value-type="float">
            <text:p>0,844068288803101</text:p>
          </table:table-cell>
          <table:table-cell office:value-type="float" office:value="0.844056844711304" calcext:value-type="float">
            <text:p>0,844056844711304</text:p>
          </table:table-cell>
          <table:table-cell office:value-type="float" office:value="0.844910860061646" calcext:value-type="float">
            <text:p>0,844910860061646</text:p>
          </table:table-cell>
          <table:table-cell office:value-type="float" office:value="0.840343713760376" calcext:value-type="float">
            <text:p>0,840343713760376</text:p>
          </table:table-cell>
          <table:table-cell office:value-type="float" office:value="0.844005107879639" calcext:value-type="float">
            <text:p>0,844005107879639</text:p>
          </table:table-cell>
          <table:table-cell office:value-type="float" office:value="0.844577789306641" calcext:value-type="float">
            <text:p>0,844577789306641</text:p>
          </table:table-cell>
          <table:table-cell office:value-type="float" office:value="0.844222068786621" calcext:value-type="float">
            <text:p>0,844222068786621</text:p>
          </table:table-cell>
          <table:table-cell office:value-type="float" office:value="0.844633102416992" calcext:value-type="float">
            <text:p>0,844633102416992</text:p>
          </table:table-cell>
          <table:table-cell office:value-type="float" office:value="0.844192028045654" calcext:value-type="float">
            <text:p>0,844192028045654</text:p>
          </table:table-cell>
          <table:table-cell office:value-type="float" office:value="0.841822385787964" calcext:value-type="float">
            <text:p>0,841822385787964</text:p>
          </table:table-cell>
          <table:table-cell office:value-type="float" office:value="0.844327449798584" calcext:value-type="float">
            <text:p>0,844327449798584</text:p>
          </table:table-cell>
          <table:table-cell office:value-type="float" office:value="0.859897136688232" calcext:value-type="float">
            <text:p>0,859897136688232</text:p>
          </table:table-cell>
          <table:table-cell office:value-type="float" office:value="0.860015392303467" calcext:value-type="float">
            <text:p>0,860015392303467</text:p>
          </table:table-cell>
          <table:table-cell office:value-type="float" office:value="0.844702005386353" calcext:value-type="float">
            <text:p>0,844702005386353</text:p>
          </table:table-cell>
          <table:table-cell office:value-type="float" office:value="0.841769218444824" calcext:value-type="float">
            <text:p>0,841769218444824</text:p>
          </table:table-cell>
          <table:table-cell office:value-type="float" office:value="0.843957185745239" calcext:value-type="float">
            <text:p>0,843957185745239</text:p>
          </table:table-cell>
          <table:table-cell office:value-type="float" office:value="0.859996318817139" calcext:value-type="float">
            <text:p>0,859996318817139</text:p>
          </table:table-cell>
          <table:table-cell office:value-type="float" office:value="0.844401359558106" calcext:value-type="float">
            <text:p>0,844401359558106</text:p>
          </table:table-cell>
          <table:table-cell office:value-type="float" office:value="0.844217777252197" calcext:value-type="float">
            <text:p>0,844217777252197</text:p>
          </table:table-cell>
          <table:table-cell office:value-type="float" office:value="0.859944581985474" calcext:value-type="float">
            <text:p>0,859944581985474</text:p>
          </table:table-cell>
          <table:table-cell office:value-type="float" office:value="0.844020843505859" calcext:value-type="float">
            <text:p>0,844020843505859</text:p>
          </table:table-cell>
          <table:table-cell office:value-type="float" office:value="0.84469199180603" calcext:value-type="float">
            <text:p>0,84469199180603</text:p>
          </table:table-cell>
          <table:table-cell office:value-type="float" office:value="0.844129800796509" calcext:value-type="float">
            <text:p>0,844129800796509</text:p>
          </table:table-cell>
          <table:table-cell office:value-type="float" office:value="0.844807624816895" calcext:value-type="float">
            <text:p>0,844807624816895</text:p>
          </table:table-cell>
          <table:table-cell office:value-type="float" office:value="0.843733072280884" calcext:value-type="float">
            <text:p>0,843733072280884</text:p>
          </table:table-cell>
          <table:table-cell office:value-type="float" office:value="0.843559503555298" calcext:value-type="float">
            <text:p>0,843559503555298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4709396362305" calcext:value-type="float">
            <text:p>0,844709396362305</text:p>
          </table:table-cell>
          <table:table-cell office:value-type="float" office:value="0.843648195266724" calcext:value-type="float">
            <text:p>0,843648195266724</text:p>
          </table:table-cell>
          <table:table-cell office:value-type="float" office:value="0.845063209533691" calcext:value-type="float">
            <text:p>0,845063209533691</text:p>
          </table:table-cell>
          <table:table-cell office:value-type="float" office:value="0.844213724136353" calcext:value-type="float">
            <text:p>0,844213724136353</text:p>
          </table:table-cell>
          <table:table-cell office:value-type="float" office:value="0.843935012817383" calcext:value-type="float">
            <text:p>0,843935012817383</text:p>
          </table:table-cell>
          <table:table-cell office:value-type="float" office:value="0.84463906288147" calcext:value-type="float">
            <text:p>0,84463906288147</text:p>
          </table:table-cell>
          <table:table-cell office:value-type="float" office:value="0.844194412231445" calcext:value-type="float">
            <text:p>0,844194412231445</text:p>
          </table:table-cell>
          <table:table-cell office:value-type="float" office:value="0.844198942184448" calcext:value-type="float">
            <text:p>0,844198942184448</text:p>
          </table:table-cell>
          <table:table-cell office:value-type="float" office:value="0.844560861587524" calcext:value-type="float">
            <text:p>0,844560861587524</text:p>
          </table:table-cell>
          <table:table-cell office:value-type="float" office:value="0.843681573867798" calcext:value-type="float">
            <text:p>0,843681573867798</text:p>
          </table:table-cell>
          <table:table-cell office:value-type="float" office:value="0.844180822372437" calcext:value-type="float">
            <text:p>0,844180822372437</text:p>
          </table:table-cell>
          <table:table-cell office:value-type="float" office:value="0.844965219497681" calcext:value-type="float">
            <text:p>0,844965219497681</text:p>
          </table:table-cell>
          <table:table-cell office:value-type="float" office:value="0.844918727874756" calcext:value-type="float">
            <text:p>0,844918727874756</text:p>
          </table:table-cell>
          <table:table-cell office:value-type="float" office:value="0.843505620956421" calcext:value-type="float">
            <text:p>0,843505620956421</text:p>
          </table:table-cell>
          <table:table-cell office:value-type="float" office:value="0.843944549560547" calcext:value-type="float">
            <text:p>0,843944549560547</text:p>
          </table:table-cell>
          <table:table-cell office:value-type="float" office:value="0.844845294952393" calcext:value-type="float">
            <text:p>0,844845294952393</text:p>
          </table:table-cell>
          <table:table-cell office:value-type="float" office:value="0.844387769699097" calcext:value-type="float">
            <text:p>0,844387769699097</text:p>
          </table:table-cell>
          <table:table-cell office:value-type="float" office:value="0.843854665756226" calcext:value-type="float">
            <text:p>0,843854665756226</text:p>
          </table:table-cell>
          <table:table-cell office:value-type="float" office:value="0.844524621963501" calcext:value-type="float">
            <text:p>0,844524621963501</text:p>
          </table:table-cell>
          <table:table-cell office:value-type="float" office:value="0.844737768173218" calcext:value-type="float">
            <text:p>0,844737768173218</text:p>
          </table:table-cell>
          <table:table-cell office:value-type="float" office:value="0.84416937828064" calcext:value-type="float">
            <text:p>0,84416937828064</text:p>
          </table:table-cell>
          <table:table-cell office:value-type="float" office:value="0.84405517578125" calcext:value-type="float">
            <text:p>0,84405517578125</text:p>
          </table:table-cell>
          <table:table-cell office:value-type="float" office:value="0.844339609146118" calcext:value-type="float">
            <text:p>0,844339609146118</text:p>
          </table:table-cell>
          <table:table-cell office:value-type="float" office:value="0.844544649124146" calcext:value-type="float">
            <text:p>0,844544649124146</text:p>
          </table:table-cell>
          <table:table-cell office:value-type="float" office:value="0.844259262084961" calcext:value-type="float">
            <text:p>0,844259262084961</text:p>
          </table:table-cell>
          <table:table-cell office:value-type="float" office:value="0.844278335571289" calcext:value-type="float">
            <text:p>0,844278335571289</text:p>
          </table:table-cell>
          <table:table-cell office:value-type="float" office:value="0.843884468078613" calcext:value-type="float">
            <text:p>0,843884468078613</text:p>
          </table:table-cell>
          <table:table-cell office:value-type="float" office:value="0.844541311264038" calcext:value-type="float">
            <text:p>0,844541311264038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4416618347168" calcext:value-type="float">
            <text:p>0,844416618347168</text:p>
          </table:table-cell>
          <table:table-cell office:value-type="float" office:value="0.843874216079712" calcext:value-type="float">
            <text:p>0,843874216079712</text:p>
          </table:table-cell>
          <table:table-cell office:value-type="float" office:value="0.844079971313477" calcext:value-type="float">
            <text:p>0,844079971313477</text:p>
          </table:table-cell>
          <table:table-cell office:value-type="float" office:value="0.844865798950195" calcext:value-type="float">
            <text:p>0,844865798950195</text:p>
          </table:table-cell>
          <table:table-cell office:value-type="float" office:value="0.844846963882446" calcext:value-type="float">
            <text:p>0,844846963882446</text:p>
          </table:table-cell>
          <table:table-cell office:value-type="float" office:value="0.843784332275391" calcext:value-type="float">
            <text:p>0,843784332275391</text:p>
          </table:table-cell>
          <table:table-cell office:value-type="float" office:value="0.845080375671387" calcext:value-type="float">
            <text:p>0,845080375671387</text:p>
          </table:table-cell>
          <table:table-cell office:value-type="float" office:value="0.843886375427246" calcext:value-type="float">
            <text:p>0,843886375427246</text:p>
          </table:table-cell>
          <table:table-cell office:value-type="float" office:value="0.85992693901062" calcext:value-type="float">
            <text:p>0,85992693901062</text:p>
          </table:table-cell>
          <table:table-cell office:value-type="float" office:value="0.859399080276489" calcext:value-type="float">
            <text:p>0,859399080276489</text:p>
          </table:table-cell>
          <table:table-cell office:value-type="float" office:value="0.844554424285889" calcext:value-type="float">
            <text:p>0,844554424285889</text:p>
          </table:table-cell>
          <table:table-cell office:value-type="float" office:value="0.844481945037842" calcext:value-type="float">
            <text:p>0,844481945037842</text:p>
          </table:table-cell>
          <table:table-cell office:value-type="float" office:value="0.844618320465088" calcext:value-type="float">
            <text:p>0,844618320465088</text:p>
          </table:table-cell>
          <table:table-cell office:value-type="float" office:value="0.844155550003052" calcext:value-type="float">
            <text:p>0,844155550003052</text:p>
          </table:table-cell>
          <table:table-cell office:value-type="float" office:value="0.844108104705811" calcext:value-type="float">
            <text:p>0,844108104705811</text:p>
          </table:table-cell>
          <table:table-cell office:value-type="float" office:value="0.843694448471069" calcext:value-type="float">
            <text:p>0,843694448471069</text:p>
          </table:table-cell>
          <table:table-cell office:value-type="float" office:value="0.844474077224731" calcext:value-type="float">
            <text:p>0,844474077224731</text:p>
          </table:table-cell>
          <table:table-cell office:value-type="float" office:value="0.858052015304565" calcext:value-type="float">
            <text:p>0,858052015304565</text:p>
          </table:table-cell>
          <table:table-cell office:value-type="float" office:value="0.84410285949707" calcext:value-type="float">
            <text:p>0,84410285949707</text:p>
          </table:table-cell>
          <table:table-cell office:value-type="float" office:value="0.844462633132935" calcext:value-type="float">
            <text:p>0,844462633132935</text:p>
          </table:table-cell>
          <table:table-cell office:value-type="float" office:value="0.844531536102295" calcext:value-type="float">
            <text:p>0,844531536102295</text:p>
          </table:table-cell>
          <table:table-cell office:value-type="float" office:value="0.844245672225952" calcext:value-type="float">
            <text:p>0,844245672225952</text:p>
          </table:table-cell>
          <table:table-cell office:value-type="float" office:value="0.84393835067749" calcext:value-type="float">
            <text:p>0,84393835067749</text:p>
          </table:table-cell>
          <table:table-cell office:value-type="float" office:value="0.841205596923828" calcext:value-type="float">
            <text:p>0,841205596923828</text:p>
          </table:table-cell>
          <table:table-cell office:value-type="float" office:value="0.843890428543091" calcext:value-type="float">
            <text:p>0,843890428543091</text:p>
          </table:table-cell>
          <table:table-cell office:value-type="float" office:value="0.860376596450806" calcext:value-type="float">
            <text:p>0,860376596450806</text:p>
          </table:table-cell>
          <table:table-cell office:value-type="float" office:value="0.860354900360107" calcext:value-type="float">
            <text:p>0,860354900360107</text:p>
          </table:table-cell>
          <table:table-cell office:value-type="float" office:value="0.844017505645752" calcext:value-type="float">
            <text:p>0,844017505645752</text:p>
          </table:table-cell>
          <table:table-cell office:value-type="float" office:value="0.844406127929688" calcext:value-type="float">
            <text:p>0,844406127929688</text:p>
          </table:table-cell>
          <table:table-cell office:value-type="float" office:value="0.840076923370361" calcext:value-type="float">
            <text:p>0,840076923370361</text:p>
          </table:table-cell>
          <table:table-cell office:value-type="float" office:value="0.84494948387146" calcext:value-type="float">
            <text:p>0,84494948387146</text:p>
          </table:table-cell>
          <table:table-cell office:value-type="float" office:value="0.844441652297974" calcext:value-type="float">
            <text:p>0,844441652297974</text:p>
          </table:table-cell>
          <table:table-cell office:value-type="float" office:value="0.844017267227173" calcext:value-type="float">
            <text:p>0,844017267227173</text:p>
          </table:table-cell>
          <table:table-cell office:value-type="float" office:value="0.859461069107056" calcext:value-type="float">
            <text:p>0,859461069107056</text:p>
          </table:table-cell>
          <table:table-cell office:value-type="float" office:value="0.841248035430908" calcext:value-type="float">
            <text:p>0,841248035430908</text:p>
          </table:table-cell>
          <table:table-cell office:value-type="float" office:value="0.844306945800781" calcext:value-type="float">
            <text:p>0,844306945800781</text:p>
          </table:table-cell>
          <table:table-cell office:value-type="float" office:value="0.844288110733032" calcext:value-type="float">
            <text:p>0,844288110733032</text:p>
          </table:table-cell>
          <table:table-cell office:value-type="float" office:value="0.844250202178955" calcext:value-type="float">
            <text:p>0,844250202178955</text:p>
          </table:table-cell>
          <table:table-cell office:value-type="float" office:value="0.845023393630981" calcext:value-type="float">
            <text:p>0,845023393630981</text:p>
          </table:table-cell>
          <table:table-cell office:value-type="float" office:value="0.858492612838745" calcext:value-type="float">
            <text:p>0,858492612838745</text:p>
          </table:table-cell>
          <table:table-cell office:value-type="float" office:value="0.842822313308716" calcext:value-type="float">
            <text:p>0,842822313308716</text:p>
          </table:table-cell>
          <table:table-cell office:value-type="float" office:value="0.843597173690796" calcext:value-type="float">
            <text:p>0,843597173690796</text:p>
          </table:table-cell>
          <table:table-cell office:value-type="float" office:value="0.844188690185547" calcext:value-type="float">
            <text:p>0,844188690185547</text:p>
          </table:table-cell>
          <table:table-cell office:value-type="float" office:value="0.845043897628784" calcext:value-type="float">
            <text:p>0,845043897628784</text:p>
          </table:table-cell>
          <table:table-cell office:value-type="float" office:value="0.84459924697876" calcext:value-type="float">
            <text:p>0,84459924697876</text:p>
          </table:table-cell>
          <table:table-cell office:value-type="float" office:value="0.859887599945068" calcext:value-type="float">
            <text:p>0,859887599945068</text:p>
          </table:table-cell>
          <table:table-cell office:value-type="float" office:value="0.841212272644043" calcext:value-type="float">
            <text:p>0,841212272644043</text:p>
          </table:table-cell>
          <table:table-cell office:value-type="float" office:value="0.845510244369507" calcext:value-type="float">
            <text:p>0,845510244369507</text:p>
          </table:table-cell>
          <table:table-cell office:value-type="float" office:value="0.843615055084229" calcext:value-type="float">
            <text:p>0,843615055084229</text:p>
          </table:table-cell>
          <table:table-cell office:value-type="float" office:value="0.843883991241455" calcext:value-type="float">
            <text:p>0,843883991241455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99151802063" calcext:value-type="float">
            <text:p>0,84399151802063</text:p>
          </table:table-cell>
          <table:table-cell office:value-type="float" office:value="0.841103315353394" calcext:value-type="float">
            <text:p>0,841103315353394</text:p>
          </table:table-cell>
          <table:table-cell office:value-type="float" office:value="0.844347953796387" calcext:value-type="float">
            <text:p>0,844347953796387</text:p>
          </table:table-cell>
          <table:table-cell office:value-type="float" office:value="0.844754219055176" calcext:value-type="float">
            <text:p>0,844754219055176</text:p>
          </table:table-cell>
          <table:table-cell office:value-type="float" office:value="0.844033002853394" calcext:value-type="float">
            <text:p>0,844033002853394</text:p>
          </table:table-cell>
          <table:table-cell office:value-type="float" office:value="0.844674587249756" calcext:value-type="float">
            <text:p>0,844674587249756</text:p>
          </table:table-cell>
          <table:table-cell office:value-type="float" office:value="0.84426736831665" calcext:value-type="float">
            <text:p>0,84426736831665</text:p>
          </table:table-cell>
          <table:table-cell office:value-type="float" office:value="0.840400457382202" calcext:value-type="float">
            <text:p>0,840400457382202</text:p>
          </table:table-cell>
          <table:table-cell office:value-type="float" office:value="0.844559907913208" calcext:value-type="float">
            <text:p>0,844559907913208</text:p>
          </table:table-cell>
          <table:table-cell office:value-type="float" office:value="0.84396243095398" calcext:value-type="float">
            <text:p>0,84396243095398</text:p>
          </table:table-cell>
          <table:table-cell office:value-type="float" office:value="0.84509015083313" calcext:value-type="float">
            <text:p>0,84509015083313</text:p>
          </table:table-cell>
          <table:table-cell office:value-type="float" office:value="0.85953164100647" calcext:value-type="float">
            <text:p>0,85953164100647</text:p>
          </table:table-cell>
          <table:table-cell office:value-type="float" office:value="0.844618320465088" calcext:value-type="float">
            <text:p>0,844618320465088</text:p>
          </table:table-cell>
          <table:table-cell office:value-type="float" office:value="0.842303991317749" calcext:value-type="float">
            <text:p>0,842303991317749</text:p>
          </table:table-cell>
          <table:table-cell office:value-type="float" office:value="0.84339451789856" calcext:value-type="float">
            <text:p>0,84339451789856</text:p>
          </table:table-cell>
          <table:table-cell office:value-type="float" office:value="0.844165802001953" calcext:value-type="float">
            <text:p>0,844165802001953</text:p>
          </table:table-cell>
          <table:table-cell office:value-type="float" office:value="0.860499143600464" calcext:value-type="float">
            <text:p>0,860499143600464</text:p>
          </table:table-cell>
          <table:table-cell office:value-type="float" office:value="0.844280958175659" calcext:value-type="float">
            <text:p>0,844280958175659</text:p>
          </table:table-cell>
          <table:table-cell office:value-type="float" office:value="0.843972206115723" calcext:value-type="float">
            <text:p>0,843972206115723</text:p>
          </table:table-cell>
          <table:table-cell office:value-type="float" office:value="0.842117547988892" calcext:value-type="float">
            <text:p>0,842117547988892</text:p>
          </table:table-cell>
          <table:table-cell office:value-type="float" office:value="0.844885587692261" calcext:value-type="float">
            <text:p>0,844885587692261</text:p>
          </table:table-cell>
          <table:table-cell office:value-type="float" office:value="0.843785047531128" calcext:value-type="float">
            <text:p>0,843785047531128</text:p>
          </table:table-cell>
          <table:table-cell office:value-type="float" office:value="0.844173431396484" calcext:value-type="float">
            <text:p>0,844173431396484</text:p>
          </table:table-cell>
          <table:table-cell office:value-type="float" office:value="0.844682455062866" calcext:value-type="float">
            <text:p>0,844682455062866</text:p>
          </table:table-cell>
          <table:table-cell office:value-type="float" office:value="0.843955039978027" calcext:value-type="float">
            <text:p>0,843955039978027</text:p>
          </table:table-cell>
          <table:table-cell office:value-type="float" office:value="0.844466924667358" calcext:value-type="float">
            <text:p>0,844466924667358</text:p>
          </table:table-cell>
          <table:table-cell office:value-type="float" office:value="0.844255924224854" calcext:value-type="float">
            <text:p>0,844255924224854</text:p>
          </table:table-cell>
          <table:table-cell office:value-type="float" office:value="0.844542026519775" calcext:value-type="float">
            <text:p>0,844542026519775</text:p>
          </table:table-cell>
          <table:table-cell office:value-type="float" office:value="0.84423303604126" calcext:value-type="float">
            <text:p>0,84423303604126</text:p>
          </table:table-cell>
          <table:table-cell office:value-type="float" office:value="0.843919992446899" calcext:value-type="float">
            <text:p>0,843919992446899</text:p>
          </table:table-cell>
          <table:table-cell office:value-type="float" office:value="0.845008134841919" calcext:value-type="float">
            <text:p>0,845008134841919</text:p>
          </table:table-cell>
          <table:table-cell office:value-type="float" office:value="0.844100713729858" calcext:value-type="float">
            <text:p>0,844100713729858</text:p>
          </table:table-cell>
          <table:table-cell office:value-type="float" office:value="0.844392776489258" calcext:value-type="float">
            <text:p>0,844392776489258</text:p>
          </table:table-cell>
          <table:table-cell office:value-type="float" office:value="0.843850374221802" calcext:value-type="float">
            <text:p>0,843850374221802</text:p>
          </table:table-cell>
          <table:table-cell office:value-type="float" office:value="0.844370365142822" calcext:value-type="float">
            <text:p>0,844370365142822</text:p>
          </table:table-cell>
          <table:table-cell office:value-type="float" office:value="0.844542503356934" calcext:value-type="float">
            <text:p>0,844542503356934</text:p>
          </table:table-cell>
          <table:table-cell office:value-type="float" office:value="0.843646764755249" calcext:value-type="float">
            <text:p>0,843646764755249</text:p>
          </table:table-cell>
          <table:table-cell office:value-type="float" office:value="0.844637393951416" calcext:value-type="float">
            <text:p>0,844637393951416</text:p>
          </table:table-cell>
          <table:table-cell office:value-type="float" office:value="0.844353675842285" calcext:value-type="float">
            <text:p>0,844353675842285</text:p>
          </table:table-cell>
          <table:table-cell office:value-type="float" office:value="0.845056772232056" calcext:value-type="float">
            <text:p>0,845056772232056</text:p>
          </table:table-cell>
          <table:table-cell office:value-type="float" office:value="0.844713687896729" calcext:value-type="float">
            <text:p>0,844713687896729</text:p>
          </table:table-cell>
          <table:table-cell office:value-type="float" office:value="0.844170570373535" calcext:value-type="float">
            <text:p>0,844170570373535</text:p>
          </table:table-cell>
          <table:table-cell office:value-type="float" office:value="0.843357563018799" calcext:value-type="float">
            <text:p>0,843357563018799</text:p>
          </table:table-cell>
          <table:table-cell office:value-type="float" office:value="0.843749284744263" calcext:value-type="float">
            <text:p>0,843749284744263</text:p>
          </table:table-cell>
          <table:table-cell office:value-type="float" office:value="0.844988822937012" calcext:value-type="float">
            <text:p>0,844988822937012</text:p>
          </table:table-cell>
          <table:table-cell office:value-type="float" office:value="0.844542741775513" calcext:value-type="float">
            <text:p>0,844542741775513</text:p>
          </table:table-cell>
          <table:table-cell office:value-type="float" office:value="0.859639406204224" calcext:value-type="float">
            <text:p>0,859639406204224</text:p>
          </table:table-cell>
          <table:table-cell office:value-type="float" office:value="0.844021558761597" calcext:value-type="float">
            <text:p>0,844021558761597</text:p>
          </table:table-cell>
          <table:table-cell office:value-type="float" office:value="0.844318151473999" calcext:value-type="float">
            <text:p>0,844318151473999</text:p>
          </table:table-cell>
          <table:table-cell office:value-type="float" office:value="0.845116376876831" calcext:value-type="float">
            <text:p>0,845116376876831</text:p>
          </table:table-cell>
          <table:table-cell office:value-type="float" office:value="0.843915462493897" calcext:value-type="float">
            <text:p>0,843915462493897</text:p>
          </table:table-cell>
          <table:table-cell office:value-type="float" office:value="0.843845129013062" calcext:value-type="float">
            <text:p>0,843845129013062</text:p>
          </table:table-cell>
          <table:table-cell office:value-type="float" office:value="0.844494819641113" calcext:value-type="float">
            <text:p>0,844494819641113</text:p>
          </table:table-cell>
          <table:table-cell office:value-type="float" office:value="0.859882831573486" calcext:value-type="float">
            <text:p>0,859882831573486</text:p>
          </table:table-cell>
          <table:table-cell office:value-type="float" office:value="0.844976425170898" calcext:value-type="float">
            <text:p>0,844976425170898</text:p>
          </table:table-cell>
          <table:table-cell office:value-type="float" office:value="0.84373664855957" calcext:value-type="float">
            <text:p>0,84373664855957</text:p>
          </table:table-cell>
          <table:table-cell office:value-type="float" office:value="0.844412565231323" calcext:value-type="float">
            <text:p>0,844412565231323</text:p>
          </table:table-cell>
          <table:table-cell office:value-type="float" office:value="0.860197305679321" calcext:value-type="float">
            <text:p>0,860197305679321</text:p>
          </table:table-cell>
          <table:table-cell office:value-type="float" office:value="0.859767436981201" calcext:value-type="float">
            <text:p>0,859767436981201</text:p>
          </table:table-cell>
          <table:table-cell office:value-type="float" office:value="0.844162940979004" calcext:value-type="float">
            <text:p>0,844162940979004</text:p>
          </table:table-cell>
          <table:table-cell office:value-type="float" office:value="0.845430850982666" calcext:value-type="float">
            <text:p>0,845430850982666</text:p>
          </table:table-cell>
          <table:table-cell office:value-type="float" office:value="0.843796253204346" calcext:value-type="float">
            <text:p>0,843796253204346</text:p>
          </table:table-cell>
          <table:table-cell office:value-type="float" office:value="0.844486236572266" calcext:value-type="float">
            <text:p>0,844486236572266</text:p>
          </table:table-cell>
          <table:table-cell office:value-type="float" office:value="0.844149112701416" calcext:value-type="float">
            <text:p>0,844149112701416</text:p>
          </table:table-cell>
          <table:table-cell office:value-type="float" office:value="0.845415353775024" calcext:value-type="float">
            <text:p>0,845415353775024</text:p>
          </table:table-cell>
          <table:table-cell office:value-type="float" office:value="0.843281269073486" calcext:value-type="float">
            <text:p>0,843281269073486</text:p>
          </table:table-cell>
          <table:table-cell office:value-type="float" office:value="0.843712568283081" calcext:value-type="float">
            <text:p>0,843712568283081</text:p>
          </table:table-cell>
          <table:table-cell office:value-type="float" office:value="0.843770027160645" calcext:value-type="float">
            <text:p>0,843770027160645</text:p>
          </table:table-cell>
          <table:table-cell office:value-type="float" office:value="0.844619512557983" calcext:value-type="float">
            <text:p>0,844619512557983</text:p>
          </table:table-cell>
          <table:table-cell office:value-type="float" office:value="0.844481229782105" calcext:value-type="float">
            <text:p>0,844481229782105</text:p>
          </table:table-cell>
          <table:table-cell office:value-type="float" office:value="0.844188928604126" calcext:value-type="float">
            <text:p>0,844188928604126</text:p>
          </table:table-cell>
          <table:table-cell office:value-type="float" office:value="0.844327449798584" calcext:value-type="float">
            <text:p>0,844327449798584</text:p>
          </table:table-cell>
          <table:table-cell office:value-type="float" office:value="0.844345569610596" calcext:value-type="float">
            <text:p>0,844345569610596</text:p>
          </table:table-cell>
          <table:table-cell office:value-type="float" office:value="0.84450626373291" calcext:value-type="float">
            <text:p>0,84450626373291</text:p>
          </table:table-cell>
          <table:table-cell office:value-type="float" office:value="0.844108581542969" calcext:value-type="float">
            <text:p>0,844108581542969</text:p>
          </table:table-cell>
          <table:table-cell office:value-type="float" office:value="0.844510078430176" calcext:value-type="float">
            <text:p>0,844510078430176</text:p>
          </table:table-cell>
          <table:table-cell office:value-type="float" office:value="0.84400749206543" calcext:value-type="float">
            <text:p>0,84400749206543</text:p>
          </table:table-cell>
          <table:table-cell office:value-type="float" office:value="0.845062971115112" calcext:value-type="float">
            <text:p>0,845062971115112</text:p>
          </table:table-cell>
          <table:table-cell office:value-type="float" office:value="0.842066526412964" calcext:value-type="float">
            <text:p>0,842066526412964</text:p>
          </table:table-cell>
          <table:table-cell office:value-type="float" office:value="0.843483448028565" calcext:value-type="float">
            <text:p>0,843483448028565</text:p>
          </table:table-cell>
          <table:table-cell office:value-type="float" office:value="0.844419956207275" calcext:value-type="float">
            <text:p>0,844419956207275</text:p>
          </table:table-cell>
          <table:table-cell office:value-type="float" office:value="0.844003677368164" calcext:value-type="float">
            <text:p>0,844003677368164</text:p>
          </table:table-cell>
          <table:table-cell office:value-type="float" office:value="0.844947576522827" calcext:value-type="float">
            <text:p>0,844947576522827</text:p>
          </table:table-cell>
          <table:table-cell office:value-type="float" office:value="0.84447717666626" calcext:value-type="float">
            <text:p>0,84447717666626</text:p>
          </table:table-cell>
          <table:table-cell office:value-type="float" office:value="0.840677499771118" calcext:value-type="float">
            <text:p>0,840677499771118</text:p>
          </table:table-cell>
          <table:table-cell office:value-type="float" office:value="0.843945980072022" calcext:value-type="float">
            <text:p>0,843945980072022</text:p>
          </table:table-cell>
          <table:table-cell office:value-type="float" office:value="0.844292879104614" calcext:value-type="float">
            <text:p>0,844292879104614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854665756226" calcext:value-type="float">
            <text:p>0,843854665756226</text:p>
          </table:table-cell>
          <table:table-cell office:value-type="float" office:value="0.844868898391724" calcext:value-type="float">
            <text:p>0,844868898391724</text:p>
          </table:table-cell>
          <table:table-cell office:value-type="float" office:value="0.840296745300293" calcext:value-type="float">
            <text:p>0,840296745300293</text:p>
          </table:table-cell>
          <table:table-cell office:value-type="float" office:value="0.844716787338257" calcext:value-type="float">
            <text:p>0,844716787338257</text:p>
          </table:table-cell>
          <table:table-cell office:value-type="float" office:value="0.844022035598755" calcext:value-type="float">
            <text:p>0,844022035598755</text:p>
          </table:table-cell>
          <table:table-cell office:value-type="float" office:value="0.844400405883789" calcext:value-type="float">
            <text:p>0,844400405883789</text:p>
          </table:table-cell>
          <table:table-cell office:value-type="float" office:value="0.844614982604981" calcext:value-type="float">
            <text:p>0,844614982604981</text:p>
          </table:table-cell>
          <table:table-cell office:value-type="float" office:value="0.844390153884888" calcext:value-type="float">
            <text:p>0,844390153884888</text:p>
          </table:table-cell>
          <table:table-cell office:value-type="float" office:value="0.841941356658936" calcext:value-type="float">
            <text:p>0,841941356658936</text:p>
          </table:table-cell>
          <table:table-cell office:value-type="float" office:value="0.843591451644898" calcext:value-type="float">
            <text:p>0,843591451644898</text:p>
          </table:table-cell>
          <table:table-cell office:value-type="float" office:value="0.844865083694458" calcext:value-type="float">
            <text:p>0,844865083694458</text:p>
          </table:table-cell>
          <table:table-cell office:value-type="float" office:value="0.844528913497925" calcext:value-type="float">
            <text:p>0,844528913497925</text:p>
          </table:table-cell>
          <table:table-cell office:value-type="float" office:value="0.844207763671875" calcext:value-type="float">
            <text:p>0,844207763671875</text:p>
          </table:table-cell>
          <table:table-cell office:value-type="float" office:value="0.843579053878784" calcext:value-type="float">
            <text:p>0,843579053878784</text:p>
          </table:table-cell>
          <table:table-cell office:value-type="float" office:value="0.842462778091431" calcext:value-type="float">
            <text:p>0,842462778091431</text:p>
          </table:table-cell>
          <table:table-cell office:value-type="float" office:value="0.843898057937622" calcext:value-type="float">
            <text:p>0,843898057937622</text:p>
          </table:table-cell>
          <table:table-cell office:value-type="float" office:value="0.844716310501099" calcext:value-type="float">
            <text:p>0,844716310501099</text:p>
          </table:table-cell>
          <table:table-cell office:value-type="float" office:value="0.84432864189148" calcext:value-type="float">
            <text:p>0,84432864189148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43862771987915" calcext:value-type="float">
            <text:p>0,843862771987915</text:p>
          </table:table-cell>
          <table:table-cell office:value-type="float" office:value="0.841589212417603" calcext:value-type="float">
            <text:p>0,841589212417603</text:p>
          </table:table-cell>
          <table:table-cell office:value-type="float" office:value="0.844736814498901" calcext:value-type="float">
            <text:p>0,844736814498901</text:p>
          </table:table-cell>
          <table:table-cell office:value-type="float" office:value="0.844186067581177" calcext:value-type="float">
            <text:p>0,844186067581177</text:p>
          </table:table-cell>
          <table:table-cell office:value-type="float" office:value="0.84350061416626" calcext:value-type="float">
            <text:p>0,84350061416626</text:p>
          </table:table-cell>
          <table:table-cell office:value-type="float" office:value="0.844732999801636" calcext:value-type="float">
            <text:p>0,844732999801636</text:p>
          </table:table-cell>
          <table:table-cell office:value-type="float" office:value="0.844884157180786" calcext:value-type="float">
            <text:p>0,844884157180786</text:p>
          </table:table-cell>
          <table:table-cell office:value-type="float" office:value="0.840501070022583" calcext:value-type="float">
            <text:p>0,840501070022583</text:p>
          </table:table-cell>
          <table:table-cell office:value-type="float" office:value="0.844485282897949" calcext:value-type="float">
            <text:p>0,844485282897949</text:p>
          </table:table-cell>
          <table:table-cell office:value-type="float" office:value="0.844423055648804" calcext:value-type="float">
            <text:p>0,844423055648804</text:p>
          </table:table-cell>
          <table:table-cell office:value-type="float" office:value="0.844033479690552" calcext:value-type="float">
            <text:p>0,844033479690552</text:p>
          </table:table-cell>
          <table:table-cell office:value-type="float" office:value="0.844473361968994" calcext:value-type="float">
            <text:p>0,844473361968994</text:p>
          </table:table-cell>
          <table:table-cell office:value-type="float" office:value="0.844423770904541" calcext:value-type="float">
            <text:p>0,844423770904541</text:p>
          </table:table-cell>
          <table:table-cell office:value-type="float" office:value="0.841209173202515" calcext:value-type="float">
            <text:p>0,841209173202515</text:p>
          </table:table-cell>
          <table:table-cell office:value-type="float" office:value="0.845760822296143" calcext:value-type="float">
            <text:p>0,845760822296143</text:p>
          </table:table-cell>
          <table:table-cell office:value-type="float" office:value="0.843083143234253" calcext:value-type="float">
            <text:p>0,843083143234253</text:p>
          </table:table-cell>
          <table:table-cell office:value-type="float" office:value="0.844417095184326" calcext:value-type="float">
            <text:p>0,844417095184326</text:p>
          </table:table-cell>
          <table:table-cell office:value-type="float" office:value="0.844592809677124" calcext:value-type="float">
            <text:p>0,844592809677124</text:p>
          </table:table-cell>
          <table:table-cell office:value-type="float" office:value="0.843927621841431" calcext:value-type="float">
            <text:p>0,843927621841431</text:p>
          </table:table-cell>
          <table:table-cell office:value-type="float" office:value="0.842227697372437" calcext:value-type="float">
            <text:p>0,842227697372437</text:p>
          </table:table-cell>
          <table:table-cell office:value-type="float" office:value="0.844369411468506" calcext:value-type="float">
            <text:p>0,844369411468506</text:p>
          </table:table-cell>
          <table:table-cell office:value-type="float" office:value="0.843976974487305" calcext:value-type="float">
            <text:p>0,843976974487305</text:p>
          </table:table-cell>
          <table:table-cell office:value-type="float" office:value="0.845267534255981" calcext:value-type="float">
            <text:p>0,845267534255981</text:p>
          </table:table-cell>
          <table:table-cell office:value-type="float" office:value="0.843889236450195" calcext:value-type="float">
            <text:p>0,843889236450195</text:p>
          </table:table-cell>
          <table:table-cell office:value-type="float" office:value="0.844338893890381" calcext:value-type="float">
            <text:p>0,844338893890381</text:p>
          </table:table-cell>
          <table:table-cell office:value-type="float" office:value="0.844745874404907" calcext:value-type="float">
            <text:p>0,844745874404907</text:p>
          </table:table-cell>
          <table:table-cell office:value-type="float" office:value="0.843528747558594" calcext:value-type="float">
            <text:p>0,843528747558594</text:p>
          </table:table-cell>
          <table:table-cell office:value-type="float" office:value="0.843980312347412" calcext:value-type="float">
            <text:p>0,843980312347412</text:p>
          </table:table-cell>
          <table:table-cell office:value-type="float" office:value="0.84475564956665" calcext:value-type="float">
            <text:p>0,84475564956665</text:p>
          </table:table-cell>
          <table:table-cell office:value-type="float" office:value="0.844426155090332" calcext:value-type="float">
            <text:p>0,844426155090332</text:p>
          </table:table-cell>
          <table:table-cell office:value-type="float" office:value="0.844557523727417" calcext:value-type="float">
            <text:p>0,844557523727417</text:p>
          </table:table-cell>
          <table:table-cell office:value-type="float" office:value="0.84553599357605" calcext:value-type="float">
            <text:p>0,84553599357605</text:p>
          </table:table-cell>
          <table:table-cell office:value-type="float" office:value="0.844504833221436" calcext:value-type="float">
            <text:p>0,844504833221436</text:p>
          </table:table-cell>
          <table:table-cell office:value-type="float" office:value="0.84334135055542" calcext:value-type="float">
            <text:p>0,84334135055542</text:p>
          </table:table-cell>
          <table:table-cell office:value-type="float" office:value="0.843104362487793" calcext:value-type="float">
            <text:p>0,843104362487793</text:p>
          </table:table-cell>
          <table:table-cell office:value-type="float" office:value="0.844551086425781" calcext:value-type="float">
            <text:p>0,844551086425781</text:p>
          </table:table-cell>
          <table:table-cell office:value-type="float" office:value="0.844388961791992" calcext:value-type="float">
            <text:p>0,844388961791992</text:p>
          </table:table-cell>
          <table:table-cell office:value-type="float" office:value="0.84476900100708" calcext:value-type="float">
            <text:p>0,84476900100708</text:p>
          </table:table-cell>
          <table:table-cell office:value-type="float" office:value="0.844587564468384" calcext:value-type="float">
            <text:p>0,844587564468384</text:p>
          </table:table-cell>
          <table:table-cell office:value-type="float" office:value="0.858992099761963" calcext:value-type="float">
            <text:p>0,858992099761963</text:p>
          </table:table-cell>
          <table:table-cell office:value-type="float" office:value="0.844056129455566" calcext:value-type="float">
            <text:p>0,844056129455566</text:p>
          </table:table-cell>
          <table:table-cell office:value-type="float" office:value="0.844610929489136" calcext:value-type="float">
            <text:p>0,844610929489136</text:p>
          </table:table-cell>
          <table:table-cell office:value-type="float" office:value="0.84429669380188" calcext:value-type="float">
            <text:p>0,84429669380188</text:p>
          </table:table-cell>
          <table:table-cell office:value-type="float" office:value="0.844491958618164" calcext:value-type="float">
            <text:p>0,844491958618164</text:p>
          </table:table-cell>
          <table:table-cell office:value-type="float" office:value="0.844545364379883" calcext:value-type="float">
            <text:p>0,844545364379883</text:p>
          </table:table-cell>
          <table:table-cell office:value-type="float" office:value="0.844169855117798" calcext:value-type="float">
            <text:p>0,844169855117798</text:p>
          </table:table-cell>
          <table:table-cell office:value-type="float" office:value="0.84412956237793" calcext:value-type="float">
            <text:p>0,84412956237793</text:p>
          </table:table-cell>
          <table:table-cell office:value-type="float" office:value="0.844144344329834" calcext:value-type="float">
            <text:p>0,844144344329834</text:p>
          </table:table-cell>
          <table:table-cell office:value-type="float" office:value="0.840904951095581" calcext:value-type="float">
            <text:p>0,840904951095581</text:p>
          </table:table-cell>
          <table:table-cell office:value-type="float" office:value="0.844641923904419" calcext:value-type="float">
            <text:p>0,844641923904419</text:p>
          </table:table-cell>
          <table:table-cell office:value-type="float" office:value="0.844680070877075" calcext:value-type="float">
            <text:p>0,844680070877075</text:p>
          </table:table-cell>
          <table:table-cell office:value-type="float" office:value="0.843838214874268" calcext:value-type="float">
            <text:p>0,843838214874268</text:p>
          </table:table-cell>
          <table:table-cell office:value-type="float" office:value="0.859946012496948" calcext:value-type="float">
            <text:p>0,859946012496948</text:p>
          </table:table-cell>
          <table:table-cell office:value-type="float" office:value="0.843811511993408" calcext:value-type="float">
            <text:p>0,843811511993408</text:p>
          </table:table-cell>
          <table:table-cell office:value-type="float" office:value="0.845238208770752" calcext:value-type="float">
            <text:p>0,845238208770752</text:p>
          </table:table-cell>
          <table:table-cell office:value-type="float" office:value="0.844083547592163" calcext:value-type="float">
            <text:p>0,844083547592163</text:p>
          </table:table-cell>
          <table:table-cell office:value-type="float" office:value="0.843725681304932" calcext:value-type="float">
            <text:p>0,843725681304932</text:p>
          </table:table-cell>
          <table:table-cell office:value-type="float" office:value="0.86050271987915" calcext:value-type="float">
            <text:p>0,86050271987915</text:p>
          </table:table-cell>
          <table:table-cell office:value-type="float" office:value="0.844095230102539" calcext:value-type="float">
            <text:p>0,844095230102539</text:p>
          </table:table-cell>
          <table:table-cell office:value-type="float" office:value="0.844806909561157" calcext:value-type="float">
            <text:p>0,844806909561157</text:p>
          </table:table-cell>
          <table:table-cell office:value-type="float" office:value="0.843952655792236" calcext:value-type="float">
            <text:p>0,843952655792236</text:p>
          </table:table-cell>
          <table:table-cell office:value-type="float" office:value="0.860340595245361" calcext:value-type="float">
            <text:p>0,860340595245361</text:p>
          </table:table-cell>
          <table:table-cell office:value-type="float" office:value="0.843928575515747" calcext:value-type="float">
            <text:p>0,843928575515747</text:p>
          </table:table-cell>
          <table:table-cell office:value-type="float" office:value="0.844573497772217" calcext:value-type="float">
            <text:p>0,844573497772217</text:p>
          </table:table-cell>
          <table:table-cell office:value-type="float" office:value="0.859501123428345" calcext:value-type="float">
            <text:p>0,859501123428345</text:p>
          </table:table-cell>
          <table:table-cell office:value-type="float" office:value="0.844619035720825" calcext:value-type="float">
            <text:p>0,844619035720825</text:p>
          </table:table-cell>
          <table:table-cell office:value-type="float" office:value="0.844261407852173" calcext:value-type="float">
            <text:p>0,844261407852173</text:p>
          </table:table-cell>
          <table:table-cell office:value-type="float" office:value="0.844325304031372" calcext:value-type="float">
            <text:p>0,844325304031372</text:p>
          </table:table-cell>
          <table:table-cell office:value-type="float" office:value="0.843898057937622" calcext:value-type="float">
            <text:p>0,843898057937622</text:p>
          </table:table-cell>
          <table:table-cell office:value-type="float" office:value="0.844634771347046" calcext:value-type="float">
            <text:p>0,844634771347046</text:p>
          </table:table-cell>
          <table:table-cell office:value-type="float" office:value="0.844051361083984" calcext:value-type="float">
            <text:p>0,844051361083984</text:p>
          </table:table-cell>
          <table:table-cell office:value-type="float" office:value="0.844803094863892" calcext:value-type="float">
            <text:p>0,844803094863892</text:p>
          </table:table-cell>
          <table:table-cell office:value-type="float" office:value="0.844305992126465" calcext:value-type="float">
            <text:p>0,844305992126465</text:p>
          </table:table-cell>
          <table:table-cell office:value-type="float" office:value="0.843808889389038" calcext:value-type="float">
            <text:p>0,843808889389038</text:p>
          </table:table-cell>
          <table:table-cell office:value-type="float" office:value="0.844640493392944" calcext:value-type="float">
            <text:p>0,844640493392944</text:p>
          </table:table-cell>
          <table:table-cell office:value-type="float" office:value="0.844568252563477" calcext:value-type="float">
            <text:p>0,844568252563477</text:p>
          </table:table-cell>
          <table:table-cell office:value-type="float" office:value="0.843876600265503" calcext:value-type="float">
            <text:p>0,843876600265503</text:p>
          </table:table-cell>
          <table:table-cell office:value-type="float" office:value="0.84466290473938" calcext:value-type="float">
            <text:p>0,84466290473938</text:p>
          </table:table-cell>
          <table:table-cell office:value-type="float" office:value="0.859776020050049" calcext:value-type="float">
            <text:p>0,859776020050049</text:p>
          </table:table-cell>
          <table:table-cell office:value-type="float" office:value="0.843734502792358" calcext:value-type="float">
            <text:p>0,843734502792358</text:p>
          </table:table-cell>
          <table:table-cell office:value-type="float" office:value="0.84490966796875" calcext:value-type="float">
            <text:p>0,84490966796875</text:p>
          </table:table-cell>
          <table:table-cell office:value-type="float" office:value="0.844393491744995" calcext:value-type="float">
            <text:p>0,844393491744995</text:p>
          </table:table-cell>
          <table:table-cell office:value-type="float" office:value="0.84393835067749" calcext:value-type="float">
            <text:p>0,84393835067749</text:p>
          </table:table-cell>
          <table:table-cell office:value-type="float" office:value="0.859854698181152" calcext:value-type="float">
            <text:p>0,859854698181152</text:p>
          </table:table-cell>
          <table:table-cell office:value-type="float" office:value="0.842359066009522" calcext:value-type="float">
            <text:p>0,842359066009522</text:p>
          </table:table-cell>
          <table:table-cell office:value-type="float" office:value="0.844486713409424" calcext:value-type="float">
            <text:p>0,844486713409424</text:p>
          </table:table-cell>
          <table:table-cell office:value-type="float" office:value="0.843843221664429" calcext:value-type="float">
            <text:p>0,843843221664429</text:p>
          </table:table-cell>
          <table:table-cell office:value-type="float" office:value="0.859848260879517" calcext:value-type="float">
            <text:p>0,859848260879517</text:p>
          </table:table-cell>
          <table:table-cell office:value-type="float" office:value="0.844201564788818" calcext:value-type="float">
            <text:p>0,844201564788818</text:p>
          </table:table-cell>
          <table:table-cell office:value-type="float" office:value="0.844627618789673" calcext:value-type="float">
            <text:p>0,844627618789673</text:p>
          </table:table-cell>
          <table:table-cell office:value-type="float" office:value="0.840724945068359" calcext:value-type="float">
            <text:p>0,840724945068359</text:p>
          </table:table-cell>
          <table:table-cell office:value-type="float" office:value="0.844508171081543" calcext:value-type="float">
            <text:p>0,844508171081543</text:p>
          </table:table-cell>
          <table:table-cell office:value-type="float" office:value="0.844382524490356" calcext:value-type="float">
            <text:p>0,844382524490356</text:p>
          </table:table-cell>
          <table:table-cell office:value-type="float" office:value="0.844340085983276" calcext:value-type="float">
            <text:p>0,844340085983276</text:p>
          </table:table-cell>
          <table:table-cell office:value-type="float" office:value="0.844004631042481" calcext:value-type="float">
            <text:p>0,844004631042481</text:p>
          </table:table-cell>
          <table:table-cell office:value-type="float" office:value="0.843995571136475" calcext:value-type="float">
            <text:p>0,843995571136475</text:p>
          </table:table-cell>
          <table:table-cell office:value-type="float" office:value="0.841204881668091" calcext:value-type="float">
            <text:p>0,841204881668091</text:p>
          </table:table-cell>
          <table:table-cell office:value-type="float" office:value="0.843923807144165" calcext:value-type="float">
            <text:p>0,843923807144165</text:p>
          </table:table-cell>
          <table:table-cell office:value-type="float" office:value="0.844032049179077" calcext:value-type="float">
            <text:p>0,844032049179077</text:p>
          </table:table-cell>
          <table:table-cell office:value-type="float" office:value="0.844510316848755" calcext:value-type="float">
            <text:p>0,844510316848755</text:p>
          </table:table-cell>
          <table:table-cell office:value-type="float" office:value="0.84496021270752" calcext:value-type="float">
            <text:p>0,84496021270752</text:p>
          </table:table-cell>
          <table:table-cell office:value-type="float" office:value="0.843969345092773" calcext:value-type="float">
            <text:p>0,843969345092773</text:p>
          </table:table-cell>
          <table:table-cell office:value-type="float" office:value="0.8580002784729" calcext:value-type="float">
            <text:p>0,8580002784729</text:p>
          </table:table-cell>
          <table:table-cell office:value-type="float" office:value="0.844334125518799" calcext:value-type="float">
            <text:p>0,844334125518799</text:p>
          </table:table-cell>
          <table:table-cell office:value-type="float" office:value="0.84416937828064" calcext:value-type="float">
            <text:p>0,84416937828064</text:p>
          </table:table-cell>
          <table:table-cell office:value-type="float" office:value="0.85980749130249" calcext:value-type="float">
            <text:p>0,85980749130249</text:p>
          </table:table-cell>
          <table:table-cell office:value-type="float" office:value="0.844243288040161" calcext:value-type="float">
            <text:p>0,844243288040161</text:p>
          </table:table-cell>
          <table:table-cell office:value-type="float" office:value="0.842259407043457" calcext:value-type="float">
            <text:p>0,842259407043457</text:p>
          </table:table-cell>
          <table:table-cell office:value-type="float" office:value="0.844259262084961" calcext:value-type="float">
            <text:p>0,844259262084961</text:p>
          </table:table-cell>
          <table:table-cell office:value-type="float" office:value="0.844468593597412" calcext:value-type="float">
            <text:p>0,844468593597412</text:p>
          </table:table-cell>
          <table:table-cell office:value-type="float" office:value="0.843671560287476" calcext:value-type="float">
            <text:p>0,843671560287476</text:p>
          </table:table-cell>
          <table:table-cell office:value-type="float" office:value="0.844117641448975" calcext:value-type="float">
            <text:p>0,844117641448975</text:p>
          </table:table-cell>
          <table:table-cell office:value-type="float" office:value="0.845039129257202" calcext:value-type="float">
            <text:p>0,845039129257202</text:p>
          </table:table-cell>
          <table:table-cell office:value-type="float" office:value="0.855982065200806" calcext:value-type="float">
            <text:p>0,855982065200806</text:p>
          </table:table-cell>
          <table:table-cell office:value-type="float" office:value="0.844712257385254" calcext:value-type="float">
            <text:p>0,844712257385254</text:p>
          </table:table-cell>
          <table:table-cell office:value-type="float" office:value="0.843634128570557" calcext:value-type="float">
            <text:p>0,843634128570557</text:p>
          </table:table-cell>
          <table:table-cell office:value-type="float" office:value="0.845324277877808" calcext:value-type="float">
            <text:p>0,845324277877808</text:p>
          </table:table-cell>
          <table:table-cell office:value-type="float" office:value="0.843838214874268" calcext:value-type="float">
            <text:p>0,843838214874268</text:p>
          </table:table-cell>
          <table:table-cell office:value-type="float" office:value="0.860123634338379" calcext:value-type="float">
            <text:p>0,860123634338379</text:p>
          </table:table-cell>
          <table:table-cell office:value-type="float" office:value="0.840840578079224" calcext:value-type="float">
            <text:p>0,840840578079224</text:p>
          </table:table-cell>
          <table:table-cell office:value-type="float" office:value="0.844245433807373" calcext:value-type="float">
            <text:p>0,844245433807373</text:p>
          </table:table-cell>
          <table:table-cell office:value-type="float" office:value="0.843119144439697" calcext:value-type="float">
            <text:p>0,843119144439697</text:p>
          </table:table-cell>
          <table:table-cell office:value-type="float" office:value="0.845663547515869" calcext:value-type="float">
            <text:p>0,845663547515869</text:p>
          </table:table-cell>
          <table:table-cell office:value-type="float" office:value="0.844373941421509" calcext:value-type="float">
            <text:p>0,844373941421509</text:p>
          </table:table-cell>
          <table:table-cell office:value-type="float" office:value="0.843943357467651" calcext:value-type="float">
            <text:p>0,843943357467651</text:p>
          </table:table-cell>
          <table:table-cell office:value-type="float" office:value="0.841491937637329" calcext:value-type="float">
            <text:p>0,841491937637329</text:p>
          </table:table-cell>
          <table:table-cell office:value-type="float" office:value="0.844760417938232" calcext:value-type="float">
            <text:p>0,844760417938232</text:p>
          </table:table-cell>
          <table:table-cell office:value-type="float" office:value="0.844336032867432" calcext:value-type="float">
            <text:p>0,844336032867432</text:p>
          </table:table-cell>
          <table:table-cell office:value-type="float" office:value="0.844284772872925" calcext:value-type="float">
            <text:p>0,844284772872925</text:p>
          </table:table-cell>
          <table:table-cell office:value-type="float" office:value="0.844184398651123" calcext:value-type="float">
            <text:p>0,844184398651123</text:p>
          </table:table-cell>
          <table:table-cell office:value-type="float" office:value="0.843884706497192" calcext:value-type="float">
            <text:p>0,843884706497192</text:p>
          </table:table-cell>
          <table:table-cell office:value-type="float" office:value="0.842545747756958" calcext:value-type="float">
            <text:p>0,842545747756958</text:p>
          </table:table-cell>
          <table:table-cell office:value-type="float" office:value="0.84403395652771" calcext:value-type="float">
            <text:p>0,84403395652771</text:p>
          </table:table-cell>
          <table:table-cell office:value-type="float" office:value="0.844377994537354" calcext:value-type="float">
            <text:p>0,844377994537354</text:p>
          </table:table-cell>
          <table:table-cell office:value-type="float" office:value="0.844036102294922" calcext:value-type="float">
            <text:p>0,844036102294922</text:p>
          </table:table-cell>
          <table:table-cell office:value-type="float" office:value="0.844231843948364" calcext:value-type="float">
            <text:p>0,844231843948364</text:p>
          </table:table-cell>
          <table:table-cell office:value-type="float" office:value="0.844783782958984" calcext:value-type="float">
            <text:p>0,844783782958984</text:p>
          </table:table-cell>
          <table:table-cell office:value-type="float" office:value="0.844139814376831" calcext:value-type="float">
            <text:p>0,844139814376831</text:p>
          </table:table-cell>
          <table:table-cell office:value-type="float" office:value="0.844931125640869" calcext:value-type="float">
            <text:p>0,844931125640869</text:p>
          </table:table-cell>
          <table:table-cell office:value-type="float" office:value="0.843863487243652" calcext:value-type="float">
            <text:p>0,843863487243652</text:p>
          </table:table-cell>
          <table:table-cell office:value-type="float" office:value="0.843878030776978" calcext:value-type="float">
            <text:p>0,843878030776978</text:p>
          </table:table-cell>
          <table:table-cell office:value-type="float" office:value="0.844570875167847" calcext:value-type="float">
            <text:p>0,844570875167847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3631029129028" calcext:value-type="float">
            <text:p>0,843631029129028</text:p>
          </table:table-cell>
          <table:table-cell office:value-type="float" office:value="0.844996929168701" calcext:value-type="float">
            <text:p>0,844996929168701</text:p>
          </table:table-cell>
          <table:table-cell office:value-type="float" office:value="0.844155550003052" calcext:value-type="float">
            <text:p>0,844155550003052</text:p>
          </table:table-cell>
          <table:table-cell office:value-type="float" office:value="0.843933343887329" calcext:value-type="float">
            <text:p>0,843933343887329</text:p>
          </table:table-cell>
          <table:table-cell office:value-type="float" office:value="0.844710826873779" calcext:value-type="float">
            <text:p>0,844710826873779</text:p>
          </table:table-cell>
          <table:table-cell office:value-type="float" office:value="0.844656467437744" calcext:value-type="float">
            <text:p>0,844656467437744</text:p>
          </table:table-cell>
          <table:table-cell office:value-type="float" office:value="0.844333410263062" calcext:value-type="float">
            <text:p>0,844333410263062</text:p>
          </table:table-cell>
          <table:table-cell office:value-type="float" office:value="0.844225168228149" calcext:value-type="float">
            <text:p>0,844225168228149</text:p>
          </table:table-cell>
          <table:table-cell office:value-type="float" office:value="0.8436439037323" calcext:value-type="float">
            <text:p>0,8436439037323</text:p>
          </table:table-cell>
          <table:table-cell office:value-type="float" office:value="0.844672918319702" calcext:value-type="float">
            <text:p>0,844672918319702</text:p>
          </table:table-cell>
          <table:table-cell office:value-type="float" office:value="0.843505382537842" calcext:value-type="float">
            <text:p>0,843505382537842</text:p>
          </table:table-cell>
          <table:table-cell office:value-type="float" office:value="0.845599889755249" calcext:value-type="float">
            <text:p>0,845599889755249</text:p>
          </table:table-cell>
          <table:table-cell office:value-type="float" office:value="0.843025922775269" calcext:value-type="float">
            <text:p>0,843025922775269</text:p>
          </table:table-cell>
          <table:table-cell office:value-type="float" office:value="0.860585451126099" calcext:value-type="float">
            <text:p>0,860585451126099</text:p>
          </table:table-cell>
          <table:table-cell office:value-type="float" office:value="0.843943595886231" calcext:value-type="float">
            <text:p>0,843943595886231</text:p>
          </table:table-cell>
          <table:table-cell office:value-type="float" office:value="0.844434261322022" calcext:value-type="float">
            <text:p>0,844434261322022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61136198043823" calcext:value-type="float">
            <text:p>0,861136198043823</text:p>
          </table:table-cell>
          <table:table-cell office:value-type="float" office:value="0.840227842330933" calcext:value-type="float">
            <text:p>0,840227842330933</text:p>
          </table:table-cell>
          <table:table-cell office:value-type="float" office:value="0.844742059707642" calcext:value-type="float">
            <text:p>0,844742059707642</text:p>
          </table:table-cell>
          <table:table-cell office:value-type="float" office:value="0.843198299407959" calcext:value-type="float">
            <text:p>0,843198299407959</text:p>
          </table:table-cell>
          <table:table-cell office:value-type="float" office:value="0.845819711685181" calcext:value-type="float">
            <text:p>0,845819711685181</text:p>
          </table:table-cell>
          <table:table-cell office:value-type="float" office:value="0.84474515914917" calcext:value-type="float">
            <text:p>0,84474515914917</text:p>
          </table:table-cell>
          <table:table-cell office:value-type="float" office:value="0.842923641204834" calcext:value-type="float">
            <text:p>0,842923641204834</text:p>
          </table:table-cell>
          <table:table-cell office:value-type="float" office:value="0.849822282791138" calcext:value-type="float">
            <text:p>0,849822282791138</text:p>
          </table:table-cell>
          <table:table-cell office:value-type="float" office:value="0.839491605758667" calcext:value-type="float">
            <text:p>0,839491605758667</text:p>
          </table:table-cell>
          <table:table-cell office:value-type="float" office:value="0.844187498092651" calcext:value-type="float">
            <text:p>0,844187498092651</text:p>
          </table:table-cell>
          <table:table-cell office:value-type="float" office:value="0.860045909881592" calcext:value-type="float">
            <text:p>0,860045909881592</text:p>
          </table:table-cell>
          <table:table-cell office:value-type="float" office:value="0.844027996063232" calcext:value-type="float">
            <text:p>0,844027996063232</text:p>
          </table:table-cell>
          <table:table-cell office:value-type="float" office:value="0.844110012054443" calcext:value-type="float">
            <text:p>0,844110012054443</text:p>
          </table:table-cell>
          <table:table-cell office:value-type="float" office:value="0.844976186752319" calcext:value-type="float">
            <text:p>0,844976186752319</text:p>
          </table:table-cell>
          <table:table-cell office:value-type="float" office:value="0.859035491943359" calcext:value-type="float">
            <text:p>0,859035491943359</text:p>
          </table:table-cell>
          <table:table-cell office:value-type="float" office:value="0.844805479049683" calcext:value-type="float">
            <text:p>0,844805479049683</text:p>
          </table:table-cell>
          <table:table-cell office:value-type="float" office:value="0.844053745269775" calcext:value-type="float">
            <text:p>0,844053745269775</text:p>
          </table:table-cell>
          <table:table-cell office:value-type="float" office:value="0.844568490982056" calcext:value-type="float">
            <text:p>0,844568490982056</text:p>
          </table:table-cell>
          <table:table-cell office:value-type="float" office:value="0.844001531600952" calcext:value-type="float">
            <text:p>0,844001531600952</text:p>
          </table:table-cell>
          <table:table-cell office:value-type="float" office:value="0.844820976257324" calcext:value-type="float">
            <text:p>0,844820976257324</text:p>
          </table:table-cell>
          <table:table-cell office:value-type="float" office:value="0.843899726867676" calcext:value-type="float">
            <text:p>0,843899726867676</text:p>
          </table:table-cell>
          <table:table-cell office:value-type="float" office:value="0.844630002975464" calcext:value-type="float">
            <text:p>0,844630002975464</text:p>
          </table:table-cell>
          <table:table-cell office:value-type="float" office:value="0.843719005584717" calcext:value-type="float">
            <text:p>0,843719005584717</text:p>
          </table:table-cell>
          <table:table-cell office:value-type="float" office:value="0.844263076782227" calcext:value-type="float">
            <text:p>0,844263076782227</text:p>
          </table:table-cell>
          <table:table-cell office:value-type="float" office:value="0.860387802124023" calcext:value-type="float">
            <text:p>0,860387802124023</text:p>
          </table:table-cell>
          <table:table-cell office:value-type="float" office:value="0.86014723777771" calcext:value-type="float">
            <text:p>0,86014723777771</text:p>
          </table:table-cell>
          <table:table-cell office:value-type="float" office:value="0.843971252441406" calcext:value-type="float">
            <text:p>0,843971252441406</text:p>
          </table:table-cell>
          <table:table-cell office:value-type="float" office:value="0.844687223434448" calcext:value-type="float">
            <text:p>0,844687223434448</text:p>
          </table:table-cell>
          <table:table-cell office:value-type="float" office:value="0.844061851501465" calcext:value-type="float">
            <text:p>0,844061851501465</text:p>
          </table:table-cell>
          <table:table-cell office:value-type="float" office:value="0.844086408615112" calcext:value-type="float">
            <text:p>0,844086408615112</text:p>
          </table:table-cell>
          <table:table-cell office:value-type="float" office:value="0.860038042068481" calcext:value-type="float">
            <text:p>0,860038042068481</text:p>
          </table:table-cell>
          <table:table-cell office:value-type="float" office:value="0.843935251235962" calcext:value-type="float">
            <text:p>0,843935251235962</text:p>
          </table:table-cell>
          <table:table-cell office:value-type="float" office:value="0.845313310623169" calcext:value-type="float">
            <text:p>0,845313310623169</text:p>
          </table:table-cell>
          <table:table-cell office:value-type="float" office:value="0.84350323677063" calcext:value-type="float">
            <text:p>0,84350323677063</text:p>
          </table:table-cell>
          <table:table-cell office:value-type="float" office:value="0.844813823699951" calcext:value-type="float">
            <text:p>0,844813823699951</text:p>
          </table:table-cell>
          <table:table-cell office:value-type="float" office:value="0.843503713607788" calcext:value-type="float">
            <text:p>0,843503713607788</text:p>
          </table:table-cell>
          <table:table-cell office:value-type="float" office:value="0.842402696609497" calcext:value-type="float">
            <text:p>0,842402696609497</text:p>
          </table:table-cell>
          <table:table-cell office:value-type="float" office:value="0.844304800033569" calcext:value-type="float">
            <text:p>0,844304800033569</text:p>
          </table:table-cell>
          <table:table-cell office:value-type="float" office:value="0.844581127166748" calcext:value-type="float">
            <text:p>0,844581127166748</text:p>
          </table:table-cell>
          <table:table-cell office:value-type="float" office:value="0.858885526657105" calcext:value-type="float">
            <text:p>0,858885526657105</text:p>
          </table:table-cell>
          <table:table-cell office:value-type="float" office:value="0.845300436019898" calcext:value-type="float">
            <text:p>0,845300436019898</text:p>
          </table:table-cell>
          <table:table-cell office:value-type="float" office:value="0.844497203826904" calcext:value-type="float">
            <text:p>0,844497203826904</text:p>
          </table:table-cell>
          <table:table-cell office:value-type="float" office:value="0.840956449508667" calcext:value-type="float">
            <text:p>0,840956449508667</text:p>
          </table:table-cell>
          <table:table-cell office:value-type="float" office:value="0.859947443008423" calcext:value-type="float">
            <text:p>0,859947443008423</text:p>
          </table:table-cell>
          <table:table-cell office:value-type="float" office:value="0.859472274780273" calcext:value-type="float">
            <text:p>0,859472274780273</text:p>
          </table:table-cell>
          <table:table-cell office:value-type="float" office:value="0.845013856887817" calcext:value-type="float">
            <text:p>0,845013856887817</text:p>
          </table:table-cell>
          <table:table-cell office:value-type="float" office:value="0.843444347381592" calcext:value-type="float">
            <text:p>0,843444347381592</text:p>
          </table:table-cell>
          <table:table-cell office:value-type="float" office:value="0.844564437866211" calcext:value-type="float">
            <text:p>0,844564437866211</text:p>
          </table:table-cell>
          <table:table-cell office:value-type="float" office:value="0.84135365486145" calcext:value-type="float">
            <text:p>0,84135365486145</text:p>
          </table:table-cell>
          <table:table-cell office:value-type="float" office:value="0.844279527664185" calcext:value-type="float">
            <text:p>0,844279527664185</text:p>
          </table:table-cell>
          <table:table-cell office:value-type="float" office:value="0.844053983688355" calcext:value-type="float">
            <text:p>0,844053983688355</text:p>
          </table:table-cell>
          <table:table-cell office:value-type="float" office:value="0.844204187393189" calcext:value-type="float">
            <text:p>0,844204187393189</text:p>
          </table:table-cell>
          <table:table-cell office:value-type="float" office:value="0.844745874404907" calcext:value-type="float">
            <text:p>0,844745874404907</text:p>
          </table:table-cell>
          <table:table-cell office:value-type="float" office:value="0.843835115432739" calcext:value-type="float">
            <text:p>0,843835115432739</text:p>
          </table:table-cell>
          <table:table-cell office:value-type="float" office:value="0.842080593109131" calcext:value-type="float">
            <text:p>0,842080593109131</text:p>
          </table:table-cell>
          <table:table-cell office:value-type="float" office:value="0.844885587692261" calcext:value-type="float">
            <text:p>0,844885587692261</text:p>
          </table:table-cell>
          <table:table-cell office:value-type="float" office:value="0.843888282775879" calcext:value-type="float">
            <text:p>0,843888282775879</text:p>
          </table:table-cell>
          <table:table-cell office:value-type="float" office:value="0.843902587890625" calcext:value-type="float">
            <text:p>0,843902587890625</text:p>
          </table:table-cell>
          <table:table-cell office:value-type="float" office:value="0.844456195831299" calcext:value-type="float">
            <text:p>0,844456195831299</text:p>
          </table:table-cell>
          <table:table-cell office:value-type="float" office:value="0.844697713851929" calcext:value-type="float">
            <text:p>0,844697713851929</text:p>
          </table:table-cell>
          <table:table-cell office:value-type="float" office:value="0.841605424880981" calcext:value-type="float">
            <text:p>0,841605424880981</text:p>
          </table:table-cell>
          <table:table-cell office:value-type="float" office:value="0.844021081924439" calcext:value-type="float">
            <text:p>0,844021081924439</text:p>
          </table:table-cell>
          <table:table-cell office:value-type="float" office:value="0.861018657684326" calcext:value-type="float">
            <text:p>0,861018657684326</text:p>
          </table:table-cell>
          <table:table-cell office:value-type="float" office:value="0.843947887420654" calcext:value-type="float">
            <text:p>0,843947887420654</text:p>
          </table:table-cell>
          <table:table-cell office:value-type="float" office:value="0.859565019607544" calcext:value-type="float">
            <text:p>0,859565019607544</text:p>
          </table:table-cell>
          <table:table-cell office:value-type="float" office:value="0.844390392303467" calcext:value-type="float">
            <text:p>0,844390392303467</text:p>
          </table:table-cell>
          <table:table-cell office:value-type="float" office:value="0.841117382049561" calcext:value-type="float">
            <text:p>0,841117382049561</text:p>
          </table:table-cell>
          <table:table-cell office:value-type="float" office:value="0.844184160232544" calcext:value-type="float">
            <text:p>0,844184160232544</text:p>
          </table:table-cell>
          <table:table-cell office:value-type="float" office:value="0.843674182891846" calcext:value-type="float">
            <text:p>0,843674182891846</text:p>
          </table:table-cell>
          <table:table-cell office:value-type="float" office:value="0.844588041305542" calcext:value-type="float">
            <text:p>0,844588041305542</text:p>
          </table:table-cell>
          <table:table-cell office:value-type="float" office:value="0.844441413879395" calcext:value-type="float">
            <text:p>0,844441413879395</text:p>
          </table:table-cell>
          <table:table-cell office:value-type="float" office:value="0.844444751739502" calcext:value-type="float">
            <text:p>0,844444751739502</text:p>
          </table:table-cell>
          <table:table-cell office:value-type="float" office:value="0.840989589691162" calcext:value-type="float">
            <text:p>0,840989589691162</text:p>
          </table:table-cell>
          <table:table-cell office:value-type="float" office:value="0.844533681869507" calcext:value-type="float">
            <text:p>0,844533681869507</text:p>
          </table:table-cell>
          <table:table-cell office:value-type="float" office:value="0.843931674957275" calcext:value-type="float">
            <text:p>0,843931674957275</text:p>
          </table:table-cell>
          <table:table-cell office:value-type="float" office:value="0.85952639579773" calcext:value-type="float">
            <text:p>0,85952639579773</text:p>
          </table:table-cell>
          <table:table-cell office:value-type="float" office:value="0.84511923789978" calcext:value-type="float">
            <text:p>0,84511923789978</text:p>
          </table:table-cell>
          <table:table-cell office:value-type="float" office:value="0.843656539916992" calcext:value-type="float">
            <text:p>0,843656539916992</text:p>
          </table:table-cell>
          <table:table-cell office:value-type="float" office:value="0.841151714324951" calcext:value-type="float">
            <text:p>0,841151714324951</text:p>
          </table:table-cell>
          <table:table-cell office:value-type="float" office:value="0.845058679580689" calcext:value-type="float">
            <text:p>0,845058679580689</text:p>
          </table:table-cell>
          <table:table-cell office:value-type="float" office:value="0.844283103942871" calcext:value-type="float">
            <text:p>0,844283103942871</text:p>
          </table:table-cell>
          <table:table-cell office:value-type="float" office:value="0.844417572021484" calcext:value-type="float">
            <text:p>0,844417572021484</text:p>
          </table:table-cell>
          <table:table-cell office:value-type="float" office:value="0.843868494033814" calcext:value-type="float">
            <text:p>0,843868494033814</text:p>
          </table:table-cell>
          <table:table-cell office:value-type="float" office:value="0.843990802764893" calcext:value-type="float">
            <text:p>0,843990802764893</text:p>
          </table:table-cell>
          <table:table-cell office:value-type="float" office:value="0.841975927352905" calcext:value-type="float">
            <text:p>0,841975927352905</text:p>
          </table:table-cell>
          <table:table-cell office:value-type="float" office:value="0.843950748443604" calcext:value-type="float">
            <text:p>0,843950748443604</text:p>
          </table:table-cell>
          <table:table-cell office:value-type="float" office:value="0.860902070999146" calcext:value-type="float">
            <text:p>0,860902070999146</text:p>
          </table:table-cell>
          <table:table-cell office:value-type="float" office:value="0.843500375747681" calcext:value-type="float">
            <text:p>0,843500375747681</text:p>
          </table:table-cell>
          <table:table-cell office:value-type="float" office:value="0.844374656677246" calcext:value-type="float">
            <text:p>0,844374656677246</text:p>
          </table:table-cell>
          <table:table-cell office:value-type="float" office:value="0.845067501068115" calcext:value-type="float">
            <text:p>0,845067501068115</text:p>
          </table:table-cell>
          <table:table-cell office:value-type="float" office:value="0.841243028640747" calcext:value-type="float">
            <text:p>0,841243028640747</text:p>
          </table:table-cell>
          <table:table-cell office:value-type="float" office:value="0.844307899475098" calcext:value-type="float">
            <text:p>0,844307899475098</text:p>
          </table:table-cell>
          <table:table-cell office:value-type="float" office:value="0.843621730804443" calcext:value-type="float">
            <text:p>0,843621730804443</text:p>
          </table:table-cell>
          <table:table-cell office:value-type="float" office:value="0.844850540161133" calcext:value-type="float">
            <text:p>0,844850540161133</text:p>
          </table:table-cell>
          <table:table-cell office:value-type="float" office:value="0.844823360443115" calcext:value-type="float">
            <text:p>0,844823360443115</text:p>
          </table:table-cell>
          <table:table-cell office:value-type="float" office:value="0.84469747543335" calcext:value-type="float">
            <text:p>0,84469747543335</text:p>
          </table:table-cell>
          <table:table-cell office:value-type="float" office:value="0.843722105026245" calcext:value-type="float">
            <text:p>0,843722105026245</text:p>
          </table:table-cell>
          <table:table-cell office:value-type="float" office:value="0.844652652740479" calcext:value-type="float">
            <text:p>0,844652652740479</text:p>
          </table:table-cell>
          <table:table-cell office:value-type="float" office:value="0.844434261322022" calcext:value-type="float">
            <text:p>0,844434261322022</text:p>
          </table:table-cell>
          <table:table-cell office:value-type="float" office:value="0.844071388244629" calcext:value-type="float">
            <text:p>0,844071388244629</text:p>
          </table:table-cell>
          <table:table-cell office:value-type="float" office:value="0.843309640884399" calcext:value-type="float">
            <text:p>0,843309640884399</text:p>
          </table:table-cell>
          <table:table-cell office:value-type="float" office:value="0.845427989959717" calcext:value-type="float">
            <text:p>0,845427989959717</text:p>
          </table:table-cell>
          <table:table-cell office:value-type="float" office:value="0.843364000320435" calcext:value-type="float">
            <text:p>0,843364000320435</text:p>
          </table:table-cell>
          <table:table-cell office:value-type="float" office:value="0.844295501708984" calcext:value-type="float">
            <text:p>0,844295501708984</text:p>
          </table:table-cell>
          <table:table-cell office:value-type="float" office:value="0.844756603240967" calcext:value-type="float">
            <text:p>0,844756603240967</text:p>
          </table:table-cell>
          <table:table-cell office:value-type="float" office:value="0.843584299087524" calcext:value-type="float">
            <text:p>0,843584299087524</text:p>
          </table:table-cell>
          <table:table-cell office:value-type="float" office:value="0.845277309417725" calcext:value-type="float">
            <text:p>0,845277309417725</text:p>
          </table:table-cell>
          <table:table-cell office:value-type="float" office:value="0.84366512298584" calcext:value-type="float">
            <text:p>0,84366512298584</text:p>
          </table:table-cell>
          <table:table-cell office:value-type="float" office:value="0.844685316085815" calcext:value-type="float">
            <text:p>0,844685316085815</text:p>
          </table:table-cell>
          <table:table-cell office:value-type="float" office:value="0.843807458877564" calcext:value-type="float">
            <text:p>0,843807458877564</text:p>
          </table:table-cell>
          <table:table-cell office:value-type="float" office:value="0.844745397567749" calcext:value-type="float">
            <text:p>0,844745397567749</text:p>
          </table:table-cell>
          <table:table-cell office:value-type="float" office:value="0.843825101852417" calcext:value-type="float">
            <text:p>0,843825101852417</text:p>
          </table:table-cell>
          <table:table-cell office:value-type="float" office:value="0.844537019729614" calcext:value-type="float">
            <text:p>0,844537019729614</text:p>
          </table:table-cell>
          <table:table-cell office:value-type="float" office:value="0.844481706619263" calcext:value-type="float">
            <text:p>0,844481706619263</text:p>
          </table:table-cell>
          <table:table-cell office:value-type="float" office:value="0.84441065788269" calcext:value-type="float">
            <text:p>0,84441065788269</text:p>
          </table:table-cell>
          <table:table-cell office:value-type="float" office:value="0.844498634338379" calcext:value-type="float">
            <text:p>0,844498634338379</text:p>
          </table:table-cell>
          <table:table-cell office:value-type="float" office:value="0.844172954559326" calcext:value-type="float">
            <text:p>0,844172954559326</text:p>
          </table:table-cell>
          <table:table-cell office:value-type="float" office:value="0.844112873077393" calcext:value-type="float">
            <text:p>0,844112873077393</text:p>
          </table:table-cell>
          <table:table-cell office:value-type="float" office:value="0.844656705856323" calcext:value-type="float">
            <text:p>0,844656705856323</text:p>
          </table:table-cell>
          <table:table-cell office:value-type="float" office:value="0.840731859207153" calcext:value-type="float">
            <text:p>0,840731859207153</text:p>
          </table:table-cell>
          <table:table-cell office:value-type="float" office:value="0.8443763256073" calcext:value-type="float">
            <text:p>0,8443763256073</text:p>
          </table:table-cell>
          <table:table-cell office:value-type="float" office:value="0.84375786781311" calcext:value-type="float">
            <text:p>0,84375786781311</text:p>
          </table:table-cell>
          <table:table-cell office:value-type="float" office:value="0.84518313407898" calcext:value-type="float">
            <text:p>0,84518313407898</text:p>
          </table:table-cell>
          <table:table-cell office:value-type="float" office:value="0.844291925430298" calcext:value-type="float">
            <text:p>0,844291925430298</text:p>
          </table:table-cell>
          <table:table-cell office:value-type="float" office:value="0.843692779541016" calcext:value-type="float">
            <text:p>0,843692779541016</text:p>
          </table:table-cell>
          <table:table-cell office:value-type="float" office:value="0.860170125961304" calcext:value-type="float">
            <text:p>0,860170125961304</text:p>
          </table:table-cell>
          <table:table-cell office:value-type="float" office:value="0.844417810440064" calcext:value-type="float">
            <text:p>0,844417810440064</text:p>
          </table:table-cell>
          <table:table-cell office:value-type="float" office:value="0.844007253646851" calcext:value-type="float">
            <text:p>0,844007253646851</text:p>
          </table:table-cell>
          <table:table-cell office:value-type="float" office:value="0.844203233718872" calcext:value-type="float">
            <text:p>0,844203233718872</text:p>
          </table:table-cell>
          <table:table-cell office:value-type="float" office:value="0.844873905181885" calcext:value-type="float">
            <text:p>0,844873905181885</text:p>
          </table:table-cell>
          <table:table-cell office:value-type="float" office:value="0.843611240386963" calcext:value-type="float">
            <text:p>0,843611240386963</text:p>
          </table:table-cell>
          <table:table-cell office:value-type="float" office:value="0.845328092575073" calcext:value-type="float">
            <text:p>0,845328092575073</text:p>
          </table:table-cell>
          <table:table-cell office:value-type="float" office:value="0.843006372451782" calcext:value-type="float">
            <text:p>0,843006372451782</text:p>
          </table:table-cell>
          <table:table-cell office:value-type="float" office:value="0.845172643661499" calcext:value-type="float">
            <text:p>0,845172643661499</text:p>
          </table:table-cell>
          <table:table-cell office:value-type="float" office:value="0.844218254089356" calcext:value-type="float">
            <text:p>0,844218254089356</text:p>
          </table:table-cell>
          <table:table-cell office:value-type="float" office:value="0.843855142593384" calcext:value-type="float">
            <text:p>0,843855142593384</text:p>
          </table:table-cell>
          <table:table-cell office:value-type="float" office:value="0.8448326587677" calcext:value-type="float">
            <text:p>0,8448326587677</text:p>
          </table:table-cell>
          <table:table-cell office:value-type="float" office:value="0.843710660934448" calcext:value-type="float">
            <text:p>0,843710660934448</text:p>
          </table:table-cell>
          <table:table-cell office:value-type="float" office:value="0.844468116760254" calcext:value-type="float">
            <text:p>0,844468116760254</text:p>
          </table:table-cell>
          <table:table-cell office:value-type="float" office:value="0.844887018203735" calcext:value-type="float">
            <text:p>0,844887018203735</text:p>
          </table:table-cell>
          <table:table-cell office:value-type="float" office:value="0.844165802001953" calcext:value-type="float">
            <text:p>0,844165802001953</text:p>
          </table:table-cell>
          <table:table-cell office:value-type="float" office:value="0.8441162109375" calcext:value-type="float">
            <text:p>0,8441162109375</text:p>
          </table:table-cell>
          <table:table-cell office:value-type="float" office:value="0.845097780227661" calcext:value-type="float">
            <text:p>0,845097780227661</text:p>
          </table:table-cell>
          <table:table-cell office:value-type="float" office:value="0.843281269073486" calcext:value-type="float">
            <text:p>0,843281269073486</text:p>
          </table:table-cell>
          <table:table-cell office:value-type="float" office:value="0.844932079315186" calcext:value-type="float">
            <text:p>0,844932079315186</text:p>
          </table:table-cell>
          <table:table-cell office:value-type="float" office:value="0.843999624252319" calcext:value-type="float">
            <text:p>0,843999624252319</text:p>
          </table:table-cell>
          <table:table-cell office:value-type="float" office:value="0.84380054473877" calcext:value-type="float">
            <text:p>0,84380054473877</text:p>
          </table:table-cell>
          <table:table-cell office:value-type="float" office:value="0.860342979431152" calcext:value-type="float">
            <text:p>0,860342979431152</text:p>
          </table:table-cell>
          <table:table-cell office:value-type="float" office:value="0.859457015991211" calcext:value-type="float">
            <text:p>0,859457015991211</text:p>
          </table:table-cell>
          <table:table-cell office:value-type="float" office:value="0.845058917999268" calcext:value-type="float">
            <text:p>0,845058917999268</text:p>
          </table:table-cell>
          <table:table-cell office:value-type="float" office:value="0.843842506408691" calcext:value-type="float">
            <text:p>0,843842506408691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44784259796143" calcext:value-type="float">
            <text:p>0,844784259796143</text:p>
          </table:table-cell>
          <table:table-cell office:value-type="float" office:value="0.843943357467651" calcext:value-type="float">
            <text:p>0,843943357467651</text:p>
          </table:table-cell>
          <table:table-cell office:value-type="float" office:value="0.844897270202637" calcext:value-type="float">
            <text:p>0,844897270202637</text:p>
          </table:table-cell>
          <table:table-cell office:value-type="float" office:value="0.856297016143799" calcext:value-type="float">
            <text:p>0,856297016143799</text:p>
          </table:table-cell>
          <table:table-cell office:value-type="float" office:value="0.844324827194214" calcext:value-type="float">
            <text:p>0,844324827194214</text:p>
          </table:table-cell>
          <table:table-cell office:value-type="float" office:value="0.844264507293701" calcext:value-type="float">
            <text:p>0,844264507293701</text:p>
          </table:table-cell>
          <table:table-cell office:value-type="float" office:value="0.844057559967041" calcext:value-type="float">
            <text:p>0,844057559967041</text:p>
          </table:table-cell>
          <table:table-cell office:value-type="float" office:value="0.860384702682495" calcext:value-type="float">
            <text:p>0,860384702682495</text:p>
          </table:table-cell>
          <table:table-cell office:value-type="float" office:value="0.844416379928589" calcext:value-type="float">
            <text:p>0,844416379928589</text:p>
          </table:table-cell>
          <table:table-cell office:value-type="float" office:value="0.856639385223389" calcext:value-type="float">
            <text:p>0,856639385223389</text:p>
          </table:table-cell>
          <table:table-cell office:value-type="float" office:value="0.84249758720398" calcext:value-type="float">
            <text:p>0,84249758720398</text:p>
          </table:table-cell>
          <table:table-cell office:value-type="float" office:value="0.845829486846924" calcext:value-type="float">
            <text:p>0,845829486846924</text:p>
          </table:table-cell>
          <table:table-cell office:value-type="float" office:value="0.843846797943115" calcext:value-type="float">
            <text:p>0,843846797943115</text:p>
          </table:table-cell>
          <table:table-cell office:value-type="float" office:value="0.844305276870728" calcext:value-type="float">
            <text:p>0,844305276870728</text:p>
          </table:table-cell>
          <table:table-cell office:value-type="float" office:value="0.844848394393921" calcext:value-type="float">
            <text:p>0,844848394393921</text:p>
          </table:table-cell>
          <table:table-cell office:value-type="float" office:value="0.844417333602905" calcext:value-type="float">
            <text:p>0,844417333602905</text:p>
          </table:table-cell>
          <table:table-cell office:value-type="float" office:value="0.844412803649902" calcext:value-type="float">
            <text:p>0,844412803649902</text:p>
          </table:table-cell>
          <table:table-cell office:value-type="float" office:value="0.84434986114502" calcext:value-type="float">
            <text:p>0,84434986114502</text:p>
          </table:table-cell>
          <table:table-cell office:value-type="float" office:value="0.844177484512329" calcext:value-type="float">
            <text:p>0,844177484512329</text:p>
          </table:table-cell>
          <table:table-cell office:value-type="float" office:value="0.84419846534729" calcext:value-type="float">
            <text:p>0,84419846534729</text:p>
          </table:table-cell>
          <table:table-cell office:value-type="float" office:value="0.840924739837647" calcext:value-type="float">
            <text:p>0,840924739837647</text:p>
          </table:table-cell>
          <table:table-cell office:value-type="float" office:value="0.843713998794556" calcext:value-type="float">
            <text:p>0,843713998794556</text:p>
          </table:table-cell>
          <table:table-cell office:value-type="float" office:value="0.844460248947144" calcext:value-type="float">
            <text:p>0,844460248947144</text:p>
          </table:table-cell>
          <table:table-cell office:value-type="float" office:value="0.844691038131714" calcext:value-type="float">
            <text:p>0,844691038131714</text:p>
          </table:table-cell>
          <table:table-cell office:value-type="float" office:value="0.843961000442505" calcext:value-type="float">
            <text:p>0,843961000442505</text:p>
          </table:table-cell>
          <table:table-cell office:value-type="float" office:value="0.845032215118408" calcext:value-type="float">
            <text:p>0,845032215118408</text:p>
          </table:table-cell>
          <table:table-cell office:value-type="float" office:value="0.841737508773804" calcext:value-type="float">
            <text:p>0,841737508773804</text:p>
          </table:table-cell>
          <table:table-cell office:value-type="float" office:value="0.843611240386963" calcext:value-type="float">
            <text:p>0,843611240386963</text:p>
          </table:table-cell>
          <table:table-cell office:value-type="float" office:value="0.84483790397644" calcext:value-type="float">
            <text:p>0,84483790397644</text:p>
          </table:table-cell>
          <table:table-cell office:value-type="float" office:value="0.844007730484009" calcext:value-type="float">
            <text:p>0,844007730484009</text:p>
          </table:table-cell>
          <table:table-cell office:value-type="float" office:value="0.844847917556763" calcext:value-type="float">
            <text:p>0,844847917556763</text:p>
          </table:table-cell>
          <table:table-cell office:value-type="float" office:value="0.843847513198853" calcext:value-type="float">
            <text:p>0,843847513198853</text:p>
          </table:table-cell>
          <table:table-cell office:value-type="float" office:value="0.844212055206299" calcext:value-type="float">
            <text:p>0,844212055206299</text:p>
          </table:table-cell>
          <table:table-cell office:value-type="float" office:value="0.84476113319397" calcext:value-type="float">
            <text:p>0,84476113319397</text:p>
          </table:table-cell>
          <table:table-cell office:value-type="float" office:value="0.843904256820679" calcext:value-type="float">
            <text:p>0,843904256820679</text:p>
          </table:table-cell>
          <table:table-cell office:value-type="float" office:value="0.845332860946655" calcext:value-type="float">
            <text:p>0,845332860946655</text:p>
          </table:table-cell>
          <table:table-cell office:value-type="float" office:value="0.843204975128174" calcext:value-type="float">
            <text:p>0,843204975128174</text:p>
          </table:table-cell>
          <table:table-cell office:value-type="float" office:value="0.844772338867188" calcext:value-type="float">
            <text:p>0,844772338867188</text:p>
          </table:table-cell>
          <table:table-cell office:value-type="float" office:value="0.844330549240112" calcext:value-type="float">
            <text:p>0,844330549240112</text:p>
          </table:table-cell>
          <table:table-cell office:value-type="float" office:value="0.843540191650391" calcext:value-type="float">
            <text:p>0,843540191650391</text:p>
          </table:table-cell>
          <table:table-cell office:value-type="float" office:value="0.845358371734619" calcext:value-type="float">
            <text:p>0,845358371734619</text:p>
          </table:table-cell>
          <table:table-cell office:value-type="float" office:value="0.843842506408691" calcext:value-type="float">
            <text:p>0,843842506408691</text:p>
          </table:table-cell>
          <table:table-cell office:value-type="float" office:value="0.844273090362549" calcext:value-type="float">
            <text:p>0,844273090362549</text:p>
          </table:table-cell>
          <table:table-cell office:value-type="float" office:value="0.844044923782349" calcext:value-type="float">
            <text:p>0,844044923782349</text:p>
          </table:table-cell>
          <table:table-cell office:value-type="float" office:value="0.860167741775513" calcext:value-type="float">
            <text:p>0,860167741775513</text:p>
          </table:table-cell>
          <table:table-cell office:value-type="float" office:value="0.84361743927002" calcext:value-type="float">
            <text:p>0,84361743927002</text:p>
          </table:table-cell>
          <table:table-cell office:value-type="float" office:value="0.844888925552368" calcext:value-type="float">
            <text:p>0,844888925552368</text:p>
          </table:table-cell>
          <table:table-cell office:value-type="float" office:value="0.860389709472656" calcext:value-type="float">
            <text:p>0,860389709472656</text:p>
          </table:table-cell>
          <table:table-cell office:value-type="float" office:value="0.844602108001709" calcext:value-type="float">
            <text:p>0,844602108001709</text:p>
          </table:table-cell>
          <table:table-cell office:value-type="float" office:value="0.843764543533325" calcext:value-type="float">
            <text:p>0,843764543533325</text:p>
          </table:table-cell>
          <table:table-cell office:value-type="float" office:value="0.843829393386841" calcext:value-type="float">
            <text:p>0,843829393386841</text:p>
          </table:table-cell>
          <table:table-cell office:value-type="float" office:value="0.860005617141724" calcext:value-type="float">
            <text:p>0,860005617141724</text:p>
          </table:table-cell>
          <table:table-cell office:value-type="float" office:value="0.859952211380005" calcext:value-type="float">
            <text:p>0,859952211380005</text:p>
          </table:table-cell>
          <table:table-cell office:value-type="float" office:value="0.845076084136963" calcext:value-type="float">
            <text:p>0,845076084136963</text:p>
          </table:table-cell>
          <table:table-cell office:value-type="float" office:value="0.84332537651062" calcext:value-type="float">
            <text:p>0,84332537651062</text:p>
          </table:table-cell>
          <table:table-cell office:value-type="float" office:value="0.844791173934937" calcext:value-type="float">
            <text:p>0,844791173934937</text:p>
          </table:table-cell>
          <table:table-cell office:value-type="float" office:value="0.844404458999634" calcext:value-type="float">
            <text:p>0,844404458999634</text:p>
          </table:table-cell>
          <table:table-cell office:value-type="float" office:value="0.843874931335449" calcext:value-type="float">
            <text:p>0,843874931335449</text:p>
          </table:table-cell>
          <table:table-cell office:value-type="float" office:value="0.844398975372315" calcext:value-type="float">
            <text:p>0,844398975372315</text:p>
          </table:table-cell>
          <table:table-cell office:value-type="float" office:value="0.844633340835571" calcext:value-type="float">
            <text:p>0,844633340835571</text:p>
          </table:table-cell>
          <table:table-cell office:value-type="float" office:value="0.844519376754761" calcext:value-type="float">
            <text:p>0,844519376754761</text:p>
          </table:table-cell>
          <table:table-cell office:value-type="float" office:value="0.843957424163818" calcext:value-type="float">
            <text:p>0,843957424163818</text:p>
          </table:table-cell>
          <table:table-cell office:value-type="float" office:value="0.844579458236694" calcext:value-type="float">
            <text:p>0,844579458236694</text:p>
          </table:table-cell>
          <table:table-cell office:value-type="float" office:value="0.843888521194458" calcext:value-type="float">
            <text:p>0,843888521194458</text:p>
          </table:table-cell>
          <table:table-cell office:value-type="float" office:value="0.860860586166382" calcext:value-type="float">
            <text:p>0,860860586166382</text:p>
          </table:table-cell>
          <table:table-cell office:value-type="float" office:value="0.85963249206543" calcext:value-type="float">
            <text:p>0,85963249206543</text:p>
          </table:table-cell>
          <table:table-cell office:value-type="float" office:value="0.843647241592407" calcext:value-type="float">
            <text:p>0,843647241592407</text:p>
          </table:table-cell>
          <table:table-cell office:value-type="float" office:value="0.843235492706299" calcext:value-type="float">
            <text:p>0,843235492706299</text:p>
          </table:table-cell>
          <table:table-cell office:value-type="float" office:value="0.845970869064331" calcext:value-type="float">
            <text:p>0,845970869064331</text:p>
          </table:table-cell>
          <table:table-cell office:value-type="float" office:value="0.843610763549805" calcext:value-type="float">
            <text:p>0,843610763549805</text:p>
          </table:table-cell>
          <table:table-cell office:value-type="float" office:value="0.84453272819519" calcext:value-type="float">
            <text:p>0,84453272819519</text:p>
          </table:table-cell>
          <table:table-cell office:value-type="float" office:value="0.843147277832031" calcext:value-type="float">
            <text:p>0,843147277832031</text:p>
          </table:table-cell>
          <table:table-cell office:value-type="float" office:value="0.845308780670166" calcext:value-type="float">
            <text:p>0,845308780670166</text:p>
          </table:table-cell>
          <table:table-cell office:value-type="float" office:value="0.860392808914185" calcext:value-type="float">
            <text:p>0,860392808914185</text:p>
          </table:table-cell>
          <table:table-cell office:value-type="float" office:value="0.843887329101563" calcext:value-type="float">
            <text:p>0,843887329101563</text:p>
          </table:table-cell>
          <table:table-cell office:value-type="float" office:value="0.844340085983276" calcext:value-type="float">
            <text:p>0,844340085983276</text:p>
          </table:table-cell>
          <table:table-cell office:value-type="float" office:value="0.860311269760132" calcext:value-type="float">
            <text:p>0,860311269760132</text:p>
          </table:table-cell>
          <table:table-cell office:value-type="float" office:value="0.844074010848999" calcext:value-type="float">
            <text:p>0,844074010848999</text:p>
          </table:table-cell>
          <table:table-cell office:value-type="float" office:value="0.844541072845459" calcext:value-type="float">
            <text:p>0,844541072845459</text:p>
          </table:table-cell>
          <table:table-cell office:value-type="float" office:value="0.844906568527222" calcext:value-type="float">
            <text:p>0,844906568527222</text:p>
          </table:table-cell>
          <table:table-cell office:value-type="float" office:value="0.843149423599243" calcext:value-type="float">
            <text:p>0,843149423599243</text:p>
          </table:table-cell>
          <table:table-cell office:value-type="float" office:value="0.844820261001587" calcext:value-type="float">
            <text:p>0,844820261001587</text:p>
          </table:table-cell>
          <table:table-cell office:value-type="float" office:value="0.844249963760376" calcext:value-type="float">
            <text:p>0,844249963760376</text:p>
          </table:table-cell>
          <table:table-cell office:value-type="float" office:value="0.84428858757019" calcext:value-type="float">
            <text:p>0,84428858757019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462308883667" calcext:value-type="float">
            <text:p>0,84462308883667</text:p>
          </table:table-cell>
          <table:table-cell office:value-type="float" office:value="0.840665578842163" calcext:value-type="float">
            <text:p>0,840665578842163</text:p>
          </table:table-cell>
          <table:table-cell office:value-type="float" office:value="0.844754695892334" calcext:value-type="float">
            <text:p>0,844754695892334</text:p>
          </table:table-cell>
          <table:table-cell office:value-type="float" office:value="0.844349384307861" calcext:value-type="float">
            <text:p>0,844349384307861</text:p>
          </table:table-cell>
          <table:table-cell office:value-type="float" office:value="0.843609809875488" calcext:value-type="float">
            <text:p>0,843609809875488</text:p>
          </table:table-cell>
          <table:table-cell office:value-type="float" office:value="0.843952894210815" calcext:value-type="float">
            <text:p>0,843952894210815</text:p>
          </table:table-cell>
          <table:table-cell office:value-type="float" office:value="0.84461236000061" calcext:value-type="float">
            <text:p>0,84461236000061</text:p>
          </table:table-cell>
          <table:table-cell office:value-type="float" office:value="0.841991662979126" calcext:value-type="float">
            <text:p>0,841991662979126</text:p>
          </table:table-cell>
          <table:table-cell office:value-type="float" office:value="0.844343423843384" calcext:value-type="float">
            <text:p>0,844343423843384</text:p>
          </table:table-cell>
          <table:table-cell office:value-type="float" office:value="0.844018220901489" calcext:value-type="float">
            <text:p>0,844018220901489</text:p>
          </table:table-cell>
          <table:table-cell office:value-type="float" office:value="0.844569206237793" calcext:value-type="float">
            <text:p>0,844569206237793</text:p>
          </table:table-cell>
          <table:table-cell office:value-type="float" office:value="0.860177040100098" calcext:value-type="float">
            <text:p>0,860177040100098</text:p>
          </table:table-cell>
          <table:table-cell office:value-type="float" office:value="0.857160329818726" calcext:value-type="float">
            <text:p>0,857160329818726</text:p>
          </table:table-cell>
          <table:table-cell office:value-type="float" office:value="0.844773292541504" calcext:value-type="float">
            <text:p>0,844773292541504</text:p>
          </table:table-cell>
          <table:table-cell office:value-type="float" office:value="0.844387054443359" calcext:value-type="float">
            <text:p>0,844387054443359</text:p>
          </table:table-cell>
          <table:table-cell office:value-type="float" office:value="0.844358682632446" calcext:value-type="float">
            <text:p>0,844358682632446</text:p>
          </table:table-cell>
          <table:table-cell office:value-type="float" office:value="0.845142841339111" calcext:value-type="float">
            <text:p>0,845142841339111</text:p>
          </table:table-cell>
          <table:table-cell office:value-type="float" office:value="0.843661785125732" calcext:value-type="float">
            <text:p>0,843661785125732</text:p>
          </table:table-cell>
          <table:table-cell office:value-type="float" office:value="0.841295719146729" calcext:value-type="float">
            <text:p>0,841295719146729</text:p>
          </table:table-cell>
          <table:table-cell office:value-type="float" office:value="0.8436598777771" calcext:value-type="float">
            <text:p>0,8436598777771</text:p>
          </table:table-cell>
          <table:table-cell office:value-type="float" office:value="0.844972372055054" calcext:value-type="float">
            <text:p>0,844972372055054</text:p>
          </table:table-cell>
          <table:table-cell office:value-type="float" office:value="0.843518257141113" calcext:value-type="float">
            <text:p>0,843518257141113</text:p>
          </table:table-cell>
          <table:table-cell office:value-type="float" office:value="0.85994553565979" calcext:value-type="float">
            <text:p>0,85994553565979</text:p>
          </table:table-cell>
          <table:table-cell office:value-type="float" office:value="0.843441724777222" calcext:value-type="float">
            <text:p>0,843441724777222</text:p>
          </table:table-cell>
          <table:table-cell office:value-type="float" office:value="0.841610908508301" calcext:value-type="float">
            <text:p>0,841610908508301</text:p>
          </table:table-cell>
          <table:table-cell office:value-type="float" office:value="0.859897375106812" calcext:value-type="float">
            <text:p>0,859897375106812</text:p>
          </table:table-cell>
          <table:table-cell office:value-type="float" office:value="0.844449043273926" calcext:value-type="float">
            <text:p>0,844449043273926</text:p>
          </table:table-cell>
          <table:table-cell office:value-type="float" office:value="0.844984769821167" calcext:value-type="float">
            <text:p>0,844984769821167</text:p>
          </table:table-cell>
          <table:table-cell office:value-type="float" office:value="0.843113422393799" calcext:value-type="float">
            <text:p>0,843113422393799</text:p>
          </table:table-cell>
          <table:table-cell office:value-type="float" office:value="0.844757318496704" calcext:value-type="float">
            <text:p>0,844757318496704</text:p>
          </table:table-cell>
          <table:table-cell office:value-type="float" office:value="0.841580390930176" calcext:value-type="float">
            <text:p>0,841580390930176</text:p>
          </table:table-cell>
          <table:table-cell office:value-type="float" office:value="0.844803810119629" calcext:value-type="float">
            <text:p>0,844803810119629</text:p>
          </table:table-cell>
          <table:table-cell office:value-type="float" office:value="0.843639612197876" calcext:value-type="float">
            <text:p>0,843639612197876</text:p>
          </table:table-cell>
          <table:table-cell office:value-type="float" office:value="0.844434499740601" calcext:value-type="float">
            <text:p>0,844434499740601</text:p>
          </table:table-cell>
          <table:table-cell office:value-type="float" office:value="0.845192909240723" calcext:value-type="float">
            <text:p>0,845192909240723</text:p>
          </table:table-cell>
          <table:table-cell office:value-type="float" office:value="0.844018220901489" calcext:value-type="float">
            <text:p>0,844018220901489</text:p>
          </table:table-cell>
          <table:table-cell office:value-type="float" office:value="0.856815099716187" calcext:value-type="float">
            <text:p>0,856815099716187</text:p>
          </table:table-cell>
          <table:table-cell office:value-type="float" office:value="0.844364643096924" calcext:value-type="float">
            <text:p>0,844364643096924</text:p>
          </table:table-cell>
          <table:table-cell office:value-type="float" office:value="0.859919548034668" calcext:value-type="float">
            <text:p>0,859919548034668</text:p>
          </table:table-cell>
          <table:table-cell office:value-type="float" office:value="0.844765186309815" calcext:value-type="float">
            <text:p>0,844765186309815</text:p>
          </table:table-cell>
          <table:table-cell office:value-type="float" office:value="0.843991041183472" calcext:value-type="float">
            <text:p>0,843991041183472</text:p>
          </table:table-cell>
          <table:table-cell office:value-type="float" office:value="0.844006061553955" calcext:value-type="float">
            <text:p>0,844006061553955</text:p>
          </table:table-cell>
          <table:table-cell office:value-type="float" office:value="0.860557079315186" calcext:value-type="float">
            <text:p>0,860557079315186</text:p>
          </table:table-cell>
          <table:table-cell office:value-type="float" office:value="0.844754695892334" calcext:value-type="float">
            <text:p>0,844754695892334</text:p>
          </table:table-cell>
          <table:table-cell office:value-type="float" office:value="0.843613147735596" calcext:value-type="float">
            <text:p>0,843613147735596</text:p>
          </table:table-cell>
          <table:table-cell office:value-type="float" office:value="0.844175577163696" calcext:value-type="float">
            <text:p>0,844175577163696</text:p>
          </table:table-cell>
          <table:table-cell office:value-type="float" office:value="0.844615936279297" calcext:value-type="float">
            <text:p>0,844615936279297</text:p>
          </table:table-cell>
          <table:table-cell office:value-type="float" office:value="0.844272136688232" calcext:value-type="float">
            <text:p>0,844272136688232</text:p>
          </table:table-cell>
          <table:table-cell office:value-type="float" office:value="0.844205617904663" calcext:value-type="float">
            <text:p>0,844205617904663</text:p>
          </table:table-cell>
          <table:table-cell office:value-type="float" office:value="0.8445725440979" calcext:value-type="float">
            <text:p>0,8445725440979</text:p>
          </table:table-cell>
          <table:table-cell office:value-type="float" office:value="0.843954801559448" calcext:value-type="float">
            <text:p>0,843954801559448</text:p>
          </table:table-cell>
          <table:table-cell office:value-type="float" office:value="0.860047817230225" calcext:value-type="float">
            <text:p>0,860047817230225</text:p>
          </table:table-cell>
          <table:table-cell office:value-type="float" office:value="0.844478607177734" calcext:value-type="float">
            <text:p>0,844478607177734</text:p>
          </table:table-cell>
          <table:table-cell office:value-type="float" office:value="0.845098972320557" calcext:value-type="float">
            <text:p>0,845098972320557</text:p>
          </table:table-cell>
          <table:table-cell office:value-type="float" office:value="0.84415078163147" calcext:value-type="float">
            <text:p>0,84415078163147</text:p>
          </table:table-cell>
          <table:table-cell office:value-type="float" office:value="0.842901468276978" calcext:value-type="float">
            <text:p>0,842901468276978</text:p>
          </table:table-cell>
          <table:table-cell office:value-type="float" office:value="0.844897508621216" calcext:value-type="float">
            <text:p>0,844897508621216</text:p>
          </table:table-cell>
          <table:table-cell office:value-type="float" office:value="0.844388723373413" calcext:value-type="float">
            <text:p>0,844388723373413</text:p>
          </table:table-cell>
          <table:table-cell office:value-type="float" office:value="0.843904972076416" calcext:value-type="float">
            <text:p>0,843904972076416</text:p>
          </table:table-cell>
          <table:table-cell office:value-type="float" office:value="0.844232559204102" calcext:value-type="float">
            <text:p>0,844232559204102</text:p>
          </table:table-cell>
          <table:table-cell office:value-type="float" office:value="0.845533847808838" calcext:value-type="float">
            <text:p>0,845533847808838</text:p>
          </table:table-cell>
          <table:table-cell office:value-type="float" office:value="0.843469142913818" calcext:value-type="float">
            <text:p>0,843469142913818</text:p>
          </table:table-cell>
          <table:table-cell office:value-type="float" office:value="0.84357500076294" calcext:value-type="float">
            <text:p>0,84357500076294</text:p>
          </table:table-cell>
          <table:table-cell office:value-type="float" office:value="0.845449447631836" calcext:value-type="float">
            <text:p>0,845449447631836</text:p>
          </table:table-cell>
          <table:table-cell office:value-type="float" office:value="0.844104290008545" calcext:value-type="float">
            <text:p>0,844104290008545</text:p>
          </table:table-cell>
          <table:table-cell office:value-type="float" office:value="0.84426474571228" calcext:value-type="float">
            <text:p>0,84426474571228</text:p>
          </table:table-cell>
          <table:table-cell office:value-type="float" office:value="0.841092109680176" calcext:value-type="float">
            <text:p>0,841092109680176</text:p>
          </table:table-cell>
          <table:table-cell office:value-type="float" office:value="0.844021797180176" calcext:value-type="float">
            <text:p>0,844021797180176</text:p>
          </table:table-cell>
          <table:table-cell office:value-type="float" office:value="0.844959259033203" calcext:value-type="float">
            <text:p>0,844959259033203</text:p>
          </table:table-cell>
          <table:table-cell office:value-type="float" office:value="0.859653234481812" calcext:value-type="float">
            <text:p>0,859653234481812</text:p>
          </table:table-cell>
          <table:table-cell office:value-type="float" office:value="0.843668222427368" calcext:value-type="float">
            <text:p>0,843668222427368</text:p>
          </table:table-cell>
          <table:table-cell office:value-type="float" office:value="0.844732522964478" calcext:value-type="float">
            <text:p>0,844732522964478</text:p>
          </table:table-cell>
          <table:table-cell office:value-type="float" office:value="0.856781721115112" calcext:value-type="float">
            <text:p>0,856781721115112</text:p>
          </table:table-cell>
          <table:table-cell office:value-type="float" office:value="0.844134092330933" calcext:value-type="float">
            <text:p>0,844134092330933</text:p>
          </table:table-cell>
          <table:table-cell office:value-type="float" office:value="0.843935012817383" calcext:value-type="float">
            <text:p>0,843935012817383</text:p>
          </table:table-cell>
          <table:table-cell office:value-type="float" office:value="0.844646215438843" calcext:value-type="float">
            <text:p>0,844646215438843</text:p>
          </table:table-cell>
          <table:table-cell office:value-type="float" office:value="0.844443798065186" calcext:value-type="float">
            <text:p>0,844443798065186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3836069107056" calcext:value-type="float">
            <text:p>0,843836069107056</text:p>
          </table:table-cell>
          <table:table-cell office:value-type="float" office:value="0.860441446304321" calcext:value-type="float">
            <text:p>0,860441446304321</text:p>
          </table:table-cell>
          <table:table-cell office:value-type="float" office:value="0.860172033309937" calcext:value-type="float">
            <text:p>0,860172033309937</text:p>
          </table:table-cell>
          <table:table-cell office:value-type="float" office:value="0.843918323516846" calcext:value-type="float">
            <text:p>0,843918323516846</text:p>
          </table:table-cell>
          <table:table-cell office:value-type="float" office:value="0.844392776489258" calcext:value-type="float">
            <text:p>0,844392776489258</text:p>
          </table:table-cell>
          <table:table-cell office:value-type="float" office:value="0.844209909439087" calcext:value-type="float">
            <text:p>0,844209909439087</text:p>
          </table:table-cell>
          <table:table-cell office:value-type="float" office:value="0.844659805297852" calcext:value-type="float">
            <text:p>0,844659805297852</text:p>
          </table:table-cell>
          <table:table-cell office:value-type="float" office:value="0.843552589416504" calcext:value-type="float">
            <text:p>0,843552589416504</text:p>
          </table:table-cell>
          <table:table-cell office:value-type="float" office:value="0.845043897628784" calcext:value-type="float">
            <text:p>0,845043897628784</text:p>
          </table:table-cell>
          <table:table-cell office:value-type="float" office:value="0.843565225601196" calcext:value-type="float">
            <text:p>0,843565225601196</text:p>
          </table:table-cell>
          <table:table-cell office:value-type="float" office:value="0.844868898391724" calcext:value-type="float">
            <text:p>0,844868898391724</text:p>
          </table:table-cell>
          <table:table-cell office:value-type="float" office:value="0.860312223434448" calcext:value-type="float">
            <text:p>0,860312223434448</text:p>
          </table:table-cell>
          <table:table-cell office:value-type="float" office:value="0.844284296035767" calcext:value-type="float">
            <text:p>0,844284296035767</text:p>
          </table:table-cell>
          <table:table-cell office:value-type="float" office:value="0.844649314880371" calcext:value-type="float">
            <text:p>0,844649314880371</text:p>
          </table:table-cell>
          <table:table-cell office:value-type="float" office:value="0.843839406967163" calcext:value-type="float">
            <text:p>0,843839406967163</text:p>
          </table:table-cell>
          <table:table-cell office:value-type="float" office:value="0.844619274139404" calcext:value-type="float">
            <text:p>0,844619274139404</text:p>
          </table:table-cell>
          <table:table-cell office:value-type="float" office:value="0.84368371963501" calcext:value-type="float">
            <text:p>0,84368371963501</text:p>
          </table:table-cell>
          <table:table-cell office:value-type="float" office:value="0.845035791397095" calcext:value-type="float">
            <text:p>0,845035791397095</text:p>
          </table:table-cell>
          <table:table-cell office:value-type="float" office:value="0.843359708786011" calcext:value-type="float">
            <text:p>0,843359708786011</text:p>
          </table:table-cell>
          <table:table-cell office:value-type="float" office:value="0.844702005386353" calcext:value-type="float">
            <text:p>0,844702005386353</text:p>
          </table:table-cell>
          <table:table-cell office:value-type="float" office:value="0.844094038009644" calcext:value-type="float">
            <text:p>0,844094038009644</text:p>
          </table:table-cell>
          <table:table-cell office:value-type="float" office:value="0.844207286834717" calcext:value-type="float">
            <text:p>0,844207286834717</text:p>
          </table:table-cell>
          <table:table-cell office:value-type="float" office:value="0.844841241836548" calcext:value-type="float">
            <text:p>0,844841241836548</text:p>
          </table:table-cell>
          <table:table-cell office:value-type="float" office:value="0.84258246421814" calcext:value-type="float">
            <text:p>0,84258246421814</text:p>
          </table:table-cell>
          <table:table-cell office:value-type="float" office:value="0.860694408416748" calcext:value-type="float">
            <text:p>0,860694408416748</text:p>
          </table:table-cell>
          <table:table-cell office:value-type="float" office:value="0.844878911972046" calcext:value-type="float">
            <text:p>0,844878911972046</text:p>
          </table:table-cell>
          <table:table-cell office:value-type="float" office:value="0.859878301620483" calcext:value-type="float">
            <text:p>0,859878301620483</text:p>
          </table:table-cell>
          <table:table-cell office:value-type="float" office:value="0.844196319580078" calcext:value-type="float">
            <text:p>0,844196319580078</text:p>
          </table:table-cell>
          <table:table-cell office:value-type="float" office:value="0.844265460968018" calcext:value-type="float">
            <text:p>0,844265460968018</text:p>
          </table:table-cell>
          <table:table-cell office:value-type="float" office:value="0.856741666793823" calcext:value-type="float">
            <text:p>0,856741666793823</text:p>
          </table:table-cell>
          <table:table-cell office:value-type="float" office:value="0.844872236251831" calcext:value-type="float">
            <text:p>0,844872236251831</text:p>
          </table:table-cell>
          <table:table-cell office:value-type="float" office:value="0.859612226486206" calcext:value-type="float">
            <text:p>0,859612226486206</text:p>
          </table:table-cell>
          <table:table-cell office:value-type="float" office:value="0.843820333480835" calcext:value-type="float">
            <text:p>0,843820333480835</text:p>
          </table:table-cell>
          <table:table-cell office:value-type="float" office:value="0.844606399536133" calcext:value-type="float">
            <text:p>0,844606399536133</text:p>
          </table:table-cell>
          <table:table-cell office:value-type="float" office:value="0.844324827194214" calcext:value-type="float">
            <text:p>0,844324827194214</text:p>
          </table:table-cell>
          <table:table-cell office:value-type="float" office:value="0.844716310501099" calcext:value-type="float">
            <text:p>0,844716310501099</text:p>
          </table:table-cell>
          <table:table-cell office:value-type="float" office:value="0.843940734863281" calcext:value-type="float">
            <text:p>0,843940734863281</text:p>
          </table:table-cell>
          <table:table-cell office:value-type="float" office:value="0.844686031341553" calcext:value-type="float">
            <text:p>0,844686031341553</text:p>
          </table:table-cell>
          <table:table-cell office:value-type="float" office:value="0.860068082809448" calcext:value-type="float">
            <text:p>0,860068082809448</text:p>
          </table:table-cell>
          <table:table-cell office:value-type="float" office:value="0.844176769256592" calcext:value-type="float">
            <text:p>0,844176769256592</text:p>
          </table:table-cell>
          <table:table-cell office:value-type="float" office:value="0.859520196914673" calcext:value-type="float">
            <text:p>0,859520196914673</text:p>
          </table:table-cell>
          <table:table-cell office:value-type="float" office:value="0.840894222259522" calcext:value-type="float">
            <text:p>0,840894222259522</text:p>
          </table:table-cell>
          <table:table-cell office:value-type="float" office:value="0.84423828125" calcext:value-type="float">
            <text:p>0,84423828125</text:p>
          </table:table-cell>
          <table:table-cell office:value-type="float" office:value="0.844256639480591" calcext:value-type="float">
            <text:p>0,844256639480591</text:p>
          </table:table-cell>
          <table:table-cell office:value-type="float" office:value="0.843915700912476" calcext:value-type="float">
            <text:p>0,843915700912476</text:p>
          </table:table-cell>
          <table:table-cell office:value-type="float" office:value="0.860154390335083" calcext:value-type="float">
            <text:p>0,860154390335083</text:p>
          </table:table-cell>
          <table:table-cell office:value-type="float" office:value="0.844817876815796" calcext:value-type="float">
            <text:p>0,844817876815796</text:p>
          </table:table-cell>
          <table:table-cell office:value-type="float" office:value="0.856805801391602" calcext:value-type="float">
            <text:p>0,856805801391602</text:p>
          </table:table-cell>
          <table:table-cell office:value-type="float" office:value="0.8600013256073" calcext:value-type="float">
            <text:p>0,8600013256073</text:p>
          </table:table-cell>
          <table:table-cell office:value-type="float" office:value="0.844589233398438" calcext:value-type="float">
            <text:p>0,844589233398438</text:p>
          </table:table-cell>
          <table:table-cell office:value-type="float" office:value="0.844731569290161" calcext:value-type="float">
            <text:p>0,844731569290161</text:p>
          </table:table-cell>
          <table:table-cell office:value-type="float" office:value="0.844081401824951" calcext:value-type="float">
            <text:p>0,844081401824951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4287157058716" calcext:value-type="float">
            <text:p>0,844287157058716</text:p>
          </table:table-cell>
          <table:table-cell office:value-type="float" office:value="0.844189167022705" calcext:value-type="float">
            <text:p>0,844189167022705</text:p>
          </table:table-cell>
          <table:table-cell office:value-type="float" office:value="0.844602108001709" calcext:value-type="float">
            <text:p>0,844602108001709</text:p>
          </table:table-cell>
          <table:table-cell office:value-type="float" office:value="0.844001054763794" calcext:value-type="float">
            <text:p>0,844001054763794</text:p>
          </table:table-cell>
          <table:table-cell office:value-type="float" office:value="0.843667268753052" calcext:value-type="float">
            <text:p>0,843667268753052</text:p>
          </table:table-cell>
          <table:table-cell office:value-type="float" office:value="0.846089363098145" calcext:value-type="float">
            <text:p>0,846089363098145</text:p>
          </table:table-cell>
          <table:table-cell office:value-type="float" office:value="0.842895030975342" calcext:value-type="float">
            <text:p>0,842895030975342</text:p>
          </table:table-cell>
          <table:table-cell office:value-type="float" office:value="0.844831466674805" calcext:value-type="float">
            <text:p>0,844831466674805</text:p>
          </table:table-cell>
          <table:table-cell office:value-type="float" office:value="0.845059633255005" calcext:value-type="float">
            <text:p>0,845059633255005</text:p>
          </table:table-cell>
          <table:table-cell office:value-type="float" office:value="0.843780994415283" calcext:value-type="float">
            <text:p>0,843780994415283</text:p>
          </table:table-cell>
          <table:table-cell office:value-type="float" office:value="0.843398332595825" calcext:value-type="float">
            <text:p>0,843398332595825</text:p>
          </table:table-cell>
          <table:table-cell office:value-type="float" office:value="0.844697713851929" calcext:value-type="float">
            <text:p>0,844697713851929</text:p>
          </table:table-cell>
          <table:table-cell office:value-type="float" office:value="0.844155788421631" calcext:value-type="float">
            <text:p>0,844155788421631</text:p>
          </table:table-cell>
          <table:table-cell office:value-type="float" office:value="0.845339775085449" calcext:value-type="float">
            <text:p>0,845339775085449</text:p>
          </table:table-cell>
          <table:table-cell office:value-type="float" office:value="0.84405779838562" calcext:value-type="float">
            <text:p>0,84405779838562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43807220458984" calcext:value-type="float">
            <text:p>0,843807220458984</text:p>
          </table:table-cell>
          <table:table-cell office:value-type="float" office:value="0.844658851623535" calcext:value-type="float">
            <text:p>0,844658851623535</text:p>
          </table:table-cell>
          <table:table-cell office:value-type="float" office:value="0.844730377197266" calcext:value-type="float">
            <text:p>0,844730377197266</text:p>
          </table:table-cell>
          <table:table-cell office:value-type="float" office:value="0.843985080718994" calcext:value-type="float">
            <text:p>0,843985080718994</text:p>
          </table:table-cell>
          <table:table-cell office:value-type="float" office:value="0.844497680664063" calcext:value-type="float">
            <text:p>0,844497680664063</text:p>
          </table:table-cell>
          <table:table-cell office:value-type="float" office:value="0.844488620758057" calcext:value-type="float">
            <text:p>0,844488620758057</text:p>
          </table:table-cell>
          <table:table-cell office:value-type="float" office:value="0.843959093093872" calcext:value-type="float">
            <text:p>0,843959093093872</text:p>
          </table:table-cell>
          <table:table-cell office:value-type="float" office:value="0.84430742263794" calcext:value-type="float">
            <text:p>0,84430742263794</text:p>
          </table:table-cell>
          <table:table-cell office:value-type="float" office:value="0.844350099563599" calcext:value-type="float">
            <text:p>0,844350099563599</text:p>
          </table:table-cell>
          <table:table-cell office:value-type="float" office:value="0.844553709030151" calcext:value-type="float">
            <text:p>0,844553709030151</text:p>
          </table:table-cell>
          <table:table-cell office:value-type="float" office:value="0.844797611236572" calcext:value-type="float">
            <text:p>0,844797611236572</text:p>
          </table:table-cell>
          <table:table-cell office:value-type="float" office:value="0.843590497970581" calcext:value-type="float">
            <text:p>0,843590497970581</text:p>
          </table:table-cell>
          <table:table-cell office:value-type="float" office:value="0.844302654266357" calcext:value-type="float">
            <text:p>0,844302654266357</text:p>
          </table:table-cell>
          <table:table-cell office:value-type="float" office:value="0.844721794128418" calcext:value-type="float">
            <text:p>0,844721794128418</text:p>
          </table:table-cell>
          <table:table-cell office:value-type="float" office:value="0.843899011611939" calcext:value-type="float">
            <text:p>0,843899011611939</text:p>
          </table:table-cell>
          <table:table-cell office:value-type="float" office:value="0.844292879104614" calcext:value-type="float">
            <text:p>0,844292879104614</text:p>
          </table:table-cell>
          <table:table-cell office:value-type="float" office:value="0.844191074371338" calcext:value-type="float">
            <text:p>0,844191074371338</text:p>
          </table:table-cell>
          <table:table-cell office:value-type="float" office:value="0.84489107131958" calcext:value-type="float">
            <text:p>0,84489107131958</text:p>
          </table:table-cell>
          <table:table-cell office:value-type="float" office:value="0.844113826751709" calcext:value-type="float">
            <text:p>0,844113826751709</text:p>
          </table:table-cell>
          <table:table-cell office:value-type="float" office:value="0.843598365783691" calcext:value-type="float">
            <text:p>0,843598365783691</text:p>
          </table:table-cell>
          <table:table-cell office:value-type="float" office:value="0.844576835632324" calcext:value-type="float">
            <text:p>0,844576835632324</text:p>
          </table:table-cell>
          <table:table-cell office:value-type="float" office:value="0.844182968139648" calcext:value-type="float">
            <text:p>0,844182968139648</text:p>
          </table:table-cell>
          <table:table-cell office:value-type="float" office:value="0.844879627227783" calcext:value-type="float">
            <text:p>0,844879627227783</text:p>
          </table:table-cell>
          <table:table-cell/>
          <table:table-cell office:value-type="float" office:value="0.845431327819824" calcext:value-type="float">
            <text:p>0,845431327819824</text:p>
          </table:table-cell>
          <table:table-cell office:value-type="float" office:value="0.859336614608765" calcext:value-type="float">
            <text:p>0,859336614608765</text:p>
          </table:table-cell>
          <table:table-cell office:value-type="float" office:value="0.843991994857788" calcext:value-type="float">
            <text:p>0,843991994857788</text:p>
          </table:table-cell>
          <table:table-cell office:value-type="float" office:value="0.844296216964722" calcext:value-type="float">
            <text:p>0,844296216964722</text:p>
          </table:table-cell>
          <table:table-cell office:value-type="float" office:value="0.844794988632202" calcext:value-type="float">
            <text:p>0,844794988632202</text:p>
          </table:table-cell>
          <table:table-cell office:value-type="float" office:value="0.844119548797607" calcext:value-type="float">
            <text:p>0,844119548797607</text:p>
          </table:table-cell>
          <table:table-cell office:value-type="float" office:value="0.844911813735962" calcext:value-type="float">
            <text:p>0,844911813735962</text:p>
          </table:table-cell>
          <table:table-cell office:value-type="float" office:value="0.843966722488403" calcext:value-type="float">
            <text:p>0,843966722488403</text:p>
          </table:table-cell>
          <table:table-cell office:value-type="float" office:value="0.841979742050171" calcext:value-type="float">
            <text:p>0,841979742050171</text:p>
          </table:table-cell>
          <table:table-cell office:value-type="float" office:value="0.859655857086182" calcext:value-type="float">
            <text:p>0,859655857086182</text:p>
          </table:table-cell>
          <table:table-cell office:value-type="float" office:value="0.844290494918823" calcext:value-type="float">
            <text:p>0,844290494918823</text:p>
          </table:table-cell>
          <table:table-cell office:value-type="float" office:value="0.8443763256073" calcext:value-type="float">
            <text:p>0,8443763256073</text:p>
          </table:table-cell>
          <table:table-cell office:value-type="float" office:value="0.844614267349243" calcext:value-type="float">
            <text:p>0,844614267349243</text:p>
          </table:table-cell>
          <table:table-cell office:value-type="float" office:value="0.830385208129883" calcext:value-type="float">
            <text:p>0,830385208129883</text:p>
          </table:table-cell>
          <table:table-cell office:value-type="float" office:value="0.839850902557373" calcext:value-type="float">
            <text:p>0,839850902557373</text:p>
          </table:table-cell>
          <table:table-cell office:value-type="float" office:value="0.844628095626831" calcext:value-type="float">
            <text:p>0,844628095626831</text:p>
          </table:table-cell>
          <table:table-cell office:value-type="float" office:value="0.844381093978882" calcext:value-type="float">
            <text:p>0,844381093978882</text:p>
          </table:table-cell>
          <table:table-cell office:value-type="float" office:value="0.844191551208496" calcext:value-type="float">
            <text:p>0,844191551208496</text:p>
          </table:table-cell>
          <table:table-cell office:value-type="float" office:value="0.844293355941773" calcext:value-type="float">
            <text:p>0,844293355941773</text:p>
          </table:table-cell>
          <table:table-cell office:value-type="float" office:value="0.841498613357544" calcext:value-type="float">
            <text:p>0,841498613357544</text:p>
          </table:table-cell>
          <table:table-cell office:value-type="float" office:value="0.844995021820068" calcext:value-type="float">
            <text:p>0,844995021820068</text:p>
          </table:table-cell>
          <table:table-cell office:value-type="float" office:value="0.844038963317871" calcext:value-type="float">
            <text:p>0,844038963317871</text:p>
          </table:table-cell>
          <table:table-cell office:value-type="float" office:value="0.843719244003296" calcext:value-type="float">
            <text:p>0,843719244003296</text:p>
          </table:table-cell>
          <table:table-cell office:value-type="float" office:value="0.84479832649231" calcext:value-type="float">
            <text:p>0,84479832649231</text:p>
          </table:table-cell>
          <table:table-cell office:value-type="float" office:value="0.844232320785523" calcext:value-type="float">
            <text:p>0,844232320785523</text:p>
          </table:table-cell>
          <table:table-cell office:value-type="float" office:value="0.844285011291504" calcext:value-type="float">
            <text:p>0,844285011291504</text:p>
          </table:table-cell>
          <table:table-cell office:value-type="float" office:value="0.859730005264282" calcext:value-type="float">
            <text:p>0,859730005264282</text:p>
          </table:table-cell>
          <table:table-cell office:value-type="float" office:value="0.84421968460083" calcext:value-type="float">
            <text:p>0,84421968460083</text:p>
          </table:table-cell>
          <table:table-cell/>
          <table:table-cell office:value-type="float" office:value="0.838575601577759" calcext:value-type="float">
            <text:p>0,838575601577759</text:p>
          </table:table-cell>
          <table:table-cell office:value-type="float" office:value="0.843082666397095" calcext:value-type="float">
            <text:p>0,843082666397095</text:p>
          </table:table-cell>
          <table:table-cell office:value-type="float" office:value="0.844094038009644" calcext:value-type="float">
            <text:p>0,844094038009644</text:p>
          </table:table-cell>
          <table:table-cell office:value-type="float" office:value="0.844612836837769" calcext:value-type="float">
            <text:p>0,844612836837769</text:p>
          </table:table-cell>
          <table:table-cell office:value-type="float" office:value="0.843341588973999" calcext:value-type="float">
            <text:p>0,843341588973999</text:p>
          </table:table-cell>
          <table:table-cell office:value-type="float" office:value="0.844375610351563" calcext:value-type="float">
            <text:p>0,844375610351563</text:p>
          </table:table-cell>
          <table:table-cell office:value-type="float" office:value="0.84486198425293" calcext:value-type="float">
            <text:p>0,84486198425293</text:p>
          </table:table-cell>
          <table:table-cell office:value-type="float" office:value="0.844478845596314" calcext:value-type="float">
            <text:p>0,844478845596314</text:p>
          </table:table-cell>
          <table:table-cell office:value-type="float" office:value="0.843881845474243" calcext:value-type="float">
            <text:p>0,843881845474243</text:p>
          </table:table-cell>
          <table:table-cell office:value-type="float" office:value="0.843775987625122" calcext:value-type="float">
            <text:p>0,843775987625122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44056606292725" calcext:value-type="float">
            <text:p>0,844056606292725</text:p>
          </table:table-cell>
          <table:table-cell office:value-type="float" office:value="0.845134019851685" calcext:value-type="float">
            <text:p>0,845134019851685</text:p>
          </table:table-cell>
          <table:table-cell office:value-type="float" office:value="0.844168424606323" calcext:value-type="float">
            <text:p>0,844168424606323</text:p>
          </table:table-cell>
          <table:table-cell office:value-type="float" office:value="0.84376335144043" calcext:value-type="float">
            <text:p>0,84376335144043</text:p>
          </table:table-cell>
          <table:table-cell office:value-type="float" office:value="0.84529972076416" calcext:value-type="float">
            <text:p>0,84529972076416</text:p>
          </table:table-cell>
          <table:table-cell office:value-type="float" office:value="0.84380578994751" calcext:value-type="float">
            <text:p>0,84380578994751</text:p>
          </table:table-cell>
          <table:table-cell office:value-type="float" office:value="0.844122886657715" calcext:value-type="float">
            <text:p>0,844122886657715</text:p>
          </table:table-cell>
          <table:table-cell office:value-type="float" office:value="0.844554662704468" calcext:value-type="float">
            <text:p>0,844554662704468</text:p>
          </table:table-cell>
          <table:table-cell office:value-type="float" office:value="0.844661712646484" calcext:value-type="float">
            <text:p>0,844661712646484</text:p>
          </table:table-cell>
          <table:table-cell office:value-type="float" office:value="0.843449592590332" calcext:value-type="float">
            <text:p>0,843449592590332</text:p>
          </table:table-cell>
          <table:table-cell office:value-type="float" office:value="0.845240592956543" calcext:value-type="float">
            <text:p>0,845240592956543</text:p>
          </table:table-cell>
          <table:table-cell office:value-type="float" office:value="0.84333872795105" calcext:value-type="float">
            <text:p>0,84333872795105</text:p>
          </table:table-cell>
          <table:table-cell office:value-type="float" office:value="0.844218969345093" calcext:value-type="float">
            <text:p>0,844218969345093</text:p>
          </table:table-cell>
          <table:table-cell office:value-type="float" office:value="0.840834617614746" calcext:value-type="float">
            <text:p>0,840834617614746</text:p>
          </table:table-cell>
          <table:table-cell office:value-type="float" office:value="0.844079971313477" calcext:value-type="float">
            <text:p>0,844079971313477</text:p>
          </table:table-cell>
          <table:table-cell office:value-type="float" office:value="0.845000505447388" calcext:value-type="float">
            <text:p>0,845000505447388</text:p>
          </table:table-cell>
          <table:table-cell office:value-type="float" office:value="0.843599796295166" calcext:value-type="float">
            <text:p>0,843599796295166</text:p>
          </table:table-cell>
          <table:table-cell office:value-type="float" office:value="0.859557867050171" calcext:value-type="float">
            <text:p>0,859557867050171</text:p>
          </table:table-cell>
          <table:table-cell office:value-type="float" office:value="0.844968795776367" calcext:value-type="float">
            <text:p>0,844968795776367</text:p>
          </table:table-cell>
          <table:table-cell office:value-type="float" office:value="0.840799808502197" calcext:value-type="float">
            <text:p>0,840799808502197</text:p>
          </table:table-cell>
          <table:table-cell office:value-type="float" office:value="0.844099044799805" calcext:value-type="float">
            <text:p>0,844099044799805</text:p>
          </table:table-cell>
          <table:table-cell office:value-type="float" office:value="0.844189167022705" calcext:value-type="float">
            <text:p>0,844189167022705</text:p>
          </table:table-cell>
          <table:table-cell office:value-type="float" office:value="0.84412145614624" calcext:value-type="float">
            <text:p>0,84412145614624</text:p>
          </table:table-cell>
          <table:table-cell office:value-type="float" office:value="0.845505237579346" calcext:value-type="float">
            <text:p>0,845505237579346</text:p>
          </table:table-cell>
          <table:table-cell office:value-type="float" office:value="0.843705415725708" calcext:value-type="float">
            <text:p>0,843705415725708</text:p>
          </table:table-cell>
          <table:table-cell office:value-type="float" office:value="0.84200930595398" calcext:value-type="float">
            <text:p>0,84200930595398</text:p>
          </table:table-cell>
          <table:table-cell office:value-type="float" office:value="0.843883514404297" calcext:value-type="float">
            <text:p>0,843883514404297</text:p>
          </table:table-cell>
          <table:table-cell office:value-type="float" office:value="0.844613313674927" calcext:value-type="float">
            <text:p>0,844613313674927</text:p>
          </table:table-cell>
          <table:table-cell office:value-type="float" office:value="0.84479546546936" calcext:value-type="float">
            <text:p>0,84479546546936</text:p>
          </table:table-cell>
          <table:table-cell office:value-type="float" office:value="0.843225717544556" calcext:value-type="float">
            <text:p>0,843225717544556</text:p>
          </table:table-cell>
          <table:table-cell office:value-type="float" office:value="0.845084428787231" calcext:value-type="float">
            <text:p>0,845084428787231</text:p>
          </table:table-cell>
          <table:table-cell office:value-type="float" office:value="0.842005491256714" calcext:value-type="float">
            <text:p>0,842005491256714</text:p>
          </table:table-cell>
          <table:table-cell office:value-type="float" office:value="0.844316005706787" calcext:value-type="float">
            <text:p>0,844316005706787</text:p>
          </table:table-cell>
          <table:table-cell office:value-type="float" office:value="0.843629121780396" calcext:value-type="float">
            <text:p>0,843629121780396</text:p>
          </table:table-cell>
          <table:table-cell office:value-type="float" office:value="0.844689846038818" calcext:value-type="float">
            <text:p>0,844689846038818</text:p>
          </table:table-cell>
          <table:table-cell office:value-type="float" office:value="0.843800783157349" calcext:value-type="float">
            <text:p>0,843800783157349</text:p>
          </table:table-cell>
          <table:table-cell office:value-type="float" office:value="0.845359086990356" calcext:value-type="float">
            <text:p>0,845359086990356</text:p>
          </table:table-cell>
          <table:table-cell office:value-type="float" office:value="0.843074798583984" calcext:value-type="float">
            <text:p>0,843074798583984</text:p>
          </table:table-cell>
          <table:table-cell office:value-type="float" office:value="0.844743967056274" calcext:value-type="float">
            <text:p>0,844743967056274</text:p>
          </table:table-cell>
          <table:table-cell office:value-type="float" office:value="0.844939708709717" calcext:value-type="float">
            <text:p>0,844939708709717</text:p>
          </table:table-cell>
          <table:table-cell office:value-type="float" office:value="0.844352245330811" calcext:value-type="float">
            <text:p>0,844352245330811</text:p>
          </table:table-cell>
          <table:table-cell office:value-type="float" office:value="0.843448162078857" calcext:value-type="float">
            <text:p>0,843448162078857</text:p>
          </table:table-cell>
          <table:table-cell office:value-type="float" office:value="0.844539403915405" calcext:value-type="float">
            <text:p>0,844539403915405</text:p>
          </table:table-cell>
          <table:table-cell office:value-type="float" office:value="0.844729900360107" calcext:value-type="float">
            <text:p>0,844729900360107</text:p>
          </table:table-cell>
          <table:table-cell office:value-type="float" office:value="0.844189405441284" calcext:value-type="float">
            <text:p>0,844189405441284</text:p>
          </table:table-cell>
          <table:table-cell office:value-type="float" office:value="0.844200611114502" calcext:value-type="float">
            <text:p>0,844200611114502</text:p>
          </table:table-cell>
          <table:table-cell office:value-type="float" office:value="0.844386339187622" calcext:value-type="float">
            <text:p>0,844386339187622</text:p>
          </table:table-cell>
          <table:table-cell office:value-type="float" office:value="0.844532489776611" calcext:value-type="float">
            <text:p>0,844532489776611</text:p>
          </table:table-cell>
          <table:table-cell office:value-type="float" office:value="0.844304084777832" calcext:value-type="float">
            <text:p>0,844304084777832</text:p>
          </table:table-cell>
          <table:table-cell office:value-type="float" office:value="0.859185457229614" calcext:value-type="float">
            <text:p>0,859185457229614</text:p>
          </table:table-cell>
          <table:table-cell office:value-type="float" office:value="0.844545602798462" calcext:value-type="float">
            <text:p>0,844545602798462</text:p>
          </table:table-cell>
          <table:table-cell office:value-type="float" office:value="0.8598473072052" calcext:value-type="float">
            <text:p>0,8598473072052</text:p>
          </table:table-cell>
          <table:table-cell office:value-type="float" office:value="0.844855308532715" calcext:value-type="float">
            <text:p>0,844855308532715</text:p>
          </table:table-cell>
          <table:table-cell office:value-type="float" office:value="0.843938589096069" calcext:value-type="float">
            <text:p>0,843938589096069</text:p>
          </table:table-cell>
          <table:table-cell office:value-type="float" office:value="0.859838247299194" calcext:value-type="float">
            <text:p>0,859838247299194</text:p>
          </table:table-cell>
          <table:table-cell office:value-type="float" office:value="0.859365701675415" calcext:value-type="float">
            <text:p>0,859365701675415</text:p>
          </table:table-cell>
          <table:table-cell office:value-type="float" office:value="0.844676733016968" calcext:value-type="float">
            <text:p>0,844676733016968</text:p>
          </table:table-cell>
          <table:table-cell office:value-type="float" office:value="0.844271898269653" calcext:value-type="float">
            <text:p>0,844271898269653</text:p>
          </table:table-cell>
          <table:table-cell office:value-type="float" office:value="0.845101356506348" calcext:value-type="float">
            <text:p>0,845101356506348</text:p>
          </table:table-cell>
          <table:table-cell office:value-type="float" office:value="0.843526840209961" calcext:value-type="float">
            <text:p>0,843526840209961</text:p>
          </table:table-cell>
          <table:table-cell office:value-type="float" office:value="0.8446044921875" calcext:value-type="float">
            <text:p>0,8446044921875</text:p>
          </table:table-cell>
          <table:table-cell office:value-type="float" office:value="0.843783617019653" calcext:value-type="float">
            <text:p>0,843783617019653</text:p>
          </table:table-cell>
          <table:table-cell office:value-type="float" office:value="0.845328807830811" calcext:value-type="float">
            <text:p>0,845328807830811</text:p>
          </table:table-cell>
          <table:table-cell office:value-type="float" office:value="0.859702110290527" calcext:value-type="float">
            <text:p>0,859702110290527</text:p>
          </table:table-cell>
          <table:table-cell office:value-type="float" office:value="0.844331741333008" calcext:value-type="float">
            <text:p>0,844331741333008</text:p>
          </table:table-cell>
          <table:table-cell office:value-type="float" office:value="0.844133377075195" calcext:value-type="float">
            <text:p>0,844133377075195</text:p>
          </table:table-cell>
          <table:table-cell office:value-type="float" office:value="0.86034631729126" calcext:value-type="float">
            <text:p>0,86034631729126</text:p>
          </table:table-cell>
          <table:table-cell office:value-type="float" office:value="0.844236135482788" calcext:value-type="float">
            <text:p>0,844236135482788</text:p>
          </table:table-cell>
          <table:table-cell office:value-type="float" office:value="0.844210386276245" calcext:value-type="float">
            <text:p>0,844210386276245</text:p>
          </table:table-cell>
          <table:table-cell office:value-type="float" office:value="0.845492601394653" calcext:value-type="float">
            <text:p>0,845492601394653</text:p>
          </table:table-cell>
          <table:table-cell office:value-type="float" office:value="0.843525886535645" calcext:value-type="float">
            <text:p>0,843525886535645</text:p>
          </table:table-cell>
          <table:table-cell office:value-type="float" office:value="0.843981742858887" calcext:value-type="float">
            <text:p>0,843981742858887</text:p>
          </table:table-cell>
          <table:table-cell office:value-type="float" office:value="0.844216346740723" calcext:value-type="float">
            <text:p>0,844216346740723</text:p>
          </table:table-cell>
          <table:table-cell office:value-type="float" office:value="0.843687295913696" calcext:value-type="float">
            <text:p>0,843687295913696</text:p>
          </table:table-cell>
          <table:table-cell office:value-type="float" office:value="0.843786954879761" calcext:value-type="float">
            <text:p>0,843786954879761</text:p>
          </table:table-cell>
          <table:table-cell office:value-type="float" office:value="0.845246315002441" calcext:value-type="float">
            <text:p>0,845246315002441</text:p>
          </table:table-cell>
          <table:table-cell office:value-type="float" office:value="0.844822883605957" calcext:value-type="float">
            <text:p>0,844822883605957</text:p>
          </table:table-cell>
          <table:table-cell office:value-type="float" office:value="0.843292951583862" calcext:value-type="float">
            <text:p>0,843292951583862</text:p>
          </table:table-cell>
          <table:table-cell office:value-type="float" office:value="0.844668626785278" calcext:value-type="float">
            <text:p>0,844668626785278</text:p>
          </table:table-cell>
          <table:table-cell office:value-type="float" office:value="0.844315528869629" calcext:value-type="float">
            <text:p>0,844315528869629</text:p>
          </table:table-cell>
          <table:table-cell office:value-type="float" office:value="0.860406398773193" calcext:value-type="float">
            <text:p>0,860406398773193</text:p>
          </table:table-cell>
          <table:table-cell office:value-type="float" office:value="0.859339237213135" calcext:value-type="float">
            <text:p>0,859339237213135</text:p>
          </table:table-cell>
          <table:table-cell office:value-type="float" office:value="0.844204664230347" calcext:value-type="float">
            <text:p>0,844204664230347</text:p>
          </table:table-cell>
          <table:table-cell office:value-type="float" office:value="0.845157623291016" calcext:value-type="float">
            <text:p>0,845157623291016</text:p>
          </table:table-cell>
          <table:table-cell office:value-type="float" office:value="0.844357013702393" calcext:value-type="float">
            <text:p>0,844357013702393</text:p>
          </table:table-cell>
          <table:table-cell office:value-type="float" office:value="0.843777179718018" calcext:value-type="float">
            <text:p>0,843777179718018</text:p>
          </table:table-cell>
          <table:table-cell office:value-type="float" office:value="0.843517780303955" calcext:value-type="float">
            <text:p>0,843517780303955</text:p>
          </table:table-cell>
          <table:table-cell office:value-type="float" office:value="0.844941139221191" calcext:value-type="float">
            <text:p>0,844941139221191</text:p>
          </table:table-cell>
          <table:table-cell office:value-type="float" office:value="0.84465217590332" calcext:value-type="float">
            <text:p>0,84465217590332</text:p>
          </table:table-cell>
          <table:table-cell office:value-type="float" office:value="0.844509363174439" calcext:value-type="float">
            <text:p>0,844509363174439</text:p>
          </table:table-cell>
          <table:table-cell office:value-type="float" office:value="0.84124755859375" calcext:value-type="float">
            <text:p>0,84124755859375</text:p>
          </table:table-cell>
          <table:table-cell office:value-type="float" office:value="0.845501899719238" calcext:value-type="float">
            <text:p>0,845501899719238</text:p>
          </table:table-cell>
          <table:table-cell office:value-type="float" office:value="0.84434986114502" calcext:value-type="float">
            <text:p>0,84434986114502</text:p>
          </table:table-cell>
          <table:table-cell office:value-type="float" office:value="0.844287872314453" calcext:value-type="float">
            <text:p>0,844287872314453</text:p>
          </table:table-cell>
          <table:table-cell office:value-type="float" office:value="0.84511661529541" calcext:value-type="float">
            <text:p>0,84511661529541</text:p>
          </table:table-cell>
          <table:table-cell office:value-type="float" office:value="0.843591451644898" calcext:value-type="float">
            <text:p>0,843591451644898</text:p>
          </table:table-cell>
          <table:table-cell office:value-type="float" office:value="0.839930772781372" calcext:value-type="float">
            <text:p>0,839930772781372</text:p>
          </table:table-cell>
          <table:table-cell office:value-type="float" office:value="0.859661340713501" calcext:value-type="float">
            <text:p>0,859661340713501</text:p>
          </table:table-cell>
          <table:table-cell office:value-type="float" office:value="0.844403266906738" calcext:value-type="float">
            <text:p>0,844403266906738</text:p>
          </table:table-cell>
          <table:table-cell office:value-type="float" office:value="0.844623327255249" calcext:value-type="float">
            <text:p>0,844623327255249</text:p>
          </table:table-cell>
          <table:table-cell office:value-type="float" office:value="0.844510078430176" calcext:value-type="float">
            <text:p>0,844510078430176</text:p>
          </table:table-cell>
          <table:table-cell office:value-type="float" office:value="0.843956470489502" calcext:value-type="float">
            <text:p>0,843956470489502</text:p>
          </table:table-cell>
          <table:table-cell office:value-type="float" office:value="0.840359449386597" calcext:value-type="float">
            <text:p>0,840359449386597</text:p>
          </table:table-cell>
          <table:table-cell office:value-type="float" office:value="0.844724893569946" calcext:value-type="float">
            <text:p>0,844724893569946</text:p>
          </table:table-cell>
          <table:table-cell office:value-type="float" office:value="0.844570875167847" calcext:value-type="float">
            <text:p>0,844570875167847</text:p>
          </table:table-cell>
          <table:table-cell office:value-type="float" office:value="0.844503879547119" calcext:value-type="float">
            <text:p>0,844503879547119</text:p>
          </table:table-cell>
          <table:table-cell office:value-type="float" office:value="0.843979358673096" calcext:value-type="float">
            <text:p>0,843979358673096</text:p>
          </table:table-cell>
          <table:table-cell office:value-type="float" office:value="0.845007658004761" calcext:value-type="float">
            <text:p>0,845007658004761</text:p>
          </table:table-cell>
          <table:table-cell office:value-type="float" office:value="0.856881141662598" calcext:value-type="float">
            <text:p>0,856881141662598</text:p>
          </table:table-cell>
          <table:table-cell office:value-type="float" office:value="0.843960762023926" calcext:value-type="float">
            <text:p>0,843960762023926</text:p>
          </table:table-cell>
          <table:table-cell office:value-type="float" office:value="0.843995571136475" calcext:value-type="float">
            <text:p>0,843995571136475</text:p>
          </table:table-cell>
          <table:table-cell office:value-type="float" office:value="0.845163106918335" calcext:value-type="float">
            <text:p>0,845163106918335</text:p>
          </table:table-cell>
          <table:table-cell office:value-type="float" office:value="0.859792232513428" calcext:value-type="float">
            <text:p>0,859792232513428</text:p>
          </table:table-cell>
          <table:table-cell office:value-type="float" office:value="0.844041347503662" calcext:value-type="float">
            <text:p>0,844041347503662</text:p>
          </table:table-cell>
          <table:table-cell office:value-type="float" office:value="0.841974258422852" calcext:value-type="float">
            <text:p>0,841974258422852</text:p>
          </table:table-cell>
          <table:table-cell office:value-type="float" office:value="0.844334602355957" calcext:value-type="float">
            <text:p>0,844334602355957</text:p>
          </table:table-cell>
          <table:table-cell office:value-type="float" office:value="0.844425916671753" calcext:value-type="float">
            <text:p>0,844425916671753</text:p>
          </table:table-cell>
          <table:table-cell office:value-type="float" office:value="0.844555616378784" calcext:value-type="float">
            <text:p>0,844555616378784</text:p>
          </table:table-cell>
          <table:table-cell office:value-type="float" office:value="0.844631671905518" calcext:value-type="float">
            <text:p>0,844631671905518</text:p>
          </table:table-cell>
          <table:table-cell office:value-type="float" office:value="0.859485387802124" calcext:value-type="float">
            <text:p>0,859485387802124</text:p>
          </table:table-cell>
          <table:table-cell office:value-type="float" office:value="0.841310977935791" calcext:value-type="float">
            <text:p>0,841310977935791</text:p>
          </table:table-cell>
          <table:table-cell office:value-type="float" office:value="0.843601942062378" calcext:value-type="float">
            <text:p>0,843601942062378</text:p>
          </table:table-cell>
          <table:table-cell office:value-type="float" office:value="0.845254898071289" calcext:value-type="float">
            <text:p>0,845254898071289</text:p>
          </table:table-cell>
          <table:table-cell office:value-type="float" office:value="0.843603610992432" calcext:value-type="float">
            <text:p>0,843603610992432</text:p>
          </table:table-cell>
          <table:table-cell office:value-type="float" office:value="0.844560146331787" calcext:value-type="float">
            <text:p>0,844560146331787</text:p>
          </table:table-cell>
          <table:table-cell office:value-type="float" office:value="0.844075918197632" calcext:value-type="float">
            <text:p>0,844075918197632</text:p>
          </table:table-cell>
          <table:table-cell office:value-type="float" office:value="0.841029644012451" calcext:value-type="float">
            <text:p>0,841029644012451</text:p>
          </table:table-cell>
          <table:table-cell office:value-type="float" office:value="0.843524932861328" calcext:value-type="float">
            <text:p>0,843524932861328</text:p>
          </table:table-cell>
          <table:table-cell office:value-type="float" office:value="0.844928026199341" calcext:value-type="float">
            <text:p>0,844928026199341</text:p>
          </table:table-cell>
          <table:table-cell office:value-type="float" office:value="0.844057083129883" calcext:value-type="float">
            <text:p>0,844057083129883</text:p>
          </table:table-cell>
          <table:table-cell office:value-type="float" office:value="0.844109058380127" calcext:value-type="float">
            <text:p>0,844109058380127</text:p>
          </table:table-cell>
          <table:table-cell office:value-type="float" office:value="0.844753980636597" calcext:value-type="float">
            <text:p>0,844753980636597</text:p>
          </table:table-cell>
          <table:table-cell office:value-type="float" office:value="0.841140747070313" calcext:value-type="float">
            <text:p>0,841140747070313</text:p>
          </table:table-cell>
          <table:table-cell office:value-type="float" office:value="0.845261096954346" calcext:value-type="float">
            <text:p>0,845261096954346</text:p>
          </table:table-cell>
          <table:table-cell office:value-type="float" office:value="0.843766927719116" calcext:value-type="float">
            <text:p>0,843766927719116</text:p>
          </table:table-cell>
          <table:table-cell office:value-type="float" office:value="0.844470739364624" calcext:value-type="float">
            <text:p>0,844470739364624</text:p>
          </table:table-cell>
          <table:table-cell office:value-type="float" office:value="0.845248937606812" calcext:value-type="float">
            <text:p>0,845248937606812</text:p>
          </table:table-cell>
          <table:table-cell office:value-type="float" office:value="0.841143131256104" calcext:value-type="float">
            <text:p>0,841143131256104</text:p>
          </table:table-cell>
          <table:table-cell office:value-type="float" office:value="0.844315767288208" calcext:value-type="float">
            <text:p>0,844315767288208</text:p>
          </table:table-cell>
          <table:table-cell office:value-type="float" office:value="0.844423294067383" calcext:value-type="float">
            <text:p>0,844423294067383</text:p>
          </table:table-cell>
          <table:table-cell office:value-type="float" office:value="0.843460083007813" calcext:value-type="float">
            <text:p>0,843460083007813</text:p>
          </table:table-cell>
          <table:table-cell office:value-type="float" office:value="0.844886064529419" calcext:value-type="float">
            <text:p>0,844886064529419</text:p>
          </table:table-cell>
          <table:table-cell office:value-type="float" office:value="0.844473361968994" calcext:value-type="float">
            <text:p>0,844473361968994</text:p>
          </table:table-cell>
          <table:table-cell office:value-type="float" office:value="0.859318733215332" calcext:value-type="float">
            <text:p>0,859318733215332</text:p>
          </table:table-cell>
          <table:table-cell office:value-type="float" office:value="0.860572338104248" calcext:value-type="float">
            <text:p>0,860572338104248</text:p>
          </table:table-cell>
          <table:table-cell office:value-type="float" office:value="0.844149351119995" calcext:value-type="float">
            <text:p>0,844149351119995</text:p>
          </table:table-cell>
          <table:table-cell office:value-type="float" office:value="0.843994379043579" calcext:value-type="float">
            <text:p>0,843994379043579</text:p>
          </table:table-cell>
          <table:table-cell office:value-type="float" office:value="0.844486236572266" calcext:value-type="float">
            <text:p>0,844486236572266</text:p>
          </table:table-cell>
          <table:table-cell office:value-type="float" office:value="0.844250202178955" calcext:value-type="float">
            <text:p>0,844250202178955</text:p>
          </table:table-cell>
          <table:table-cell office:value-type="float" office:value="0.8447105884552" calcext:value-type="float">
            <text:p>0,8447105884552</text:p>
          </table:table-cell>
          <table:table-cell office:value-type="float" office:value="0.843948364257813" calcext:value-type="float">
            <text:p>0,843948364257813</text:p>
          </table:table-cell>
          <table:table-cell office:value-type="float" office:value="0.844657897949219" calcext:value-type="float">
            <text:p>0,844657897949219</text:p>
          </table:table-cell>
          <table:table-cell office:value-type="float" office:value="0.844072341918945" calcext:value-type="float">
            <text:p>0,844072341918945</text:p>
          </table:table-cell>
          <table:table-cell office:value-type="float" office:value="0.844492673873901" calcext:value-type="float">
            <text:p>0,844492673873901</text:p>
          </table:table-cell>
          <table:table-cell office:value-type="float" office:value="0.84443736076355" calcext:value-type="float">
            <text:p>0,84443736076355</text:p>
          </table:table-cell>
          <table:table-cell office:value-type="float" office:value="0.844253301620483" calcext:value-type="float">
            <text:p>0,844253301620483</text:p>
          </table:table-cell>
          <table:table-cell office:value-type="float" office:value="0.84451961517334" calcext:value-type="float">
            <text:p>0,84451961517334</text:p>
          </table:table-cell>
          <table:table-cell office:value-type="float" office:value="0.84398627281189" calcext:value-type="float">
            <text:p>0,84398627281189</text:p>
          </table:table-cell>
          <table:table-cell office:value-type="float" office:value="0.844183683395386" calcext:value-type="float">
            <text:p>0,844183683395386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4575643539429" calcext:value-type="float">
            <text:p>0,844575643539429</text:p>
          </table:table-cell>
          <table:table-cell office:value-type="float" office:value="0.844355583190918" calcext:value-type="float">
            <text:p>0,844355583190918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4320058822632" calcext:value-type="float">
            <text:p>0,844320058822632</text:p>
          </table:table-cell>
          <table:table-cell office:value-type="float" office:value="0.844284534454346" calcext:value-type="float">
            <text:p>0,844284534454346</text:p>
          </table:table-cell>
          <table:table-cell office:value-type="float" office:value="0.844962120056152" calcext:value-type="float">
            <text:p>0,844962120056152</text:p>
          </table:table-cell>
          <table:table-cell office:value-type="float" office:value="0.844161510467529" calcext:value-type="float">
            <text:p>0,844161510467529</text:p>
          </table:table-cell>
          <table:table-cell office:value-type="float" office:value="0.844820499420166" calcext:value-type="float">
            <text:p>0,844820499420166</text:p>
          </table:table-cell>
          <table:table-cell office:value-type="float" office:value="0.843870639801025" calcext:value-type="float">
            <text:p>0,843870639801025</text:p>
          </table:table-cell>
          <table:table-cell office:value-type="float" office:value="0.84383225440979" calcext:value-type="float">
            <text:p>0,84383225440979</text:p>
          </table:table-cell>
          <table:table-cell office:value-type="float" office:value="0.845125913619995" calcext:value-type="float">
            <text:p>0,845125913619995</text:p>
          </table:table-cell>
          <table:table-cell office:value-type="float" office:value="0.843475818634033" calcext:value-type="float">
            <text:p>0,843475818634033</text:p>
          </table:table-cell>
          <table:table-cell office:value-type="float" office:value="0.859522581100464" calcext:value-type="float">
            <text:p>0,859522581100464</text:p>
          </table:table-cell>
          <table:table-cell office:value-type="float" office:value="0.844597339630127" calcext:value-type="float">
            <text:p>0,844597339630127</text:p>
          </table:table-cell>
          <table:table-cell office:value-type="float" office:value="0.844766616821289" calcext:value-type="float">
            <text:p>0,844766616821289</text:p>
          </table:table-cell>
          <table:table-cell office:value-type="float" office:value="0.843661069869995" calcext:value-type="float">
            <text:p>0,843661069869995</text:p>
          </table:table-cell>
          <table:table-cell office:value-type="float" office:value="0.844495534896851" calcext:value-type="float">
            <text:p>0,844495534896851</text:p>
          </table:table-cell>
          <table:table-cell office:value-type="float" office:value="0.845078945159912" calcext:value-type="float">
            <text:p>0,845078945159912</text:p>
          </table:table-cell>
          <table:table-cell office:value-type="float" office:value="0.843344926834106" calcext:value-type="float">
            <text:p>0,843344926834106</text:p>
          </table:table-cell>
          <table:table-cell office:value-type="float" office:value="0.844536066055298" calcext:value-type="float">
            <text:p>0,844536066055298</text:p>
          </table:table-cell>
          <table:table-cell office:value-type="float" office:value="0.844409227371216" calcext:value-type="float">
            <text:p>0,844409227371216</text:p>
          </table:table-cell>
          <table:table-cell office:value-type="float" office:value="0.844502210617065" calcext:value-type="float">
            <text:p>0,844502210617065</text:p>
          </table:table-cell>
          <table:table-cell office:value-type="float" office:value="0.843869686126709" calcext:value-type="float">
            <text:p>0,843869686126709</text:p>
          </table:table-cell>
          <table:table-cell office:value-type="float" office:value="0.844761848449707" calcext:value-type="float">
            <text:p>0,844761848449707</text:p>
          </table:table-cell>
          <table:table-cell office:value-type="float" office:value="0.844040155410767" calcext:value-type="float">
            <text:p>0,844040155410767</text:p>
          </table:table-cell>
          <table:table-cell office:value-type="float" office:value="0.844583034515381" calcext:value-type="float">
            <text:p>0,844583034515381</text:p>
          </table:table-cell>
          <table:table-cell office:value-type="float" office:value="0.843923807144165" calcext:value-type="float">
            <text:p>0,843923807144165</text:p>
          </table:table-cell>
          <table:table-cell office:value-type="float" office:value="0.859861850738525" calcext:value-type="float">
            <text:p>0,859861850738525</text:p>
          </table:table-cell>
          <table:table-cell office:value-type="float" office:value="0.844932556152344" calcext:value-type="float">
            <text:p>0,844932556152344</text:p>
          </table:table-cell>
          <table:table-cell office:value-type="float" office:value="0.8445885181427" calcext:value-type="float">
            <text:p>0,8445885181427</text:p>
          </table:table-cell>
          <table:table-cell office:value-type="float" office:value="0.843433380126953" calcext:value-type="float">
            <text:p>0,843433380126953</text:p>
          </table:table-cell>
          <table:table-cell office:value-type="float" office:value="0.844339847564697" calcext:value-type="float">
            <text:p>0,844339847564697</text:p>
          </table:table-cell>
          <table:table-cell office:value-type="float" office:value="0.845061302185059" calcext:value-type="float">
            <text:p>0,845061302185059</text:p>
          </table:table-cell>
          <table:table-cell office:value-type="float" office:value="0.843993425369263" calcext:value-type="float">
            <text:p>0,843993425369263</text:p>
          </table:table-cell>
          <table:table-cell office:value-type="float" office:value="0.843499183654785" calcext:value-type="float">
            <text:p>0,843499183654785</text:p>
          </table:table-cell>
          <table:table-cell office:value-type="float" office:value="0.844550132751465" calcext:value-type="float">
            <text:p>0,844550132751465</text:p>
          </table:table-cell>
          <table:table-cell office:value-type="float" office:value="0.844374895095825" calcext:value-type="float">
            <text:p>0,844374895095825</text:p>
          </table:table-cell>
          <table:table-cell office:value-type="float" office:value="0.841906547546387" calcext:value-type="float">
            <text:p>0,841906547546387</text:p>
          </table:table-cell>
          <table:table-cell office:value-type="float" office:value="0.844848155975342" calcext:value-type="float">
            <text:p>0,844848155975342</text:p>
          </table:table-cell>
          <table:table-cell office:value-type="float" office:value="0.8438560962677" calcext:value-type="float">
            <text:p>0,8438560962677</text:p>
          </table:table-cell>
          <table:table-cell office:value-type="float" office:value="0.844476461410523" calcext:value-type="float">
            <text:p>0,844476461410523</text:p>
          </table:table-cell>
          <table:table-cell office:value-type="float" office:value="0.84450101852417" calcext:value-type="float">
            <text:p>0,84450101852417</text:p>
          </table:table-cell>
          <table:table-cell office:value-type="float" office:value="0.844100713729858" calcext:value-type="float">
            <text:p>0,844100713729858</text:p>
          </table:table-cell>
          <table:table-cell office:value-type="float" office:value="0.841781854629517" calcext:value-type="float">
            <text:p>0,841781854629517</text:p>
          </table:table-cell>
          <table:table-cell office:value-type="float" office:value="0.844258546829224" calcext:value-type="float">
            <text:p>0,844258546829224</text:p>
          </table:table-cell>
          <table:table-cell office:value-type="float" office:value="0.845015287399292" calcext:value-type="float">
            <text:p>0,845015287399292</text:p>
          </table:table-cell>
          <table:table-cell office:value-type="float" office:value="0.843787670135498" calcext:value-type="float">
            <text:p>0,843787670135498</text:p>
          </table:table-cell>
          <table:table-cell office:value-type="float" office:value="0.844512224197388" calcext:value-type="float">
            <text:p>0,844512224197388</text:p>
          </table:table-cell>
          <table:table-cell office:value-type="float" office:value="0.844212055206299" calcext:value-type="float">
            <text:p>0,844212055206299</text:p>
          </table:table-cell>
          <table:table-cell office:value-type="float" office:value="0.840612888336182" calcext:value-type="float">
            <text:p>0,840612888336182</text:p>
          </table:table-cell>
          <table:table-cell office:value-type="float" office:value="0.844466209411621" calcext:value-type="float">
            <text:p>0,844466209411621</text:p>
          </table:table-cell>
          <table:table-cell office:value-type="float" office:value="0.844137907028198" calcext:value-type="float">
            <text:p>0,844137907028198</text:p>
          </table:table-cell>
          <table:table-cell office:value-type="float" office:value="0.844509840011597" calcext:value-type="float">
            <text:p>0,844509840011597</text:p>
          </table:table-cell>
          <table:table-cell office:value-type="float" office:value="0.843944311141968" calcext:value-type="float">
            <text:p>0,843944311141968</text:p>
          </table:table-cell>
          <table:table-cell office:value-type="float" office:value="0.845126390457153" calcext:value-type="float">
            <text:p>0,845126390457153</text:p>
          </table:table-cell>
          <table:table-cell office:value-type="float" office:value="0.840817451477051" calcext:value-type="float">
            <text:p>0,840817451477051</text:p>
          </table:table-cell>
          <table:table-cell office:value-type="float" office:value="0.844395160675049" calcext:value-type="float">
            <text:p>0,844395160675049</text:p>
          </table:table-cell>
          <table:table-cell office:value-type="float" office:value="0.844839334487915" calcext:value-type="float">
            <text:p>0,844839334487915</text:p>
          </table:table-cell>
          <table:table-cell office:value-type="float" office:value="0.84443998336792" calcext:value-type="float">
            <text:p>0,84443998336792</text:p>
          </table:table-cell>
          <table:table-cell office:value-type="float" office:value="0.843457698822022" calcext:value-type="float">
            <text:p>0,843457698822022</text:p>
          </table:table-cell>
          <table:table-cell office:value-type="float" office:value="0.842739343643189" calcext:value-type="float">
            <text:p>0,842739343643189</text:p>
          </table:table-cell>
          <table:table-cell office:value-type="float" office:value="0.843590021133423" calcext:value-type="float">
            <text:p>0,843590021133423</text:p>
          </table:table-cell>
          <table:table-cell office:value-type="float" office:value="0.84414005279541" calcext:value-type="float">
            <text:p>0,84414005279541</text:p>
          </table:table-cell>
          <table:table-cell office:value-type="float" office:value="0.844274044036865" calcext:value-type="float">
            <text:p>0,844274044036865</text:p>
          </table:table-cell>
          <table:table-cell office:value-type="float" office:value="0.844169616699219" calcext:value-type="float">
            <text:p>0,844169616699219</text:p>
          </table:table-cell>
          <table:table-cell office:value-type="float" office:value="0.860095977783203" calcext:value-type="float">
            <text:p>0,860095977783203</text:p>
          </table:table-cell>
          <table:table-cell office:value-type="float" office:value="0.841874599456787" calcext:value-type="float">
            <text:p>0,841874599456787</text:p>
          </table:table-cell>
          <table:table-cell office:value-type="float" office:value="0.844491243362427" calcext:value-type="float">
            <text:p>0,844491243362427</text:p>
          </table:table-cell>
          <table:table-cell office:value-type="float" office:value="0.843930959701538" calcext:value-type="float">
            <text:p>0,843930959701538</text:p>
          </table:table-cell>
          <table:table-cell office:value-type="float" office:value="0.860140323638916" calcext:value-type="float">
            <text:p>0,860140323638916</text:p>
          </table:table-cell>
          <table:table-cell office:value-type="float" office:value="0.860461473464966" calcext:value-type="float">
            <text:p>0,860461473464966</text:p>
          </table:table-cell>
          <table:table-cell office:value-type="float" office:value="0.84389591217041" calcext:value-type="float">
            <text:p>0,84389591217041</text:p>
          </table:table-cell>
          <table:table-cell office:value-type="float" office:value="0.843926668167114" calcext:value-type="float">
            <text:p>0,843926668167114</text:p>
          </table:table-cell>
          <table:table-cell office:value-type="float" office:value="0.844182729721069" calcext:value-type="float">
            <text:p>0,844182729721069</text:p>
          </table:table-cell>
          <table:table-cell office:value-type="float" office:value="0.860653877258301" calcext:value-type="float">
            <text:p>0,860653877258301</text:p>
          </table:table-cell>
          <table:table-cell office:value-type="float" office:value="0.843708038330078" calcext:value-type="float">
            <text:p>0,843708038330078</text:p>
          </table:table-cell>
          <table:table-cell office:value-type="float" office:value="0.844531059265137" calcext:value-type="float">
            <text:p>0,844531059265137</text:p>
          </table:table-cell>
          <table:table-cell office:value-type="float" office:value="0.859373092651367" calcext:value-type="float">
            <text:p>0,859373092651367</text:p>
          </table:table-cell>
          <table:table-cell office:value-type="float" office:value="0.844564914703369" calcext:value-type="float">
            <text:p>0,844564914703369</text:p>
          </table:table-cell>
          <table:table-cell office:value-type="float" office:value="0.844662427902222" calcext:value-type="float">
            <text:p>0,844662427902222</text:p>
          </table:table-cell>
          <table:table-cell office:value-type="float" office:value="0.844459533691406" calcext:value-type="float">
            <text:p>0,844459533691406</text:p>
          </table:table-cell>
          <table:table-cell office:value-type="float" office:value="0.843820810317993" calcext:value-type="float">
            <text:p>0,843820810317993</text:p>
          </table:table-cell>
          <table:table-cell office:value-type="float" office:value="0.844542264938355" calcext:value-type="float">
            <text:p>0,844542264938355</text:p>
          </table:table-cell>
          <table:table-cell office:value-type="float" office:value="0.844732999801636" calcext:value-type="float">
            <text:p>0,844732999801636</text:p>
          </table:table-cell>
          <table:table-cell office:value-type="float" office:value="0.859749794006348" calcext:value-type="float">
            <text:p>0,859749794006348</text:p>
          </table:table-cell>
          <table:table-cell office:value-type="float" office:value="0.844030857086182" calcext:value-type="float">
            <text:p>0,844030857086182</text:p>
          </table:table-cell>
          <table:table-cell office:value-type="float" office:value="0.844429731369019" calcext:value-type="float">
            <text:p>0,844429731369019</text:p>
          </table:table-cell>
          <table:table-cell office:value-type="float" office:value="0.84442663192749" calcext:value-type="float">
            <text:p>0,84442663192749</text:p>
          </table:table-cell>
          <table:table-cell office:value-type="float" office:value="0.84459376335144" calcext:value-type="float">
            <text:p>0,84459376335144</text:p>
          </table:table-cell>
          <table:table-cell office:value-type="float" office:value="0.843946218490601" calcext:value-type="float">
            <text:p>0,843946218490601</text:p>
          </table:table-cell>
          <table:table-cell office:value-type="float" office:value="0.859603881835938" calcext:value-type="float">
            <text:p>0,859603881835938</text:p>
          </table:table-cell>
          <table:table-cell office:value-type="float" office:value="0.8604416847229" calcext:value-type="float">
            <text:p>0,8604416847229</text:p>
          </table:table-cell>
          <table:table-cell office:value-type="float" office:value="0.844153165817261" calcext:value-type="float">
            <text:p>0,844153165817261</text:p>
          </table:table-cell>
          <table:table-cell office:value-type="float" office:value="0.844295740127564" calcext:value-type="float">
            <text:p>0,844295740127564</text:p>
          </table:table-cell>
          <table:table-cell office:value-type="float" office:value="0.844442129135132" calcext:value-type="float">
            <text:p>0,844442129135132</text:p>
          </table:table-cell>
          <table:table-cell office:value-type="float" office:value="0.859798431396484" calcext:value-type="float">
            <text:p>0,859798431396484</text:p>
          </table:table-cell>
          <table:table-cell office:value-type="float" office:value="0.841273784637451" calcext:value-type="float">
            <text:p>0,841273784637451</text:p>
          </table:table-cell>
          <table:table-cell office:value-type="float" office:value="0.843978643417358" calcext:value-type="float">
            <text:p>0,843978643417358</text:p>
          </table:table-cell>
          <table:table-cell office:value-type="float" office:value="0.844237804412842" calcext:value-type="float">
            <text:p>0,844237804412842</text:p>
          </table:table-cell>
          <table:table-cell office:value-type="float" office:value="0.844877243041992" calcext:value-type="float">
            <text:p>0,844877243041992</text:p>
          </table:table-cell>
          <table:table-cell office:value-type="float" office:value="0.843544483184815" calcext:value-type="float">
            <text:p>0,843544483184815</text:p>
          </table:table-cell>
          <table:table-cell office:value-type="float" office:value="0.843568325042725" calcext:value-type="float">
            <text:p>0,843568325042725</text:p>
          </table:table-cell>
          <table:table-cell office:value-type="float" office:value="0.84562087059021" calcext:value-type="float">
            <text:p>0,84562087059021</text:p>
          </table:table-cell>
          <table:table-cell office:value-type="float" office:value="0.844379425048828" calcext:value-type="float">
            <text:p>0,844379425048828</text:p>
          </table:table-cell>
          <table:table-cell office:value-type="float" office:value="0.843809604644775" calcext:value-type="float">
            <text:p>0,843809604644775</text:p>
          </table:table-cell>
          <table:table-cell office:value-type="float" office:value="0.844469308853149" calcext:value-type="float">
            <text:p>0,844469308853149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4383239746094" calcext:value-type="float">
            <text:p>0,844383239746094</text:p>
          </table:table-cell>
          <table:table-cell office:value-type="float" office:value="0.844387769699097" calcext:value-type="float">
            <text:p>0,844387769699097</text:p>
          </table:table-cell>
          <table:table-cell office:value-type="float" office:value="0.844171524047852" calcext:value-type="float">
            <text:p>0,844171524047852</text:p>
          </table:table-cell>
          <table:table-cell office:value-type="float" office:value="0.844617128372192" calcext:value-type="float">
            <text:p>0,844617128372192</text:p>
          </table:table-cell>
          <table:table-cell office:value-type="float" office:value="0.844851970672607" calcext:value-type="float">
            <text:p>0,844851970672607</text:p>
          </table:table-cell>
          <table:table-cell office:value-type="float" office:value="0.843774795532227" calcext:value-type="float">
            <text:p>0,843774795532227</text:p>
          </table:table-cell>
          <table:table-cell office:value-type="float" office:value="0.844998359680176" calcext:value-type="float">
            <text:p>0,844998359680176</text:p>
          </table:table-cell>
          <table:table-cell office:value-type="float" office:value="0.843672513961792" calcext:value-type="float">
            <text:p>0,843672513961792</text:p>
          </table:table-cell>
          <table:table-cell office:value-type="float" office:value="0.844703674316406" calcext:value-type="float">
            <text:p>0,844703674316406</text:p>
          </table:table-cell>
          <table:table-cell office:value-type="float" office:value="0.844146728515625" calcext:value-type="float">
            <text:p>0,844146728515625</text:p>
          </table:table-cell>
          <table:table-cell office:value-type="float" office:value="0.84443211555481" calcext:value-type="float">
            <text:p>0,84443211555481</text:p>
          </table:table-cell>
          <table:table-cell office:value-type="float" office:value="0.843915700912476" calcext:value-type="float">
            <text:p>0,843915700912476</text:p>
          </table:table-cell>
          <table:table-cell office:value-type="float" office:value="0.843757152557373" calcext:value-type="float">
            <text:p>0,843757152557373</text:p>
          </table:table-cell>
          <table:table-cell office:value-type="float" office:value="0.860701322555542" calcext:value-type="float">
            <text:p>0,860701322555542</text:p>
          </table:table-cell>
          <table:table-cell office:value-type="float" office:value="0.84363317489624" calcext:value-type="float">
            <text:p>0,84363317489624</text:p>
          </table:table-cell>
          <table:table-cell office:value-type="float" office:value="0.860588073730469" calcext:value-type="float">
            <text:p>0,860588073730469</text:p>
          </table:table-cell>
          <table:table-cell office:value-type="float" office:value="0.843439340591431" calcext:value-type="float">
            <text:p>0,843439340591431</text:p>
          </table:table-cell>
          <table:table-cell office:value-type="float" office:value="0.845408916473389" calcext:value-type="float">
            <text:p>0,845408916473389</text:p>
          </table:table-cell>
          <table:table-cell office:value-type="float" office:value="0.843347311019898" calcext:value-type="float">
            <text:p>0,843347311019898</text:p>
          </table:table-cell>
          <table:table-cell office:value-type="float" office:value="0.844221353530884" calcext:value-type="float">
            <text:p>0,844221353530884</text:p>
          </table:table-cell>
          <table:table-cell office:value-type="float" office:value="0.844635486602783" calcext:value-type="float">
            <text:p>0,844635486602783</text:p>
          </table:table-cell>
          <table:table-cell office:value-type="float" office:value="0.844685554504395" calcext:value-type="float">
            <text:p>0,844685554504395</text:p>
          </table:table-cell>
          <table:table-cell office:value-type="float" office:value="0.844159364700317" calcext:value-type="float">
            <text:p>0,844159364700317</text:p>
          </table:table-cell>
          <table:table-cell office:value-type="float" office:value="0.844055891036987" calcext:value-type="float">
            <text:p>0,844055891036987</text:p>
          </table:table-cell>
          <table:table-cell office:value-type="float" office:value="0.84254002571106" calcext:value-type="float">
            <text:p>0,84254002571106</text:p>
          </table:table-cell>
          <table:table-cell office:value-type="float" office:value="0.844205141067505" calcext:value-type="float">
            <text:p>0,844205141067505</text:p>
          </table:table-cell>
          <table:table-cell office:value-type="float" office:value="0.843711137771606" calcext:value-type="float">
            <text:p>0,843711137771606</text:p>
          </table:table-cell>
          <table:table-cell office:value-type="float" office:value="0.84473466873169" calcext:value-type="float">
            <text:p>0,84473466873169</text:p>
          </table:table-cell>
          <table:table-cell office:value-type="float" office:value="0.844177007675171" calcext:value-type="float">
            <text:p>0,844177007675171</text:p>
          </table:table-cell>
          <table:table-cell office:value-type="float" office:value="0.860079050064087" calcext:value-type="float">
            <text:p>0,860079050064087</text:p>
          </table:table-cell>
          <table:table-cell office:value-type="float" office:value="0.840655088424683" calcext:value-type="float">
            <text:p>0,840655088424683</text:p>
          </table:table-cell>
          <table:table-cell office:value-type="float" office:value="0.844399452209473" calcext:value-type="float">
            <text:p>0,844399452209473</text:p>
          </table:table-cell>
          <table:table-cell office:value-type="float" office:value="0.843956708908081" calcext:value-type="float">
            <text:p>0,843956708908081</text:p>
          </table:table-cell>
          <table:table-cell office:value-type="float" office:value="0.845121383666992" calcext:value-type="float">
            <text:p>0,845121383666992</text:p>
          </table:table-cell>
          <table:table-cell office:value-type="float" office:value="0.843774080276489" calcext:value-type="float">
            <text:p>0,843774080276489</text:p>
          </table:table-cell>
          <table:table-cell office:value-type="float" office:value="0.844601392745972" calcext:value-type="float">
            <text:p>0,844601392745972</text:p>
          </table:table-cell>
          <table:table-cell office:value-type="float" office:value="0.840455055236816" calcext:value-type="float">
            <text:p>0,840455055236816</text:p>
          </table:table-cell>
          <table:table-cell office:value-type="float" office:value="0.845620632171631" calcext:value-type="float">
            <text:p>0,845620632171631</text:p>
          </table:table-cell>
          <table:table-cell office:value-type="float" office:value="0.843024492263794" calcext:value-type="float">
            <text:p>0,843024492263794</text:p>
          </table:table-cell>
          <table:table-cell office:value-type="float" office:value="0.844203233718872" calcext:value-type="float">
            <text:p>0,844203233718872</text:p>
          </table:table-cell>
          <table:table-cell office:value-type="float" office:value="0.8437340259552" calcext:value-type="float">
            <text:p>0,8437340259552</text:p>
          </table:table-cell>
          <table:table-cell office:value-type="float" office:value="0.845059394836426" calcext:value-type="float">
            <text:p>0,845059394836426</text:p>
          </table:table-cell>
          <table:table-cell office:value-type="float" office:value="0.843022584915161" calcext:value-type="float">
            <text:p>0,843022584915161</text:p>
          </table:table-cell>
          <table:table-cell office:value-type="float" office:value="0.843189716339111" calcext:value-type="float">
            <text:p>0,843189716339111</text:p>
          </table:table-cell>
          <table:table-cell office:value-type="float" office:value="0.844045639038086" calcext:value-type="float">
            <text:p>0,844045639038086</text:p>
          </table:table-cell>
          <table:table-cell office:value-type="float" office:value="0.843668460845947" calcext:value-type="float">
            <text:p>0,843668460845947</text:p>
          </table:table-cell>
          <table:table-cell office:value-type="float" office:value="0.844980001449585" calcext:value-type="float">
            <text:p>0,844980001449585</text:p>
          </table:table-cell>
          <table:table-cell office:value-type="float" office:value="0.844818115234375" calcext:value-type="float">
            <text:p>0,844818115234375</text:p>
          </table:table-cell>
          <table:table-cell office:value-type="float" office:value="0.841730356216431" calcext:value-type="float">
            <text:p>0,841730356216431</text:p>
          </table:table-cell>
          <table:table-cell office:value-type="float" office:value="0.844238758087158" calcext:value-type="float">
            <text:p>0,844238758087158</text:p>
          </table:table-cell>
          <table:table-cell office:value-type="float" office:value="0.843812465667725" calcext:value-type="float">
            <text:p>0,843812465667725</text:p>
          </table:table-cell>
          <table:table-cell office:value-type="float" office:value="0.860398054122925" calcext:value-type="float">
            <text:p>0,860398054122925</text:p>
          </table:table-cell>
          <table:table-cell office:value-type="float" office:value="0.844112157821655" calcext:value-type="float">
            <text:p>0,844112157821655</text:p>
          </table:table-cell>
          <table:table-cell office:value-type="float" office:value="0.844653844833374" calcext:value-type="float">
            <text:p>0,844653844833374</text:p>
          </table:table-cell>
          <table:table-cell office:value-type="float" office:value="0.841139793395996" calcext:value-type="float">
            <text:p>0,841139793395996</text:p>
          </table:table-cell>
          <table:table-cell office:value-type="float" office:value="0.860270738601685" calcext:value-type="float">
            <text:p>0,860270738601685</text:p>
          </table:table-cell>
          <table:table-cell office:value-type="float" office:value="0.859383821487427" calcext:value-type="float">
            <text:p>0,859383821487427</text:p>
          </table:table-cell>
          <table:table-cell office:value-type="float" office:value="0.860050916671753" calcext:value-type="float">
            <text:p>0,860050916671753</text:p>
          </table:table-cell>
          <table:table-cell office:value-type="float" office:value="0.843799591064453" calcext:value-type="float">
            <text:p>0,843799591064453</text:p>
          </table:table-cell>
          <table:table-cell office:value-type="float" office:value="0.844353437423706" calcext:value-type="float">
            <text:p>0,844353437423706</text:p>
          </table:table-cell>
          <table:table-cell office:value-type="float" office:value="0.841620683670044" calcext:value-type="float">
            <text:p>0,841620683670044</text:p>
          </table:table-cell>
          <table:table-cell office:value-type="float" office:value="0.843888998031616" calcext:value-type="float">
            <text:p>0,843888998031616</text:p>
          </table:table-cell>
          <table:table-cell office:value-type="float" office:value="0.843895196914673" calcext:value-type="float">
            <text:p>0,843895196914673</text:p>
          </table:table-cell>
          <table:table-cell office:value-type="float" office:value="0.844013690948486" calcext:value-type="float">
            <text:p>0,844013690948486</text:p>
          </table:table-cell>
          <table:table-cell office:value-type="float" office:value="0.845455169677734" calcext:value-type="float">
            <text:p>0,845455169677734</text:p>
          </table:table-cell>
          <table:table-cell office:value-type="float" office:value="0.843975305557251" calcext:value-type="float">
            <text:p>0,843975305557251</text:p>
          </table:table-cell>
          <table:table-cell office:value-type="float" office:value="0.857630968093872" calcext:value-type="float">
            <text:p>0,857630968093872</text:p>
          </table:table-cell>
          <table:table-cell office:value-type="float" office:value="0.844302892684937" calcext:value-type="float">
            <text:p>0,844302892684937</text:p>
          </table:table-cell>
          <table:table-cell office:value-type="float" office:value="0.860073804855347" calcext:value-type="float">
            <text:p>0,860073804855347</text:p>
          </table:table-cell>
          <table:table-cell office:value-type="float" office:value="0.843696355819702" calcext:value-type="float">
            <text:p>0,843696355819702</text:p>
          </table:table-cell>
          <table:table-cell office:value-type="float" office:value="0.84451961517334" calcext:value-type="float">
            <text:p>0,84451961517334</text:p>
          </table:table-cell>
          <table:table-cell office:value-type="float" office:value="0.84439492225647" calcext:value-type="float">
            <text:p>0,84439492225647</text:p>
          </table:table-cell>
          <table:table-cell office:value-type="float" office:value="0.8414146900177" calcext:value-type="float">
            <text:p>0,8414146900177</text:p>
          </table:table-cell>
          <table:table-cell office:value-type="float" office:value="0.844369649887085" calcext:value-type="float">
            <text:p>0,844369649887085</text:p>
          </table:table-cell>
          <table:table-cell office:value-type="float" office:value="0.84508204460144" calcext:value-type="float">
            <text:p>0,84508204460144</text:p>
          </table:table-cell>
          <table:table-cell office:value-type="float" office:value="0.84416675567627" calcext:value-type="float">
            <text:p>0,84416675567627</text:p>
          </table:table-cell>
          <table:table-cell office:value-type="float" office:value="0.859912157058716" calcext:value-type="float">
            <text:p>0,859912157058716</text:p>
          </table:table-cell>
          <table:table-cell office:value-type="float" office:value="0.84367036819458" calcext:value-type="float">
            <text:p>0,84367036819458</text:p>
          </table:table-cell>
          <table:table-cell office:value-type="float" office:value="0.84452748298645" calcext:value-type="float">
            <text:p>0,84452748298645</text:p>
          </table:table-cell>
          <table:table-cell office:value-type="float" office:value="0.859630346298218" calcext:value-type="float">
            <text:p>0,859630346298218</text:p>
          </table:table-cell>
          <table:table-cell office:value-type="float" office:value="0.844955921173096" calcext:value-type="float">
            <text:p>0,844955921173096</text:p>
          </table:table-cell>
          <table:table-cell office:value-type="float" office:value="0.843416213989258" calcext:value-type="float">
            <text:p>0,843416213989258</text:p>
          </table:table-cell>
          <table:table-cell office:value-type="float" office:value="0.844638586044312" calcext:value-type="float">
            <text:p>0,844638586044312</text:p>
          </table:table-cell>
          <table:table-cell office:value-type="float" office:value="0.860293626785278" calcext:value-type="float">
            <text:p>0,860293626785278</text:p>
          </table:table-cell>
          <table:table-cell office:value-type="float" office:value="0.844150066375732" calcext:value-type="float">
            <text:p>0,844150066375732</text:p>
          </table:table-cell>
          <table:table-cell office:value-type="float" office:value="0.844408273696899" calcext:value-type="float">
            <text:p>0,844408273696899</text:p>
          </table:table-cell>
          <table:table-cell office:value-type="float" office:value="0.844654321670532" calcext:value-type="float">
            <text:p>0,844654321670532</text:p>
          </table:table-cell>
          <table:table-cell office:value-type="float" office:value="0.843780755996704" calcext:value-type="float">
            <text:p>0,843780755996704</text:p>
          </table:table-cell>
          <table:table-cell office:value-type="float" office:value="0.860166072845459" calcext:value-type="float">
            <text:p>0,860166072845459</text:p>
          </table:table-cell>
          <table:table-cell office:value-type="float" office:value="0.844564914703369" calcext:value-type="float">
            <text:p>0,844564914703369</text:p>
          </table:table-cell>
          <table:table-cell office:value-type="float" office:value="0.84436845779419" calcext:value-type="float">
            <text:p>0,84436845779419</text:p>
          </table:table-cell>
          <table:table-cell office:value-type="float" office:value="0.844297885894775" calcext:value-type="float">
            <text:p>0,844297885894775</text:p>
          </table:table-cell>
          <table:table-cell office:value-type="float" office:value="0.844569444656372" calcext:value-type="float">
            <text:p>0,844569444656372</text:p>
          </table:table-cell>
          <table:table-cell office:value-type="float" office:value="0.844135046005249" calcext:value-type="float">
            <text:p>0,844135046005249</text:p>
          </table:table-cell>
          <table:table-cell office:value-type="float" office:value="0.843984842300415" calcext:value-type="float">
            <text:p>0,843984842300415</text:p>
          </table:table-cell>
          <table:table-cell office:value-type="float" office:value="0.844202041625977" calcext:value-type="float">
            <text:p>0,844202041625977</text:p>
          </table:table-cell>
          <table:table-cell office:value-type="float" office:value="0.844818830490112" calcext:value-type="float">
            <text:p>0,844818830490112</text:p>
          </table:table-cell>
          <table:table-cell office:value-type="float" office:value="0.844669580459595" calcext:value-type="float">
            <text:p>0,844669580459595</text:p>
          </table:table-cell>
          <table:table-cell office:value-type="float" office:value="0.843605995178223" calcext:value-type="float">
            <text:p>0,843605995178223</text:p>
          </table:table-cell>
          <table:table-cell office:value-type="float" office:value="0.84406304359436" calcext:value-type="float">
            <text:p>0,84406304359436</text:p>
          </table:table-cell>
          <table:table-cell office:value-type="float" office:value="0.844358444213867" calcext:value-type="float">
            <text:p>0,844358444213867</text:p>
          </table:table-cell>
          <table:table-cell office:value-type="float" office:value="0.845387697219849" calcext:value-type="float">
            <text:p>0,845387697219849</text:p>
          </table:table-cell>
          <table:table-cell office:value-type="float" office:value="0.859728097915649" calcext:value-type="float">
            <text:p>0,859728097915649</text:p>
          </table:table-cell>
          <table:table-cell office:value-type="float" office:value="0.843637943267822" calcext:value-type="float">
            <text:p>0,843637943267822</text:p>
          </table:table-cell>
          <table:table-cell office:value-type="float" office:value="0.843651533126831" calcext:value-type="float">
            <text:p>0,843651533126831</text:p>
          </table:table-cell>
          <table:table-cell office:value-type="float" office:value="0.845462560653687" calcext:value-type="float">
            <text:p>0,845462560653687</text:p>
          </table:table-cell>
          <table:table-cell office:value-type="float" office:value="0.859306335449219" calcext:value-type="float">
            <text:p>0,859306335449219</text:p>
          </table:table-cell>
          <table:table-cell office:value-type="float" office:value="0.84587574005127" calcext:value-type="float">
            <text:p>0,84587574005127</text:p>
          </table:table-cell>
          <table:table-cell office:value-type="float" office:value="0.843076705932617" calcext:value-type="float">
            <text:p>0,843076705932617</text:p>
          </table:table-cell>
          <table:table-cell office:value-type="float" office:value="0.858962297439575" calcext:value-type="float">
            <text:p>0,858962297439575</text:p>
          </table:table-cell>
          <table:table-cell office:value-type="float" office:value="0.860446929931641" calcext:value-type="float">
            <text:p>0,860446929931641</text:p>
          </table:table-cell>
          <table:table-cell office:value-type="float" office:value="0.844674825668335" calcext:value-type="float">
            <text:p>0,844674825668335</text:p>
          </table:table-cell>
          <table:table-cell office:value-type="float" office:value="0.859837055206299" calcext:value-type="float">
            <text:p>0,859837055206299</text:p>
          </table:table-cell>
          <table:table-cell office:value-type="float" office:value="0.860486507415772" calcext:value-type="float">
            <text:p>0,860486507415772</text:p>
          </table:table-cell>
          <table:table-cell office:value-type="float" office:value="0.843638896942139" calcext:value-type="float">
            <text:p>0,843638896942139</text:p>
          </table:table-cell>
          <table:table-cell office:value-type="float" office:value="0.860077381134033" calcext:value-type="float">
            <text:p>0,860077381134033</text:p>
          </table:table-cell>
          <table:table-cell office:value-type="float" office:value="0.843669652938843" calcext:value-type="float">
            <text:p>0,843669652938843</text:p>
          </table:table-cell>
          <table:table-cell office:value-type="float" office:value="0.84505820274353" calcext:value-type="float">
            <text:p>0,84505820274353</text:p>
          </table:table-cell>
          <table:table-cell office:value-type="float" office:value="0.859576225280762" calcext:value-type="float">
            <text:p>0,859576225280762</text:p>
          </table:table-cell>
          <table:table-cell office:value-type="float" office:value="0.844600677490234" calcext:value-type="float">
            <text:p>0,844600677490234</text:p>
          </table:table-cell>
          <table:table-cell office:value-type="float" office:value="0.845191240310669" calcext:value-type="float">
            <text:p>0,845191240310669</text:p>
          </table:table-cell>
          <table:table-cell office:value-type="float" office:value="0.843186140060425" calcext:value-type="float">
            <text:p>0,843186140060425</text:p>
          </table:table-cell>
          <table:table-cell office:value-type="float" office:value="0.860458612442017" calcext:value-type="float">
            <text:p>0,860458612442017</text:p>
          </table:table-cell>
          <table:table-cell office:value-type="float" office:value="0.844161987304688" calcext:value-type="float">
            <text:p>0,844161987304688</text:p>
          </table:table-cell>
          <table:table-cell office:value-type="float" office:value="0.844607353210449" calcext:value-type="float">
            <text:p>0,844607353210449</text:p>
          </table:table-cell>
          <table:table-cell office:value-type="float" office:value="0.844217538833618" calcext:value-type="float">
            <text:p>0,844217538833618</text:p>
          </table:table-cell>
          <table:table-cell office:value-type="float" office:value="0.859325885772705" calcext:value-type="float">
            <text:p>0,859325885772705</text:p>
          </table:table-cell>
          <table:table-cell office:value-type="float" office:value="0.844730615615845" calcext:value-type="float">
            <text:p>0,844730615615845</text:p>
          </table:table-cell>
          <table:table-cell office:value-type="float" office:value="0.843760967254639" calcext:value-type="float">
            <text:p>0,843760967254639</text:p>
          </table:table-cell>
          <table:table-cell office:value-type="float" office:value="0.845541715621948" calcext:value-type="float">
            <text:p>0,845541715621948</text:p>
          </table:table-cell>
          <table:table-cell office:value-type="float" office:value="0.844128608703613" calcext:value-type="float">
            <text:p>0,844128608703613</text:p>
          </table:table-cell>
          <table:table-cell office:value-type="float" office:value="0.841273307800293" calcext:value-type="float">
            <text:p>0,841273307800293</text:p>
          </table:table-cell>
          <table:table-cell office:value-type="float" office:value="0.844408750534058" calcext:value-type="float">
            <text:p>0,844408750534058</text:p>
          </table:table-cell>
          <table:table-cell office:value-type="float" office:value="0.859410524368286" calcext:value-type="float">
            <text:p>0,859410524368286</text:p>
          </table:table-cell>
          <table:table-cell office:value-type="float" office:value="0.844443798065186" calcext:value-type="float">
            <text:p>0,844443798065186</text:p>
          </table:table-cell>
          <table:table-cell office:value-type="float" office:value="0.860165357589722" calcext:value-type="float">
            <text:p>0,860165357589722</text:p>
          </table:table-cell>
          <table:table-cell office:value-type="float" office:value="0.844428300857544" calcext:value-type="float">
            <text:p>0,844428300857544</text:p>
          </table:table-cell>
          <table:table-cell office:value-type="float" office:value="0.841439247131348" calcext:value-type="float">
            <text:p>0,841439247131348</text:p>
          </table:table-cell>
          <table:table-cell office:value-type="float" office:value="0.844900846481323" calcext:value-type="float">
            <text:p>0,844900846481323</text:p>
          </table:table-cell>
          <table:table-cell office:value-type="float" office:value="0.84321928024292" calcext:value-type="float">
            <text:p>0,84321928024292</text:p>
          </table:table-cell>
          <table:table-cell office:value-type="float" office:value="0.844899892807007" calcext:value-type="float">
            <text:p>0,844899892807007</text:p>
          </table:table-cell>
          <table:table-cell office:value-type="float" office:value="0.844210147857666" calcext:value-type="float">
            <text:p>0,844210147857666</text:p>
          </table:table-cell>
          <table:table-cell office:value-type="float" office:value="0.844573259353638" calcext:value-type="float">
            <text:p>0,844573259353638</text:p>
          </table:table-cell>
          <table:table-cell office:value-type="float" office:value="0.841612577438355" calcext:value-type="float">
            <text:p>0,841612577438355</text:p>
          </table:table-cell>
          <table:table-cell office:value-type="float" office:value="0.842811822891235" calcext:value-type="float">
            <text:p>0,842811822891235</text:p>
          </table:table-cell>
          <table:table-cell office:value-type="float" office:value="0.845441818237305" calcext:value-type="float">
            <text:p>0,845441818237305</text:p>
          </table:table-cell>
          <table:table-cell office:value-type="float" office:value="0.844130277633667" calcext:value-type="float">
            <text:p>0,844130277633667</text:p>
          </table:table-cell>
          <table:table-cell office:value-type="float" office:value="0.843868732452393" calcext:value-type="float">
            <text:p>0,843868732452393</text:p>
          </table:table-cell>
          <table:table-cell office:value-type="float" office:value="0.844580888748169" calcext:value-type="float">
            <text:p>0,844580888748169</text:p>
          </table:table-cell>
          <table:table-cell office:value-type="float" office:value="0.841180801391602" calcext:value-type="float">
            <text:p>0,841180801391602</text:p>
          </table:table-cell>
          <table:table-cell office:value-type="float" office:value="0.844281673431397" calcext:value-type="float">
            <text:p>0,844281673431397</text:p>
          </table:table-cell>
          <table:table-cell office:value-type="float" office:value="0.844397306442261" calcext:value-type="float">
            <text:p>0,844397306442261</text:p>
          </table:table-cell>
          <table:table-cell office:value-type="float" office:value="0.844109773635864" calcext:value-type="float">
            <text:p>0,844109773635864</text:p>
          </table:table-cell>
          <table:table-cell office:value-type="float" office:value="0.844121694564819" calcext:value-type="float">
            <text:p>0,844121694564819</text:p>
          </table:table-cell>
          <table:table-cell office:value-type="float" office:value="0.844591856002808" calcext:value-type="float">
            <text:p>0,844591856002808</text:p>
          </table:table-cell>
          <table:table-cell office:value-type="float" office:value="0.841979742050171" calcext:value-type="float">
            <text:p>0,841979742050171</text:p>
          </table:table-cell>
          <table:table-cell office:value-type="float" office:value="0.843915224075317" calcext:value-type="float">
            <text:p>0,843915224075317</text:p>
          </table:table-cell>
          <table:table-cell office:value-type="float" office:value="0.843805074691773" calcext:value-type="float">
            <text:p>0,843805074691773</text:p>
          </table:table-cell>
          <table:table-cell office:value-type="float" office:value="0.845332384109497" calcext:value-type="float">
            <text:p>0,845332384109497</text:p>
          </table:table-cell>
          <table:table-cell office:value-type="float" office:value="0.842943668365479" calcext:value-type="float">
            <text:p>0,842943668365479</text:p>
          </table:table-cell>
          <table:table-cell office:value-type="float" office:value="0.843099355697632" calcext:value-type="float">
            <text:p>0,843099355697632</text:p>
          </table:table-cell>
          <table:table-cell office:value-type="float" office:value="0.844768762588501" calcext:value-type="float">
            <text:p>0,844768762588501</text:p>
          </table:table-cell>
          <table:table-cell office:value-type="float" office:value="0.844058513641357" calcext:value-type="float">
            <text:p>0,844058513641357</text:p>
          </table:table-cell>
          <table:table-cell office:value-type="float" office:value="0.844107151031494" calcext:value-type="float">
            <text:p>0,844107151031494</text:p>
          </table:table-cell>
          <table:table-cell office:value-type="float" office:value="0.84539008140564" calcext:value-type="float">
            <text:p>0,84539008140564</text:p>
          </table:table-cell>
          <table:table-cell office:value-type="float" office:value="0.843985795974731" calcext:value-type="float">
            <text:p>0,843985795974731</text:p>
          </table:table-cell>
          <table:table-cell office:value-type="float" office:value="0.844431161880493" calcext:value-type="float">
            <text:p>0,844431161880493</text:p>
          </table:table-cell>
          <table:table-cell office:value-type="float" office:value="0.84392261505127" calcext:value-type="float">
            <text:p>0,84392261505127</text:p>
          </table:table-cell>
          <table:table-cell office:value-type="float" office:value="0.844383955001831" calcext:value-type="float">
            <text:p>0,844383955001831</text:p>
          </table:table-cell>
          <table:table-cell office:value-type="float" office:value="0.843439817428589" calcext:value-type="float">
            <text:p>0,843439817428589</text:p>
          </table:table-cell>
          <table:table-cell office:value-type="float" office:value="0.84431266784668" calcext:value-type="float">
            <text:p>0,84431266784668</text:p>
          </table:table-cell>
          <table:table-cell office:value-type="float" office:value="0.844496250152588" calcext:value-type="float">
            <text:p>0,844496250152588</text:p>
          </table:table-cell>
          <table:table-cell office:value-type="float" office:value="0.859818696975708" calcext:value-type="float">
            <text:p>0,859818696975708</text:p>
          </table:table-cell>
          <table:table-cell office:value-type="float" office:value="0.860226154327393" calcext:value-type="float">
            <text:p>0,860226154327393</text:p>
          </table:table-cell>
          <table:table-cell office:value-type="float" office:value="0.844485998153687" calcext:value-type="float">
            <text:p>0,844485998153687</text:p>
          </table:table-cell>
          <table:table-cell office:value-type="float" office:value="0.843835353851318" calcext:value-type="float">
            <text:p>0,843835353851318</text:p>
          </table:table-cell>
          <table:table-cell office:value-type="float" office:value="0.84461522102356" calcext:value-type="float">
            <text:p>0,84461522102356</text:p>
          </table:table-cell>
          <table:table-cell office:value-type="float" office:value="0.843783140182495" calcext:value-type="float">
            <text:p>0,843783140182495</text:p>
          </table:table-cell>
          <table:table-cell office:value-type="float" office:value="0.844798088073731" calcext:value-type="float">
            <text:p>0,844798088073731</text:p>
          </table:table-cell>
          <table:table-cell office:value-type="float" office:value="0.844241619110107" calcext:value-type="float">
            <text:p>0,844241619110107</text:p>
          </table:table-cell>
          <table:table-cell office:value-type="float" office:value="0.844037055969238" calcext:value-type="float">
            <text:p>0,844037055969238</text:p>
          </table:table-cell>
          <table:table-cell office:value-type="float" office:value="0.844501256942749" calcext:value-type="float">
            <text:p>0,844501256942749</text:p>
          </table:table-cell>
          <table:table-cell office:value-type="float" office:value="0.843930721282959" calcext:value-type="float">
            <text:p>0,843930721282959</text:p>
          </table:table-cell>
          <table:table-cell office:value-type="float" office:value="0.844918012619019" calcext:value-type="float">
            <text:p>0,844918012619019</text:p>
          </table:table-cell>
          <table:table-cell office:value-type="float" office:value="0.844225168228149" calcext:value-type="float">
            <text:p>0,844225168228149</text:p>
          </table:table-cell>
          <table:table-cell office:value-type="float" office:value="0.844452619552612" calcext:value-type="float">
            <text:p>0,844452619552612</text:p>
          </table:table-cell>
          <table:table-cell office:value-type="float" office:value="0.843998193740845" calcext:value-type="float">
            <text:p>0,843998193740845</text:p>
          </table:table-cell>
          <table:table-cell office:value-type="float" office:value="0.843765258789063" calcext:value-type="float">
            <text:p>0,843765258789063</text:p>
          </table:table-cell>
          <table:table-cell office:value-type="float" office:value="0.844556093215942" calcext:value-type="float">
            <text:p>0,844556093215942</text:p>
          </table:table-cell>
          <table:table-cell office:value-type="float" office:value="0.844621896743774" calcext:value-type="float">
            <text:p>0,844621896743774</text:p>
          </table:table-cell>
          <table:table-cell office:value-type="float" office:value="0.845123052597046" calcext:value-type="float">
            <text:p>0,845123052597046</text:p>
          </table:table-cell>
          <table:table-cell office:value-type="float" office:value="0.84305214881897" calcext:value-type="float">
            <text:p>0,84305214881897</text:p>
          </table:table-cell>
          <table:table-cell office:value-type="float" office:value="0.845042228698731" calcext:value-type="float">
            <text:p>0,845042228698731</text:p>
          </table:table-cell>
          <table:table-cell office:value-type="float" office:value="0.859854221343994" calcext:value-type="float">
            <text:p>0,859854221343994</text:p>
          </table:table-cell>
          <table:table-cell office:value-type="float" office:value="0.844309568405151" calcext:value-type="float">
            <text:p>0,844309568405151</text:p>
          </table:table-cell>
          <table:table-cell office:value-type="float" office:value="0.844220638275147" calcext:value-type="float">
            <text:p>0,844220638275147</text:p>
          </table:table-cell>
          <table:table-cell office:value-type="float" office:value="0.84369683265686" calcext:value-type="float">
            <text:p>0,84369683265686</text:p>
          </table:table-cell>
          <table:table-cell office:value-type="float" office:value="0.84455156326294" calcext:value-type="float">
            <text:p>0,84455156326294</text:p>
          </table:table-cell>
          <table:table-cell office:value-type="float" office:value="0.859826564788818" calcext:value-type="float">
            <text:p>0,859826564788818</text:p>
          </table:table-cell>
          <table:table-cell office:value-type="float" office:value="0.844836473464966" calcext:value-type="float">
            <text:p>0,844836473464966</text:p>
          </table:table-cell>
          <table:table-cell office:value-type="float" office:value="0.844422817230225" calcext:value-type="float">
            <text:p>0,844422817230225</text:p>
          </table:table-cell>
          <table:table-cell office:value-type="float" office:value="0.84377646446228" calcext:value-type="float">
            <text:p>0,84377646446228</text:p>
          </table:table-cell>
          <table:table-cell office:value-type="float" office:value="0.844615459442139" calcext:value-type="float">
            <text:p>0,844615459442139</text:p>
          </table:table-cell>
          <table:table-cell office:value-type="float" office:value="0.844575881958008" calcext:value-type="float">
            <text:p>0,844575881958008</text:p>
          </table:table-cell>
          <table:table-cell office:value-type="float" office:value="0.844017505645752" calcext:value-type="float">
            <text:p>0,844017505645752</text:p>
          </table:table-cell>
          <table:table-cell office:value-type="float" office:value="0.844610691070557" calcext:value-type="float">
            <text:p>0,844610691070557</text:p>
          </table:table-cell>
        </table:table-row>
        <table:table-row table:style-name="ro1">
          <table:table-cell table:formula="of:=AVERAGE([.$A$6:.$BXX$6])" office:value-type="float" office:value="0.845729363334549" calcext:value-type="float">
            <text:p>0,845729363334549</text:p>
          </table:table-cell>
          <table:table-cell table:formula="of:=MIN([.$A$6:.$BXX$6])" office:value-type="float" office:value="0.830385208129883" calcext:value-type="float">
            <text:p>0,830385208129883</text:p>
          </table:table-cell>
          <table:table-cell table:formula="of:=MAX([.$A$6:.$BXX$6])" office:value-type="float" office:value="0.862381458282471" calcext:value-type="float">
            <text:p>0,862381458282471</text:p>
          </table:table-cell>
          <table:table-cell table:formula="of:=MEDIAN([.$A$6:.$BXX$6])" office:value-type="float" office:value="0.844329595565796" calcext:value-type="float">
            <text:p>0,844329595565796</text:p>
          </table:table-cell>
          <table:table-cell table:formula="of:=STDEV(([.$A$6:.$BXX$6]))" office:value-type="float" office:value="0.00507430373304998" calcext:value-type="float">
            <text:p>0,00507430373304998</text:p>
          </table:table-cell>
          <table:table-cell table:number-columns-repeated="1995"/>
        </table:table-row>
        <table:table-row table:style-name="ro1">
          <table:table-cell office:value-type="string" calcext:value-type="string">
            <text:p>średn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ks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STD</text:p>
          </table:table-cell>
          <table:table-cell table:number-columns-repeated="1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6:59:21.068481242</dc:date>
    <meta:editing-duration>PT7M16S</meta:editing-duration>
    <meta:editing-cycles>1</meta:editing-cycles>
    <meta:document-statistic meta:table-count="1" meta:cell-count="4013" meta:object-count="0"/>
    <meta:generator>LibreOffice/7.4.7.2$Linux_X86_64 LibreOffice_project/40$Build-2</meta:generator>
  </office:meta>
</office:document-meta>
</file>